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800000071829544B3.png" manifest:media-type="image/png"/>
  <manifest:file-entry manifest:full-path="Pictures/10000000000001D7000000D520287BC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Table1" style:family="table">
      <style:table-properties style:width="17.302cm" table:align="margins"/>
    </style:style>
    <style:style style:name="Table1.A" style:family="table-column">
      <style:table-column-properties style:column-width="4.325cm" style:rel-column-width="16383*"/>
    </style:style>
    <style:style style:name="Table1.D" style:family="table-column">
      <style:table-column-properties style:column-width="4.327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Таблица6" style:family="table">
      <style:table-properties style:width="17.302cm" table:align="margins"/>
    </style:style>
    <style:style style:name="Таблица6.A" style:family="table-column">
      <style:table-column-properties style:column-width="0.713cm" style:rel-column-width="2699*"/>
    </style:style>
    <style:style style:name="Таблица6.B" style:family="table-column">
      <style:table-column-properties style:column-width="1.88cm" style:rel-column-width="7122*"/>
    </style:style>
    <style:style style:name="Таблица6.C" style:family="table-column">
      <style:table-column-properties style:column-width="2.408cm" style:rel-column-width="9119*"/>
    </style:style>
    <style:style style:name="Таблица6.D" style:family="table-column">
      <style:table-column-properties style:column-width="12.301cm" style:rel-column-width="46595*"/>
    </style:style>
    <style:style style:name="Таблица6.A1" style:family="table-cell">
      <style:table-cell-properties fo:padding="0.097cm" fo:border-left="0.05pt solid #000000" fo:border-right="none" fo:border-top="0.05pt solid #000000" fo:border-bottom="0.05pt solid #000000"/>
    </style:style>
    <style:style style:name="Таблица6.D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D2" style:family="table-cell">
      <style:table-cell-properties fo:padding="0.097cm" fo:border-left="0.05pt solid #000000" fo:border-right="0.05pt solid #000000" fo:border-top="none" fo:border-bottom="0.05pt solid #000000"/>
    </style:style>
    <style:style style:name="Table2" style:family="table">
      <style:table-properties style:width="17.302cm" table:align="margins"/>
    </style:style>
    <style:style style:name="Table2.A" style:family="table-column">
      <style:table-column-properties style:column-width="0.713cm" style:rel-column-width="2699*"/>
    </style:style>
    <style:style style:name="Table2.B" style:family="table-column">
      <style:table-column-properties style:column-width="1.88cm" style:rel-column-width="7122*"/>
    </style:style>
    <style:style style:name="Table2.C" style:family="table-column">
      <style:table-column-properties style:column-width="2.408cm" style:rel-column-width="9119*"/>
    </style:style>
    <style:style style:name="Table2.D" style:family="table-column">
      <style:table-column-properties style:column-width="12.301cm" style:rel-column-width="46595*"/>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Table3" style:family="table">
      <style:table-properties style:width="17.302cm" table:align="margins"/>
    </style:style>
    <style:style style:name="Table3.A" style:family="table-column">
      <style:table-column-properties style:column-width="1.004cm" style:rel-column-width="569*"/>
    </style:style>
    <style:style style:name="Table3.B" style:family="table-column">
      <style:table-column-properties style:column-width="1.799cm" style:rel-column-width="1020*"/>
    </style:style>
    <style:style style:name="Table3.C" style:family="table-column">
      <style:table-column-properties style:column-width="3.388cm" style:rel-column-width="1921*"/>
    </style:style>
    <style:style style:name="Table3.D" style:family="table-column">
      <style:table-column-properties style:column-width="3.014cm" style:rel-column-width="1709*"/>
    </style:style>
    <style:style style:name="Table3.E" style:family="table-column">
      <style:table-column-properties style:column-width="2.699cm" style:rel-column-width="1530*"/>
    </style:style>
    <style:style style:name="Table3.F" style:family="table-column">
      <style:table-column-properties style:column-width="5.398cm" style:rel-column-width="3060*"/>
    </style:style>
    <style:style style:name="Table3.A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weight="normal" officeooo:paragraph-rsid="00038415" style:font-weight-asian="normal" style:font-weight-complex="normal"/>
    </style:style>
    <style:style style:name="P6" style:family="paragraph" style:parent-style-name="Table_20_Contents">
      <style:text-properties fo:font-weight="normal" officeooo:rsid="0009fbfc" officeooo:paragraph-rsid="0009fbfc" style:font-weight-asian="normal" style:font-weight-complex="normal"/>
    </style:style>
    <style:style style:name="P7" style:family="paragraph" style:parent-style-name="Table_20_Contents">
      <style:text-properties fo:font-style="normal" style:font-style-asian="normal" style:font-style-complex="normal"/>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text-properties fo:font-weight="bold" officeooo:paragraph-rsid="0009fbfc" style:font-weight-asian="bold" style:font-weight-complex="bold"/>
    </style:style>
    <style:style style:name="P10" style:family="paragraph" style:parent-style-name="Table_20_Contents">
      <style:text-properties officeooo:rsid="00038415" officeooo:paragraph-rsid="00038415"/>
    </style:style>
    <style:style style:name="P11" style:family="paragraph" style:parent-style-name="Table_20_Contents">
      <style:text-properties fo:language="ru" fo:country="RU" officeooo:paragraph-rsid="0003ced1"/>
    </style:style>
    <style:style style:name="P12" style:family="paragraph" style:parent-style-name="Table_20_Contents">
      <style:text-properties fo:language="ru" fo:country="RU" fo:font-weight="bold" officeooo:rsid="0003ced1" officeooo:paragraph-rsid="0003ced1" style:font-weight-asian="bold" style:font-weight-complex="bold"/>
    </style:style>
    <style:style style:name="P13" style:family="paragraph" style:parent-style-name="Table_20_Contents">
      <style:text-properties fo:language="ru" fo:country="RU" fo:font-weight="bold" officeooo:rsid="0003ced1" officeooo:paragraph-rsid="0009fbfc" style:font-weight-asian="bold" style:font-weight-complex="bold"/>
    </style:style>
    <style:style style:name="P14" style:family="paragraph" style:parent-style-name="Table_20_Contents">
      <style:text-properties fo:language="ru" fo:country="RU" fo:font-weight="bold" officeooo:rsid="00038415" officeooo:paragraph-rsid="00038415" style:font-weight-asian="bold" style:font-weight-complex="bold"/>
    </style:style>
    <style:style style:name="P15" style:family="paragraph" style:parent-style-name="Table_20_Contents">
      <style:text-properties fo:language="ru" fo:country="RU" fo:font-weight="bold" officeooo:rsid="00038415" officeooo:paragraph-rsid="0009fbfc" style:font-weight-asian="bold" style:font-weight-complex="bold"/>
    </style:style>
    <style:style style:name="P16" style:family="paragraph" style:parent-style-name="Table_20_Contents">
      <style:text-properties fo:language="ru" fo:country="RU" officeooo:paragraph-rsid="0009fbfc"/>
    </style:style>
    <style:style style:name="P17" style:family="paragraph" style:parent-style-name="Table_20_Contents">
      <style:text-properties fo:language="ru" fo:country="RU" officeooo:rsid="0009fbfc" officeooo:paragraph-rsid="0009fbfc"/>
    </style:style>
    <style:style style:name="P18" style:family="paragraph" style:parent-style-name="Table_20_Contents">
      <style:text-properties officeooo:paragraph-rsid="00038415"/>
    </style:style>
    <style:style style:name="P19" style:family="paragraph" style:parent-style-name="Table_20_Contents">
      <style:text-properties officeooo:paragraph-rsid="0003ced1"/>
    </style:style>
    <style:style style:name="P20" style:family="paragraph" style:parent-style-name="Table_20_Contents">
      <style:text-properties officeooo:paragraph-rsid="0009fbfc"/>
    </style:style>
    <style:style style:name="P21" style:family="paragraph" style:parent-style-name="Table_20_Contents">
      <style:text-properties officeooo:rsid="0003ced1"/>
    </style:style>
    <style:style style:name="P22" style:family="paragraph" style:parent-style-name="Table_20_Contents">
      <style:text-properties officeooo:rsid="0003ced1" officeooo:paragraph-rsid="0009fbfc"/>
    </style:style>
    <style:style style:name="P23" style:family="paragraph" style:parent-style-name="Table_20_Contents">
      <style:text-properties officeooo:rsid="0009fbfc" officeooo:paragraph-rsid="0009fbfc"/>
    </style:style>
    <style:style style:name="P24" style:family="paragraph" style:parent-style-name="Table_20_Contents">
      <style:text-properties officeooo:rsid="0010cc2e" officeooo:paragraph-rsid="0010cc2e"/>
    </style:style>
    <style:style style:name="P25" style:family="paragraph" style:parent-style-name="Table_20_Contents">
      <style:text-properties officeooo:rsid="00114eec" officeooo:paragraph-rsid="00114eec"/>
    </style:style>
    <style:style style:name="P26" style:family="paragraph" style:parent-style-name="Table_20_Contents">
      <style:text-properties officeooo:rsid="0012b557" officeooo:paragraph-rsid="0012b557"/>
    </style:style>
    <style:style style:name="P27" style:family="paragraph" style:parent-style-name="Standard">
      <style:text-properties fo:font-size="6pt" fo:language="ru" fo:country="RU" style:font-size-asian="5.25pt" style:font-size-complex="6pt"/>
    </style:style>
    <style:style style:name="P28" style:family="paragraph" style:parent-style-name="Standard">
      <style:text-properties fo:language="ru" fo:country="RU"/>
    </style:style>
    <style:style style:name="P29" style:family="paragraph" style:parent-style-name="Standard">
      <style:text-properties fo:language="ru" fo:country="RU" officeooo:paragraph-rsid="000c2b3a"/>
    </style:style>
    <style:style style:name="P30" style:family="paragraph" style:parent-style-name="Standard">
      <style:text-properties fo:font-weight="bold" style:font-weight-asian="bold" style:font-weight-complex="bold"/>
    </style:style>
    <style:style style:name="P31" style:family="paragraph" style:parent-style-name="Text_20_body">
      <style:text-properties fo:language="ru" fo:country="RU"/>
    </style:style>
    <style:style style:name="P32" style:family="paragraph" style:parent-style-name="Text_20_body">
      <style:text-properties fo:language="ru" fo:country="RU" fo:font-weight="bold" style:font-weight-asian="bold" style:font-weight-complex="bold"/>
    </style:style>
    <style:style style:name="P33" style:family="paragraph" style:parent-style-name="Text_20_body">
      <style:text-properties fo:language="ru" fo:country="RU" fo:font-weight="normal" style:font-weight-asian="normal" style:font-weight-complex="normal"/>
    </style:style>
    <style:style style:name="P34" style:family="paragraph" style:parent-style-name="Text_20_body">
      <style:text-properties fo:language="ru" fo:country="RU" style:text-underline-style="none"/>
    </style:style>
    <style:style style:name="P35" style:family="paragraph" style:parent-style-name="Text_20_body">
      <style:text-properties fo:language="ru" fo:country="RU" fo:font-style="italic" style:font-style-asian="italic" style:font-style-complex="italic"/>
    </style:style>
    <style:style style:name="P36" style:family="paragraph" style:parent-style-name="Text_20_body">
      <style:text-properties fo:language="ru" fo:country="RU" officeooo:paragraph-rsid="00038415"/>
    </style:style>
    <style:style style:name="P37" style:family="paragraph" style:parent-style-name="Text_20_body">
      <style:text-properties fo:language="ru" fo:country="RU" officeooo:rsid="0009fbfc" officeooo:paragraph-rsid="0009fbfc"/>
    </style:style>
    <style:style style:name="P38" style:family="paragraph" style:parent-style-name="Text_20_body">
      <style:text-properties fo:language="ru" fo:country="RU" officeooo:paragraph-rsid="0009fbfc"/>
    </style:style>
    <style:style style:name="P39" style:family="paragraph" style:parent-style-name="Text_20_body">
      <style:text-properties fo:language="ru" fo:country="RU" officeooo:paragraph-rsid="000e06cd"/>
    </style:style>
    <style:style style:name="P40"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41" style:family="paragraph" style:parent-style-name="Text_20_body">
      <style:paragraph-properties fo:margin-top="0.199cm" fo:margin-bottom="0.21cm" style:contextual-spacing="false"/>
      <style:text-properties fo:language="ru" fo:country="RU"/>
    </style:style>
    <style:style style:name="P42" style:family="paragraph" style:parent-style-name="Text_20_body">
      <style:paragraph-properties fo:margin-top="0.101cm" fo:margin-bottom="0.101cm" style:contextual-spacing="false"/>
      <style:text-properties fo:color="#000080" style:font-name="DejaVu Sans Mono" fo:language="ru" fo:country="RU" fo:font-weight="normal" style:font-weight-asian="normal" style:font-weight-complex="normal"/>
    </style:style>
    <style:style style:name="P43" style:family="paragraph" style:parent-style-name="Drawing">
      <style:paragraph-properties fo:text-align="center" style:justify-single-word="false"/>
    </style:style>
    <style:style style:name="P44" style:family="paragraph" style:parent-style-name="Standard">
      <style:paragraph-properties fo:margin-top="0.199cm" fo:margin-bottom="0cm" style:contextual-spacing="false"/>
    </style:style>
    <style:style style:name="P45" style:family="paragraph" style:parent-style-name="Standard">
      <style:paragraph-properties fo:margin-top="0.199cm" fo:margin-bottom="0cm" style:contextual-spacing="false"/>
      <style:text-properties fo:language="ru" fo:country="RU"/>
    </style:style>
    <style:style style:name="P46" style:family="paragraph" style:parent-style-name="Standard">
      <style:paragraph-properties fo:margin-top="0cm" fo:margin-bottom="0.199cm" style:contextual-spacing="false"/>
    </style:style>
    <style:style style:name="P47"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48" style:family="paragraph" style:parent-style-name="Text_20_body">
      <style:paragraph-properties fo:margin-top="0cm" fo:margin-bottom="0.15cm" style:contextual-spacing="false"/>
      <style:text-properties fo:language="ru" fo:country="RU"/>
    </style:style>
    <style:style style:name="P49" style:family="paragraph" style:parent-style-name="Text_20_body">
      <style:paragraph-properties fo:margin-top="0cm" fo:margin-bottom="0.15cm" style:contextual-spacing="false"/>
      <style:text-properties fo:language="ru" fo:country="RU" fo:font-weight="bold" style:font-weight-asian="bold" style:font-weight-complex="bold"/>
    </style:style>
    <style:style style:name="P50" style:family="paragraph" style:parent-style-name="Text_20_body">
      <style:paragraph-properties fo:margin-top="0cm" fo:margin-bottom="0.15cm" style:contextual-spacing="false"/>
      <style:text-properties fo:language="ru" fo:country="RU" fo:font-weight="normal" style:font-weight-asian="normal" style:font-weight-complex="normal"/>
    </style:style>
    <style:style style:name="P51" style:family="paragraph" style:parent-style-name="Table_20_Contents">
      <style:paragraph-properties fo:margin-top="0cm" fo:margin-bottom="0.15cm" style:contextual-spacing="false"/>
    </style:style>
    <style:style style:name="P52" style:family="paragraph" style:parent-style-name="Table_20_Contents">
      <style:paragraph-properties fo:margin-top="0cm" fo:margin-bottom="0.15cm" style:contextual-spacing="false"/>
      <style:text-properties fo:language="ru" fo:country="RU"/>
    </style:style>
    <style:style style:name="P53" style:family="paragraph" style:parent-style-name="Table_20_Contents">
      <style:paragraph-properties fo:margin-top="0cm" fo:margin-bottom="0.15cm" style:contextual-spacing="false"/>
      <style:text-properties fo:language="ru" fo:country="RU" fo:font-weight="bold" style:font-weight-asian="bold" style:font-weight-complex="bold"/>
    </style:style>
    <style:style style:name="P54" style:family="paragraph" style:parent-style-name="Table_20_Contents">
      <style:paragraph-properties fo:margin-top="0cm" fo:margin-bottom="0.15cm" style:contextual-spacing="false"/>
      <style:text-properties fo:font-weight="bold" style:font-weight-asian="bold" style:font-weight-complex="bold"/>
    </style:style>
    <style:style style:name="P55" style:family="paragraph" style:parent-style-name="Table_20_Contents">
      <style:paragraph-properties fo:margin-top="0cm" fo:margin-bottom="0.15cm" style:contextual-spacing="false"/>
      <style:text-properties fo:font-size="13pt" fo:font-weight="bold" style:font-size-asian="13pt" style:font-weight-asian="bold" style:font-size-complex="13pt" style:font-weight-complex="bold"/>
    </style:style>
    <style:style style:name="P56" style:family="paragraph" style:parent-style-name="Table_20_Contents">
      <style:paragraph-properties fo:margin-top="0cm" fo:margin-bottom="0.15cm" style:contextual-spacing="false" fo:background-color="#cccccc">
        <style:background-image/>
      </style:paragraph-properties>
      <style:text-properties fo:language="ru" fo:country="RU"/>
    </style:style>
    <style:style style:name="P57" style:family="paragraph" style:parent-style-name="Preformatted_20_Text" style:master-page-name="">
      <style:paragraph-properties fo:keep-together="auto" fo:orphans="0" fo:widows="0" style:register-true="false" style:page-number="auto" fo:background-color="#e6e6ff" fo:keep-with-next="auto">
        <style:tab-stops/>
        <style:background-image/>
      </style:paragraph-properties>
      <style:text-properties fo:font-variant="normal" fo:text-transform="none" fo:color="#333333" style:font-name="Consolas" fo:font-size="11.25pt" fo:letter-spacing="normal" fo:language="ru" fo:country="RU" fo:font-style="normal" fo:font-weight="normal"/>
    </style:style>
    <style:style style:name="P58" style:family="paragraph" style:parent-style-name="Preformatted_20_Text">
      <style:paragraph-properties fo:margin-top="0cm" fo:margin-bottom="0cm" style:contextual-spacing="false" fo:keep-together="auto" fo:orphans="0" fo:widows="0" style:register-true="false" fo:background-color="#e6e6ff" fo:keep-with-next="auto">
        <style:tab-stops/>
        <style:background-image/>
      </style:paragraph-properties>
      <style:text-properties fo:font-variant="normal" fo:text-transform="none" fo:color="#333333" style:font-name="Consolas" fo:font-size="11.25pt" fo:letter-spacing="normal" fo:font-style="normal" fo:font-weight="normal"/>
    </style:style>
    <style:style style:name="P59" style:family="paragraph" style:parent-style-name="Drawing">
      <style:paragraph-properties fo:margin-top="0cm" fo:margin-bottom="0cm" style:contextual-spacing="false" fo:text-align="center" style:justify-single-word="false"/>
    </style:style>
    <style:style style:name="P60" style:family="paragraph" style:parent-style-name="Drawing">
      <style:paragraph-properties fo:margin-top="0cm" fo:margin-bottom="0cm" style:contextual-spacing="false" fo:text-align="center" style:justify-single-word="false"/>
      <style:text-properties fo:font-style="italic" style:font-style-asian="italic" style:font-style-complex="italic"/>
    </style:style>
    <style:style style:name="P61" style:family="paragraph" style:parent-style-name="Text_20_body">
      <style:paragraph-properties fo:margin-top="0cm" fo:margin-bottom="0cm" style:contextual-spacing="false" fo:text-align="center" style:justify-single-word="false"/>
      <style:text-properties style:font-name="Liberation Serif" fo:font-size="6pt" fo:language="ru" fo:country="RU" fo:font-weight="normal" officeooo:paragraph-rsid="00010acc" style:font-size-asian="5.25pt" style:language-asian="zxx" style:country-asian="none" style:font-weight-asian="normal" style:font-size-complex="6pt" style:language-complex="zxx" style:country-complex="none" style:font-weight-complex="normal"/>
    </style:style>
    <style:style style:name="P62" style:family="paragraph" style:parent-style-name="Drawing">
      <style:paragraph-properties fo:margin-top="0.6cm" fo:margin-bottom="0.21cm" style:contextual-spacing="false" fo:text-align="center" style:justify-single-word="false"/>
    </style:style>
    <style:style style:name="P63" style:family="paragraph" style:parent-style-name="Drawing">
      <style:paragraph-properties fo:margin-top="0.6cm" fo:margin-bottom="0.101cm" style:contextual-spacing="false" fo:text-align="center" style:justify-single-word="false"/>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Text_20_body">
      <style:paragraph-properties fo:margin-top="0cm" fo:margin-bottom="0.3cm" style:contextual-spacing="false" fo:text-align="center" style:justify-single-word="false"/>
      <style:text-properties style:font-name="Liberation Serif" fo:font-size="13pt" fo:language="ru" fo:country="RU" fo:font-weight="normal" officeooo:paragraph-rsid="00010acc" style:font-size-asian="13pt" style:language-asian="zxx" style:country-asian="none" style:font-weight-asian="normal" style:font-size-complex="13pt" style:language-complex="zxx" style:country-complex="none" style:font-weight-complex="normal"/>
    </style:style>
    <style:style style:name="P66" style:family="paragraph" style:parent-style-name="Text_20_body">
      <style:paragraph-properties fo:margin-top="0cm" fo:margin-bottom="0.499cm" style:contextual-spacing="false" fo:text-align="center" style:justify-single-word="false"/>
      <style:text-properties style:font-name="Liberation Serif" fo:font-size="13pt" fo:language="ru" fo:country="RU" fo:font-weight="bold" officeooo:paragraph-rsid="00010acc" style:font-size-asian="13pt" style:language-asian="zxx" style:country-asian="none" style:font-weight-asian="bold" style:font-size-complex="13pt" style:language-complex="zxx" style:country-complex="none" style:font-weight-complex="bold"/>
    </style:style>
    <style:style style:name="P67" style:family="paragraph" style:parent-style-name="Standard" style:list-style-name="L273"/>
    <style:style style:name="P68" style:family="paragraph" style:parent-style-name="Standard" style:list-style-name="L270">
      <style:paragraph-properties fo:margin-left="0cm" fo:margin-right="0cm" fo:text-indent="0cm" style:auto-text-indent="false">
        <style:tab-stops>
          <style:tab-stop style:position="-0.529cm"/>
        </style:tab-stops>
      </style:paragraph-properties>
    </style:style>
    <style:style style:name="P69" style:family="paragraph" style:parent-style-name="Table_20_Contents">
      <style:text-properties officeooo:rsid="00114eec" officeooo:paragraph-rsid="00130015"/>
    </style:style>
    <style:style style:name="P70" style:family="paragraph" style:parent-style-name="Table_20_Contents">
      <style:text-properties officeooo:rsid="00130015" officeooo:paragraph-rsid="00130015"/>
    </style:style>
    <style:style style:name="P71" style:family="paragraph" style:parent-style-name="Heading_20_1">
      <style:text-properties fo:language="ru" fo:country="RU"/>
    </style:style>
    <style:style style:name="P72" style:family="paragraph" style:parent-style-name="Heading_20_1">
      <style:paragraph-properties fo:break-before="page"/>
      <style:text-properties fo:language="ru" fo:country="RU"/>
    </style:style>
    <style:style style:name="P73" style:family="paragraph" style:parent-style-name="Text_20_body" style:master-page-name="First_20_Page">
      <style:paragraph-properties fo:text-align="center" style:justify-single-word="false" style:page-number="auto"/>
      <style:text-properties fo:font-size="15pt" fo:language="zxx" fo:country="none" fo:font-weight="bold" style:font-size-asian="15pt" style:language-asian="zxx" style:country-asian="none" style:font-weight-asian="bold" style:font-size-complex="15pt" style:language-complex="zxx" style:country-complex="none" style:font-weight-complex="bold"/>
    </style:style>
    <style:style style:name="P74" style:family="paragraph" style:parent-style-name="Text_20_body" style:list-style-name="L269">
      <style:text-properties fo:language="ru" fo:country="RU"/>
    </style:style>
    <style:style style:name="P75" style:family="paragraph" style:parent-style-name="Text_20_body" style:list-style-name="L271">
      <style:text-properties fo:language="ru" fo:country="RU"/>
    </style:style>
    <style:style style:name="P76" style:family="paragraph" style:parent-style-name="Text_20_body" style:list-style-name="L274">
      <style:text-properties fo:language="ru" fo:country="RU"/>
    </style:style>
    <style:style style:name="P77" style:family="paragraph" style:parent-style-name="Text_20_body" style:list-style-name="L275">
      <style:text-properties fo:language="ru" fo:country="RU"/>
    </style:style>
    <style:style style:name="P78" style:family="paragraph" style:parent-style-name="Text_20_body" style:list-style-name="L272"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79" style:family="paragraph" style:parent-style-name="Text_20_body" style:list-style-name="L272">
      <style:paragraph-properties fo:margin-left="0cm" fo:margin-right="0cm" fo:text-indent="0cm" style:auto-text-indent="false">
        <style:tab-stops/>
      </style:paragraph-properties>
      <style:text-properties fo:language="ru" fo:country="RU"/>
    </style:style>
    <style:style style:name="P80" style:family="paragraph" style:parent-style-name="Text_20_body" style:list-style-name="L272">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81" style:family="paragraph" style:parent-style-name="Text_20_body" style:list-style-name="L272">
      <style:paragraph-properties fo:margin-left="-0.026cm" fo:margin-right="0cm" fo:text-indent="0.053cm" style:auto-text-indent="false">
        <style:tab-stops/>
      </style:paragraph-properties>
      <style:text-properties fo:language="ru" fo:country="RU"/>
    </style:style>
    <style:style style:name="P82" style:family="paragraph">
      <style:paragraph-properties fo:margin-left="0cm" fo:margin-right="0cm" fo:margin-top="0cm" fo:margin-bottom="0cm" fo:line-height="100%" fo:text-align="center" fo:text-indent="0cm">
        <style:tab-stops/>
      </style:paragraph-properties>
    </style:style>
    <style:style style:name="P83"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84"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5" style:family="paragraph">
      <style:paragraph-properties fo:margin-left="0cm" fo:margin-right="0cm" fo:margin-top="0cm" fo:margin-bottom="0cm" fo:line-height="100%" fo:text-indent="0cm">
        <style:tab-stops/>
      </style:paragraph-properties>
    </style:style>
    <style:style style:name="P86"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P87"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8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P89"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90"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91"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92" style:family="paragraph">
      <style:paragraph-properties fo:margin-left="0cm" fo:margin-right="0cm" fo:margin-top="0cm" fo:margin-bottom="0cm" fo:line-height="100%" fo:text-align="start" fo:text-indent="0cm">
        <style:tab-stops/>
      </style:paragraph-properties>
    </style:style>
    <style:style style:name="P93" style:family="paragraph">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94"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P95"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6"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7" style:family="paragraph">
      <style:paragraph-properties fo:margin-left="0cm" fo:margin-right="0cm" fo:margin-top="0cm" fo:margin-bottom="0cm" fo:line-height="100%" fo:text-indent="0cm">
        <style:tab-stops/>
      </style:paragraph-properties>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8" style:family="paragraph">
      <style:paragraph-properties fo:margin-left="0cm" fo:margin-right="0cm" fo:margin-top="0cm" fo:margin-bottom="0cm" fo:line-height="100%" fo:text-indent="0cm">
        <style:tab-stops/>
      </style:paragraph-properties>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9" style:family="paragraph">
      <style:paragraph-properties fo:margin-left="0cm" fo:margin-right="0cm" fo:margin-top="0cm" fo:margin-bottom="0cm" fo:line-height="100%" fo:text-indent="0cm">
        <style:tab-stops/>
      </style:paragraph-properties>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0" style:family="paragraph">
      <style:paragraph-properties fo:margin-left="0cm" fo:margin-right="0cm" fo:margin-top="0cm" fo:margin-bottom="0cm" fo:line-height="100%" fo:text-indent="0cm">
        <style:tab-stops/>
      </style:paragraph-properties>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1" style:family="paragraph">
      <style:paragraph-properties fo:margin-left="0cm" fo:margin-right="0cm" fo:margin-top="0cm" fo:margin-bottom="0cm" fo:line-height="100%" fo:text-indent="0cm">
        <style:tab-stops/>
      </style:paragraph-properties>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2"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6pt" fo:font-style="normal" fo:text-shadow="none" style:text-underline-style="none" fo:font-weight="normal" style:letter-kerning="true" style:font-name-asian="WenQuanYi Micro Hei"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P103"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104"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P105"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P106"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1" style:family="text">
      <style:text-properties officeooo:rsid="000f116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language="ru" fo:country="RU"/>
    </style:style>
    <style:style style:name="T8" style:family="text">
      <style:text-properties fo:language="ru" fo:country="RU" fo:font-weight="bold" style:font-weight-asian="bold" style:font-weight-complex="bold"/>
    </style:style>
    <style:style style:name="T9" style:family="text">
      <style:text-properties fo:language="ru" fo:country="RU" fo:font-weight="normal" style:font-weight-asian="normal" style:font-weight-complex="normal"/>
    </style:style>
    <style:style style:name="T10" style:family="text">
      <style:text-properties fo:language="ru" fo:country="RU" officeooo:rsid="0003ced1"/>
    </style:style>
    <style:style style:name="T11" style:family="text">
      <style:text-properties style:text-underline-style="none"/>
    </style:style>
    <style:style style:name="T12" style:family="text">
      <style:text-properties style:font-name="Liberation Serif1" fo:language="ru" fo:country="RU"/>
    </style:style>
    <style:style style:name="T13" style:family="text">
      <style:text-properties officeooo:rsid="00038415"/>
    </style:style>
    <style:style style:name="T14" style:family="text">
      <style:text-properties officeooo:rsid="0003ced1"/>
    </style:style>
    <style:style style:name="T15" style:family="text">
      <style:text-properties officeooo:rsid="0005a08d"/>
    </style:style>
    <style:style style:name="T16" style:family="text">
      <style:text-properties officeooo:rsid="000767a8"/>
    </style:style>
    <style:style style:name="T17" style:family="text">
      <style:text-properties officeooo:rsid="0009fbfc"/>
    </style:style>
    <style:style style:name="T18" style:family="text">
      <style:text-properties officeooo:rsid="000c2b3a"/>
    </style:style>
    <style:style style:name="T19" style:family="text">
      <style:text-properties officeooo:rsid="000e06cd"/>
    </style:style>
    <style:style style:name="T20" style:family="text">
      <style:text-properties officeooo:rsid="0012b557"/>
    </style:style>
    <style:style style:name="T21" style:family="text">
      <style:text-properties officeooo:rsid="00130015"/>
    </style:style>
    <style:style style:name="T22"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text-line-through-type="none" style:font-name="FreeSerif" fo:font-size="18pt" fo:font-style="normal" fo:text-shadow="none" style:text-underline-style="none" fo:font-weight="normal" style:letter-kerning="true" style:font-name-asian="FreeSerif" style:font-size-asian="18pt" style:font-style-asian="normal" style:font-weight-asian="normal" style:font-name-complex="FreeSerif" style:font-size-complex="18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text-line-through-typ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text-line-through-typ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style:text-line-through-typ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T31" style:family="text">
      <style:text-properties fo:color="#0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2" style:family="text">
      <style:text-properties fo:color="#80008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3" style:family="text">
      <style:text-properties fo:color="#008000"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4" style:family="text">
      <style:text-properties fo:color="#ff95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5" style:family="text">
      <style:text-properties fo:color="#c5000b"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6" style:family="text">
      <style:text-properties fo:color="#ff420e" style:text-outline="false" style:text-line-through-style="none" style:text-line-through-typ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text-line-through-type="none" style:font-name="FreeSerif" fo:font-size="16pt" fo:font-style="normal" fo:text-shadow="none" style:text-underline-style="none" fo:font-weight="normal" style:letter-kerning="true" style:font-name-asian="FreeSerif" style:font-size-asian="16pt" style:font-style-asian="normal" style:font-weight-asian="normal" style:font-name-complex="FreeSerif" style:font-size-complex="16pt" style:font-style-complex="normal"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text-line-through-typ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draw:shadow-opacity="100%">
        <style:background-image/>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padding="0cm" fo:border="none" style:shadow="none" draw:shadow-opacity="100%"/>
    </style:style>
    <style:style style:name="fr5"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 style:rel-width="4819*" fo:start-indent="0cm" fo:end-indent="0.388cm"/>
          <style:column style:rel-width="4990*" fo:start-indent="0.388cm" fo:end-indent="0cm"/>
        </style:columns>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0">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2">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3" style:family="graphic">
      <style:graphic-properties draw:stroke="solid" draw:stroke-dash="Dashed_20__28_var_29__20_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solid" draw:stroke-dash="Dashed_20__28_var_29__20_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5" style:family="graphic">
      <style:graphic-properties draw:stroke="solid" draw:stroke-dash="Dashed_20__28_var_29__20_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6" style:family="graphic">
      <style:graphic-properties draw:stroke="solid" draw:stroke-dash="Dashed_20__28_var_29__20_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7" style:family="graphic">
      <style:graphic-properties draw:stroke="solid" draw:stroke-dash="Dashed_20__28_var_29__20_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8" style:family="graphic">
      <style:graphic-properties draw:stroke="solid" draw:stroke-dash="Dashed_20__28_var_29__20_7"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9" style:family="graphic">
      <style:graphic-properties draw:stroke="solid" draw:stroke-dash="Dashed_20__28_var_29__20_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ed_20__28_var_29__20_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1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1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ed_20__28_var_29__20_15"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 style:family="graphic">
      <style:graphic-properties draw:stroke="solid" draw:stroke-dash="Dashed_20__28_var_29__20_1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 style:family="graphic">
      <style:graphic-properties draw:stroke="solid" draw:stroke-dash="Dashed_20__28_var_29__20_1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177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28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Ultrafine_20_2_20_Dots_20_3_20_Dashes"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20"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71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2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69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22" svg:stroke-width="0cm" svg:stroke-color="#000000" draw:marker-start="" draw:marker-start-width="0.199cm" draw:marker-start-center="false" draw:marker-end="" draw:marker-end-width="0.199cm" draw:marker-end-center="false" draw:fill="solid" draw:fill-color="#ffff99" draw:fill-image-width="0cm" draw:fill-image-height="0cm" draw:textarea-horizontal-align="left" draw:auto-grow-height="true" draw:auto-grow-width="true" fo:min-height="0.363cm" fo:min-width="8.008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2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7" style:family="graphic">
      <style:graphic-properties draw:stroke="solid" draw:stroke-dash="Dashed_20__28_var_29__20_2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ashed_20__28_var_29__20_12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ed_20__28_var_29__20_129"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130"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131"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132"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ed_20__28_var_29__20_133"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ed_20__28_var_29__20_134"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ed_20__28_var_29__20_135"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ed_20__28_var_29__20_13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ed_20__28_var_29__20_137"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ed_20__28_var_29__20_13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ed_20__28_var_29__20_139"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ed_20__28_var_29__20_140"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ed_20__28_var_29__20_141"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draw:stroke-dash="Dashed_20__28_var_29__20_142"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ed_20__28_var_29__20_143"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ed_20__28_var_29__20_144"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ed_20__28_var_29__20_145"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ed_20__28_var_29__20_14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draw:stroke-dash="Dashed_20__28_var_29__20_14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draw:stroke-dash="Dashed_20__28_var_29__20_14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ed_20__28_var_29__20_14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ed_20__28_var_29__20_15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ed_20__28_var_29__20_15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ed_20__28_var_29__20_15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ed_20__28_var_29__20_15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ed_20__28_var_29__20_15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draw:stroke-dash="Dashed_20__28_var_29__20_15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ed_20__28_var_29__20_15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draw:stroke-dash="Dashed_20__28_var_29__20_15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ed_20__28_var_29__20_15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draw:stroke-dash="Dashed_20__28_var_29__20_15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ed_20__28_var_29__20_160"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ed_20__28_var_29__20_16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ed_20__28_var_29__20_16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ed_20__28_var_29__20_16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draw:stroke-dash="Dashed_20__28_var_29__20_16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ed_20__28_var_29__20_16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draw:stroke-dash="Dashed_20__28_var_29__20_16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ed_20__28_var_29__20_16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draw:stroke-dash="Dashed_20__28_var_29__20_16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ed_20__28_var_29__20_16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draw:stroke-dash="Dashed_20__28_var_29__20_17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ed_20__28_var_29__20_17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draw:stroke-dash="Dashed_20__28_var_29__20_17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ed_20__28_var_29__20_17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ed_20__28_var_29__20_17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draw:stroke-dash="Dashed_20__28_var_29__20_17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ed_20__28_var_29__20_17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draw:stroke-dash="Dashed_20__28_var_29__20_177"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ed_20__28_var_29__20_17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ed_20__28_var_29__20_17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draw:stroke-dash="Dashed_20__28_var_29__20_18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draw:stroke-dash="Dashed_20__28_var_29__20_18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ed_20__28_var_29__20_23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dash" draw:stroke-dash="Dashed_20__28_var_29_" svg:stroke-width="0cm" svg:stroke-color="#808080" draw:marker-start="" draw:marker-start-width="0.199cm" draw:marker-start-center="false" draw:marker-end="" draw:marker-end-width="0.199cm" draw:marker-end-center="false" draw:fill="none" draw:fill-color="#cfe7f5" draw:fill-image-width="0cm" draw:fill-image-height="0cm" draw:textarea-horizontal-align="righ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ed_20__28_var_29__20_23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draw:stroke-dash="Dashed_20__28_var_29__20_237" svg:stroke-width="0cm" svg:stroke-color="#000000" draw:marker-start="" draw:marker-start-width="0.199cm" draw:marker-start-center="false" draw:marker-end=""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ed_20__28_var_29__20_23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draw:stroke-dash="Dashed_20__28_var_29__20_23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ed_20__28_var_29__20_24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ed_20__28_var_29__20_24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draw:stroke-dash="Dashed_20__28_var_29__20_24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ed_20__28_var_29__20_24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draw:stroke-dash="Dashed_20__28_var_29__20_24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ed_20__28_var_29__20_24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ed_20__28_var_29__20_24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draw:stroke-dash="Dashed_20__28_var_29__20_24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draw:stroke-dash="Dashed_20__28_var_29__20_24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draw:stroke-dash="Dashed_20__28_var_29__20_24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draw:stroke-dash="Dashed_20__28_var_29__20_25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solid" draw:stroke-dash="Dashed_20__28_var_29__20_251"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draw:stroke-dash="Dashed_20__28_var_29__20_25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draw:stroke-dash="Dashed_20__28_var_29__20_25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draw:stroke-dash="Dashed_20__28_var_29__20_25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draw:stroke-dash="Dashed_20__28_var_29__20_25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draw:stroke-dash="Dashed_20__28_var_29__20_256"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draw:stroke-dash="Dashed_20__28_var_29__20_25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draw:stroke-dash="Dashed_20__28_var_29__20_258" svg:stroke-width="0cm" svg:stroke-color="#000000" draw:marker-start="" draw:marker-start-width="0.199cm" draw:marker-start-center="false" draw:marker-end=""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draw:stroke-dash="Dashed_20__28_var_29__20_25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draw:stroke-dash="Dashed_20__28_var_29__20_26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solid" draw:stroke-dash="Dashed_20__28_var_29__20_26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draw:stroke-dash="Dashed_20__28_var_29__20_262" svg:stroke-width="0cm" svg:stroke-color="#000000" draw:marker-start="" draw:marker-start-width="0.199cm" draw:marker-start-center="false" draw:marker-end=""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solid" draw:stroke-dash="Dashed_20__28_var_29__20_26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draw:stroke-dash="Dashed_20__28_var_29__20_264"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draw:stroke-dash="Dashed_20__28_var_29__20_26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draw:stroke-dash="Dashed_20__28_var_29__20_26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draw:stroke-dash="Dashed_20__28_var_29__20_26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draw:stroke-dash="Dashed_20__28_var_29__20_268"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draw:stroke-dash="Dashed_20__28_var_29__20_269"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draw:stroke-dash="Dashed_20__28_var_29__20_27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solid" draw:stroke-dash="Dashed_20__28_var_29__20_27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draw:stroke-dash="Dashed_20__28_var_29__20_27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draw:stroke-dash="Dashed_20__28_var_29__20_27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draw:stroke-dash="Dashed_20__28_var_29__20_27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solid" draw:stroke-dash="Dashed_20__28_var_29__20_27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draw:stroke-dash="Dashed_20__28_var_29__20_276"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solid" draw:stroke-dash="Dashed_20__28_var_29__20_27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draw:stroke-dash="Dashed_20__28_var_29__20_27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dash" draw:stroke-dash="Dashed_20__28_var_29_" svg:stroke-width="0cm" svg:stroke-color="#808080" draw:marker-start="" draw:marker-start-width="0.199cm" draw:marker-start-center="false" draw:marker-end="" draw:marker-end-width="0.199cm" draw:marker-end-center="false" draw:fill="none"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dash" draw:stroke-dash="Dashed_20__28_var_29_" svg:stroke-width="0cm" svg:stroke-color="#808080" draw:marker-start="" draw:marker-start-width="0.199cm" draw:marker-start-center="false" draw:marker-end="" draw:marker-end-width="0.199cm" draw:marker-end-center="false" draw:fill="none"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dash" draw:stroke-dash="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solid" draw:stroke-dash="Dashed_20__28_var_29__20_27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draw:stroke-dash="Dashed_20__28_var_29__20_28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draw:stroke-dash="Dashed_20__28_var_29__20_28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draw:stroke-dash="Dashed_20__28_var_29__20_28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solid" draw:stroke-dash="Dashed_20__28_var_29__20_28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draw:stroke-dash="Dashed_20__28_var_29__20_28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solid" draw:stroke-dash="Dashed_20__28_var_29__20_28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draw:stroke-dash="Dashed_20__28_var_29__20_28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draw:stroke-dash="Dashed_20__28_var_29__20_28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solid" draw:stroke-dash="Dashed_20__28_var_29__20_28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1" style:family="graphic">
      <style:graphic-properties draw:stroke="solid" draw:stroke-dash="Dashed_20__28_var_29__20_289"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2" style:family="graphic">
      <style:graphic-properties draw:stroke="none" draw:stroke-dash="Dashed_20__28_var_29__20_29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3cm" fo:min-width="4.987cm"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draw:stroke-dash="Dashed_20__28_var_29__20_29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3cm" fo:min-width="5.519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draw:stroke-dash="Dashed_20__28_var_29__20_29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5" style:family="graphic">
      <style:graphic-properties draw:stroke="solid" draw:stroke-dash="Dashed_20__28_var_29__20_293"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6" style:family="graphic">
      <style:graphic-properties draw:stroke="solid" draw:stroke-dash="Dashed_20__28_var_29__20_294"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7" style:family="graphic">
      <style:graphic-properties draw:stroke="solid" draw:stroke-dash="Dashed_20__28_var_29__20_295"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8" style:family="graphic">
      <style:graphic-properties draw:stroke="none" draw:stroke-dash="Dashed_20__28_var_29__20_29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31cm" fo:min-width="3.429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dash" draw:stroke-dash="Ultra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ed_20__28_var_29__20_29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draw:stroke-dash="Dashed_20__28_var_29__20_29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draw:stroke-dash="Dashed_20__28_var_29__20_29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solid" draw:stroke-dash="Dashed_20__28_var_29__20_300"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draw:stroke-dash="Dashed_20__28_var_29__20_301"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solid" draw:stroke-dash="Dashed_20__28_var_29__20_302"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solid" draw:stroke-dash="Dashed_20__28_var_29__20_30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7" style:family="graphic">
      <style:graphic-properties draw:stroke="solid" draw:stroke-dash="Dashed_20__28_var_29__20_30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8" style:family="graphic">
      <style:graphic-properties draw:stroke="solid" draw:stroke-dash="Dashed_20__28_var_29__20_30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9" style:family="graphic">
      <style:graphic-properties draw:stroke="none" draw:stroke-dash="Dashed_20__28_var_29__20_30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solid" draw:stroke-dash="Dashed_20__28_var_29__20_307"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ed_20__28_var_29__20_30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solid" draw:stroke-dash="Dashed_20__28_var_29__20_30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draw:stroke-dash="Dashed_20__28_var_29__20_31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solid" draw:stroke-dash="Dashed_20__28_var_29__20_311"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draw:stroke-dash="Dashed_20__28_var_29__20_31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solid" draw:stroke-dash="Dashed_20__28_var_29__20_3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draw:stroke-dash="Dashed_20__28_var_29__20_31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solid" draw:stroke-dash="Dashed_20__28_var_29__20_315"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solid" draw:stroke-dash="Dashed_20__28_var_29__20_316"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0" style:family="graphic">
      <style:graphic-properties draw:stroke="none" draw:stroke-dash="Dashed_20__28_var_29__20_31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draw:stroke-dash="Dashed_20__28_var_29__20_318"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draw:stroke-dash="Dashed_20__28_var_29__20_31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solid" draw:stroke-dash="Dashed_20__28_var_29__20_32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solid" draw:stroke-dash="Dashed_20__28_var_29__20_32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5" style:family="graphic">
      <style:graphic-properties draw:stroke="none" draw:stroke-dash="Dashed_20__28_var_29__20_32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3cm" fo:min-width="2.032c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draw:stroke-dash="Dashed_20__28_var_29__20_32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31cm" fo:min-width="7.581cm"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solid" draw:stroke-dash="Dashed_20__28_var_29__20_32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solid" draw:stroke-dash="Dashed_20__28_var_29__20_32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solid" draw:stroke-dash="Dashed_20__28_var_29__20_326"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0" style:family="graphic">
      <style:graphic-properties draw:stroke="none" draw:stroke-dash="Dashed_20__28_var_29__20_327"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solid" draw:stroke-dash="Dashed_20__28_var_29__20_328"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draw:stroke-dash="Dashed_20__28_var_29__20_32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solid" draw:stroke-dash="Dashed_20__28_var_29__20_33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solid" draw:stroke-dash="Dashed_20__28_var_29__20_331"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5" style:family="graphic">
      <style:graphic-properties draw:stroke="none" draw:stroke-dash="Dashed_20__28_var_29__20_332"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solid" draw:stroke-dash="Dashed_20__28_var_29__20_333"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ed_20__28_var_29__20_334"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solid" draw:stroke-dash="Dashed_20__28_var_29__20_33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solid" draw:stroke-dash="Dashed_20__28_var_29__20_336" svg:stroke-width="0cm" svg:stroke-color="#0000ff"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91" style:family="graphic">
      <style:graphic-properties draw:stroke="solid" draw:stroke-dash="Dashed_20__28_var_29__20_384"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solid" draw:stroke-dash="Dashed_20__28_var_29__20_385"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solid" draw:stroke-dash="Dashed_20__28_var_29__20_386"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solid" draw:stroke-dash="Dashed_20__28_var_29__20_38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solid" draw:stroke-dash="Dashed_20__28_var_29__20_38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draw:stroke-dash="Dashed_20__28_var_29__20_38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solid" draw:stroke-dash="Dashed_20__28_var_29__20_39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solid" draw:stroke-dash="Dashed_20__28_var_29__20_39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solid" draw:stroke-dash="Dashed_20__28_var_29__20_39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solid" draw:stroke-dash="Dashed_20__28_var_29__20_39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solid" draw:stroke-dash="Dashed_20__28_var_29__20_39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solid" draw:stroke-dash="Dashed_20__28_var_29__20_39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solid" draw:stroke-dash="Dashed_20__28_var_29__20_39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solid" draw:stroke-dash="Dashed_20__28_var_29__20_39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solid" draw:stroke-dash="Dashed_20__28_var_29__20_39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dash" draw:stroke-dash="Fine_20_Dashed" svg:stroke-width="0cm" svg:stroke-color="#000000" draw:marker-start="" draw:marker-start-width="0.199cm" draw:marker-start-center="false" draw:marker-end="Arrowhead_20_5"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draw:stroke-dash="Dashed_20__28_var_29__20_39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solid" draw:stroke-dash="Dashed_20__28_var_29__20_400"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solid" draw:stroke-dash="Dashed_20__28_var_29__20_40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solid" draw:stroke-dash="Dashed_20__28_var_29__20_402"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solid" draw:stroke-dash="Dashed_20__28_var_29__20_403"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solid" draw:stroke-dash="Dashed_20__28_var_29__20_40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solid" draw:stroke-dash="Dashed_20__28_var_29__20_40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dash" draw:stroke-dash="Fine_20_Dashed" svg:stroke-width="0cm" svg:stroke-color="#000000" draw:marker-start="" draw:marker-start-width="0.199cm" draw:marker-start-center="false" draw:marker-end="Arrowhead_20_13"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solid" draw:stroke-dash="Dashed_20__28_var_29__20_406"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solid" draw:stroke-dash="Dashed_20__28_var_29__20_407"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solid" draw:stroke-dash="Dashed_20__28_var_29__20_40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solid" draw:stroke-dash="Dashed_20__28_var_29__20_409"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solid" draw:stroke-dash="Dashed_20__28_var_29__20_4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solid" draw:stroke-dash="Dashed_20__28_var_29__20_41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dash" draw:stroke-dash="Dashed_20__28_var_29_" svg:stroke-width="0cm" svg:stroke-color="#000000" draw:marker-start="" draw:marker-start-width="0.199cm" draw:marker-start-center="false" draw:marker-end="Arrowhead_20_10"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solid" draw:stroke-dash="Dashed_20__28_var_29__20_412"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solid" draw:stroke-dash="Dashed_20__28_var_29__20_41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solid" draw:stroke-dash="Dashed_20__28_var_29__20_4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solid" draw:stroke-dash="Dashed_20__28_var_29__20_415"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solid" draw:stroke-dash="Dashed_20__28_var_29__20_41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solid" draw:stroke-dash="Dashed_20__28_var_29__20_41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solid" draw:stroke-dash="Dashed_20__28_var_29__20_41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solid" draw:stroke-dash="Dashed_20__28_var_29__20_41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solid" draw:stroke-dash="Dashed_20__28_var_29__20_42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solid" draw:stroke-dash="Dashed_20__28_var_29__20_42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solid" draw:stroke-dash="Dashed_20__28_var_29__20_42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solid" draw:stroke-dash="Dashed_20__28_var_29__20_42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solid" draw:stroke-dash="Dashed_20__28_var_29__20_424"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solid" draw:stroke-dash="Dashed_20__28_var_29__20_42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solid" draw:stroke-dash="Dashed_20__28_var_29__20_42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solid" draw:stroke-dash="Dashed_20__28_var_29__20_42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solid" draw:stroke-dash="Dashed_20__28_var_29__20_42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solid" draw:stroke-dash="Dashed_20__28_var_29__20_42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solid" draw:stroke-dash="Dashed_20__28_var_29__20_43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solid" draw:stroke-dash="Dashed_20__28_var_29__20_468" svg:stroke-width="0cm" svg:stroke-color="#808080" draw:marker-start="" draw:marker-start-width="0.199cm" draw:marker-start-center="false" draw:marker-end=""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solid" draw:stroke-dash="Dashed_20__28_var_29__20_469"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solid" draw:stroke-dash="Dashed_20__28_var_29__20_470"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solid" draw:stroke-dash="Dashed_20__28_var_29__20_47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solid" draw:stroke-dash="Dashed_20__28_var_29__20_472" svg:stroke-width="0cm" svg:stroke-color="#808080" draw:marker-start="" draw:marker-start-width="0.199cm" draw:marker-start-center="false" draw:marker-end="" draw:marker-end-width="0.199cm" draw:marker-end-center="false" draw:fill="solid" draw:fill-color="#ffd32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solid" draw:stroke-dash="Dashed_20__28_var_29__20_47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solid" draw:stroke-dash="Dashed_20__28_var_29__20_474"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solid" draw:stroke-dash="Dashed_20__28_var_29__20_475" svg:stroke-width="0cm" svg:stroke-color="#808080" draw:marker-start="" draw:marker-start-width="0.199cm" draw:marker-start-center="false" draw:marker-end="" draw:marker-end-width="0.199cm" draw:marker-end-center="false" draw:fill="solid" draw:fill-color="#e6e6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solid" draw:stroke-dash="Dashed_20__28_var_29__20_47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solid" draw:stroke-dash="Dashed_20__28_var_29__20_47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solid" draw:stroke-dash="Dashed_20__28_var_29__20_47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solid" draw:stroke-dash="Dashed_20__28_var_29__20_47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solid" draw:stroke-dash="Dashed_20__28_var_29__20_480"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solid" draw:stroke-dash="Dashed_20__28_var_29__20_48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solid" draw:stroke-dash="Dashed_20__28_var_29__20_482"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solid" draw:stroke-dash="Dashed_20__28_var_29__20_483"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solid" draw:stroke-dash="Dashed_20__28_var_29__20_48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solid" draw:stroke-dash="Dashed_20__28_var_29__20_485"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solid" draw:stroke-dash="Dashed_20__28_var_29__20_48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solid" draw:stroke-dash="Dashed_20__28_var_29__20_48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solid" draw:stroke-dash="Dashed_20__28_var_29__20_48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dash" draw:stroke-dash="Ultrafine_20_Dashed" svg:stroke-width="0.03cm" svg:stroke-color="#000000" draw:marker-start="" draw:marker-start-width="0.245cm" draw:marker-start-center="false" draw:marker-end="" draw:marker-end-width="0.245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3" style:family="graphic">
      <style:graphic-properties draw:stroke="dash" draw:stroke-dash="Ultrafine_20_Dashed" svg:stroke-width="0.03cm" svg:stroke-color="#000000" draw:marker-start="" draw:marker-start-width="0.15cm" draw:marker-start-center="false" draw:marker-end="" draw:marker-end-width="0.245cm" draw:marker-end-center="false" draw:stroke-linejoin="non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4" style:family="graphic">
      <style:graphic-properties draw:stroke="solid" draw:stroke-dash="Dashed_20__28_var_29__20_489"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solid" draw:stroke-dash="Dashed_20__28_var_29__20_490"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solid" draw:stroke-dash="Dashed_20__28_var_29__20_491"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solid" draw:stroke-dash="Dashed_20__28_var_29__20_492"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solid" draw:stroke-dash="Dashed_20__28_var_29__20_493"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solid" draw:stroke-dash="Dashed_20__28_var_29__20_49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solid" draw:stroke-dash="Dashed_20__28_var_29__20_495"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solid" draw:stroke-dash="Dashed_20__28_var_29__20_496" svg:stroke-width="0.03cm" svg:stroke-color="#ff9966" draw:marker-start="" draw:marker-start-width="0.259cm" draw:marker-start-center="false" draw:marker-end="Rounded_20_large_20_Arrow" draw:marker-end-width="0.161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72" style:family="graphic">
      <style:graphic-properties draw:stroke="solid" draw:stroke-dash="Dashed_20__28_var_29__20_497"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none" draw:stroke-dash="Dashed_20__28_var_29__20_49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734cm"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none" draw:stroke-dash="Dashed_20__28_var_29__20_49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1.101cm" fo:min-width="0.986cm"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none" draw:stroke-dash="Dashed_20__28_var_29__20_50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1.111cm"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none" draw:stroke-dash="Dashed_20__28_var_29__20_50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1.004cm"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solid" draw:stroke-dash="Dashed_20__28_var_29__20_502" svg:stroke-width="0cm" svg:stroke-color="#0000ff" draw:marker-start=""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solid" draw:stroke-dash="Dashed_20__28_var_29__20_503" svg:stroke-width="0cm" svg:stroke-color="#0000ff" draw:marker-start="Rounded_20_large_20_Arrow" draw:marker-start-width="0.101cm" draw:marker-start-center="false" draw:marker-end=""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solid" draw:stroke-dash="Dashed_20__28_var_29__20_504"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solid" draw:stroke-dash="Dashed_20__28_var_29__20_505"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solid" draw:stroke-dash="Dashed_20__28_var_29__20_506"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solid" draw:stroke-dash="Dashed_20__28_var_29__20_507"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solid" draw:stroke-dash="Dashed_20__28_var_29__20_508" svg:stroke-width="0cm" svg:stroke-color="#0000ff"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solid" draw:stroke-dash="Dashed_20__28_var_29__20_509" svg:stroke-width="0cm" svg:stroke-color="#808080" draw:marker-start="" draw:marker-start-width="0.199cm" draw:marker-start-center="false" draw:marker-end=""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solid" draw:stroke-dash="Dashed_20__28_var_29__20_510"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solid" draw:stroke-dash="Dashed_20__28_var_29__20_511"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solid" draw:stroke-dash="Dashed_20__28_var_29__20_512" svg:stroke-width="0cm" svg:stroke-color="#0000ff" draw:marker-start="Rounded_20_large_20_Arrow" draw:marker-start-width="0.101cm" draw:marker-start-center="false" draw:marker-end=""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solid" draw:stroke-dash="Dashed_20__28_var_29__20_513"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solid" draw:stroke-dash="Dashed_20__28_var_29__20_514"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solid" draw:stroke-dash="Dashed_20__28_var_29__20_515"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none" draw:stroke-dash="Dashed_20__28_var_29__20_51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4cm"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none" draw:stroke-dash="Dashed_20__28_var_29__20_51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905cm"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solid" draw:stroke-dash="Dashed_20__28_var_29__20_518" svg:stroke-width="0.03cm" svg:stroke-color="#ff9966" draw:marker-start="" draw:marker-start-width="0.25cm" draw:marker-start-center="false" draw:marker-end="" draw:marker-end-width="0.25cm" draw:marker-end-center="false" draw:fill="none" draw:fill-color="#7da647"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4" style:family="graphic">
      <style:graphic-properties draw:stroke="solid" draw:stroke-dash="Dashed_20__28_var_29__20_519"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solid" draw:stroke-dash="Dashed_20__28_var_29__20_520"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none" draw:stroke-dash="Dashed_20__28_var_29__20_52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cm" fo:min-width="0.753cm"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none" draw:stroke-dash="Dashed_20__28_var_29__20_52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1.002cm"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none" draw:stroke-dash="Dashed_20__28_var_29__20_52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4cm"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solid" draw:stroke-dash="Dashed_20__28_var_29__20_524"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solid" draw:stroke-dash="Dashed_20__28_var_29__20_525"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solid" draw:stroke-dash="Dashed_20__28_var_29__20_526"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solid" draw:stroke-dash="Dashed_20__28_var_29__20_527"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solid" draw:stroke-dash="Dashed_20__28_var_29__20_528" svg:stroke-width="0cm" svg:stroke-color="#0000ff" draw:marker-start=""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solid" draw:stroke-dash="Dashed_20__28_var_29__20_529"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solid" draw:stroke-dash="Dashed_20__28_var_29__20_530"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solid" draw:stroke-dash="Dashed_20__28_var_29__20_531"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solid" draw:stroke-dash="Dashed_20__28_var_29__20_532"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solid" draw:stroke-dash="Dashed_20__28_var_29__20_533"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solid" draw:stroke-dash="Dashed_20__28_var_29__20_534"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solid" draw:stroke-dash="Dashed_20__28_var_29__20_535"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solid" draw:stroke-dash="Dashed_20__28_var_29__20_536" svg:stroke-width="0cm" svg:stroke-color="#0000ff" draw:marker-start="" draw:marker-start-width="0.199cm" draw:marker-start-center="false" draw:marker-end=""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solid" draw:stroke-dash="Dashed_20__28_var_29__20_537" svg:stroke-width="0cm" svg:stroke-color="#0000ff" draw:marker-start="Rounded_20_large_20_Arrow" draw:marker-start-width="0.101cm" draw:marker-start-center="false" draw:marker-end=""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solid" draw:stroke-dash="Dashed_20__28_var_29__20_538"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solid" draw:stroke-dash="Dashed_20__28_var_29__20_539"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none" draw:stroke-dash="Dashed_20__28_var_29__20_54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734cm"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none" draw:stroke-dash="Dashed_20__28_var_29__20_54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6cm"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solid" draw:stroke-dash="Dashed_20__28_var_29__20_542"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solid" draw:stroke-dash="Dashed_20__28_var_29__20_543"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solid" draw:stroke-dash="Dashed_20__28_var_29__20_544"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solid" draw:stroke-dash="Dashed_20__28_var_29__20_545"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solid" draw:stroke-dash="Dashed_20__28_var_29__20_546"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solid" draw:stroke-dash="Dashed_20__28_var_29__20_547"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solid" draw:stroke-dash="Dashed_20__28_var_29__20_548"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solid" draw:stroke-dash="Dashed_20__28_var_29__20_549"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none" draw:stroke-dash="Dashed_20__28_var_29__20_55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4cm"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solid" draw:stroke-dash="Dashed_20__28_var_29__20_55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solid" draw:stroke-dash="Dashed_20__28_var_29__20_55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solid" draw:stroke-dash="Dashed_20__28_var_29__20_553"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solid" draw:stroke-dash="Dashed_20__28_var_29__20_554" svg:stroke-width="0cm" svg:stroke-color="#808080" draw:marker-start="" draw:marker-start-width="0.199cm" draw:marker-start-center="false" draw:marker-end=""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solid" draw:stroke-dash="Dashed_20__28_var_29__20_555" svg:stroke-width="0cm" svg:stroke-color="#808080" draw:marker-start="" draw:marker-start-width="0.199cm" draw:marker-start-center="false" draw:marker-end="" draw:marker-end-width="0.199cm" draw:marker-end-center="false" draw:fill="solid" draw:fill-color="#9999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solid" draw:stroke-dash="Dashed_20__28_var_29__20_556" svg:stroke-width="0cm" svg:stroke-color="#808080" draw:marker-start="" draw:marker-start-width="0.199cm" draw:marker-start-center="false" draw:marker-end="" draw:marker-end-width="0.199cm" draw:marker-end-center="false" draw:fill="solid" draw:fill-color="#ff00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solid" draw:stroke-dash="Dashed_20__28_var_29__20_557"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solid" draw:stroke-dash="Dashed_20__28_var_29__20_558"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solid" draw:stroke-dash="Dashed_20__28_var_29__20_559"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solid" draw:stroke-dash="Dashed_20__28_var_29__20_560"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solid" draw:stroke-dash="Dashed_20__28_var_29__20_561"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solid" draw:stroke-dash="Dashed_20__28_var_29__20_56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solid" draw:stroke-dash="Dashed_20__28_var_29__20_563"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solid" draw:stroke-dash="Dashed_20__28_var_29__20_564" svg:stroke-width="0cm" svg:stroke-color="#808080" draw:marker-start="" draw:marker-start-width="0.199cm" draw:marker-start-center="false" draw:marker-end="" draw:marker-end-width="0.199cm" draw:marker-end-center="false" draw:fill="solid" draw:fill-color="#0047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solid" draw:stroke-dash="Dashed_20__28_var_29__20_565" svg:stroke-width="0cm" svg:stroke-color="#808080" draw:marker-start="" draw:marker-start-width="0.199cm" draw:marker-start-center="false" draw:marker-end=""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solid" draw:stroke-dash="Dashed_20__28_var_29__20_56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solid" draw:stroke-dash="Dashed_20__28_var_29__20_56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solid" draw:stroke-dash="Dashed_20__28_var_29__20_56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solid" draw:stroke-dash="Dashed_20__28_var_29__20_569" svg:stroke-width="0cm" svg:stroke-color="#808080" draw:marker-start="" draw:marker-start-width="0.199cm" draw:marker-start-center="false" draw:marker-end=""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solid" draw:stroke-dash="Dashed_20__28_var_29__20_570"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solid" draw:stroke-dash="Dashed_20__28_var_29__20_571" svg:stroke-width="0cm" svg:stroke-color="#808080" draw:marker-start="" draw:marker-start-width="0.199cm" draw:marker-start-center="false" draw:marker-end=""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solid" draw:stroke-dash="Dashed_20__28_var_29__20_572" svg:stroke-width="0cm" svg:stroke-color="#808080" draw:marker-start="" draw:marker-start-width="0.199cm" draw:marker-start-center="false" draw:marker-end=""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solid" draw:stroke-dash="Dashed_20__28_var_29__20_573"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solid" draw:stroke-dash="Dashed_20__28_var_29__20_574"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solid" draw:stroke-dash="Dashed_20__28_var_29__20_575"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solid" draw:stroke-dash="Dashed_20__28_var_29__20_576"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solid" draw:stroke-dash="Dashed_20__28_var_29__20_57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solid" draw:stroke-dash="Dashed_20__28_var_29__20_57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solid" draw:stroke-dash="Dashed_20__28_var_29__20_579"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solid" draw:stroke-dash="Dashed_20__28_var_29__20_580"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solid" draw:stroke-dash="Dashed_20__28_var_29__20_581"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solid" draw:stroke-dash="Dashed_20__28_var_29__20_58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solid" draw:stroke-dash="Dashed_20__28_var_29__20_583" svg:stroke-width="0cm" svg:stroke-color="#808080" draw:marker-start="" draw:marker-start-width="0.199cm" draw:marker-start-center="false" draw:marker-end="" draw:marker-end-width="0.199cm" draw:marker-end-center="false" draw:fill="solid" draw:fill-color="#ff00ff"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solid" draw:stroke-dash="Dashed_20__28_var_29__20_584"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solid" draw:stroke-dash="Dashed_20__28_var_29__20_585" svg:stroke-width="0cm" svg:stroke-color="#808080" draw:marker-start="" draw:marker-start-width="0.199cm" draw:marker-start-center="false" draw:marker-end="" draw:marker-end-width="0.199cm" draw:marker-end-center="false" draw:fill="solid" draw:fill-color="#e6e64c"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solid" draw:stroke-dash="Dashed_20__28_var_29__20_58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solid" draw:stroke-dash="Dashed_20__28_var_29__20_58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solid" draw:stroke-dash="Dashed_20__28_var_29__20_58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solid" draw:stroke-dash="Dashed_20__28_var_29__20_589"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solid" draw:stroke-dash="Dashed_20__28_var_29__20_590" svg:stroke-width="0cm" svg:stroke-color="#808080" draw:marker-start="" draw:marker-start-width="0.199cm" draw:marker-start-center="false" draw:marker-end="" draw:marker-end-width="0.199cm" draw:marker-end-center="false" draw:fill="solid" draw:fill-color="#e6e64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solid" draw:stroke-dash="Dashed_20__28_var_29__20_59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7" style:family="graphic">
      <style:graphic-properties draw:stroke="solid" draw:stroke-dash="Dashed_20__28_var_29__20_59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solid" draw:stroke-dash="Dashed_20__28_var_29__20_593" svg:stroke-width="0cm" svg:stroke-color="#808080" draw:marker-start="" draw:marker-start-width="0.199cm" draw:marker-start-center="false" draw:marker-end="" draw:marker-end-width="0.199cm" draw:marker-end-center="false" draw:fill="solid" draw:fill-color="#ff00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solid" draw:stroke-dash="Dashed_20__28_var_29__20_59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solid" draw:stroke-dash="Dashed_20__28_var_29__20_59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solid" draw:stroke-dash="Dashed_20__28_var_29__20_59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solid" draw:stroke-dash="Dashed_20__28_var_29__20_59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3" style:family="graphic">
      <style:graphic-properties draw:stroke="solid" draw:stroke-dash="Dashed_20__28_var_29__20_59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4" style:family="graphic">
      <style:graphic-properties draw:stroke="solid" draw:stroke-dash="Dashed_20__28_var_29__20_59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5" style:family="graphic">
      <style:graphic-properties draw:stroke="solid" draw:stroke-dash="Dashed_20__28_var_29__20_600"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6" style:family="graphic">
      <style:graphic-properties draw:stroke="solid" draw:stroke-dash="Dashed_20__28_var_29__20_601"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7" style:family="graphic">
      <style:graphic-properties draw:stroke="solid" draw:stroke-dash="Dashed_20__28_var_29__20_602"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8" style:family="graphic">
      <style:graphic-properties draw:stroke="solid" draw:stroke-dash="Dashed_20__28_var_29__20_603"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9" style:family="graphic">
      <style:graphic-properties draw:stroke="solid" draw:stroke-dash="Dashed_20__28_var_29__20_604"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0" style:family="graphic">
      <style:graphic-properties draw:stroke="solid" draw:stroke-dash="Dashed_20__28_var_29__20_60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1" style:family="graphic">
      <style:graphic-properties draw:stroke="solid" draw:stroke-dash="Dashed_20__28_var_29__20_60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2" style:family="graphic">
      <style:graphic-properties draw:stroke="solid" draw:stroke-dash="Dashed_20__28_var_29__20_60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3" style:family="graphic">
      <style:graphic-properties draw:stroke="solid" draw:stroke-dash="Dashed_20__28_var_29__20_608"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4" style:family="graphic">
      <style:graphic-properties draw:stroke="solid" draw:stroke-dash="Dashed_20__28_var_29__20_609"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5" style:family="graphic">
      <style:graphic-properties draw:stroke="solid" draw:stroke-dash="Dashed_20__28_var_29__20_61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6" style:family="graphic">
      <style:graphic-properties draw:stroke="solid" draw:stroke-dash="Dashed_20__28_var_29__20_61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7" style:family="graphic">
      <style:graphic-properties draw:stroke="solid" draw:stroke-dash="Dashed_20__28_var_29__20_61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8" style:family="graphic">
      <style:graphic-properties draw:stroke="solid" draw:stroke-dash="Dashed_20__28_var_29__20_61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9" style:family="graphic">
      <style:graphic-properties draw:stroke="solid" draw:stroke-dash="Dashed_20__28_var_29__20_614"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0" style:family="graphic">
      <style:graphic-properties draw:stroke="solid" draw:stroke-dash="Dashed_20__28_var_29__20_61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1" style:family="graphic">
      <style:graphic-properties draw:stroke="solid" draw:stroke-dash="Dashed_20__28_var_29__20_616"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2" style:family="graphic">
      <style:graphic-properties draw:stroke="solid" draw:stroke-dash="Dashed_20__28_var_29__20_61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3" style:family="graphic">
      <style:graphic-properties draw:stroke="solid" draw:stroke-dash="Dashed_20__28_var_29__20_618"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4" style:family="graphic">
      <style:graphic-properties draw:stroke="solid" draw:stroke-dash="Dashed_20__28_var_29__20_61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5" style:family="graphic">
      <style:graphic-properties draw:stroke="solid" draw:stroke-dash="Dashed_20__28_var_29__20_620" svg:stroke-width="0cm" svg:stroke-color="#808080" draw:marker-start="" draw:marker-start-width="0.199cm" draw:marker-start-center="false" draw:marker-end=""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396" style:family="graphic">
      <style:graphic-properties draw:stroke="solid" draw:stroke-dash="Dashed_20__28_var_29__20_621"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397" style:family="graphic">
      <style:graphic-properties draw:stroke="solid" draw:stroke-dash="Dashed_20__28_var_29__20_62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8" style:family="graphic">
      <style:graphic-properties draw:stroke="solid" draw:stroke-dash="Dashed_20__28_var_29__20_62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9" style:family="graphic">
      <style:graphic-properties draw:stroke="solid" draw:stroke-dash="Dashed_20__28_var_29__20_62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0" style:family="graphic">
      <style:graphic-properties draw:stroke="solid" draw:stroke-dash="Dashed_20__28_var_29__20_62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1" style:family="graphic">
      <style:graphic-properties draw:stroke="solid" draw:stroke-dash="Dashed_20__28_var_29__20_62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2" style:family="graphic">
      <style:graphic-properties draw:stroke="solid" draw:stroke-dash="Dashed_20__28_var_29__20_62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3" style:family="graphic">
      <style:graphic-properties draw:stroke="solid" draw:stroke-dash="Dashed_20__28_var_29__20_628"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4" style:family="graphic">
      <style:graphic-properties draw:stroke="solid" draw:stroke-dash="Dashed_20__28_var_29__20_62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5" style:family="graphic">
      <style:graphic-properties draw:stroke="solid" draw:stroke-dash="Dashed_20__28_var_29__20_630"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6" style:family="graphic">
      <style:graphic-properties draw:stroke="solid" draw:stroke-dash="Dashed_20__28_var_29__20_63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7" style:family="graphic">
      <style:graphic-properties draw:stroke="solid" draw:stroke-dash="Dashed_20__28_var_29__20_63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8" style:family="graphic">
      <style:graphic-properties draw:stroke="solid" draw:stroke-dash="Dashed_20__28_var_29__20_633" svg:stroke-width="0cm" svg:stroke-color="#808080" draw:marker-start="" draw:marker-start-width="0.199cm" draw:marker-start-center="false" draw:marker-end="" draw:marker-end-width="0.199cm" draw:marker-end-center="false" draw:fill="solid" draw:fill-color="#00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9" style:family="graphic">
      <style:graphic-properties draw:stroke="solid" draw:stroke-dash="Dashed_20__28_var_29__20_63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0" style:family="graphic">
      <style:graphic-properties draw:stroke="solid" draw:stroke-dash="Dashed_20__28_var_29__20_63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1" style:family="graphic">
      <style:graphic-properties draw:stroke="solid" draw:stroke-dash="Dashed_20__28_var_29__20_636"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2" style:family="graphic">
      <style:graphic-properties draw:stroke="solid" draw:stroke-dash="Dashed_20__28_var_29__20_637"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3" style:family="graphic">
      <style:graphic-properties draw:stroke="solid" draw:stroke-dash="Dashed_20__28_var_29__20_63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4" style:family="graphic">
      <style:graphic-properties draw:stroke="solid" draw:stroke-dash="Dashed_20__28_var_29__20_639" svg:stroke-width="0cm" svg:stroke-color="#808080" draw:marker-start="" draw:marker-start-width="0.199cm" draw:marker-start-center="false" draw:marker-end=""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415" style:family="graphic">
      <style:graphic-properties draw:stroke="solid" draw:stroke-dash="Dashed_20__28_var_29__20_64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6" style:family="graphic">
      <style:graphic-properties draw:stroke="solid" draw:stroke-dash="Dashed_20__28_var_29__20_64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7" style:family="graphic">
      <style:graphic-properties draw:stroke="solid" draw:stroke-dash="Dashed_20__28_var_29__20_642"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8" style:family="graphic">
      <style:graphic-properties draw:stroke="solid" draw:stroke-dash="Dashed_20__28_var_29__20_64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9" style:family="graphic">
      <style:graphic-properties draw:stroke="solid" draw:stroke-dash="Dashed_20__28_var_29__20_644"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0" style:family="graphic">
      <style:graphic-properties draw:stroke="solid" draw:stroke-dash="Dashed_20__28_var_29__20_645"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1" style:family="graphic">
      <style:graphic-properties draw:stroke="solid" draw:stroke-dash="Dashed_20__28_var_29__20_64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2" style:family="graphic">
      <style:graphic-properties draw:stroke="solid" draw:stroke-dash="Dashed_20__28_var_29__20_647"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3" style:family="graphic">
      <style:graphic-properties draw:stroke="solid" draw:stroke-dash="Dashed_20__28_var_29__20_64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4" style:family="graphic">
      <style:graphic-properties draw:stroke="solid" draw:stroke-dash="Dashed_20__28_var_29__20_649"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5" style:family="graphic">
      <style:graphic-properties draw:stroke="solid" draw:stroke-dash="Dashed_20__28_var_29__20_650"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6" style:family="graphic">
      <style:graphic-properties draw:stroke="solid" draw:stroke-dash="Dashed_20__28_var_29__20_65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7" style:family="graphic">
      <style:graphic-properties draw:stroke="solid" draw:stroke-dash="Dashed_20__28_var_29__20_65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8" style:family="graphic">
      <style:graphic-properties draw:stroke="solid" draw:stroke-dash="Dashed_20__28_var_29__20_653"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9" style:family="graphic">
      <style:graphic-properties draw:stroke="solid" draw:stroke-dash="Dashed_20__28_var_29__20_654"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430" style:family="graphic">
      <style:graphic-properties draw:stroke="solid" draw:stroke-dash="Dashed_20__28_var_29__20_655"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1" style:family="graphic">
      <style:graphic-properties draw:stroke="solid" draw:stroke-dash="Dashed_20__28_var_29__20_65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2" style:family="graphic">
      <style:graphic-properties draw:stroke="solid" draw:stroke-dash="Dashed_20__28_var_29__20_65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3" style:family="graphic">
      <style:graphic-properties draw:stroke="solid" draw:stroke-dash="Dashed_20__28_var_29__20_658"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4" style:family="graphic">
      <style:graphic-properties draw:stroke="solid" draw:stroke-dash="Dashed_20__28_var_29__20_65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5" style:family="graphic">
      <style:graphic-properties draw:stroke="solid" draw:stroke-dash="Dashed_20__28_var_29__20_66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6" style:family="graphic">
      <style:graphic-properties draw:stroke="solid" draw:stroke-dash="Dashed_20__28_var_29__20_66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7" style:family="graphic">
      <style:graphic-properties draw:stroke="solid" draw:stroke-dash="Dashed_20__28_var_29__20_66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8" style:family="graphic">
      <style:graphic-properties draw:stroke="solid" draw:stroke-dash="Dashed_20__28_var_29__20_66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9" style:family="graphic">
      <style:graphic-properties draw:stroke="solid" draw:stroke-dash="Dashed_20__28_var_29__20_66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0" style:family="graphic">
      <style:graphic-properties draw:stroke="solid" draw:stroke-dash="Dashed_20__28_var_29__20_66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1" style:family="graphic">
      <style:graphic-properties draw:stroke="solid" draw:stroke-dash="Dashed_20__28_var_29__20_66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2" style:family="graphic">
      <style:graphic-properties draw:stroke="solid" draw:stroke-dash="Dashed_20__28_var_29__20_66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3" style:family="graphic">
      <style:graphic-properties draw:stroke="solid" draw:stroke-dash="Dashed_20__28_var_29__20_66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4" style:family="graphic">
      <style:graphic-properties draw:stroke="solid" draw:stroke-dash="Dashed_20__28_var_29__20_669"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5" style:family="graphic">
      <style:graphic-properties draw:stroke="solid" draw:stroke-dash="Dashed_20__28_var_29__20_670"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6" style:family="graphic">
      <style:graphic-properties draw:stroke="solid" draw:stroke-dash="Dashed_20__28_var_29__20_67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7" style:family="graphic">
      <style:graphic-properties draw:stroke="solid" draw:stroke-dash="Dashed_20__28_var_29__20_67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8" style:family="graphic">
      <style:graphic-properties draw:stroke="solid" draw:stroke-dash="Dashed_20__28_var_29__20_67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9" style:family="graphic">
      <style:graphic-properties draw:stroke="solid" draw:stroke-dash="Dashed_20__28_var_29__20_67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0" style:family="graphic">
      <style:graphic-properties draw:stroke="solid" draw:stroke-dash="Dashed_20__28_var_29__20_67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1" style:family="graphic">
      <style:graphic-properties draw:stroke="solid" draw:stroke-dash="Dashed_20__28_var_29__20_67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solid" draw:stroke-dash="Dashed_20__28_var_29__20_67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3" style:family="graphic">
      <style:graphic-properties draw:stroke="solid" draw:stroke-dash="Dashed_20__28_var_29__20_678"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4" style:family="graphic">
      <style:graphic-properties draw:stroke="solid" draw:stroke-dash="Dashed_20__28_var_29__20_679"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55" style:family="graphic">
      <style:graphic-properties draw:stroke="solid" draw:stroke-dash="Dashed_20__28_var_29__20_680"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6" style:family="graphic">
      <style:graphic-properties draw:stroke="solid" draw:stroke-dash="Dashed_20__28_var_29__20_681"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7" style:family="graphic">
      <style:graphic-properties draw:stroke="solid" draw:stroke-dash="Dashed_20__28_var_29__20_682"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8" style:family="graphic">
      <style:graphic-properties draw:stroke="solid" draw:stroke-dash="Dashed_20__28_var_29__20_683"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9" style:family="graphic">
      <style:graphic-properties draw:stroke="solid" draw:stroke-dash="Dashed_20__28_var_29__20_684"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0" style:family="graphic">
      <style:graphic-properties draw:stroke="solid" draw:stroke-dash="Dashed_20__28_var_29__20_685"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cm" fo:padding-bottom="0.499cm" fo:padding-left="0cm" fo:padding-right="0cm" draw:shadow="hidden" draw:shadow-offset-x="0.199cm" draw:shadow-offset-y="0.199cm" draw:shadow-color="#808080" style:run-through="foreground"/>
    </style:style>
    <style:style style:name="gr461" style:family="graphic">
      <style:graphic-properties draw:stroke="solid" draw:stroke-dash="Dashed_20__28_var_29__20_686"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2" style:family="graphic">
      <style:graphic-properties draw:stroke="solid" draw:stroke-dash="Dashed_20__28_var_29__20_687"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3" style:family="graphic">
      <style:graphic-properties draw:stroke="solid" draw:stroke-dash="Dashed_20__28_var_29__20_688"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4" style:family="graphic">
      <style:graphic-properties draw:stroke="solid" draw:stroke-dash="Dashed_20__28_var_29__20_689"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5" style:family="graphic">
      <style:graphic-properties draw:stroke="solid" draw:stroke-dash="Dashed_20__28_var_29__20_690"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6" style:family="graphic">
      <style:graphic-properties draw:stroke="none" draw:stroke-dash="Dashed_20__28_var_29__20_69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none" draw:stroke-dash="Dashed_20__28_var_29__20_69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none" draw:stroke-dash="Dashed_20__28_var_29__20_69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none" draw:stroke-dash="Dashed_20__28_var_29__20_69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none" draw:stroke-dash="Dashed_20__28_var_29__20_69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none" draw:stroke-dash="Dashed_20__28_var_29__20_69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none" draw:stroke-dash="Dashed_20__28_var_29__20_69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solid" draw:stroke-dash="Dashed_20__28_var_29__20_698"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solid" draw:stroke-dash="Dashed_20__28_var_29__20_699"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solid" draw:stroke-dash="Dashed_20__28_var_29__20_700"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6" style:family="graphic">
      <style:graphic-properties draw:stroke="solid" draw:stroke-dash="Dashed_20__28_var_29__20_701"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7" style:family="graphic">
      <style:graphic-properties draw:stroke="solid" draw:stroke-dash="Dashed_20__28_var_29__20_702"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8" style:family="graphic">
      <style:graphic-properties draw:stroke="solid" draw:stroke-dash="Dashed_20__28_var_29__20_703"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9" style:family="graphic">
      <style:graphic-properties draw:stroke="solid" draw:stroke-dash="Dashed_20__28_var_29__20_704"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solid" draw:stroke-dash="Dashed_20__28_var_29__20_705" svg:stroke-width="0cm" svg:stroke-color="#808080" draw:marker-start="" draw:marker-start-width="0.199cm" draw:marker-start-center="false" draw:marker-end=""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1" style:family="graphic">
      <style:graphic-properties draw:stroke="solid" draw:stroke-dash="Dashed_20__28_var_29__20_70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2" style:family="graphic">
      <style:graphic-properties draw:stroke="solid" draw:stroke-dash="Dashed_20__28_var_29__20_707" svg:stroke-width="0cm" svg:stroke-color="#808080" draw:marker-start="" draw:marker-start-width="0.199cm" draw:marker-start-center="false" draw:marker-end=""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3" style:family="graphic">
      <style:graphic-properties draw:stroke="solid" draw:stroke-dash="Dashed_20__28_var_29__20_708"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4" style:family="graphic">
      <style:graphic-properties draw:stroke="solid" draw:stroke-dash="Dashed_20__28_var_29__20_709"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5" style:family="graphic">
      <style:graphic-properties draw:stroke="solid" draw:stroke-dash="Dashed_20__28_var_29__20_71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6" style:family="graphic">
      <style:graphic-properties draw:stroke="solid" draw:stroke-dash="Dashed_20__28_var_29__20_711"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7" style:family="graphic">
      <style:graphic-properties draw:stroke="solid" draw:stroke-dash="Dashed_20__28_var_29__20_712"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8" style:family="graphic">
      <style:graphic-properties draw:stroke="solid" draw:stroke-dash="Dashed_20__28_var_29__20_713"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9" style:family="graphic">
      <style:graphic-properties draw:stroke="solid" draw:stroke-dash="Dashed_20__28_var_29__20_714"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0" style:family="graphic">
      <style:graphic-properties draw:stroke="solid" draw:stroke-dash="Dashed_20__28_var_29__20_71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1" style:family="graphic">
      <style:graphic-properties draw:stroke="solid" draw:stroke-dash="Dashed_20__28_var_29__20_71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2" style:family="graphic">
      <style:graphic-properties draw:stroke="solid" draw:stroke-dash="Dashed_20__28_var_29__20_717" svg:stroke-width="0cm" svg:stroke-color="#808080" draw:marker-start="" draw:marker-start-width="0.199cm" draw:marker-start-center="false" draw:marker-end=""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3" style:family="graphic">
      <style:graphic-properties draw:stroke="solid" draw:stroke-dash="Dashed_20__28_var_29__20_718" svg:stroke-width="0cm" svg:stroke-color="#808080" draw:marker-start="" draw:marker-start-width="0.199cm" draw:marker-start-center="false" draw:marker-end=""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4" style:family="graphic">
      <style:graphic-properties draw:stroke="solid" draw:stroke-dash="Dashed_20__28_var_29__20_71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5" style:family="graphic">
      <style:graphic-properties draw:stroke="solid" draw:stroke-dash="Dashed_20__28_var_29__20_72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96" style:family="graphic">
      <style:graphic-properties draw:stroke="solid" draw:stroke-dash="Dashed_20__28_var_29__20_721"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7" style:family="graphic">
      <style:graphic-properties draw:stroke="solid" draw:stroke-dash="Dashed_20__28_var_29__20_722"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8" style:family="graphic">
      <style:graphic-properties draw:stroke="solid" draw:stroke-dash="Dashed_20__28_var_29__20_723"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9" style:family="graphic">
      <style:graphic-properties draw:stroke="solid" draw:stroke-dash="Dashed_20__28_var_29__20_724"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0" style:family="graphic">
      <style:graphic-properties draw:stroke="solid" draw:stroke-dash="Dashed_20__28_var_29__20_72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1" style:family="graphic">
      <style:graphic-properties draw:stroke="solid" draw:stroke-dash="Dashed_20__28_var_29__20_72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2" style:family="graphic">
      <style:graphic-properties draw:stroke="solid" draw:stroke-dash="Dashed_20__28_var_29__20_727" svg:stroke-width="0cm" svg:stroke-color="#808080" draw:marker-start="" draw:marker-start-width="0.199cm" draw:marker-start-center="false" draw:marker-end="" draw:marker-end-width="0.199cm" draw:marker-end-center="false" draw:fill="solid" draw:fill-color="#ffff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3" style:family="graphic">
      <style:graphic-properties draw:stroke="solid" draw:stroke-dash="Dashed_20__28_var_29__20_72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4" style:family="graphic">
      <style:graphic-properties draw:stroke="solid" draw:stroke-dash="Dashed_20__28_var_29__20_729"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5" style:family="graphic">
      <style:graphic-properties draw:stroke="solid" draw:stroke-dash="Dashed_20__28_var_29__20_73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6" style:family="graphic">
      <style:graphic-properties draw:stroke="solid" draw:stroke-dash="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7" style:family="graphic">
      <style:graphic-properties draw:stroke="solid" draw:stroke-dash="Dashed_20__28_var_29__20_731"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8" style:family="graphic">
      <style:graphic-properties draw:stroke="solid" draw:stroke-dash="Dashed_20__28_var_29__20_732"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9" style:family="graphic">
      <style:graphic-properties draw:stroke="solid" draw:stroke-dash="Dashed_20__28_var_29__20_73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0" style:family="graphic">
      <style:graphic-properties draw:stroke="solid" draw:stroke-dash="Dashed_20__28_var_29__20_734"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1" style:family="graphic">
      <style:graphic-properties draw:stroke="solid" draw:stroke-dash="Dashed_20__28_var_29__20_735"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2" style:family="graphic">
      <style:graphic-properties draw:stroke="solid" draw:stroke-dash="Dashed_20__28_var_29__20_73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3" style:family="graphic">
      <style:graphic-properties draw:stroke="solid" draw:stroke-dash="Dashed_20__28_var_29__20_737"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4" style:family="graphic">
      <style:graphic-properties draw:stroke="solid" draw:stroke-dash="Dashed_20__28_var_29__20_738"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5" style:family="graphic">
      <style:graphic-properties draw:stroke="solid" draw:stroke-dash="Dashed_20__28_var_29__20_73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6" style:family="graphic">
      <style:graphic-properties draw:stroke="solid" draw:stroke-dash="Dashed_20__28_var_29__20_74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7" style:family="graphic">
      <style:graphic-properties draw:stroke="solid" draw:stroke-dash="Dashed_20__28_var_29__20_741" svg:stroke-width="0cm" svg:stroke-color="#000000" draw:marker-start="Arrow" draw:marker-start-width="0.199cm" draw:marker-start-center="false" draw:marker-end="" draw:marker-end-width="0.199cm" draw:marker-end-center="false" draw:fill="solid" draw:fill-color="#ffffcc"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8" style:family="graphic">
      <style:graphic-properties draw:stroke="solid" draw:stroke-dash="Dashed_20__28_var_29__20_74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9" style:family="graphic">
      <style:graphic-properties draw:stroke="solid" draw:stroke-dash="Dashed_20__28_var_29__20_743"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0" style:family="graphic">
      <style:graphic-properties draw:stroke="solid" draw:stroke-dash="Dashed_20__28_var_29__20_74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1" style:family="graphic">
      <style:graphic-properties draw:stroke="solid" draw:stroke-dash="Dashed_20__28_var_29__20_74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2" style:family="graphic">
      <style:graphic-properties draw:stroke="solid" draw:stroke-dash="Dashed_20__28_var_29__20_746"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3" style:family="graphic">
      <style:graphic-properties draw:stroke="solid" draw:stroke-dash="Dashed_20__28_var_29__20_74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4" style:family="graphic">
      <style:graphic-properties draw:stroke="solid" draw:stroke-dash="Dashed_20__28_var_29__20_74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5" style:family="graphic">
      <style:graphic-properties draw:stroke="solid" draw:stroke-dash="Dashed_20__28_var_29__20_74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6" style:family="graphic">
      <style:graphic-properties draw:stroke="solid" draw:stroke-dash="Dashed_20__28_var_29__20_750"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7" style:family="graphic">
      <style:graphic-properties draw:stroke="solid" draw:stroke-dash="Dashed_20__28_var_29__20_75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8" style:family="graphic">
      <style:graphic-properties draw:stroke="solid" draw:stroke-dash="Dashed_20__28_var_29__20_75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9" style:family="graphic">
      <style:graphic-properties draw:stroke="solid" draw:stroke-dash="Dashed_20__28_var_29__20_753"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0" style:family="graphic">
      <style:graphic-properties draw:stroke="solid" draw:stroke-dash="Dashed_20__28_var_29__20_75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1" style:family="graphic">
      <style:graphic-properties draw:stroke="solid" draw:stroke-dash="Dashed_20__28_var_29__20_75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2" style:family="graphic">
      <style:graphic-properties draw:stroke="solid" draw:stroke-dash="Dashed_20__28_var_29__20_75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P2P народная сеть Пандора</text:p>
      <text:p text:style-name="P65"><draw:frame draw:style-name="fr5" draw:name="Графический объект1" text:anchor-type="paragraph" svg:x="1cm" svg:y="0.831cm" svg:width="14.439cm" svg:height="6.5cm" draw:z-index="2"><draw:image xlink:href="Pictures/10000000000001D7000000D520287BC1.png" xlink:type="simple" xlink:show="embed" xlink:actuate="onLoad"/></draw:frame>мир в твоих руках</text:p>
      <text:p text:style-name="P61"/>
      <text:p text:style-name="P66">Руководство пользователя и разработчика</text:p>
      <text:table-of-content text:style-name="Sect1"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4">1. Введение<text:tab/>2</text:p>
          <text:p text:style-name="P64">2. Что такое Пандора?<text:tab/>3</text:p>
          <text:p text:style-name="P64">3. Кодекс пандорианца<text:tab/>4</text:p>
          <text:p text:style-name="P64">4. Установка<text:tab/>6</text:p>
          <text:p text:style-name="P64">5. Ключ<text:tab/>7</text:p>
          <text:p text:style-name="P64">6. Человек<text:tab/>7</text:p>
          <text:p text:style-name="P64">7. Идентификация записей<text:tab/>8</text:p>
          <text:p text:style-name="P64">8. Слушание<text:tab/>9</text:p>
          <text:p text:style-name="P64">9. Узел<text:tab/>9</text:p>
          <text:p text:style-name="P64">10. Сообщения и звонки<text:tab/>10</text:p>
          <text:p text:style-name="P64">11. Охота<text:tab/>10</text:p>
          <text:p text:style-name="P64">12. Доверие<text:tab/>10</text:p>
          <text:p text:style-name="P64">13. Рейтинг<text:tab/>12</text:p>
          <text:p text:style-name="P64">14. Мнение<text:tab/>13</text:p>
          <text:p text:style-name="P64">15. Задача<text:tab/>13</text:p>
          <text:p text:style-name="P64">16. Связь<text:tab/>13</text:p>
          <text:p text:style-name="P64">17. Правка и удаление<text:tab/>14</text:p>
          <text:p text:style-name="P64">18. Картинка и файл<text:tab/>15</text:p>
          <text:p text:style-name="P64">19. Cтатья<text:tab/>15</text:p>
          <text:p text:style-name="P64">20. Параметр<text:tab/>17</text:p>
          <text:p text:style-name="P64">21. Объявление<text:tab/>17</text:p>
          <text:p text:style-name="P64">22. Заказ<text:tab/>17</text:p>
          <text:p text:style-name="P64">23. Сделка<text:tab/>18</text:p>
          <text:p text:style-name="P64">24. Накладная<text:tab/>18</text:p>
          <text:p text:style-name="P64">25. Расписка<text:tab/>18</text:p>
          <text:p text:style-name="P64">26. Передача<text:tab/>19</text:p>
          <text:p text:style-name="P64">27. Биржа<text:tab/>19</text:p>
          <text:p text:style-name="P64">28. Загрузка данных<text:tab/>20</text:p>
          <text:p text:style-name="P64">29. Выгрузка данных<text:tab/>20</text:p>
          <text:p text:style-name="P64">30. Проект<text:tab/>20</text:p>
          <text:p text:style-name="P64">31. Постановление<text:tab/>20</text:p>
          <text:p text:style-name="P64">32. Закон<text:tab/>21</text:p>
          <text:p text:style-name="P64">33. Преступление<text:tab/>21</text:p>
          <text:p text:style-name="P64">34. Наказание<text:tab/>21</text:p>
          <text:p text:style-name="P64">35. Делегирование<text:tab/>21</text:p>
          <text:p text:style-name="P64">36. Регистр<text:tab/>22</text:p>
          <text:p text:style-name="P64">37. Обмен с внешними базами<text:tab/>22</text:p>
          <text:p text:style-name="P64">38. Настройка сети<text:tab/>22</text:p>
          <text:p text:style-name="P64">39. Компоненты<text:tab/>23</text:p>
          <text:p text:style-name="P64">40. Языковые файлы<text:tab/>24</text:p>
          <text:p text:style-name="P64">41. Модель Пандоры<text:tab/>24</text:p>
          <text:p text:style-name="P64">42. Средства разработки<text:tab/>25</text:p>
          <text:p text:style-name="P64">43. Адаптер баз данных<text:tab/>25</text:p>
          <text:p text:style-name="P64">44. Формат данных PSON<text:tab/>26</text:p>
          <text:p text:style-name="P64">45. Устройство узла<text:tab/>26</text:p>
          <text:p text:style-name="P64">46. Протокол Пандоры<text:tab/>27</text:p>
          <text:p text:style-name="P64">47. Авторизация<text:tab/>32</text:p>
          <text:p text:style-name="P64">48. Сессия<text:tab/>35</text:p>
          <text:p text:style-name="P64">49. Почемучка и ответчик<text:tab/>38</text:p>
          <text:p text:style-name="P64">50. Рыбалка<text:tab/>39</text:p>
          <text:p text:style-name="P64">51. Мультимедиа и GStreamer<text:tab/>40</text:p>
          <text:p text:style-name="P64">52. Передача блобов<text:tab/>41</text:p>
          <text:p text:style-name="P64">53. Доверие и рейтинг<text:tab/>41</text:p>
          <text:p text:style-name="P64">54. Графический интерфейс Gtk2<text:tab/>42</text:p>
          <text:p text:style-name="P64">55. Формы отчётов<text:tab/>42</text:p>
          <text:p text:style-name="P64">56. Криптогрфия через OpenSSL<text:tab/>42</text:p>
          <text:p text:style-name="P64">57. Мусорщик<text:tab/>44</text:p>
          <text:p text:style-name="P64">58. Ленточная координата<text:tab/>44</text:p>
          <text:p text:style-name="P64">59. Параметры<text:tab/>45</text:p>
          <text:p text:style-name="P64">60. Функции и их описание<text:tab/>49</text:p>
        </text:index-body>
      </text:table-of-content>
      <text:h text:style-name="P72" text:outline-level="1">Введение</text:h>
      <text:p text:style-name="P31">Компьютерные сети прочно вошли в нашу жизнь. Зачем нам сети? Мы узнаём новое, общаемся с близкими, заключаем сделки, участвуем в разработке проектов, управляем процессами.</text:p>
      <text:p text:style-name="P31">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31">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4">Но в корпорациях могут быть люди, которые распоряжаются вверенной им информацией преследуя свои умыслы</text:span>.</text:p>
      <text:p text:style-name="P31">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4">Но среди государственных служащих могут быть люди, которые преследуют интересы определенных групп</text:span>.</text:p>
      <text:p text:style-name="P31"><text:span text:style-name="T6">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4">Централизованные сервисы физически уязвимы и подчинены воле определенных лиц</text:span><text:span text:style-name="T6">.</text:span></text:p>
      <text:p text:style-name="P31">В трёх словах: <text:span text:style-name="T2">центры подвержены утечкам, цензуре и краху</text:span>.</text:p>
      <text:p text:style-name="P31">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31">Не слишком ли это, лишь для того чтобы:</text:p>
      <text:list xml:id="list6812599246436978283" text:style-name="L269">
        <text:list-item>
          <text:p text:style-name="P74">узнавать новое;</text:p>
        </text:list-item>
        <text:list-item>
          <text:p text:style-name="P74">общаться с близкими;</text:p>
        </text:list-item>
        <text:list-item>
          <text:p text:style-name="P74">заключать сделки;</text:p>
        </text:list-item>
        <text:list-item>
          <text:p text:style-name="P74">совместно разрабатывать проекты;</text:p>
        </text:list-item>
        <text:list-item>
          <text:p text:style-name="P74">контролировать процессы.</text:p>
        </text:list-item>
      </text:list>
      <text:p text:style-name="P31">Не слишком ли много порождено сущностей для наших простых задач?</text:p>
      <text:p text:style-name="P31">Не слишком ли дорогую цену мы платим?</text:p>
      <text:h text:style-name="P71" text:outline-level="1"><text:soft-page-break/>Что такое Пандора?</text:h>
      <text:p text:style-name="P31">Pandora – это компьютерная программа, которая хранит ваши данные, данные ваших близких, друзей, партнёров и единомышленников. Пандора имеет встроенную криптографию, позволяет строить схемы доверия, в которых идёт защищенный обмен данными. Узлы Пандоры объединяются в подсети, а отдельные подсети связываются в глобальную мировую сеть.</text:p>
      <text:p text:style-name="P31">Пандора предоставляет функционал социальной сети (наподобие facebook или vkontakte), средства голосового и видео общения (skype), публичной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31"><draw:frame draw:style-name="fr1" draw:name="Frame1" text:anchor-type="paragraph" svg:x="0.4cm" svg:y="0.169cm" style:rel-width="86%" svg:height="12.961cm" draw:z-index="5"><draw:text-box fo:min-height="53%" fo:min-width="15.032cm"><text:p text:style-name="P43"><draw:g text:anchor-type="paragraph" draw:z-index="6" draw:style-name="gr28"><draw:custom-shape draw:style-name="gr29" draw:text-style-name="P84" svg:width="0.929cm" svg:height="0.929cm" svg:x="1.376cm" svg:y="2.275cm"><text:p text:style-name="P82"><text:span text:style-name="T2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 draw:text-style-name="P87" svg:width="0.93cm" svg:height="0.929cm" svg:x="3.6cm" svg:y="0.792cm"><text:p text:style-name="P82"><text:span text:style-name="T2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84" svg:width="0.93cm" svg:height="0.93cm" svg:x="6.382cm" svg:y="0.513cm"><text:p text:style-name="P82"><text:span text:style-name="T2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 draw:text-style-name="P84" svg:width="0.929cm" svg:height="0.929cm" svg:x="3.694cm" svg:y="4.591cm"><text:p text:style-name="P82"><text:span text:style-name="T2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3" draw:text-style-name="P84" svg:width="0.929cm" svg:height="0.93cm" svg:x="6.29cm" svg:y="3.293cm"><text:p text:style-name="P82"><text:span text:style-name="T2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84" svg:width="0.929cm" svg:height="0.93cm" svg:x="9.257cm" svg:y="0.513cm"><text:p text:style-name="P82"><text:span text:style-name="T2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84" svg:width="0.929cm" svg:height="0.927cm" svg:x="11.668cm" svg:y="1.534cm"><text:p text:style-name="P82"><text:span text:style-name="T2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6" draw:text-style-name="P84" svg:width="0.929cm" svg:height="0.929cm" svg:x="13.428cm" svg:y="3.665cm"><text:p text:style-name="P82"><text:span text:style-name="T2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7" draw:text-style-name="P84" svg:width="0.929cm" svg:height="0.929cm" svg:x="13.522cm" svg:y="6.538cm"><text:p text:style-name="P82"><text:span text:style-name="T2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8" draw:text-style-name="P84" svg:width="0.93cm" svg:height="0.93cm" svg:x="12.686cm" svg:y="8.948cm"><text:p text:style-name="P82"><text:span text:style-name="T2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84" svg:width="0.93cm" svg:height="0.929cm" svg:x="1.468cm" svg:y="7.743cm"><text:p text:style-name="P82"><text:span text:style-name="T2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0" draw:text-style-name="P84" svg:width="0.93cm" svg:height="0.93cm" svg:x="9.534cm" svg:y="10.153cm"><text:p text:style-name="P82"><text:span text:style-name="T2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1" draw:text-style-name="P84" svg:width="0.93cm" svg:height="0.929cm" svg:x="0.448cm" svg:y="4.778cm"><text:p text:style-name="P82"><text:span text:style-name="T2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2" draw:text-style-name="P84" svg:width="0.93cm" svg:height="0.929cm" svg:x="3.415cm" svg:y="9.782cm"><text:p text:style-name="P82"><text:span text:style-name="T2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3" draw:text-style-name="P84" svg:width="0.93cm" svg:height="0.93cm" svg:x="6.473cm" svg:y="10.338cm"><text:p text:style-name="P82"><text:span text:style-name="T2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4" draw:text-style-name="P84" svg:width="0.93cm" svg:height="0.927cm" svg:x="5.918cm" svg:y="7.096cm"><text:p text:style-name="P82"><text:span text:style-name="T2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84" svg:width="0.93cm" svg:height="0.929cm" svg:x="9.627cm" svg:y="3.665cm"><text:p text:style-name="P82"><text:span text:style-name="T2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6" draw:text-style-name="P84" svg:width="0.93cm" svg:height="0.927cm" svg:x="9.627cm" svg:y="6.447cm"><text:p text:style-name="P82"><text:span text:style-name="T2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7" draw:text-style-name="P84" svg:x1="4.342cm" svg:y1="1.627cm" svg:x2="6.289cm" svg:y2="7.096cm"><text:p/></draw:line><draw:line draw:style-name="gr48" draw:text-style-name="P84" svg:x1="9.998cm" svg:y1="4.593cm" svg:x2="7.031cm" svg:y2="10.34cm"><text:p/></draw:line><draw:line draw:style-name="gr49" draw:text-style-name="P84" svg:x1="3.879cm" svg:y1="5.427cm" svg:x2="2.21cm" svg:y2="7.836cm"><text:p/></draw:line><draw:line draw:style-name="gr50" draw:text-style-name="P84" svg:x1="2.117cm" svg:y1="2.368cm" svg:x2="3.6cm" svg:y2="1.349cm"><text:p/></draw:line><draw:line draw:style-name="gr51" draw:text-style-name="P84" svg:x1="4.527cm" svg:y1="1.163cm" svg:x2="6.381cm" svg:y2="0.978cm"><text:p/></draw:line><draw:line draw:style-name="gr52" draw:text-style-name="P84" svg:x1="2.117cm" svg:y1="3.108cm" svg:x2="3.786cm" svg:y2="4.776cm"><text:p/></draw:line><draw:line draw:style-name="gr53" draw:text-style-name="P84" svg:x1="6.845cm" svg:y1="1.442cm" svg:x2="6.845cm" svg:y2="3.295cm"><text:p/></draw:line><draw:line draw:style-name="gr54" draw:text-style-name="P84" svg:x1="4.249cm" svg:y1="9.968cm" svg:x2="6.011cm" svg:y2="7.837cm"><text:p/></draw:line><draw:line draw:style-name="gr55" draw:text-style-name="P84" svg:x1="1.375cm" svg:y1="5.241cm" svg:x2="3.693cm" svg:y2="5.056cm"><text:p/></draw:line><draw:line draw:style-name="gr56" draw:text-style-name="P84" svg:x1="6.66cm" svg:y1="7.188cm" svg:x2="9.72cm" svg:y2="4.407cm"><text:p/></draw:line><draw:line draw:style-name="gr57" draw:text-style-name="P84" svg:x1="7.123cm" svg:y1="3.48cm" svg:x2="9.348cm" svg:y2="1.256cm"><text:p/></draw:line><draw:line draw:style-name="gr58" draw:text-style-name="P84" svg:x1="9.811cm" svg:y1="1.442cm" svg:x2="10.089cm" svg:y2="3.666cm"><text:p/></draw:line><draw:line draw:style-name="gr59" draw:text-style-name="P84" svg:x1="11.759cm" svg:y1="2.276cm" svg:x2="10.461cm" svg:y2="3.851cm"><text:p/></draw:line><draw:line draw:style-name="gr60" draw:text-style-name="P84" svg:x1="1.561cm" svg:y1="3.108cm" svg:x2="0.912cm" svg:y2="4.776cm"><text:p/></draw:line><draw:line draw:style-name="gr61" draw:text-style-name="P84" svg:x1="10.183cm" svg:y1="1.069cm" svg:x2="11.759cm" svg:y2="1.718cm"><text:p/></draw:line><draw:line draw:style-name="gr62" draw:text-style-name="P84" svg:x1="10.554cm" svg:y1="6.91cm" svg:x2="13.521cm" svg:y2="7.003cm"><text:p/></draw:line><draw:line draw:style-name="gr63" draw:text-style-name="P84" svg:x1="13.521cm" svg:y1="4.407cm" svg:x2="10.461cm" svg:y2="6.631cm"><text:p/></draw:line><draw:line draw:style-name="gr64" draw:text-style-name="P84" svg:x1="12.037cm" svg:y1="2.459cm" svg:x2="10.183cm" svg:y2="6.445cm"><text:p/></draw:line><draw:line draw:style-name="gr65" draw:text-style-name="P84" svg:x1="7.123cm" svg:y1="4.034cm" svg:x2="9.752cm" svg:y2="6.57cm"><text:p/></draw:line><draw:line draw:style-name="gr66" draw:text-style-name="P84" svg:x1="6.845cm" svg:y1="7.65cm" svg:x2="12.686cm" svg:y2="9.318cm"><text:p/></draw:line><draw:line draw:style-name="gr67" draw:text-style-name="P84" svg:x1="7.402cm" svg:y1="10.803cm" svg:x2="9.534cm" svg:y2="10.71cm"><text:p/></draw:line><draw:line draw:style-name="gr68" draw:text-style-name="P84" svg:x1="2.21cm" svg:y1="8.578cm" svg:x2="3.508cm" svg:y2="9.968cm"><text:p/></draw:line><draw:line draw:style-name="gr69" draw:text-style-name="P84" svg:x1="3.969cm" svg:y1="9.783cm" svg:x2="6.472cm" svg:y2="4.129cm"><text:p/></draw:line><draw:line draw:style-name="gr70" draw:text-style-name="P84" svg:x1="4.249cm" svg:y1="10.525cm" svg:x2="6.474cm" svg:y2="10.803cm"><text:p/></draw:line><draw:line draw:style-name="gr71" draw:text-style-name="P84" svg:x1="13.893cm" svg:y1="7.463cm" svg:x2="13.429cm" svg:y2="9.038cm"><text:p/></draw:line><draw:line draw:style-name="gr72" draw:text-style-name="P84" svg:x1="12.223cm" svg:y1="2.459cm" svg:x2="13.057cm" svg:y2="8.947cm"><text:p/></draw:line><draw:line draw:style-name="gr73" draw:text-style-name="P84" svg:x1="10.461cm" svg:y1="10.525cm" svg:x2="12.779cm" svg:y2="9.691cm"><text:p/></draw:line><draw:line draw:style-name="gr74" draw:text-style-name="P84" svg:x1="6.845cm" svg:y1="4.221cm" svg:x2="9.905cm" svg:y2="10.153cm"><text:p/></draw:line><draw:line draw:style-name="gr75" draw:text-style-name="P84" svg:x1="10.554cm" svg:y1="4.222cm" svg:x2="13.428cm" svg:y2="4.129cm"><text:p/></draw:line><draw:line draw:style-name="gr76" draw:text-style-name="P84" svg:x1="4.064cm" svg:y1="1.72cm" svg:x2="4.157cm" svg:y2="4.594cm"><text:p/></draw:line><draw:line draw:style-name="gr77" draw:text-style-name="P84" svg:x1="4.62cm" svg:y1="4.961cm" svg:x2="6.289cm" svg:y2="3.849cm"><text:p/></draw:line><draw:line draw:style-name="gr78" draw:text-style-name="P84" svg:x1="13.893cm" svg:y1="4.593cm" svg:x2="13.986cm" svg:y2="6.539cm"><text:p/></draw:line><draw:line draw:style-name="gr79" draw:text-style-name="P84" svg:x1="1.653cm" svg:y1="7.836cm" svg:x2="1.004cm" svg:y2="5.705cm"><text:p/></draw:line><draw:line draw:style-name="gr80" draw:text-style-name="P84" svg:x1="7.309cm" svg:y1="0.978cm" svg:x2="9.256cm" svg:y2="0.978cm"><text:p/></draw:line><draw:line draw:style-name="gr81" draw:text-style-name="P84" svg:x1="12.502cm" svg:y1="2.276cm" svg:x2="13.615cm" svg:y2="3.759cm"><text:p/></draw:line><draw:line draw:style-name="gr82" draw:text-style-name="P84" svg:x1="2.395cm" svg:y1="8.115cm" svg:x2="5.918cm" svg:y2="7.559cm"><text:p/></draw:line></draw:g></text:p><text:p text:style-name="P43">Рисунок <text:sequence text:ref-name="refDrawing0" text:name="Drawing" text:formula="ooow:Drawing+1" style:num-format="1">1</text:sequence>: <text:s/>Строение p2p-сети Пандора</text:p></draw:text-box></draw:frame>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text:p>
      <text:p text:style-name="P31">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31"><text:soft-page-break/>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31">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31">Разработка Пандоры ведётся программистами-добровольцами за счёт личных накоплений и пожертвований со стороны сообщества. Пандора является общественной собственностью и распространяется под свободной лицензией GNU GPLv2. Любой может безвозмездно устанавливать Пандору на свой компьютер, использовать в личных, коммерческих и общественных целях, изменять открытый программный код под свои нужды.</text:p>
      <text:p text:style-name="P31">Пандора может работать на компьютере, ноутбуке, планшете под операционными системами Linux, Windows, Macosx и другими.</text:p>
      <text:p text:style-name="P31"/>
      <text:h text:style-name="Heading_20_1" text:outline-level="1">Кодекс пандорианца</text:h>
      <text:p text:style-name="P46">Несколько тысяч лет назад человек потерял лицо и отошёл на второй план. На первое место вышли государства, правительства, министерства, корпорации, обезличенные деньги и другие абстрактные сущности.</text:p>
      <text:p text:style-name="P46">Пандора вновь ставит ценность личности на первое место. Основная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46">Создание идей и вещей, оказание услуг является положительным качеством, а разрушительное поведение является отрицательным качеством.</text:p>
      <text:p text:style-name="P46">Созидание, синтез, конструктив, проектирование объявляются первичной целью человека. А разрушение, анализ, критика, деструкция объявляются подготовительными к созиданию, и порицаемыми в отрыве от него.</text:p>
      <text:p text:style-name="P46">Тем не менее, помимо «<text:span text:style-name="T9">светлого» (ответственного)</text:span><text:span text:style-name="T7"> общения, конструктивного, открытого, с ясными личностями, с авторизацией, в ц</text:span><text:span text:style-name="T9">елях</text:span><text:span text:style-name="T7"> развлечения Пандора технически поддерживает</text:span><text:span text:style-name="T9"> «тёмное» (безответственное) общение, с виртуальными личностями в облаке добровольных анонимусов. Аноним</text:span><text:span text:style-name="T7">ное общение может быть частично ограничено или полностью заблокировано.</text:span></text:p>
      <text:p text:style-name="P46"><text:span text:style-name="T7">Для стабилизации работы народной сети Пандора разработан кодекс поведения</text:span>, который р<text:span text:style-name="T7">егулирует отношения реальных людей, виртуалов и анонимусов:</text:span></text:p>
      <text:list xml:id="list1514379211818628399" text:style-name="L270">
        <text:list-item>
          <text:p text:style-name="P68">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1021061420524" text:continue-numbering="true" text:style-name="L270">
        <text:list-item>
          <text:p text:style-name="P68">если вам не нравятся ваши реальное имя и фамилия, то завeдитe новую анкeту, но при этом сделайтe связь «равно» на рeальноe имя, а также сделайтe публичный комментарий к новому имени, поясняющий переименование. Дату и место рождения при этом оставьте настоящими</text:p>
        </text:list-item>
        <text:list-item>
          <text:p text:style-name="P68">анонимусы и виртуалы не имеют права:</text:p>
          <text:p text:style-name="P68">– выдавать себя за реальных людей</text:p>
          <text:p text:style-name="P68"><text:soft-page-break/>– вести деструктивную деятельность по отношению к реальным людям</text:p>
          <text:p text:style-name="P68">– задавать в своём профиле дату рождения</text:p>
        </text:list-item>
        <text:list-item>
          <text:p text:style-name="P68">если анонимус или виртуал нарушил правило, он по возможности вскрывается и публично наказывается, его ключ объявляется деструктивным</text:p>
        </text:list-item>
        <text:list-item>
          <text:p text:style-name="P68">оценивать анкету анонимуса или виртуала бессмысленно, так как их может быть бесконечно много, вместо этого понижайте доверие их ключам</text:p>
        </text:list-item>
        <text:list-item>
          <text:p text:style-name="P68">также нельзя оценивать реального человека, в существовании которого вы не уверены на 100%. в интернете кто-то может выдавать себя за другого и вредничать от его имени. поэтому когда понижаете карму реальному человеку, будьте уверены, что это именно тот человек. также старайтесь избегать эмоциональных оценок, поддавшись эмоциям в оценке человека, вы можете выставить себя неадекватным. лучше всего, когда вы оцениваете человека по его делам в реальной жизни, а не по тому, что он говорит в сети</text:p>
        </text:list-item>
        <text:list-item>
          <text:p text:style-name="P68">анонимусы и виртуалы соприкасаясь с реальными людьми могут быть только позитивными и конструктивными, не пакостят, не тролят, не анализируют, не оскорбляют</text:p>
        </text:list-item>
        <text:list-item>
          <text:p text:style-name="P68">люди не борятся с анонимусами и виртуалами пока те не лезут к ним </text:p>
        </text:list-item>
        <text:list-item>
          <text:p text:style-name="P68">все пандорианцы (анонимы, виртуалы и реальные люди) защищают сеть Пандору от подавления и блокирования</text:p>
        </text:list-item>
        <text:list-item>
          <text:p text:style-name="P68">каждый человек несёт личную ответственность за свои действия</text:p>
        </text:list-item>
        <text:list-item>
          <text:p text:style-name="P68">человек объясняет свои действия своим мировоззрением и моральными установками</text:p>
        </text:list-item>
        <text:list-item>
          <text:p text:style-name="P68">человек не может прятаться за государство, министерство или корпорацию</text:p>
        </text:list-item>
        <text:list-item>
          <text:p text:style-name="P68">если совершаются деструктивные действия, необходимо выявлять всех лиц персонально</text:p>
        </text:list-item>
        <text:list-item>
          <text:p text:style-name="P68">реальные люди ставят во главу угла созидание, конструктив и синтез</text:p>
        </text:list-item>
        <text:list-item>
          <text:p text:style-name="P68">реальные люди избегают сосредоточения на критике, анализе и деструктиве</text:p>
        </text:list-item>
        <text:list-item>
          <text:p text:style-name="P68">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68">смысл ВКД – подвергать встречному разрушению агрессора до тех пор, пока он не признает, что только в процессе созидания возникают полезные вещи или идеи. цель ВКД: переключение человека от критики и разрушения к проектированию и созиданию</text:p>
        </text:list-item>
        <text:list-item>
          <text:p text:style-name="P68">ВКД – это деструктивная реакция на деструктора с целью его перевоспитания, а именно переключения его из режима разрушения в режим созидания. «воспитательная» означает, что вы должны давить на разрушителя настолько сильно и до тех пор, пока он не согласится изменить своё поведение, но при этом не уничтожить его (как морально, так и физически) </text:p>
        </text:list-item>
        <text:list-item>
          <text:p text:style-name="P68">ВКД исходит из того, что бесперспективно строить с человеком, который настроен на разрушение. Бесперспективно вести конструктивный диалог с человеком, который настроен деструктивно. Это всё равно, что строить дом под бомбёжками и артобстрелом. Ломать легче, чем строить. Тот кто критикует, всегда будет иметь преимущество перед тем, кто пытается вести конструктивный диалог. Если вы хотите достроить дом, пора отложить мастерок, выключить бетономешалку, садиться за зенитное орудие, в танк и подавить агрессора. При этом нужно стараться не уничтожить его, а заставить признать, что первичная цель человека – созидание. Только после этого можно возвращаться к строительству. В этом и заключается суть ВКД</text:p>
        </text:list-item>
        <text:list-item>
          <text:p text:style-name="P68">только созидание делает мартышку человеком (но не модная одежда или богатый папик)</text:p>
        </text:list-item>
        <text:list-item>
          <text:p text:style-name="P68">пандорианцы защищают друг друга, особенно конструктивных членов</text:p>
        </text:list-item>
        <text:list-item>
          <text:p text:style-name="P68">существует эволюция. существует революция</text:p>
        </text:list-item>
        <text:list-item>
          <text:p text:style-name="P68">эволюция лучше революции. революция – крайняя мера</text:p>
        </text:list-item>
        <text:list-item>
          <text:p text:style-name="P68">если есть выбор, лучше участвовать в эволюции, чем в революции</text:p>
        </text:list-item>
        <text:list-item>
          <text:p text:style-name="P68">дураки и злыдни такие потому что в неведении. уничтожить легче, чем объяснить. но объяснить – правильнее. поэтому конструктивный диалог и ВКД – главные методы пандорианца</text:p>
        </text:list-item>
        <text:list-item>
          <text:p text:style-name="P68">агрессия – форма страха. нападает, значит боится. хочешь, чтобы не нападал – развей его <text:soft-page-break/>страхи</text:p>
        </text:list-item>
        <text:list-item>
          <text:p text:style-name="P68">реальный мир очень простой. или очень сложный. но мы этого никогда не узнаем, потому что строим в уме свой мир, о котором и судим</text:p>
        </text:list-item>
        <text:list-item>
          <text:p text:style-name="P68">умозрительный мир человека может быть простым или сложным, это не имеет значения для общества, главное, чтобы мир человека вёл к созиданию</text:p>
        </text:list-item>
        <text:list-item>
          <text:p text:style-name="P68">сильные вашего умозрительного мира могут оказаться не такими уж и сильными в реальном мире. и наоборот</text:p>
        </text:list-item>
        <text:list-item>
          <text:p text:style-name="P68">но среди них есть опытные, и их опыт может пригодиться в созидании</text:p>
        </text:list-item>
        <text:list-item>
          <text:p text:style-name="P68">лучший способ прекратить безобразие – перестать кормить безобразников </text:p>
        </text:list-item>
        <text:list-item>
          <text:p text:style-name="P68">различай конструктивность, деструктивность и контрдеструктивность</text:p>
        </text:list-item>
        <text:list-item>
          <text:p text:style-name="P68">подчиняй своё время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желательно, ВКД) - 10%</text:p>
      <text:p text:style-name="Standard">в зависимости от ситуации может быть другая пропорция, но всегда лучше, когда присутствует конструирование</text:p>
      <text:list xml:id="list1020976744397" text:continue-numbering="true" text:style-name="L270">
        <text:list-item>
          <text:p text:style-name="P68">группа (дом, улица, город, район, область, страна, планета) сама решает, что для неё легально, а что нет</text:p>
        </text:list-item>
        <text:list-item>
          <text:p text:style-name="P68">легальность всегда относительна и всегда ограничена группой людей</text:p>
        </text:list-item>
        <text:list-item>
          <text:p text:style-name="P68">легальность крупной группы определяется мелкими группами, из которых она состоит</text:p>
        </text:list-item>
        <text:list-item>
          <text:p text:style-name="P68">не спрашивай, что группа может сделать для тебя, спроси, что ты можешь сделать для группы</text:p>
        </text:list-item>
        <text:list-item>
          <text:p text:style-name="P68">если после долгих попыток группа не оценила твоего созидания, попробуй себя в другой деятельности. или в другой группе</text:p>
        </text:list-item>
        <text:list-item>
          <text:p text:style-name="P68">не факт, что в другой группе ситуация изменится, возможно, ты нарушил Великий Баланс, возможно ты излишне деструктивен, это повод к перестроению своего поведения, будь конструктивнее</text:p>
        </text:list-item>
        <text:list-item>
          <text:p text:style-name="P68">оголтелые критики с нарушенным балансом поведения должны подвергаться ВКД</text:p>
        </text:list-item>
        <text:list-item>
          <text:p text:style-name="P68">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68">отсюда следует, что деструктивные действия анонимусов и виртуалов по отношению к реальным людям должны жёстко пресекаться.</text:p>
        </text:list-item>
      </text:list>
      <text:p text:style-name="P28"/>
      <text:p text:style-name="P28"/>
      <text:h text:style-name="P71" text:outline-level="1">Установка</text:h>
      <text:p text:style-name="P31">Используйте соответствующий способ для вашей операционной системы.</text:p>
      <text:p text:style-name="P40">Ubuntu</text:p>
      <text:p text:style-name="P31">Выполните три команды в терминале:</text:p>
      <text:p text:style-name="P57">sudo apt-add-repository -y ppa:pandora-net/ppa</text:p>
      <text:p text:style-name="P58">sudo apt-get update</text:p>
      <text:p text:style-name="P58">sudo apt-get install -y pandora-net</text:p>
      <text:p text:style-name="Text_20_body"/>
      <text:p text:style-name="P40">Windows</text:p>
      <text:p text:style-name="P31">Скачайте инсталлятор и запустите под правами Администратора:</text:p>
      <text:p text:style-name="Text_20_body"><text:soft-page-break/><text:a xlink:type="simple" xlink:href="http://sourceforge.net/projects/pandora-net/files/pandora_setup.exe/download"><text:span text:style-name="T7">http://sourceforge.net/projects/pandora-net/files/pandora_setup.exe/download</text:span></text:a></text:p>
      <text:p text:style-name="Text_20_body"/>
      <text:p text:style-name="P40">Debian</text:p>
      <text:p text:style-name="P31">Скачайте пакет и установите под root'ом:</text:p>
      <text:p text:style-name="Text_20_body"><text:a xlink:type="simple" xlink:href="http://sourceforge.net/projects/pandora-net/files/pandora-net_0.1-1ubuntu_all.deb/download"><text:span text:style-name="T7">http://sourceforge.net/projects/pandora-net/files/pandora-net_0.1-1ubuntu_all.deb/download</text:span></text:a></text:p>
      <text:p text:style-name="P47">dpkg -i pandora-net_0.1-1ubuntu_all.deb</text:p>
      <text:p text:style-name="Text_20_body"/>
      <text:p text:style-name="P40">Unix/Bsd/Macosx</text:p>
      <text:p text:style-name="Text_20_body"><text:span text:style-name="T7">1) </text:span><text:span text:style-name="T9">скачайте </text:span><text:span text:style-name="T7">архив </text:span><text:a xlink:type="simple" xlink:href="https://github.com/Novator/Pandora/archive/master.zip"><text:span text:style-name="T7">https://github.com/Novator/Pandora/archive/master.zip</text:span></text:a><text:span text:style-name="T7">, распакуете в папку </text:span><text:span text:style-name="T8">/opt/Pandora/</text:span></text:p>
      <text:p text:style-name="P31">2) <text:span text:style-name="T3">установите </text:span>пакеты <text:span text:style-name="T2">ruby, ruby-sqlite3, ruby-gtk2, openssl, ruby-gstreamer, gstreamer0.10-ffmpeg, gstreamer0.10-x</text:span></text:p>
      <text:p text:style-name="P31">3) <text:span text:style-name="T3">скопируйте </text:span>ярлык <text:span text:style-name="T2">/opt/pandora/view/pandora.desktop</text:span> <text:span text:style-name="T3">на Рабочий стол, </text:span>исправьте пути внутри ярлыка при необходимости.</text:p>
      <text:p text:style-name="P31"/>
      <text:h text:style-name="P71" text:outline-level="1">Ключ</text:h>
      <text:p text:style-name="P39">Криптография (шифрование <text:span text:style-name="T19">и </text:span>электронная подпись) лежат в основе стабильной и безопасной работы Пандоры. Для работы криптографии нужен именной электронный ключ. Точнее говоря, пара ключей: открытый и закрытый.</text:p>
      <text:p text:style-name="P31">При первом запуске, Пандора предложит сгенерировать новый ключ. Вместо создания нового вы можете загрузить старые ключи.</text:p>
      <text:p text:style-name="P31">Откройте список <text:span text:style-name="T2">Пандора-Ключи</text:span>, создайте новый ключ командой <text:span text:style-name="T3">«</text:span><text:span text:style-name="T2">Создать</text:span><text:span text:style-name="T3">» [</text:span><text:span text:style-name="T2">Insert</text:span><text:span text:style-name="T3">]</text:span>. В списке должны как минимум стоять галочки «<text:span text:style-name="T2">RSA</text:span>», «<text:span text:style-name="T2">Blowfish</text:span>», затем нажмите кнопку «<text:span text:style-name="T2">Сгенерировать</text:span>». Выберите свою анкету, к которой необходимо привязать данные ключи.</text:p>
      <text:p text:style-name="P31">Использовать ранее созданный ключ можно командой «<text:span text:style-name="T2">Загрузить</text:span>».</text:p>
      <text:p text:style-name="P31">Секретные ключи хранятся в зашифрованном виде. Активировать существующий ключ необходимо командой <text:span text:style-name="T2">Пандора-Авторизация</text:span>, при запросе ввести пароль. По умолчанию, Пандора активирует ключ при запуске. Здесь же можно изменить пароль или сгенерировать новый комплект ключей.</text:p>
      <text:h text:style-name="P71" text:outline-level="1">Человек</text:h>
      <text:p text:style-name="P31">Для просмотра анкет откройте список <text:span text:style-name="T2">Мир-Люди</text:span>.</text:p>
      <text:p text:style-name="P31">Если вы <text:span text:style-name="T5">впервые</text:span> используете Пандору, добавьте свою анкету. Рекомендуется как минимум ввести <text:span text:style-name="T2">имя</text:span>, <text:span text:style-name="T2">фамилию</text:span> и <text:span text:style-name="T2">дату рождения</text:span>. Постарайтесь сразу правильно указать свои данные, так как по ним формируется <text:span text:style-name="T4">уникальный идентификатор – панхэш</text:span><text:span text:style-name="T6">, а анкета человека и панхэш используются при генерации ключа. Также в</text:span><text:span text:style-name="T3">аша анкета хранится вместе с ключами и будет загружена автоматически при повторной загрузке ключей с флешки.</text:span></text:p>
      <text:p text:style-name="P31"/>
      <text:h text:style-name="P71" text:outline-level="1"><text:soft-page-break/>Идентификация записей</text:h>
      <text:p text:style-name="P33">Каждая запись в Пандоре имеет уникальный идентификатор, именуемый «<text:span text:style-name="T2">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ленточную» 4-байтовую координату от Северного полюса, при ссылке на другие записи берется их панхэш. </text:p>
      <text:p text:style-name="P33">Панхэш человека состоит из следующих блоков: </text:p>
      <text:p text:style-name="P33">[type/lang:FirstName/LastName/BirthDate/BirthCity/FatherFN/MotherFN] </text:p>
      <text:p text:style-name="P33">Панхэш может быть записан «сырыми» данными через слэш: </text:p>
      <text:p text:style-name="P33">[person/ru: Линус/Торвальдс/28.12.1969/Хельсинки/Нильс/Анна] </text:p>
      <text:p text:style-name="P33">Здесь байтовая формула и длина панхэша равны: </text:p>
      <text:p text:style-name="P33">FLDCFM, 3+6+3+4+2+2 (+2 на тип и язык) = 22 байта</text:p>
      <text:p text:style-name="P33">или в 16-ричной кодировке, слитно или группировкой блоков через пробел: </text:p>
      <text:p text:style-name="P33">[0105: a78e3c 0d38fe3da470 0063c9 d59bab8c f573 435a] </text:p>
      <text:p text:style-name="P33">Здесь: </text:p>
      <text:p text:style-name="P33">01 – тип записи «персона» </text:p>
      <text:p text:style-name="P33">05 – русский язык </text:p>
      <text:p text:style-name="P33">a78e3c, 0d38fe3da470, f573 и 435a – усеченный sha1 от «Линус» и «Торвальдс», «Нильс» и «Анна» </text:p>
      <text:p text:style-name="P33">0063c9 – закодированная в 3 байта дата </text:p>
      <text:p text:style-name="P33">d59bab8c – ленточная координата города «Хельсинки».</text:p>
      <text:p text:style-name="P33">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33">[0105: a78e3c 0d38fe3da470 0063c9 00000000 0000 0000] </text:p>
      <text:p text:style-name="P33">концевые нули можно не указывать: </text:p>
      <text:p text:style-name="P33">[0105: a78e3c 0d38fe3da470 0063c9] </text:p>
      <text:p text:style-name="P33">Сокращенный панхэш в человеко читаемом виде может выглядеть так: </text:p>
      <text:p text:style-name="P33">[персона: Линус/Торвальдс]</text:p>
      <text:p text:style-name="P33">или в виде гиперссылки:</text:p>
      <text:p text:style-name="P33">pandora://person.ru/Линус/Торвальдс</text:p>
      <text:p text:style-name="P33">pandora://0105a78e3c0d38fe3da470</text:p>
      <text:p text:style-name="P33">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33">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33"><text:soft-page-break/>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33">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33">[партнер: Иван/Иванов/////менеджер] </text:p>
      <text:p text:style-name="P33">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33">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33">Пандора вычисляет бинарные (байтовые) панхэши, и в своей работе оперирует ими при идентификации и поиске объектов.</text:p>
      <text:p text:style-name="P33"/>
      <text:h text:style-name="P71" text:outline-level="1">Слушание</text:h>
      <text:p text:style-name="P31">Обычно Пандора при запуске сама входит в режим слушания. Ручное включение и выключение режима слушания доступно командой <text:span text:style-name="T2">Пандора-Слушать</text:span><text:span text:style-name="T3">. В режиме слушания внизу в статусной строке высветится ваш </text:span><text:span text:style-name="T2">порт</text:span><text:span text:style-name="T3"> и, если удалось подключиться к другим узлам, </text:span><text:span text:style-name="T2">IP-адрес</text:span><text:span text:style-name="T3">.</text:span></text:p>
      <text:p text:style-name="P33">Теперь вы можете сообщить друзьям свой IP-адрес, чтобы они добавили вас в свой список.</text:p>
      <text:p text:style-name="P31">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31">Сразу после установки Пандоры заданы минимальные разрешения. Как изменить разрешения описано ниже в главе «Доверие, разрешения и подписки».</text:p>
      <text:p text:style-name="P31"/>
      <text:h text:style-name="P71" text:outline-level="1">Узел</text:h>
      <text:p text:style-name="P31">В списке <text:span text:style-name="T2">Пандора-Узлы</text:span> добавьте <text:span text:style-name="T2">IP-адрес</text:span> узла, который вам удалось узнать. Достаточно указать только IP-адрес, другие поля будут заполнены автоматически при обмене данными.</text:p>
      <text:p text:style-name="P31">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71" text:outline-level="1"><text:soft-page-break/>Сообщения и звонки</text:h>
      <text:p text:style-name="P31">Пандора поддерживает обмен сообщениями, голосовой разговор, видео звонок и игры. Есть несколько способов начать живой разговор.</text:p>
      <text:p text:style-name="P31">В списке <text:span text:style-name="T2">Мир-Люди</text:span> выберите нужного человека и откройте диалог командой «<text:span text:style-name="T2">Диалог</text:span>» [Ctrl+D]. Аналогичная команда есть в списке <text:span text:style-name="T2">Пандора-Узлы</text:span>.</text:p>
      <text:p text:style-name="P31">При открытии диалога и включении галочки «онлайн» Пандора подключается к узлу собеседника, если не была подключена до этого. Если соединение установлено, то сообщения сразу будут уходить собеседнику. Иначе сообщения будут копиться и будут отправлены, когда появится связь с узлом, например при очередной охоте (см. главу «Охота»).</text:p>
      <text:p text:style-name="P31">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Пандора запоминает ваш выбор при закрытии диалога.</text:p>
      <text:p text:style-name="P31">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 вновь запуская механизмы Пандоры.</text:p>
      <text:p text:style-name="P31">Если соединение установлено, то можно начать голосовой или видео звонок, включив галочки «<text:span text:style-name="T2">звук</text:span>» и «<text:span text:style-name="T2">видео</text:span>». Кроме того можно поиграть, нажав «<text:span text:style-name="T2">игра</text:span>» и выбрав «Морской бой», «Шахматы» и другие игры.</text:p>
      <text:p text:style-name="P31"/>
      <text:h text:style-name="P71" text:outline-level="1">Охота</text:h>
      <text:p text:style-name="P31">Режим охоты включается командой <text:span text:style-name="T2">Пандора-Охотиться</text:span>.</text:p>
      <text:p text:style-name="P31">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обмен данными.</text:p>
      <text:p text:style-name="P31">Хотя подключение всегда инициирует «охотник», обмен данными между «охотником» и «слушателем» идёт в обе стороны.</text:p>
      <text:p text:style-name="P31"><text:span text:style-name="T4">Нормальная ситуация, когда Пандора находится и в режиме слушания и в режиме охоты одновременно.</text:span><text:span text:style-name="T6"> Р</text:span>оль определяется только тем, кто первый подключился. Сразу после подключения «охотник» и «слушатель» находятся в равных условиях.</text:p>
      <text:p text:style-name="P31">Соединение или разрывается сразу после обмена данными, или остаётся подключенным, если было запрошено живое общение (чат, звонок или игра).</text:p>
      <text:p text:style-name="P31">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71" text:outline-level="1">Доверие</text:h>
      <text:p text:style-name="P31">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ext:soft-page-break/>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7">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31">Доверие равное 0.0 означает, что вы видели эту запись и считаете её нейтральной.</text:p>
      <text:p text:style-name="P31">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31">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31">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31">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31">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при этом дату создания доверия задайте равной дате потери ключа.</text:p>
      <text:p text:style-name="P31">С друг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31">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32"/>
      <text:p text:style-name="P31"/>
      <text:p text:style-name="P32"><text:soft-page-break/>Разрешения</text:p>
      <text:p text:style-name="P31">Разрешения задают доступ к записям и складывается на пересечении условий:</text:p>
      <text:p text:style-name="P31">1) доверие человеку или сообществу</text:p>
      <text:p text:style-name="P31">2) указание маски типов записей, котрые могут быть доступны</text:p>
      <text:p text:style-name="P31"/>
      <text:p text:style-name="P32">Подписки</text:p>
      <text:p text:style-name="P31">Подписки определяют данные какого типа необходимо запрашивать у заданных сообществ, людей или узлов.</text:p>
      <text:p text:style-name="P31">Подписки задаются связями типа «следит за».</text:p>
      <text:p text:style-name="P31">Примеры подписок Ивана Иванова:</text:p>
      <text:p text:style-name="P31">[связь: [персона:Иван Иванов]/«следит за»/[персона:Пётр Петров]]</text:p>
      <text:p text:style-name="P31">[связь: [персона:Иван Иванов]/«следит за»/[сообщество:Клуб любителей кошек]]</text:p>
      <text:p text:style-name="P31"/>
      <text:p text:style-name="P31"/>
      <text:p text:style-name="P31"/>
      <text:h text:style-name="P71" text:outline-level="1">Рейтинг</text:h>
      <text:p text:style-name="P31">В Пандоре люди оказывают положительное или отрицательное доверие записям.</text:p>
      <text:p text:style-name="P31">Рейтинг записи вычисляется на основе суммы доверия от разных людей, при вычислении рейтинга могут использоваться разные алгоритмы, которые делятся на две группы:</text:p>
      <text:list xml:id="list303423326365777896" text:style-name="L271">
        <text:list-item>
          <text:p text:style-name="P75">простая сумма доверия валидных подписей</text:p>
        </text:list-item>
        <text:list-item>
          <text:p text:style-name="P75">сумма с весовыми коэффициентами, расчитанными с учётом личных веток доверия (или веток доверия заданного пользователя).</text:p>
        </text:list-item>
      </text:list>
      <text:p text:style-name="P31">Простая сумма изначально кажется самой объективной.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31">Простой рейтинг (без учёта схем доверия) рассчитывается в Пандоре только как отвлеченная статистическая величина. Что-то наподобе средней по больнице температуры.</text:p>
      <text:p text:style-name="P31">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 и хотят учесть его оценку в своих расчётах рейтинга записи.</text:p>
      <text:p text:style-name="P31">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31"/>
      <text:p text:style-name="P31"/>
      <text:h text:style-name="P71" text:outline-level="1"><text:soft-page-break/>Мнение</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28"/>
      <text:p text:style-name="P31"/>
      <text:p text:style-name="P31"/>
      <text:h text:style-name="P71" text:outline-level="1">Задача</text:h>
      <text:p text:style-name="P28">Пандора может служить в качестве планировщика заданий и надпоминателя.</text:p>
      <text:p text:style-name="P28">Укажите «Время» в которое должно начаться задание.</text:p>
      <text:p text:style-name="P28">Задайте «Режим» выполнения:</text:p>
      <text:p text:style-name="P28">1 – один раз вывести сообщение на экран.</text:p>
      <text:p text:style-name="P28">2 – повторять сообщение с интервалом 5 минут.</text:p>
      <text:p text:style-name="P28">3 – выполнить код, указанный в сообщении.</text:p>
      <text:p text:style-name="P28">По умолчанию «Исполнителем» являетесь вы, но можно изменить исполнителя, если вы даёте задание другому человеку или группе.</text:p>
      <text:p text:style-name="P28">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28">1 – задание для «почемучки» (управляет сбором данных)</text:p>
      <text:p text:style-name="P28">2 – задание для «ответчика» (управляет рассылкой данных)</text:p>
      <text:p text:style-name="P28">3 – последовательность действий на узле в виде заданных команд меню.</text:p>
      <text:p text:style-name="P28"/>
      <text:h text:style-name="P71" text:outline-level="1">Связь</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text:soft-page-break/>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28"/>
      <text:p text:style-name="P33"/>
      <text:h text:style-name="P71" text:outline-level="1">Правка и удаление</text:h>
      <text:p text:style-name="P31">Обычное изменение записи происходит по-разному, в случаях если запись:</text:p>
      <text:list xml:id="list5381719792540835633" text:style-name="L272">
        <text:list-header>
          <text:p text:style-name="P78">не была отправлена</text:p>
        </text:list-header>
        <text:list-item>
          <text:p text:style-name="P79">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79">при редактированиии изменяется непосредственно сама запись.</text:p>
          <text:p text:style-name="P80">была отправлена</text:p>
        </text:list-item>
        <text:list-item>
          <text:p text:style-name="P81">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81">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31">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31"><text:soft-page-break/>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31">Если вы хотите удалить запись минуя кэширование, то устанавливайте галочку «физически».</text:p>
      <text:p text:style-name="P31">Если при редактировании вы гарантированно хотите сохранить старую запись, то выбирайте команду «Копировать», вместо «Редактировать».</text:p>
      <text:p text:style-name="P31">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31">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31">Сборщик мусора работает сам по себе, без участия пользователя.</text:p>
      <text:p text:style-name="P31"/>
      <text:h text:style-name="P71" text:outline-level="1">Картинка и файл</text:h>
      <text:p text:style-name="P31">Файлы, в том числе фотографии, публикуются в списке <text:span text:style-name="T2">Мир-Файлы</text:span>.</text:p>
      <text:p text:style-name="P31">Пример:</text:p>
      <text:p text:style-name="P31">1) название файла: «Мой кот Барсик»</text:p>
      <text:p text:style-name="P31">2) тип файла: «JPG» (обычно определяется автоматически)</text:p>
      <text:p text:style-name="P31">3) путь к файлу: /home/user/Pictures/cat_barsik.jpg</text:p>
      <text:p text:style-name="P31"/>
      <text:h text:style-name="P71" text:outline-level="1">Cтатья</text:h>
      <text:p text:style-name="P31">Статьи публикуются в списке <text:span text:style-name="T2">Мир-Статьи</text:span>.</text:p>
      <text:p text:style-name="P31">Поддерживается четыре формата: text, org-mode, wiki, html.</text:p>
      <text:p text:style-name="P31">Формат text — это простой текст в кодировке UTF-8.</text:p>
      <text:p text:style-name="P31">Форматы org-mode поддерживает следующие теги:</text:p>
      <text:p text:style-name="P31">*выделенный*</text:p>
      <text:p text:style-name="P31">/наклонный/</text:p>
      <text:p text:style-name="P31">_подчёркнутый_</text:p>
      <text:p text:style-name="P31">-зачёркнутый-</text:p>
      <text:p text:style-name="P31"><text:s text:c="4"/>моноширинный</text:p>
      <text:p text:style-name="P31">+тоже моноширинный+</text:p>
      <text:p text:style-name="P31">`текст *без* /форматирования/`</text:p>
      <text:p text:style-name="P31">&gt; цитата</text:p>
      <text:p text:style-name="P31">Читать далее -&gt;</text:p>
      <text:p text:style-name="P31"><text:soft-page-break/>* Список</text:p>
      <text:p text:style-name="P31">- Список</text:p>
      <text:p text:style-name="P31"># Список нумерованный</text:p>
      <text:p text:style-name="P31">=== Глава</text:p>
      <text:p text:style-name="P31">== Заголовок</text:p>
      <text:p text:style-name="P31">= Подзаголовок</text:p>
      <text:p text:style-name="P31">===# Глава с номером</text:p>
      <text:p text:style-name="P31">[Выравнивание</text:p>
      <text:p text:style-name="P31">по центру]&lt;&gt;</text:p>
      <text:p text:style-name="P31">[Выравнивание по ширине]&lt;=&gt;</text:p>
      <text:p text:style-name="P31">[Выравнивание вправо]&gt;</text:p>
      <text:p text:style-name="P31">[Выравнивание влево]&lt;</text:p>
      <text:p text:style-name="P31">[]&gt;</text:p>
      <text:p text:style-name="P31">С этой строки -- выравнивание вправо</text:p>
      <text:p text:style-name="P31">После этой строки --- влево (начиная с таблицы)</text:p>
      <text:p text:style-name="P31">[]&lt;</text:p>
      <text:p text:style-name="P31">|=№|=Фамилия|=Рост|</text:p>
      <text:p text:style-name="P31">|1|Иванов|175|</text:p>
      <text:p text:style-name="P31">|2|Петров|180|</text:p>
      <text:p text:style-name="P31">----</text:p>
      <text:p text:style-name="P31">[Развернуть или свернуть ссылки]-&gt;</text:p>
      <text:p text:style-name="P31">http://robux.biz/pandora.html</text:p>
      <text:p text:style-name="P31">mailto://ironsoft@mail.ru</text:p>
      <text:p text:style-name="P34">pandora://person/Linus/Torvalds</text:p>
      <text:p text:style-name="P34">pandora://персона/Линус/Торвальдс</text:p>
      <text:p text:style-name="P34">pandora://article.ru/Народная сеть Pandora/0xfd94e3a95c12</text:p>
      <text:p text:style-name="P31">[http:robux.biz/pandora.html|Страница с реквизитами]</text:p>
      <text:p text:style-name="P31">[mailto:ironsoft@mail.ru|Ironsoft Lab]</text:p>
      <text:p text:style-name="P31">[pandora:person.ru/<text:span text:style-name="T11">Линус/Торвальдс</text:span>]</text:p>
      <text:p text:style-name="P31">[person.ru/<text:span text:style-name="T11">Линус/Торвальдс|Клёвый чувак</text:span>]</text:p>
      <text:p text:style-name="P31">[персона/<text:span text:style-name="T11">Линус/Торвальдс</text:span>]</text:p>
      <text:p text:style-name="P31">[статья/Народная<text:span text:style-name="T11"> сеть Pandora/[Михаил/Галюк]]</text:span></text:p>
      <text:p text:style-name="P31">[персона/<text:span text:style-name="T11">0x1d71e3a95c45</text:span>]:<text:span text:style-name="T11">the_mark1:</text:span></text:p>
      <text:p text:style-name="P31">[<text:span text:style-name="T11">0x01051d71e3a95c45</text:span>]</text:p>
      <text:p text:style-name="P31">[file:/etc/crontab.conf@size]&lt;&gt;</text:p>
      <text:p text:style-name="P31"><text:soft-page-break/>[file:pandora/pandora.rb|Главный файл@ruby]-&gt;</text:p>
      <text:p text:style-name="P31">[file:files/download_by_pandora.png@image]</text:p>
      <text:p text:style-name="P31">[file:home/facepalm.jpg@image/640x480|Лицо ладонь]</text:p>
      <text:p text:style-name="P31">[]</text:p>
      <text:p text:style-name="P31">[@ruby]</text:p>
      <text:p text:style-name="P31">puts 'Hello World'</text:p>
      <text:p text:style-name="P31"># Форматирование завершится пустыми квадратными скобками</text:p>
      <text:p text:style-name="P31">[]</text:p>
      <text:p text:style-name="P31">[#the_mark1|Перейти к метке]</text:p>
      <text:p text:style-name="P31">{+red,black}красный текст на черном фоне{-}</text:p>
      <text:p text:style-name="P31">{:Сноска внизу страницы}</text:p>
      <text:p text:style-name="P31">{:[http:google.ru/search?&amp;q=p2p+сеть|Сноска с ссылкой на источник]}</text:p>
      <text:p text:style-name="P31"/>
      <text:p text:style-name="P31"/>
      <text:h text:style-name="P71" text:outline-level="1">Параметр</text:h>
      <text:p text:style-name="P31">Параметры задают работу Пандоры и доступны в списке <text:span text:style-name="T2">Пандора-Параметры</text:span>.</text:p>
      <text:p text:style-name="P31">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31">При запросе по имени параметра значение берётся у параметра с максимальным доверием для текущего пользователя и текущего узла.</text:p>
      <text:p text:style-name="P31">Когда пользователь не задан, считается, что параметр предназначен для всех людей.</text:p>
      <text:p text:style-name="P31">Когда узел не задан, считается, что это параметр по умолчанию для всех узлов.</text:p>
      <text:p text:style-name="P31"/>
      <text:h text:style-name="P71" text:outline-level="1">Объявление</text:h>
      <text:p text:style-name="P31">Добавьте своё объявление в списке <text:span text:style-name="T2">Дело-Объявления</text:span>.</text:p>
      <text:p text:style-name="P31">Укажите «Название», например «Продаётся ноутбук Acer PN-2000» и «Суть» объявления, например «Монитор: 15'', процессор AMD, жёсткий диск 500Гб. Цена 10 000 руб.».</text:p>
      <text:p text:style-name="P31">Если простой «Формат» объявления не устраивает, выберите «Табличный». Здесь вы сможете указать список товаров и их цены.</text:p>
      <text:p text:style-name="P31"/>
      <text:h text:style-name="P71" text:outline-level="1">Заказ</text:h>
      <text:p text:style-name="P31">Щелкнув по нужному объявлению правой кнопкой мыши, выберите «Заказать».</text:p>
      <text:p text:style-name="P31"><text:soft-page-break/>В закладке «Блага» укажите что именно вы хотите заказать и в каком количестве.</text:p>
      <text:p text:style-name="P31">Здесь также поддерживается «Простой» формат и «Таблица».</text:p>
      <text:p text:style-name="P31"/>
      <text:h text:style-name="P71" text:outline-level="1">Сделка</text:h>
      <text:p text:style-name="P31">Щелкнув по нужному заказу правой кнопкой мыши, выберите «Оформить».</text:p>
      <text:p text:style-name="P31">В открывшейся «Сделке» выберите «Договор».</text:p>
      <text:p text:style-name="P31">На базе этой сделки вы можете распечатать «Счет для оплаты».</text:p>
      <text:p text:style-name="P31"/>
      <text:p text:style-name="P31"/>
      <text:h text:style-name="P71" text:outline-level="1">Накладная</text:h>
      <text:p text:style-name="P31">Щелкните правой кнопкой мыши на Сделке и выберите «Отгрузить».</text:p>
      <text:p text:style-name="P31"/>
      <text:p text:style-name="P31"/>
      <text:p text:style-name="P31"/>
      <text:h text:style-name="P71" text:outline-level="1">Расписка</text:h>
      <text:p text:style-name="P31">В основе платежей в Пандоре заложена «Распределённая электронная доверенная энергетическая система» (Distributed electronic trust energy payment system, или DETEPS).</text:p>
      <text:p text:style-name="P31">Оплата в Пандоре совершается передачей расписок. О Передаче будет сказано ниже.</text:p>
      <text:p text:style-name="P31">Расписка – это обязательство кого-либо предоставить услуги или товары в указанном объёме.</text:p>
      <text:p text:style-name="P31">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31">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31">Укажите «Валюту», например «МэДж» или «руб.2013.07» или «BTC.2013.07». Если оплата указана в виде энергии или материальной ценности (например «золото.585»), то год и месяц не указывается, в остальных случаях, так как стоимость валют дрейфует, должны быть указаны год и месяц, на которые указанная сумма актуальна. В договоре могут быть указаны условия, по которым производится пересчет «дрейфующих» валют.</text:p>
      <text:p text:style-name="P31">Если вы выпускаете расписку, то должны понимать, что обязаны её в дальнейшем выполнить. Если вы не справитесь со своими обязательствами, то это скажется на доверии к вам и в крайних случаях может служить причиной наказания.</text:p>
      <text:p text:style-name="P31"><text:soft-page-break/>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31"/>
      <text:h text:style-name="P71" text:outline-level="1">Передача</text:h>
      <text:p text:style-name="P31">Передача – это документ, по которому имеющаяся у вас расписка передаётся другому лицу. В Пандоре Передача используется как способ оплаты, а также как способ обмена расписками. Обмен расписками может производиться в ручном или автоматическом (через биржи) режиме. О биржах будет рассказано ниже.</text:p>
      <text:p text:style-name="P31">Щекните правой кнопкой мыши по Сделке и выберите «Оплатить».</text:p>
      <text:p text:style-name="P31">Выберите «Расписку», которую вы хотите передать в качестве оплаты.</text:p>
      <text:p text:style-name="P31">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31">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31">Если узел эммитента временно недоступен (или не 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 расписка на сдачу также может быть располовинена.</text:p>
      <text:p text:style-name="P31">В крайнем случае сдача может быть выдана распиской самого получателя платежа. Механизм проведения оплаты определяется настройками узлом, а также настройками и доступностью бирж эммитентов расписок, учавствующих в операции.</text:p>
      <text:p text:style-name="P31">Передача считается полностью состоявшейся только в том случае, если Передаче (разумеется, кроме вас) оказал доверие получатель. Если получатель не оказал вашей Передаче положительного доверия, значит он не принял вашу оплату.</text:p>
      <text:p text:style-name="P31">На стороне получателя Передачу может принять также биржевой робот получателя, если он расценил предлагаему расписку как ликвидную.</text:p>
      <text:h text:style-name="P71" text:outline-level="1">Биржа</text:h>
      <text:p text:style-name="P31">Биржа работает в автоматическом или полуавтоматическом режиме. В автоматическом режиме биржевой робот по заданным правилам находит выгодные операции, создаёт Передачи и Расписки (или только что-то одно) и подписывает их заданным ключом (для автоматических биржевых операций рекомендуется создать отдельный комплект ключей). Это самый быстрый режим работы биржи. В полуавтоматическом режиме робот только подготавливает Передачи и Расписки, а человек после личной проверки подписывает (или не подписывает) их. Такой режим биржи более медленный, но более надёжный. Возможен комбинированный вариант: робот подписывает биржевым ключом, а человек после проверки, дополнительно подписывает личным ключом.</text:p>
      <text:p text:style-name="P31"><text:soft-page-break/>Биржевой робот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31">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31">Также функцией биржи явялется размен своих расписок, т. е. биржевой робот: а) принимает (через Передачу) свою расписку, б) выписывает две (или более) новых расписки на такую же общую сумму и на тот же договор, в) передает новые расписки тому, кто запрашивал размен.</text:p>
      <text:p text:style-name="P31">Работу биржи определяет владелец активного ключа.</text:p>
      <text:p text:style-name="P31"/>
      <text:h text:style-name="P71" text:outline-level="1">Загрузка данных</text:h>
      <text:p text:style-name="P31">Вы можете загружать записи из внешних файлов (например из xls-таблиц) или баз данных (например из баз CRM-систем или интернет-магазинов).</text:p>
      <text:p text:style-name="P31">Щелкните правой кнопкой по любому списку и выберите «Загрузить».</text:p>
      <text:p text:style-name="P31"/>
      <text:h text:style-name="P71" text:outline-level="1">Выгрузка данных</text:h>
      <text:p text:style-name="P31">Вы можете выгружать записи во внешние файлы (например в xls-таблицы) или в базы данных (например базы CRM-систем или интернет-магазинов).</text:p>
      <text:p text:style-name="P31">Щелкните правой кнопкой по любому списку и выберите «Выгрузить».</text:p>
      <text:p text:style-name="P31"/>
      <text:p text:style-name="P31"/>
      <text:p text:style-name="P31"/>
      <text:h text:style-name="P71" text:outline-level="1">Проект</text:h>
      <text:p text:style-name="P31">Вы можете разработать новый проект в списке <text:span text:style-name="T2">Регион-Проекты</text:span>.</text:p>
      <text:p text:style-name="P31">Это может быть проект детского сада, электромобиля, бытового прибора, нового моста через реку и так далее.</text:p>
      <text:p text:style-name="P31"/>
      <text:p text:style-name="P31"/>
      <text:h text:style-name="P71" text:outline-level="1"><text:soft-page-break/>Постановление</text:h>
      <text:p text:style-name="P31">Щёлкните правой кнопкой по Проекту и выберите «Реализовать», чтобы создать новое постановление.</text:p>
      <text:p text:style-name="P31">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31">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31">Процедура утверждения постановлений может различаться для разных регионов.</text:p>
      <text:p text:style-name="P31"/>
      <text:h text:style-name="P71" text:outline-level="1">Закон</text:h>
      <text:p text:style-name="P31">Вы можете предложить новый закон в списке <text:span text:style-name="T2">Регион-Законы</text:span>.</text:p>
      <text:p text:style-name="P31">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31">Процедура принятия законов может различаться для разных регионов.</text:p>
      <text:p text:style-name="P31"/>
      <text:p text:style-name="P31"/>
      <text:h text:style-name="P71" text:outline-level="1">Преступление</text:h>
      <text:p text:style-name="P31">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31">Преступлением может также являться невыполнение эммитентом обязательств по Расписке.</text:p>
      <text:p text:style-name="P31"/>
      <text:h text:style-name="P71" text:outline-level="1">Наказание</text:h>
      <text:p text:style-name="P31">Наказание – это реакция на Преступление, согласно принятым Законам.</text:p>
      <text:p text:style-name="P31">Щелкните правой кнопкой на Преступлении и выберите «Наказать».</text:p>
      <text:p text:style-name="P31">Выберите «Исполнителя» и срок исполнения. Также укажите ссылки на законы.</text:p>
      <text:p text:style-name="P31">Процедура запуска наказаний может различаться для разных регионов.</text:p>
      <text:p text:style-name="P31"/>
      <text:p text:style-name="Text_20_body"/>
      <text:p text:style-name="P31"/>
      <text:h text:style-name="P71" text:outline-level="1"><text:soft-page-break/>Делегирование</text:h>
      <text:p text:style-name="P31">Делегирование – это передача права голосовать по какому-либо Постановлению, Закону или Наказанию другому лицу (делегату).</text:p>
      <text:p text:style-name="P31">Укажите срок, задав в поле «Истекает» конечную дату. Начальной датой служит время создания Делегирования.</text:p>
      <text:p text:style-name="P31">Учёт делегирования при голосовании может учитываться по-разному для разных регионов.</text:p>
      <text:p text:style-name="P31"/>
      <text:p text:style-name="P31"/>
      <text:p text:style-name="P31"/>
      <text:h text:style-name="P71" text:outline-level="1">Регистр</text:h>
      <text:p text:style-name="P31">Регистры используются для регистрации номеров каких-либо объектов: автомобилей, вагонов и другое.</text:p>
      <text:p text:style-name="P31">Созданием регистров обычно занимается узел общественной организации, которую утвердили соответсвующим Постановлением.</text:p>
      <text:p text:style-name="P31"/>
      <text:p text:style-name="P31"/>
      <text:p text:style-name="P31"/>
      <text:h text:style-name="P71" text:outline-level="1">Обмен с внешними базами</text:h>
      <text:p text:style-name="P31">Чтобы автоматически загружать данные из файлов, каталогов или внешних таблиц добавьте задание в таблице <text:span text:style-name="T2">Пандора-Загрузка/Выгрузка</text:span>.</text:p>
      <text:p text:style-name="P31">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31">Пандора отследит изменения и запустит загрузчик или выгрузчик данных, после чего зарегистрирует состояние загрузки/выгрузки в таблице <text:span text:style-name="T2">Пандора-Загружено/Выгружено</text:span>.</text:p>
      <text:p text:style-name="P31">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31"/>
      <text:p text:style-name="P31"/>
      <text:h text:style-name="P71" text:outline-level="1">Настройка сети</text:h>
      <text:p text:style-name="P31">Pandora не имеет серверов, весь трафик идёт напрямую между клиентами сети. Чтобы к вам могли подключаться ваши друзья необходимо настроить на своём роутере проброс TCP-порта 5577 снаружи вовнутрь. Для «белого» и статического IP-адреса этого достаточно. </text:p>
      <text:p text:style-name="P31">Если ваш IP-адрес «белый», но динамический, то можно воспользоваться любым сервисом <text:soft-page-break/>DDNS для получения постоянного доменного имени. </text:p>
      <text:p text:style-name="P31">Если ваш IP-адрес «серый» (находитесь за NAT), но при этом имеете хостинг с питоном, то можно запустить на нём отдельную утилиту pangate.py (находится в подкаталоге util). </text:p>
      <text:p text:style-name="P31">Если ваш IP-адрес «серый» и вы не имеете никаких хостов с белыми IP, то ваш клиент всё равно сможет подключаться к другим клиентам Пандоры. Также, даже будучи за NAT'ом, почти у каждого провайдера имеется возможность получить «белый» IPv6 адрес, используя сервис Teredo. Для его запуска в линуксе достаточно поставить пакет «miredo».</text:p>
      <text:p text:style-name="P31"/>
      <text:p text:style-name="P31"/>
      <text:h text:style-name="P71" text:outline-level="1">Компоненты</text:h>
      <text:p text:style-name="P31">Компоненты Пандоры удовлетворяют обязательным критериям:</text:p>
      <text:p text:style-name="P31">1) свободная и чистая лицензия</text:p>
      <text:p text:style-name="P31">2) независимость от вендора</text:p>
      <text:p text:style-name="P31">3) кросс платформенность</text:p>
      <text:p text:style-name="P31">4) популярность и актуальность</text:p>
      <text:p text:style-name="P31">5) ясность</text:p>
      <text:p text:style-name="P31">6) документированность</text:p>
      <text:p text:style-name="P31">7) простота развертывания</text:p>
      <text:p text:style-name="P31">8) малый размер</text:p>
      <text:p text:style-name="P31">Вот текущий список: ruby, gtk, sqlite, openssl, gstreamer.</text:p>
      <text:p text:style-name="P31">Форматы: txt, xml, odf.</text:p>
      <text:p text:style-name="P31">Протокол бинарный на порту tcp/udp — 5577.</text:p>
      <text:p text:style-name="P31">Ниже описаны только те критерии, которые стали ключевыми при выборе компонента:</text:p>
      <text:p text:style-name="P31">1. Ruby.</text:p>
      <text:p text:style-name="P31">Код на Ruby эстетичен и лаконичен. Написано множество библиотек: пользовательские интерфейсы (gtk, ncursed, web, qt, fox, wx).</text:p>
      <text:p text:style-name="P31">2. GTK</text:p>
      <text:p text:style-name="P31">Хорошая документированность по отношению к другим графическим библиотекам. По умолчанию присутствует в любом Linux.</text:p>
      <text:p text:style-name="P31">3. SQLite</text:p>
      <text:p text:style-name="P31">Простота использования. Фактически не нужно устанавливать.</text:p>
      <text:p text:style-name="P31">4. OpenSSL</text:p>
      <text:p text:style-name="P31">По умолчанию присутствует в любом Linux.</text:p>
      <text:p text:style-name="P31">5. GStreamer</text:p>
      <text:p text:style-name="P31">Гибкость. Простота использования.</text:p>
      <text:p text:style-name="P31">6. XML</text:p>
      <text:p text:style-name="P31"><text:soft-page-break/>Удобство редактирования.</text:p>
      <text:p text:style-name="P31">7. ODF</text:p>
      <text:p text:style-name="P31">Свободный стандарт.</text:p>
      <text:p text:style-name="P31">8. GPL</text:p>
      <text:p text:style-name="P31">Гарантия свободы и открытости. Защита от притязаний.</text:p>
      <text:p text:style-name="P31">9. Бинарный протокол</text:p>
      <text:p text:style-name="P31">Компактный трафик. Высокая скорость обмена.</text:p>
      <text:p text:style-name="P31">10. Порт 5577</text:p>
      <text:p text:style-name="P31">Красивые цифры 5 и 7. По статистике активности, порт 5577 в интернете не используется никакими другими службами. </text:p>
      <text:p text:style-name="P31"/>
      <text:p text:style-name="P31"/>
      <text:p text:style-name="P31"/>
      <text:h text:style-name="Heading_20_1" text:outline-level="1">Языковы<text:span text:style-name="T7">е файлы</text:span></text:h>
      <text:p text:style-name="P31">Сообщения в Пандоре введены на английском. При запуске, если в системе установлен другой язык, из подкаталога /lang загружается соответсвующий языковой текстовый файл. Например, чтобы сообщения выводились на русском языке необходимы два условия:</text:p>
      <text:p text:style-name="P31">1) задать переменную среды LANG=ru_RU (или запуск с параметром --lang=ru)</text:p>
      <text:p text:style-name="P31">2) создать языковой файл <text:span text:style-name="T2">/Pandora/lang/lang.ru.txt</text:span> в таком виде:</text:p>
      <table:table table:name="Таблица4" table:style-name="Таблица4">
        <table:table-column table:style-name="Таблица4.A"/>
        <table:table-row>
          <table:table-cell table:style-name="Таблица4.A1" office:value-type="string">
            <text:p text:style-name="P42">Pandora=&gt;Пандора</text:p>
            <text:p text:style-name="P42">Folk network of trust=&gt;Народная сеть доверия</text:p>
            <text:p text:style-name="P42">"Warning! \"Evil Empire\" wants</text:p>
            <text:p text:style-name="P42">to own the World!"=&gt;"Внимание! \"Империя Зла\" хочет</text:p>
            <text:p text:style-name="P42">владеть Миром!"</text:p>
          </table:table-cell>
        </table:table-row>
      </table:table>
      <text:p text:style-name="P41">Здесь левая часть отделена от правой символами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31">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31"/>
      <text:p text:style-name="P31"/>
      <text:h text:style-name="Heading_20_1" text:outline-level="1"><text:soft-page-break/>Модель Пандоры</text:h>
      <text:p text:style-name="P31">Модель описана в файлах: <text:span text:style-name="T2">/Pandora/model/*.xml</text:span><text:span text:style-name="T3">.</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31">1. Мир</text:p>
      <text:p text:style-name="P31">Человек, Сообщество, Город, Страна и др.</text:p>
      <text:p text:style-name="P31">2. Дело</text:p>
      <text:p text:style-name="P31">Товары, Услуги, Сделки и др.</text:p>
      <text:p text:style-name="P31">3. Регион</text:p>
      <text:p text:style-name="P31">Проекты, Законы, Ресурсы и др.</text:p>
      <text:p text:style-name="P31">4. Пандора</text:p>
      <text:p text:style-name="P31">Узлы, Ключи, Подписи и др.</text:p>
      <text:p text:style-name="P31">Вы можете дополнять базовые типы, или создавать новые типы, унаследованные от базовых.</text:p>
      <text:p text:style-name="P31"/>
      <text:p text:style-name="P31">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31"/>
      <text:p text:style-name="P31"/>
      <text:p text:style-name="P31"/>
      <text:h text:style-name="Heading_20_1" text:outline-level="1">Средства разработки</text:h>
      <text:p text:style-name="P31">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31">В качестве текстового редактора рекомендую Geany: лёгкий, эстетичный, кроссплатформенный с подстветкой синтаксиса ruby, xml и многих других.</text:p>
      <text:p text:style-name="P31">В Linux Ubuntu он устанавливается командой:</text:p>
      <text:p text:style-name="P31">apt-get -y install geany</text:p>
      <text:p text:style-name="P31">В Windows можно скачать и установить отсюда:</text:p>
      <text:p text:style-name="Text_20_body"><text:a xlink:type="simple" xlink:href="http://www.geany.org/Download/Releases">http://www.geany.org/Download/Releases</text:a></text:p>
      <text:h text:style-name="Heading_20_1" text:outline-level="1">Адаптер баз данных</text:h>
      <text:p text:style-name="P31">Адаптер является посредником между базой данных и бизнес-логикой, он позволяет абстрагироваться от особенностей базы.</text:p>
      <text:p text:style-name="P31"><text:soft-page-break/></text:p>
      <text:h text:style-name="Heading_20_1" text:outline-level="1">Формат данных PSON</text:h>
      <text:p text:style-name="P36">Для передачи по сети <text:span text:style-name="T13">данные представляются в </text:span>формат<text:span text:style-name="T15">е</text:span> <text:span text:style-name="T13">PSON (</text:span>Pandora Simple Object Notation, или «Простое представление объекта Пандоры»<text:span text:style-name="T13">)</text:span>. <text:span text:style-name="T13">PSON также используеться для некоторых внутренних целей Пандоры, например, при генерации и проверке подписи.</text:span></text:p>
      <text:p text:style-name="P31"><text:span text:style-name="T13">Д</text:span>анны<text:span text:style-name="T13">е</text:span> PSON состо<text:span text:style-name="T13">я</text:span>т из <text:span text:style-name="T13">последовательного </text:span>перечисления полей:</text:p>
      <table:table table:name="Table1" table:style-name="Table1">
        <table:table-column table:style-name="Table1.A" table:number-columns-repeated="3"/>
        <table:table-column table:style-name="Table1.D"/>
        <table:table-row>
          <table:table-cell table:style-name="Table1.A1" office:value-type="string">
            <text:p text:style-name="P10">Field1</text:p>
          </table:table-cell>
          <table:table-cell table:style-name="Table1.A1" office:value-type="string">
            <text:p text:style-name="P10">Field2</text:p>
          </table:table-cell>
          <table:table-cell table:style-name="Table1.A1" office:value-type="string">
            <text:p text:style-name="P10">Field3</text:p>
          </table:table-cell>
          <table:table-cell table:style-name="Table1.D1" office:value-type="string">
            <text:p text:style-name="P10">Field4</text:p>
          </table:table-cell>
        </table:table-row>
      </table:table>
      <text:p text:style-name="P31"/>
      <text:p text:style-name="P31"><text:span text:style-name="T13">П</text:span>оле содержит две <text:span text:style-name="T13">обязательных (*) </text:span>или <text:span text:style-name="T13">одну необязательную</text:span> компонент<text:span text:style-name="T13">у:</text:span></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8"/>
          </table:table-cell>
          <table:table-cell table:style-name="Таблица6.A1" office:value-type="string">
            <text:p text:style-name="P14">Имя</text:p>
          </table:table-cell>
          <table:table-cell table:style-name="Таблица6.A1" office:value-type="string">
            <text:p text:style-name="P12">Длина, байт</text:p>
          </table:table-cell>
          <table:table-cell table:style-name="Таблица6.D1" office:value-type="string">
            <text:p text:style-name="P12">Описание</text:p>
          </table:table-cell>
        </table:table-row>
        <table:table-row>
          <table:table-cell table:style-name="Таблица6.A2" office:value-type="string">
            <text:p text:style-name="Table_20_Contents">1</text:p>
          </table:table-cell>
          <table:table-cell table:style-name="Таблица6.A2" office:value-type="string">
            <text:p text:style-name="P5">Type*</text:p>
          </table:table-cell>
          <table:table-cell table:style-name="Таблица6.A2" office:value-type="string">
            <text:p text:style-name="P21">1</text:p>
          </table:table-cell>
          <table:table-cell table:style-name="Таблица6.D2" office:value-type="string">
            <text:p text:style-name="P18">Задаёт тип данных (4 бита<text:span text:style-name="T7">)</text:span>, знак (1 бит<text:span text:style-name="T7">)</text:span>, длину <text:span text:style-name="T14">целого</text:span> (3 бита<text:span text:style-name="T7">)</text:span></text:p>
          </table:table-cell>
        </table:table-row>
        <table:table-row>
          <table:table-cell table:style-name="Таблица6.A2" office:value-type="string">
            <text:p text:style-name="Table_20_Contents">2</text:p>
          </table:table-cell>
          <table:table-cell table:style-name="Таблица6.A2" office:value-type="string">
            <text:p text:style-name="P11">Length*</text:p>
          </table:table-cell>
          <table:table-cell table:style-name="Таблица6.A2" office:value-type="string">
            <text:p text:style-name="P11">0..7</text:p>
          </table:table-cell>
          <table:table-cell table:style-name="Таблица6.D2" office:value-type="string">
            <text:p text:style-name="Table_20_Contents">Задаёт <text:span text:style-name="T14">целое </text:span>значeни<text:span text:style-name="T7">е </text:span><text:span text:style-name="T10">или длину</text:span> данных</text:p>
          </table:table-cell>
        </table:table-row>
        <table:table-row>
          <table:table-cell table:style-name="Таблица6.A2" office:value-type="string">
            <text:p text:style-name="P31">3</text:p>
          </table:table-cell>
          <table:table-cell table:style-name="Таблица6.A2" office:value-type="string">
            <text:p text:style-name="P18">Da<text:span text:style-name="T7">ta</text:span></text:p>
          </table:table-cell>
          <table:table-cell table:style-name="Таблица6.A2" office:value-type="string">
            <text:p text:style-name="P19"><text:span text:style-name="T7">0..2*10</text:span><text:span text:style-name="T12">^</text:span><text:span text:style-name="T7">16</text:span></text:p>
          </table:table-cell>
          <table:table-cell table:style-name="Таблица6.D2" office:value-type="string">
            <text:p text:style-name="Table_20_Contents">С<text:span text:style-name="T14">одержит</text:span> данны<text:span text:style-name="T7">е</text:span>. Для типов PT_Int, PT_Bool, PT_Time эта компон<text:span text:style-name="T7">ента </text:span><text:span text:style-name="T10">отсутствует</text:span><text:span text:style-name="T7">, т.к.</text:span> данны<text:span text:style-name="T7">е</text:span> сод<text:span text:style-name="T7">ержатся в компоненте Length</text:span></text:p>
          </table:table-cell>
        </table:table-row>
      </table:table>
      <text:p text:style-name="P31"/>
      <text:p text:style-name="P31"><text:span text:style-name="T15">Первые 4 бита в типе задают </text:span>тип данных: целое (PT_Int=0), строка (PT_Str=1), логическое (PT_Bool=2), время (PT_Time=3), массив (PT_Array=4), хэш (PT_Hash=5), символьное (PT_Sym=6), дробное (PT_Real=7), зарезервировано для других типов, <text:span text:style-name="T15">не используется</text:span> (8-14), неизвестное (PT_Unknown=15).</text:p>
      <text:p text:style-name="P37">Существует именованый PSON, в котором каждое поле кроме типа и данных имеет имя:</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
          </table:table-cell>
          <table:table-cell table:style-name="Table2.A1" office:value-type="string">
            <text:p text:style-name="P15">Имя</text:p>
          </table:table-cell>
          <table:table-cell table:style-name="Table2.A1" office:value-type="string">
            <text:p text:style-name="P13">Длина, байт</text:p>
          </table:table-cell>
          <table:table-cell table:style-name="Table2.D1" office:value-type="string">
            <text:p text:style-name="P13">Описание</text:p>
          </table:table-cell>
        </table:table-row>
        <table:table-row>
          <table:table-cell table:style-name="Table2.A2" office:value-type="string">
            <text:p text:style-name="P20">1</text:p>
          </table:table-cell>
          <table:table-cell table:style-name="Table2.A2" office:value-type="string">
            <text:p text:style-name="P6">NLen</text:p>
          </table:table-cell>
          <table:table-cell table:style-name="Table2.A2" office:value-type="string">
            <text:p text:style-name="P22">1</text:p>
          </table:table-cell>
          <table:table-cell table:style-name="Table2.D2" office:value-type="string">
            <text:p text:style-name="P17">Длина имени</text:p>
          </table:table-cell>
        </table:table-row>
        <table:table-row>
          <table:table-cell table:style-name="Table2.A2" office:value-type="string">
            <text:p text:style-name="P20">2</text:p>
          </table:table-cell>
          <table:table-cell table:style-name="Table2.A2" office:value-type="string">
            <text:p text:style-name="P17">Name</text:p>
          </table:table-cell>
          <table:table-cell table:style-name="Table2.A2" office:value-type="string">
            <text:p text:style-name="P16">0..<text:span text:style-name="T17">255</text:span></text:p>
          </table:table-cell>
          <table:table-cell table:style-name="Table2.D2" office:value-type="string">
            <text:p text:style-name="P23">Имя поля</text:p>
          </table:table-cell>
        </table:table-row>
        <table:table-row>
          <table:table-cell table:style-name="Table2.A2" office:value-type="string">
            <text:p text:style-name="P38">3</text:p>
          </table:table-cell>
          <table:table-cell table:style-name="Table2.A2" office:value-type="string">
            <text:p text:style-name="P17">PSON</text:p>
          </table:table-cell>
          <table:table-cell table:style-name="Table2.A2" office:value-type="string">
            <text:p text:style-name="P20"><text:span text:style-name="T7">0..2*10</text:span><text:span text:style-name="T12">^</text:span><text:span text:style-name="T7">16</text:span></text:p>
          </table:table-cell>
          <table:table-cell table:style-name="Table2.D2" office:value-type="string">
            <text:p text:style-name="P17">Тип и данные поля</text:p>
          </table:table-cell>
        </table:table-row>
      </table:table>
      <text:p text:style-name="P38"/>
      <text:p text:style-name="P37">Именованый PSON удобен для передачи записей вида:</text:p>
      <text:p text:style-name="P37">{FirstName:Иван, LastName:Петров, BirthDate:31.12.1980}.</text:p>
      <text:p text:style-name="P38"><text:span text:style-name="T17">В целом формат </text:span>PSON <text:span text:style-name="T15">прост, </text:span>в отличие от BSON, и <text:span text:style-name="T15">компактен</text:span>, в отличие от JSON или XML, так как хранит данные в <text:span text:style-name="T15">сыром (</text:span>бинарном<text:span text:style-name="T15">)</text:span> виде <text:span text:style-name="T16">и не</text:span> требу<text:span text:style-name="T15">ет</text:span> <text:span text:style-name="T15">преобразования</text:span> в Base64. PSON строго структурирован, легко <text:span text:style-name="T15">компонуется и </text:span>разбирается. За счёт отсутствия преобразования и парсинга, PSON работает мгновенно. Недостатком является только отсутствие человекочитаемости, <text:span text:style-name="T15">чт</text:span>о не имеет значения при машинной обработке. <text:span text:style-name="T15">При </text:span>подписывании, проверке подписи и передаче по сети PSON экономит трафик, дисковое пространство и процессорные<text:span text:style-name="T3"> мощности.</text:span></text:p>
      <text:p text:style-name="P33"/>
      <text:h text:style-name="Heading_20_1" text:outline-level="1"><text:soft-page-break/>Устройство узла</text:h>
      <text:p text:style-name="P31">При каждом подключении создается сокет. Сокеты создаются как слушателем, так и охотником. На каждое соединение запускается свой обработчик. Все установленные соединения регистрируются в списке активных узлов. </text:p>
      <text:p text:style-name="P33"><draw:frame draw:style-name="fr2" draw:name="Frame2" text:anchor-type="paragraph" svg:x="0.519cm" svg:y="0.217cm" style:rel-width="94%" svg:height="13.596cm" draw:z-index="7"><draw:text-box fo:min-height="55%" fo:min-width="16.355cm"><text:p text:style-name="P43"/><text:p text:style-name="P62"><draw:g text:anchor-type="paragraph" draw:z-index="8" draw:style-name="gr28"><draw:custom-shape draw:style-name="gr83" draw:text-style-name="P88" svg:width="2.119cm" svg:height="1.994cm" svg:x="10.603cm" svg:y="7.239cm"><text:p text:style-name="P82"><text:span text:style-name="T26">слушатель</text:span></text:p><draw:enhanced-geometry svg:viewBox="0 0 21600 21600" draw:type="rectangle" draw:enhanced-path="M 0 0 L 21600 0 21600 21600 0 21600 0 0 Z N"/></draw:custom-shape><draw:custom-shape draw:style-name="gr84" draw:text-style-name="P89" svg:width="12.359cm" svg:height="11.96cm" svg:x="0.676cm" svg:y="-0.095cm"><text:p text:style-name="P82"><text:span text:style-name="T27">Узел1</text:span></text:p><draw:enhanced-geometry svg:viewBox="0 0 21600 21600" draw:type="rectangle" draw:enhanced-path="M 0 0 L 21600 0 21600 21600 0 21600 0 0 Z N"/></draw:custom-shape><draw:custom-shape draw:style-name="gr85" draw:text-style-name="P88" svg:width="1.648cm" svg:height="0.957cm" svg:x="10.841cm" svg:y="3.673cm"><text:p text:style-name="P82"><text:span text:style-name="T26">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6" draw:text-style-name="P84" svg:x1="12.487cm" svg:y1="4.128cm" svg:x2="13.742cm" svg:y2="4.128cm"><text:p/></draw:line><draw:custom-shape draw:style-name="gr87" draw:text-style-name="P88" svg:width="1.962cm" svg:height="1.595cm" svg:x="2.6cm" svg:y="7.892cm"><text:p text:style-name="P82"><text:span text:style-name="T26">gstreamer</text:span></text:p><draw:enhanced-geometry svg:viewBox="0 0 21600 21600" draw:type="rectangle" draw:enhanced-path="M 0 0 L 21600 0 21600 21600 0 21600 0 0 Z N"/></draw:custom-shape><draw:line draw:style-name="gr88" draw:text-style-name="P84" svg:x1="2.577cm" svg:y1="2.958cm" svg:x2="6.368cm" svg:y2="4.049cm"><text:p/></draw:line><draw:line draw:style-name="gr89" draw:text-style-name="P84" svg:x1="8.487cm" svg:y1="4.152cm" svg:x2="10.841cm" svg:y2="4.128cm"><text:p/></draw:line><draw:custom-shape draw:style-name="gr90" draw:text-style-name="P90" svg:width="1.724cm" svg:height="0.957cm" svg:x="5.583cm" svg:y="10.501cm"><text:p text:style-name="P82"><text:span text:style-name="T28">экра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1" draw:text-style-name="P83" svg:width="1.728cm" svg:height="0.957cm" svg:x="1.11cm" svg:y="10.501cm"><text:p text:style-name="P82"><text:span text:style-name="T22">камера</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2" draw:text-style-name="P91" svg:width="1.728cm" svg:height="0.957cm" svg:x="3.276cm" svg:y="10.501cm"><text:p text:style-name="P82"><text:span text:style-name="T29">микрофо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3" draw:text-style-name="P84" svg:x1="3.96cm" svg:y1="9.488cm" svg:x2="5.74cm" svg:y2="10.668cm"><text:p/></draw:line><draw:line draw:style-name="gr94" draw:text-style-name="P84" svg:x1="1.973cm" svg:y1="10.525cm" svg:x2="2.915cm" svg:y2="9.488cm"><text:p/></draw:line><draw:line draw:style-name="gr95" draw:text-style-name="P84" svg:x1="4.251cm" svg:y1="9.488cm" svg:x2="7.86cm" svg:y2="10.748cm"><text:p/></draw:line><draw:custom-shape draw:style-name="gr96" draw:text-style-name="P91" svg:width="1.726cm" svg:height="0.957cm" svg:x="7.781cm" svg:y="10.501cm"><text:p text:style-name="P82"><text:span text:style-name="T29">динамик</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7" draw:text-style-name="P84" svg:x1="3.856cm" svg:y1="10.525cm" svg:x2="3.228cm" svg:y2="9.488cm"><text:p/></draw:line><draw:custom-shape draw:style-name="gr98" draw:text-style-name="P83" svg:width="1.885cm" svg:height="1.597cm" svg:x="0.953cm" svg:y="5.324cm"><text:p text:style-name="P82"><text:span text:style-name="T22">буферы</text:span></text:p><draw:enhanced-geometry svg:viewBox="0 0 21600 21600" draw:type="rectangle" draw:enhanced-path="M 0 0 L 21600 0 21600 21600 0 21600 0 0 Z N"/></draw:custom-shape><draw:line draw:style-name="gr99" draw:text-style-name="P84" svg:x1="2.055cm" svg:y1="6.935cm" svg:x2="3.075cm" svg:y2="7.892cm"><text:p/></draw:line><draw:custom-shape draw:style-name="gr100" draw:text-style-name="P88" svg:width="1.652cm" svg:height="0.957cm" svg:x="13.741cm" svg:y="3.65cm"><text:p text:style-name="P82"><text:span text:style-name="T26">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1" draw:text-style-name="P91" svg:width="2.119cm" svg:height="1.276cm" svg:x="10.603cm" svg:y="0.54cm"><text:p text:style-name="P82"><text:span text:style-name="T29">список</text:span></text:p><text:p text:style-name="P82"><text:span text:style-name="T29">активных</text:span></text:p><text:p text:style-name="P82"><text:span text:style-name="T29">узлов</text:span></text:p><draw:enhanced-geometry svg:viewBox="0 0 21600 21600" draw:type="rectangle" draw:enhanced-path="M 0 0 L 21600 0 21600 21600 0 21600 0 0 Z N"/></draw:custom-shape><draw:line draw:style-name="gr102" draw:text-style-name="P84" svg:x1="6.366cm" svg:y1="1.257cm" svg:x2="2.6cm" svg:y2="2.613cm"><text:p/></draw:line><draw:custom-shape draw:style-name="gr103" draw:text-style-name="P83" svg:width="2.119cm" svg:height="0.8cm" svg:x="6.368cm" svg:y="0.858cm"><text:p text:style-name="P82"><text:span text:style-name="T22">охотник</text:span></text:p><draw:enhanced-geometry svg:viewBox="0 0 21600 21600" draw:type="rectangle" draw:enhanced-path="M 0 0 L 21600 0 21600 21600 0 21600 0 0 Z N"/></draw:custom-shape><draw:line draw:style-name="gr104" draw:text-style-name="P84" svg:x1="1.345cm" svg:y1="2.417cm" svg:x2="1.345cm" svg:y2="1.257cm"><text:p/></draw:line><draw:line draw:style-name="gr105" draw:text-style-name="P84" svg:x1="10.605cm" svg:y1="1.418cm" svg:x2="8.487cm" svg:y2="3.97cm"><text:p/></draw:line><draw:custom-shape draw:style-name="gr106" draw:text-style-name="P88" svg:width="1.65cm" svg:height="0.957cm" svg:x="10.838cm" svg:y="5.428cm"><text:p text:style-name="P82"><text:span text:style-name="T26">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84" svg:x1="12.486cm" svg:y1="5.882cm" svg:x2="13.741cm" svg:y2="5.882cm"><text:p/></draw:line><draw:line draw:style-name="gr108" draw:text-style-name="P84" svg:x1="8.487cm" svg:y1="5.906cm" svg:x2="10.841cm" svg:y2="5.882cm"><text:p/></draw:line><draw:custom-shape draw:style-name="gr109" draw:text-style-name="P88" svg:width="1.65cm" svg:height="0.957cm" svg:x="13.741cm" svg:y="5.405cm"><text:p text:style-name="P82"><text:span text:style-name="T26">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88" svg:width="1.65cm" svg:height="0.959cm" svg:x="10.838cm" svg:y="7.5cm"><text:p text:style-name="P82"><text:span text:style-name="T26">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1" draw:text-style-name="P84" svg:x1="12.486cm" svg:y1="7.955cm" svg:x2="13.741cm" svg:y2="7.955cm"><text:p/></draw:line><draw:line draw:style-name="gr112" draw:text-style-name="P84" svg:x1="8.487cm" svg:y1="7.979cm" svg:x2="10.841cm" svg:y2="7.955cm"><text:p/></draw:line><draw:custom-shape draw:style-name="gr113" draw:text-style-name="P88" svg:width="1.65cm" svg:height="0.959cm" svg:x="13.741cm" svg:y="7.477cm"><text:p text:style-name="P82"><text:span text:style-name="T26">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4" draw:text-style-name="P84" svg:x1="2.839cm" svg:y1="6.122cm" svg:x2="6.37cm" svg:y2="5.883cm"><text:p/></draw:line><draw:line draw:style-name="gr115" draw:text-style-name="P84" svg:x1="2.839cm" svg:y1="6.202cm" svg:x2="6.37cm" svg:y2="7.957cm"><text:p/></draw:line><draw:line draw:style-name="gr116" draw:text-style-name="P84" svg:x1="2.577cm" svg:y1="2.958cm" svg:x2="6.369cm" svg:y2="5.725cm"><text:p/></draw:line><draw:line draw:style-name="gr117" draw:text-style-name="P84" svg:x1="10.605cm" svg:y1="1.496cm" svg:x2="8.487cm" svg:y2="5.643cm"><text:p/></draw:line><draw:line draw:style-name="gr118" draw:text-style-name="P84" svg:x1="10.605cm" svg:y1="1.658cm" svg:x2="8.487cm" svg:y2="7.719cm"><text:p/></draw:line><draw:line draw:style-name="gr119" draw:text-style-name="P84" svg:x1="2.577cm" svg:y1="2.958cm" svg:x2="6.448cm" svg:y2="7.878cm"><text:p/></draw:line><draw:custom-shape draw:style-name="gr120" draw:text-style-name="P91" svg:width="2.119cm" svg:height="0.798cm" svg:x="6.393cm" svg:y="3.729cm"><text:p text:style-name="P82"><text:span text:style-name="T29">обработчик</text:span></text:p><draw:enhanced-geometry svg:viewBox="0 0 21600 21600" draw:type="rectangle" draw:enhanced-path="M 0 0 L 21600 0 21600 21600 0 21600 0 0 Z N"/></draw:custom-shape><draw:custom-shape draw:style-name="gr121" draw:text-style-name="P91" svg:width="2.117cm" svg:height="0.8cm" svg:x="6.393cm" svg:y="5.482cm"><text:p text:style-name="P82"><text:span text:style-name="T29">обработчик</text:span></text:p><draw:enhanced-geometry svg:viewBox="0 0 21600 21600" draw:type="rectangle" draw:enhanced-path="M 0 0 L 21600 0 21600 21600 0 21600 0 0 Z N"/></draw:custom-shape><draw:custom-shape draw:style-name="gr122" draw:text-style-name="P91" svg:width="2.117cm" svg:height="0.798cm" svg:x="6.393cm" svg:y="7.557cm"><text:p text:style-name="P82"><text:span text:style-name="T29">обработчик</text:span></text:p><draw:enhanced-geometry svg:viewBox="0 0 21600 21600" draw:type="rectangle" draw:enhanced-path="M 0 0 L 21600 0 21600 21600 0 21600 0 0 Z N"/></draw:custom-shape><draw:custom-shape draw:style-name="gr123" draw:text-style-name="P84" svg:width="0.941cm" svg:height="0.957cm" svg:x="0.875cm" svg:y="0.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124" draw:text-style-name="P91" svg:width="1.964cm" svg:height="0.798cm" svg:x="2.209cm" svg:y="0.379cm"><text:p text:style-name="P82"><text:span text:style-name="T29">импорт</text:span></text:p><text:p text:style-name="P82"><text:span text:style-name="T29">экспорт</text:span></text:p><draw:enhanced-geometry svg:viewBox="0 0 21600 21600" draw:type="rectangle" draw:enhanced-path="M 0 0 L 21600 0 21600 21600 0 21600 0 0 Z N"/></draw:custom-shape><draw:line draw:style-name="gr125" draw:text-style-name="P84" svg:x1="8.487cm" svg:y1="1.177cm" svg:x2="10.605cm" svg:y2="1.177cm"><text:p/></draw:line><draw:line draw:style-name="gr126" draw:text-style-name="P84" svg:x1="2.443cm" svg:y1="1.177cm" svg:x2="2.443cm" svg:y2="2.482cm"><text:p/></draw:line><draw:custom-shape draw:style-name="gr127" draw:text-style-name="P90" svg:width="1.569cm" svg:height="1.833cm" svg:x="1.032cm" svg:y="2.362cm"><text:p text:style-name="P82"><text:span text:style-name="T28">баз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128" draw:text-style-name="P93" svg:width="2.117cm" svg:height="4.941cm" svg:x="13.351cm" svg:y="-0.095cm"><text:p text:style-name="P92"><text:span text:style-name="T27">Узел2</text:span></text:p><draw:enhanced-geometry svg:viewBox="0 0 21600 21600" draw:type="rectangle" draw:enhanced-path="M 0 0 L 21600 0 21600 21600 0 21600 0 0 Z N"/></draw:custom-shape><draw:custom-shape draw:style-name="gr129" draw:text-style-name="P89" svg:width="2.119cm" svg:height="1.835cm" svg:x="13.351cm" svg:y="5.165cm"><text:p text:style-name="P82"><text:span text:style-name="T27">Узел3</text:span></text:p><draw:enhanced-geometry svg:viewBox="0 0 21600 21600" draw:type="rectangle" draw:enhanced-path="M 0 0 L 21600 0 21600 21600 0 21600 0 0 Z N"/></draw:custom-shape><draw:custom-shape draw:style-name="gr129" draw:text-style-name="P89" svg:width="2.119cm" svg:height="4.546cm" svg:x="13.351cm" svg:y="7.287cm"><text:p text:style-name="P82"><text:span text:style-name="T27">Узел4</text:span></text:p><draw:enhanced-geometry svg:viewBox="0 0 21600 21600" draw:type="rectangle" draw:enhanced-path="M 0 0 L 21600 0 21600 21600 0 21600 0 0 Z N"/></draw:custom-shape><draw:line draw:style-name="gr130" draw:text-style-name="P84" svg:x1="8.33cm" svg:y1="1.658cm" svg:x2="10.919cm" svg:y2="3.971cm"><text:p/></draw:line><draw:line draw:style-name="gr130" draw:text-style-name="P84" svg:x1="8.33cm" svg:y1="1.655cm" svg:x2="10.92cm" svg:y2="5.644cm"><text:p/></draw:line><draw:custom-shape draw:style-name="gr131" draw:text-style-name="P91" svg:width="2.121cm" svg:height="1.04cm" svg:x="4.091cm" svg:y="2.212cm"><text:p text:style-name="P82"><text:span text:style-name="T29">поисковый</text:span></text:p><text:p text:style-name="P82"><text:span text:style-name="T29">диспетчер</text:span></text:p><draw:enhanced-geometry svg:viewBox="0 0 21600 21600" draw:type="rectangle" draw:enhanced-path="M 0 0 L 21600 0 21600 21600 0 21600 0 0 Z N"/></draw:custom-shape><draw:line draw:style-name="gr132" draw:text-style-name="P84" svg:x1="5.896cm" svg:y1="3.251cm" svg:x2="6.367cm" svg:y2="3.969cm"><text:p/></draw:line><draw:line draw:style-name="gr133" draw:text-style-name="P84" svg:x1="5.582cm" svg:y1="3.251cm" svg:x2="6.367cm" svg:y2="5.644cm"><text:p/></draw:line><draw:line draw:style-name="gr134" draw:text-style-name="P84" svg:x1="5.268cm" svg:y1="3.251cm" svg:x2="6.366cm" svg:y2="7.638cm"><text:p/></draw:line><draw:line draw:style-name="gr135" draw:text-style-name="P84" svg:x1="2.6cm" svg:y1="2.852cm" svg:x2="4.091cm" svg:y2="2.772cm"><text:p/></draw:line><draw:line draw:style-name="gr136" draw:text-style-name="P84" svg:x1="6.21cm" svg:y1="2.772cm" svg:x2="10.604cm" svg:y2="1.257cm"><text:p/></draw:line><draw:line draw:style-name="gr137" draw:text-style-name="P84" svg:x1="1.584cm" svg:y1="1.177cm" svg:x2="4.095cm" svg:y2="2.613cm"><text:p/></draw:line><draw:custom-shape draw:style-name="gr138" draw:text-style-name="P88" svg:width="1.726cm" svg:height="0.959cm" svg:x="7.779cm" svg:y="9.303cm"><text:p text:style-name="P82"><text:span text:style-name="T26">файлы</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39" draw:text-style-name="P84" svg:x1="4.565cm" svg:y1="9.232cm" svg:x2="7.782cm" svg:y2="9.79cm"><text:p/></draw:line></draw:g>Рисунок <text:sequence text:ref-name="refDrawing1" text:name="Drawing" text:formula="ooow:Drawing+1" style:num-format="1">2</text:sequence>: <text:s/>Устройство узла</text:p></draw:text-box></draw:frame></text:p>
      <text:p text:style-name="P33"/>
      <text:h text:style-name="Heading_20_1" text:outline-level="1">Протокол Пандоры</text:h>
      <text:p text:style-name="P32">Суть протокола</text:p>
      <text:p text:style-name="P31"><text:span text:style-name="T3">Обмен</text:span> между двумя узлами (охотник и слушатель) выглядит примерно так:</text:p>
      <text:p text:style-name="P31">О1: Привет! Требую протокол 1. Прошу сжатие, но не требую. [Отмычка a2c5df] </text:p>
      <text:p text:style-name="P31">С1: Привет! Работаем на протоколе 1, без сжатия. [Работаем на отмычке]</text:p>
      <text:p text:style-name="P31">О2:+ Дай мне статьи Михаила Михайлова? </text:p>
      <text:p text:style-name="P31">С2:+ А ты кто? </text:p>
      <text:p text:style-name="P31">С3:+ У тебя есть вакансии "Программист"? </text:p>
      <text:p text:style-name="P31"><text:soft-page-break/>О3:-С2 Я Иван Иванов. </text:p>
      <text:p text:style-name="P31">О4:+ А ты кто? </text:p>
      <text:p text:style-name="P31">С4:-О4 Я Петя Петров. </text:p>
      <text:p text:style-name="P31">О2:+ Повтор1. Дай мне статьи Михаила Михайлова? </text:p>
      <text:p text:style-name="P31">С5:-О2 Статей нет. </text:p>
      <text:p text:style-name="P31">О5:-С3 Лови две вакансии. </text:p>
      <text:p text:style-name="P31">О6:+ Примешь канал1 звука и канал2 видео? </text:p>
      <text:p text:style-name="P31">С6:-О6 Давай канал1 и канал2. </text:p>
      <text:p text:style-name="P31">О-1:= Канал1. Лови кусок звука! </text:p>
      <text:p text:style-name="P31">С7:-O5 Ловлю вакансии. </text:p>
      <text:p text:style-name="P31">О-2:= Канал2. Лови кусок видео! </text:p>
      <text:p text:style-name="P31">О-3:= Канал2. Лови кусок видео! </text:p>
      <text:p text:style-name="P31">О7:+ Вакансия 1. </text:p>
      <text:p text:style-name="P31">С8:+ У тебя есть файлы Федора Федорова? </text:p>
      <text:p text:style-name="P31">С9:-О7 Поймал вакансию. </text:p>
      <text:p text:style-name="P31">О8:+ Вакансия 2. </text:p>
      <text:p text:style-name="P31">О-4:= Канал2. Лови кусок видео! </text:p>
      <text:p text:style-name="P31">О9:-С7 Лови список файлов. </text:p>
      <text:p text:style-name="P31">О-5:= Канал2. Лови кусок видео! </text:p>
      <text:p text:style-name="P31"/>
      <text:p text:style-name="P31">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32">Сегменты</text:p>
      <text:p text:style-name="P29">Структура сегмента:</text:p>
      <text:p text:style-name="P29"><text:span text:style-name="T18">номер</text:span> <text:span text:style-name="T18">сегмента – 2 байта</text:span>,</text:p>
      <text:p text:style-name="P29">код команды, – <text:span text:style-name="T18">1 байт,</text:span></text:p>
      <text:p text:style-name="P29">уточняющий код – <text:span text:style-name="T18">1 байт</text:span>,</text:p>
      <text:p text:style-name="P29">данные.</text:p>
      <text:p text:style-name="P31"><text:span text:style-name="T18">Каждый сегмент-запрос получает номер</text:span>. <text:span text:style-name="T18">Сегмент</text:span>-ответ кроме своего номера также содержит номер <text:span text:style-name="T18">сегмента-запрса</text:span>, на который она отвечает.</text:p>
      <text:p text:style-name="P31"><draw:frame draw:style-name="fr3" draw:name="Frame13" text:anchor-type="char" svg:x="-0.041cm" svg:y="0.316cm" svg:height="2.916cm" draw:z-index="28"><draw:text-box fo:min-height="11%" fo:min-width="17.351cm"><text:p text:style-name="P63"><draw:g text:anchor-type="paragraph" draw:z-index="29" draw:style-name="gr28"><draw:custom-shape draw:style-name="gr479" draw:text-style-name="P91" svg:width="0.899cm" svg:height="0.5cm" svg:x="0.416cm" svg:y="0.304cm"><text:p text:style-name="P82"><text:span text:style-name="T29">Init 1</text:span></text:p><draw:enhanced-geometry svg:viewBox="0 0 21600 21600" draw:type="rectangle" draw:enhanced-path="M 0 0 L 21600 0 21600 21600 0 21600 0 0 Z N"/></draw:custom-shape><draw:custom-shape draw:style-name="gr480" draw:text-style-name="P91" svg:width="1.172cm" svg:height="0.502cm" svg:x="1.312cm" svg:y="0.803cm"><text:p text:style-name="P82"><text:span text:style-name="T29">Init 1/1</text:span></text:p><draw:enhanced-geometry svg:viewBox="0 0 21600 21600" draw:type="rectangle" draw:enhanced-path="M 0 0 L 21600 0 21600 21600 0 21600 0 0 Z N"/></draw:custom-shape><draw:custom-shape draw:style-name="gr481" draw:text-style-name="P91" svg:width="1.036cm" svg:height="0.502cm" svg:x="2.483cm" svg:y="0.302cm"><text:p text:style-name="P82"><text:span text:style-name="T29">Init 2</text:span></text:p><draw:enhanced-geometry svg:viewBox="0 0 21600 21600" draw:type="rectangle" draw:enhanced-path="M 0 0 L 21600 0 21600 21600 0 21600 0 0 Z N"/></draw:custom-shape><draw:custom-shape draw:style-name="gr482" draw:text-style-name="P91" svg:width="0.899cm" svg:height="0.5cm" svg:x="3.519cm" svg:y="0.803cm"><text:p text:style-name="P82"><text:span text:style-name="T29">Init 2/2</text:span></text:p><draw:enhanced-geometry svg:viewBox="0 0 21600 21600" draw:type="rectangle" draw:enhanced-path="M 0 0 L 21600 0 21600 21600 0 21600 0 0 Z N"/></draw:custom-shape><draw:custom-shape draw:style-name="gr483" draw:text-style-name="P91" svg:width="1.308cm" svg:height="0.5cm" svg:x="4.418cm" svg:y="0.304cm"><text:p text:style-name="P82"><text:span text:style-name="T29">message 3</text:span></text:p><draw:enhanced-geometry svg:viewBox="0 0 21600 21600" draw:type="rectangle" draw:enhanced-path="M 0 0 L 21600 0 21600 21600 0 21600 0 0 Z N"/></draw:custom-shape><draw:custom-shape draw:style-name="gr484" draw:text-style-name="P91" svg:width="1.176cm" svg:height="0.502cm" svg:x="5.173cm" svg:y="0.803cm"><text:p text:style-name="P82"><text:span text:style-name="T29">request 3</text:span></text:p><draw:enhanced-geometry svg:viewBox="0 0 21600 21600" draw:type="rectangle" draw:enhanced-path="M 0 0 L 21600 0 21600 21600 0 21600 0 0 Z N"/></draw:custom-shape><draw:custom-shape draw:style-name="gr485" draw:text-style-name="P91" svg:width="1.588cm" svg:height="0.502cm" svg:x="9.244cm" svg:y="0.302cm"><text:p text:style-name="P82"><text:span text:style-name="T29">media -1</text:span></text:p><draw:enhanced-geometry svg:viewBox="0 0 21600 21600" draw:type="rectangle" draw:enhanced-path="M 0 0 L 21600 0 21600 21600 0 21600 0 0 Z N"/></draw:custom-shape><draw:custom-shape draw:style-name="gr486" draw:text-style-name="P91" svg:width="1.796cm" svg:height="0.5cm" svg:x="7.106cm" svg:y="0.304cm"><text:p text:style-name="P82"><text:span text:style-name="T29">record 5/3</text:span></text:p><draw:enhanced-geometry svg:viewBox="0 0 21600 21600" draw:type="rectangle" draw:enhanced-path="M 0 0 L 21600 0 21600 21600 0 21600 0 0 Z N"/></draw:custom-shape><draw:custom-shape draw:style-name="gr487" draw:text-style-name="P91" svg:width="1.31cm" svg:height="0.502cm" svg:x="10.969cm" svg:y="0.302cm"><text:p text:style-name="P82"><text:span text:style-name="T29">request 6</text:span></text:p><draw:enhanced-geometry svg:viewBox="0 0 21600 21600" draw:type="rectangle" draw:enhanced-path="M 0 0 L 21600 0 21600 21600 0 21600 0 0 Z N"/></draw:custom-shape><draw:custom-shape draw:style-name="gr488" draw:text-style-name="P91" svg:width="1.243cm" svg:height="0.5cm" svg:x="5.865cm" svg:y="0.302cm"><text:p text:style-name="P82"><text:span text:style-name="T29">channel 4</text:span></text:p><draw:enhanced-geometry svg:viewBox="0 0 21600 21600" draw:type="rectangle" draw:enhanced-path="M 0 0 L 21600 0 21600 21600 0 21600 0 0 Z N"/></draw:custom-shape><draw:custom-shape draw:style-name="gr489" draw:text-style-name="P91" svg:width="1.449cm" svg:height="0.502cm" svg:x="7.173cm" svg:y="0.799cm"><text:p text:style-name="P82"><text:span text:style-name="T29">channel 4/4</text:span></text:p><draw:enhanced-geometry svg:viewBox="0 0 21600 21600" draw:type="rectangle" draw:enhanced-path="M 0 0 L 21600 0 21600 21600 0 21600 0 0 Z N"/></draw:custom-shape><draw:custom-shape draw:style-name="gr490" draw:text-style-name="P91" svg:width="1.588cm" svg:height="0.5cm" svg:x="8.622cm" svg:y="0.801cm"><text:p text:style-name="P82"><text:span text:style-name="T29">media -1</text:span></text:p><draw:enhanced-geometry svg:viewBox="0 0 21600 21600" draw:type="rectangle" draw:enhanced-path="M 0 0 L 21600 0 21600 21600 0 21600 0 0 Z N"/></draw:custom-shape><draw:custom-shape draw:style-name="gr491" draw:text-style-name="P91" svg:width="1.934cm" svg:height="0.5cm" svg:x="12.278cm" svg:y="0.803cm"><text:p text:style-name="P82"><text:span text:style-name="T29">record 5/6</text:span></text:p><draw:enhanced-geometry svg:viewBox="0 0 21600 21600" draw:type="rectangle" draw:enhanced-path="M 0 0 L 21600 0 21600 21600 0 21600 0 0 Z N"/></draw:custom-shape><draw:custom-shape draw:style-name="gr492" draw:text-style-name="P91" svg:width="1.378cm" svg:height="0.502cm" svg:x="14.211cm" svg:y="0.302cm"><text:p text:style-name="P82"><text:span text:style-name="T29">sync 6:5</text:span></text:p><draw:enhanced-geometry svg:viewBox="0 0 21600 21600" draw:type="rectangle" draw:enhanced-path="M 0 0 L 21600 0 21600 21600 0 21600 0 0 Z N"/></draw:custom-shape><draw:custom-shape draw:style-name="gr493" draw:text-style-name="P91" svg:width="1.38cm" svg:height="0.502cm" svg:x="15.797cm" svg:y="0.799cm"><text:p text:style-name="P82"><text:span text:style-name="T29">sync 5:6</text:span></text:p><draw:enhanced-geometry svg:viewBox="0 0 21600 21600" draw:type="rectangle" draw:enhanced-path="M 0 0 L 21600 0 21600 21600 0 21600 0 0 Z N"/></draw:custom-shape><draw:custom-shape draw:style-name="gr494" draw:text-style-name="P91" svg:width="1.587cm" svg:height="0.5cm" svg:x="14.211cm" svg:y="0.803cm"><text:p text:style-name="P82"><text:span text:style-name="T29">media -2</text:span></text:p><draw:enhanced-geometry svg:viewBox="0 0 21600 21600" draw:type="rectangle" draw:enhanced-path="M 0 0 L 21600 0 21600 21600 0 21600 0 0 Z N"/></draw:custom-shape></draw:g></text:p><text:p text:style-name="P59">Рисунок <text:sequence text:ref-name="refDrawing2" text:name="Drawing" text:formula="ooow:Drawing+1" style:num-format="1">3</text:sequence>: <text:s/>Диаграмма обмена сегментами</text:p></draw:text-box><office:event-listeners><script:event-listener script:language="ooo:script" script:event-name="office:alpha-char-input" xlink:href="vnd.sun.star.script:Capitalise.py$capitalisePython?language=Python&amp;location=share" xlink:type="simple"/></office:event-listeners></draw:frame></text:p>
      <text:p text:style-name="P31"><draw:frame draw:style-name="fr3" draw:name="Frame5" text:anchor-type="char" svg:x="-0.041cm" svg:y="0.316cm" svg:height="16.63cm" draw:z-index="12"><draw:text-box fo:min-height="68%" fo:min-width="17.406cm"><text:p text:style-name="P63"><draw:g text:anchor-type="char" draw:z-index="13" draw:style-name="gr190"><draw:custom-shape draw:style-name="gr191" draw:text-style-name="P91" svg:width="2.167cm" svg:height="0.71cm" svg:x="3.936cm" svg:y="2.642cm"><text:p text:style-name="P82"><text:span text:style-name="T29">чат</text:span></text:p><draw:enhanced-geometry svg:viewBox="0 0 21600 21600" draw:type="rectangle" draw:enhanced-path="M 0 0 L 21600 0 21600 21600 0 21600 0 0 Z N"/></draw:custom-shape><draw:custom-shape draw:style-name="gr192" draw:text-style-name="P91" svg:width="2.347cm" svg:height="0.712cm" svg:x="0.505cm" svg:y="2.64cm"><text:p text:style-name="P82"><text:span text:style-name="T29">камера</text:span></text:p><draw:enhanced-geometry svg:viewBox="0 0 21600 21600" draw:type="rectangle" draw:enhanced-path="M 0 0 L 21600 0 21600 21600 0 21600 0 0 Z N"/></draw:custom-shape><draw:custom-shape draw:style-name="gr193" draw:text-style-name="P91" svg:width="2.528cm" svg:height="0.71cm" svg:x="7.091cm" svg:y="2.64cm"><text:p text:style-name="P82"><text:span text:style-name="T29">поиск</text:span></text:p><draw:enhanced-geometry svg:viewBox="0 0 21600 21600" draw:type="rectangle" draw:enhanced-path="M 0 0 L 21600 0 21600 21600 0 21600 0 0 Z N"/></draw:custom-shape><draw:custom-shape draw:style-name="gr194" draw:text-style-name="P91" svg:width="6.679cm" svg:height="0.71cm" svg:x="5.109cm" svg:y="4.591cm"><text:p text:style-name="P82"><text:span text:style-name="T29">мгновенные запросы</text:span></text:p><draw:enhanced-geometry svg:viewBox="0 0 21600 21600" draw:mirror-horizontal="false" draw:mirror-vertical="false" draw:type="rectangle" draw:enhanced-path="M 0 0 L 21600 0 21600 21600 0 21600 0 0 Z N"/></draw:custom-shape><draw:custom-shape draw:style-name="gr195" draw:text-style-name="P91" svg:width="2.349cm" svg:height="0.71cm" svg:x="0.503cm" svg:y="4.589cm"><text:p text:style-name="P82"><text:span text:style-name="T29">медиа-буфер</text:span></text:p><draw:enhanced-geometry svg:viewBox="0 0 21600 21600" draw:type="rectangle" draw:enhanced-path="M 0 0 L 21600 0 21600 21600 0 21600 0 0 Z N"/></draw:custom-shape><draw:custom-shape draw:style-name="gr196" draw:text-style-name="P91" svg:width="9.205cm" svg:height="5.585cm" svg:x="1.859cm" svg:y="6.358cm"><text:p text:style-name="P82"><text:span text:style-name="T29">поток формирования сегментов и пакетов</text:span></text:p><draw:enhanced-geometry svg:viewBox="0 0 21600 21600" draw:mirror-horizontal="false" draw:mirror-vertical="false" draw:type="rectangle" draw:enhanced-path="M 0 0 L 21600 0 21600 21600 0 21600 0 0 Z N"/></draw:custom-shape><draw:custom-shape draw:style-name="gr197" draw:text-style-name="P91" svg:width="5.779cm" svg:height="2.662cm" svg:x="4.835cm" svg:y="7.687cm"><text:p text:style-name="P82"><text:span text:style-name="T29">нумерованные сегменты</text:span></text:p><draw:enhanced-geometry svg:viewBox="0 0 21600 21600" draw:mirror-horizontal="false" draw:mirror-vertical="false" draw:type="rectangle" draw:enhanced-path="M 0 0 L 21600 0 21600 21600 0 21600 0 0 Z N"/></draw:custom-shape><draw:custom-shape draw:style-name="gr198" draw:text-style-name="P91" svg:width="3.7cm" svg:height="0.71cm" svg:x="4.205cm" svg:y="6.803cm"><text:p text:style-name="P82"><text:span text:style-name="T29">медиа циклы</text:span></text:p><draw:enhanced-geometry svg:viewBox="0 0 21600 21600" draw:mirror-horizontal="false" draw:mirror-vertical="false" draw:type="rectangle" draw:enhanced-path="M 0 0 L 21600 0 21600 21600 0 21600 0 0 Z N"/></draw:custom-shape><draw:custom-shape draw:style-name="gr199" draw:text-style-name="P91" svg:width="3.791cm" svg:height="0.71cm" svg:x="5.195cm" svg:y="7.953cm"><text:p text:style-name="P82"><text:span text:style-name="T29">срочные циклы</text:span></text:p><draw:enhanced-geometry svg:viewBox="0 0 21600 21600" draw:mirror-horizontal="false" draw:mirror-vertical="false" draw:type="rectangle" draw:enhanced-path="M 0 0 L 21600 0 21600 21600 0 21600 0 0 Z N"/></draw:custom-shape><draw:custom-shape draw:style-name="gr200" draw:text-style-name="P91" svg:width="4.063cm" svg:height="0.708cm" svg:x="6.28cm" svg:y="8.93cm"><text:p text:style-name="P82"><text:span text:style-name="T29">плановые циклы</text:span></text:p><draw:enhanced-geometry svg:viewBox="0 0 21600 21600" draw:mirror-horizontal="false" draw:mirror-vertical="false" draw:type="rectangle" draw:enhanced-path="M 0 0 L 21600 0 21600 21600 0 21600 0 0 Z N"/></draw:custom-shape><draw:line draw:style-name="gr201" draw:text-style-name="P84" svg:x1="1.681cm" svg:y1="5.3cm" svg:x2="4.659cm" svg:y2="6.806cm"><text:p/></draw:line><draw:line draw:style-name="gr202" draw:text-style-name="P84" svg:x1="8.176cm" svg:y1="5.3cm" svg:x2="8.176cm" svg:y2="7.957cm"><text:p/></draw:line><draw:line draw:style-name="gr203" draw:text-style-name="P84" svg:x1="1.681cm" svg:y1="3.351cm" svg:x2="1.681cm" svg:y2="4.591cm"><text:p/></draw:line><draw:line draw:style-name="gr204" draw:text-style-name="P84" svg:x1="5.739cm" svg:y1="3.346cm" svg:x2="5.739cm" svg:y2="4.586cm"><text:p/></draw:line><draw:line draw:style-name="gr205" draw:text-style-name="P84" svg:x1="8.266cm" svg:y1="3.346cm" svg:x2="8.266cm" svg:y2="4.586cm"><text:p/></draw:line><draw:line draw:style-name="gr206" draw:text-style-name="P84" svg:x1="12.688cm" svg:y1="7.336cm" svg:x2="9.981cm" svg:y2="8.93cm"><text:p/></draw:line><draw:line draw:style-name="gr207" draw:text-style-name="P84" svg:x1="14.493cm" svg:y1="1.755cm" svg:x2="14.493cm" svg:y2="2.643cm"><text:p/></draw:line><draw:custom-shape draw:style-name="gr208" draw:text-style-name="P91" svg:width="3.34cm" svg:height="0.71cm" svg:x="5.92cm" svg:y="14.777cm"><text:p text:style-name="P82"><text:span text:style-name="T29">отправка пакетов</text:span></text:p><draw:enhanced-geometry svg:viewBox="0 0 21600 21600" draw:type="rectangle" draw:enhanced-path="M 0 0 L 21600 0 21600 21600 0 21600 0 0 Z N"/></draw:custom-shape><draw:line draw:style-name="gr209" draw:text-style-name="P84" svg:x1="7.544cm" svg:y1="13.536cm" svg:x2="7.544cm" svg:y2="14.776cm"><text:p/></draw:line><draw:custom-shape draw:style-name="gr210" draw:text-style-name="P84" svg:width="1.174cm" svg:height="1.243cm" svg:x="4.385cm" svg:y="0.3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11" draw:text-style-name="P91" svg:width="1.897cm" svg:height="1.684cm" svg:x="13.501cm" svg:y="2.642cm"><text:p text:style-name="P82"><text:span text:style-name="T29">база</text:span></text:p><text:p text:style-name="P82"><text:span text:style-name="T29">и файлы</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212" draw:text-style-name="P84" svg:x1="14.405cm" svg:y1="4.325cm" svg:x2="10.615cm" svg:y2="6.54cm"><text:p/></draw:line><draw:custom-shape draw:style-name="gr213" draw:text-style-name="P91" svg:width="2.528cm" svg:height="0.708cm" svg:x="12.688cm" svg:y="8.135cm"><text:p text:style-name="P82"><text:span text:style-name="T29">ответы</text:span></text:p><draw:enhanced-geometry svg:viewBox="0 0 21600 21600" draw:type="rectangle" draw:enhanced-path="M 0 0 L 21600 0 21600 21600 0 21600 0 0 Z N"/></draw:custom-shape><draw:line draw:style-name="gr214" draw:text-style-name="P84" svg:x1="12.688cm" svg:y1="9.995cm" svg:x2="10.883cm" svg:y2="11.147cm"><text:p/></draw:line><draw:custom-shape draw:style-name="gr215" draw:text-style-name="P91" svg:width="1.899cm" svg:height="1.511cm" svg:x="13.591cm" svg:y="0.25cm"><text:p text:style-name="P82"><text:span text:style-name="T29">подписки</text:span></text:p><text:p text:style-name="P82"><text:span text:style-name="T29">на охоту</text:span></text:p><draw:enhanced-geometry svg:viewBox="0 0 21600 21600" draw:type="rectangle" draw:enhanced-path="M 0 0 L 21600 0 21600 21600 0 21600 0 0 Z N"/></draw:custom-shape><draw:custom-shape draw:style-name="gr216" draw:text-style-name="P91" svg:width="3.34cm" svg:height="1.239cm" svg:x="12.688cm" svg:y="11.059cm"><text:p text:style-name="P82"><text:span text:style-name="T29">соседние циклы</text:span></text:p><text:p text:style-name="P82"><text:span text:style-name="T29">рыбаков</text:span></text:p><draw:enhanced-geometry svg:viewBox="0 0 21600 21600" draw:mirror-horizontal="false" draw:mirror-vertical="false" draw:type="rectangle" draw:enhanced-path="M 0 0 L 21600 0 21600 21600 0 21600 0 0 Z N"/></draw:custom-shape><draw:line draw:style-name="gr217" draw:text-style-name="P84" svg:x1="12.688cm" svg:y1="11.676cm" svg:x2="11.064cm" svg:y2="11.676cm"><text:p/></draw:line><draw:custom-shape draw:style-name="gr218" draw:text-style-name="P91" svg:width="2.528cm" svg:height="0.886cm" svg:x="12.688cm" svg:y="6.715cm"><text:p text:style-name="P82"><text:span text:style-name="T29">исходящие</text:span></text:p><text:p text:style-name="P82"><text:span text:style-name="T29">запросы</text:span></text:p><draw:enhanced-geometry svg:viewBox="0 0 21600 21600" draw:mirror-horizontal="false" draw:mirror-vertical="false" draw:type="rectangle" draw:enhanced-path="M 0 0 L 21600 0 21600 21600 0 21600 0 0 Z N"/></draw:custom-shape><draw:line draw:style-name="gr219" draw:text-style-name="P84" svg:x1="10.883cm" svg:y1="6.894cm" svg:x2="12.688cm" svg:y2="6.894cm"><text:p/></draw:line><draw:custom-shape draw:style-name="gr220" draw:text-style-name="P91" svg:width="2.347cm" svg:height="1.068cm" svg:x="2.131cm" svg:y="7.953cm"><text:p text:style-name="P82"><text:span text:style-name="T29">балансировка</text:span></text:p><text:p text:style-name="P82"><text:span text:style-name="T29">нагрузки</text:span></text:p><draw:enhanced-geometry svg:viewBox="0 0 21600 21600" draw:mirror-horizontal="false" draw:mirror-vertical="false" draw:type="rectangle" draw:enhanced-path="M 0 0 L 21600 0 21600 21600 0 21600 0 0 Z N"/></draw:custom-shape><draw:line draw:style-name="gr221" draw:text-style-name="P84" svg:x1="2.129cm" svg:y1="8.486cm" svg:x2="1.046cm" svg:y2="8.486cm"><text:p/></draw:line><draw:custom-shape draw:style-name="gr222" draw:text-style-name="P91" svg:width="1.899cm" svg:height="1.511cm" svg:x="10.342cm" svg:y="2.199cm"><text:p text:style-name="P82"><text:span text:style-name="T29">заявки на</text:span></text:p><text:p text:style-name="P82"><text:span text:style-name="T29">рыбалку</text:span></text:p><draw:enhanced-geometry svg:viewBox="0 0 21600 21600" draw:type="rectangle" draw:enhanced-path="M 0 0 L 21600 0 21600 21600 0 21600 0 0 Z N"/></draw:custom-shape><draw:custom-shape draw:style-name="gr223" draw:text-style-name="P91" svg:width="2.528cm" svg:height="0.712cm" svg:x="8.358cm" svg:y="6.538cm"><text:p text:style-name="P82"><text:span text:style-name="T29">опросник</text:span></text:p><draw:enhanced-geometry svg:viewBox="0 0 21600 21600" draw:type="rectangle" draw:enhanced-path="M 0 0 L 21600 0 21600 21600 0 21600 0 0 Z N"/></draw:custom-shape><draw:line draw:style-name="gr224" draw:text-style-name="P84" svg:x1="11.244cm" svg:y1="3.704cm" svg:x2="11.244cm" svg:y2="4.588cm"><text:p/></draw:line><draw:custom-shape draw:style-name="gr225" draw:text-style-name="P91" svg:width="5.234cm" svg:height="0.708cm" svg:x="4.927cm" svg:y="12.83cm"><text:p text:style-name="P82"><text:span text:style-name="T29">реестр отправленных пакетов</text:span></text:p><draw:enhanced-geometry svg:viewBox="0 0 21600 21600" draw:type="rectangle" draw:enhanced-path="M 0 0 L 21600 0 21600 21600 0 21600 0 0 Z N"/></draw:custom-shape><draw:line draw:style-name="gr226" draw:text-style-name="P84" svg:x1="10.883cm" svg:y1="10.703cm" svg:x2="12.688cm" svg:y2="8.666cm"><text:p/></draw:line><draw:custom-shape draw:style-name="gr227" draw:text-style-name="P91" svg:width="2.528cm" svg:height="0.712cm" svg:x="8.358cm" svg:y="10.613cm"><text:p text:style-name="P82"><text:span text:style-name="T29">ответчик</text:span></text:p><draw:enhanced-geometry svg:viewBox="0 0 21600 21600" draw:type="rectangle" draw:enhanced-path="M 0 0 L 21600 0 21600 21600 0 21600 0 0 Z N"/></draw:custom-shape><draw:custom-shape draw:style-name="gr228" draw:text-style-name="P91" svg:width="2.53cm" svg:height="0.886cm" svg:x="12.686cm" svg:y="9.375cm"><text:p text:style-name="P82"><text:span text:style-name="T29">принятые</text:span></text:p><text:p text:style-name="P82"><text:span text:style-name="T29">запросы</text:span></text:p><draw:enhanced-geometry svg:viewBox="0 0 21600 21600" draw:type="rectangle" draw:enhanced-path="M 0 0 L 21600 0 21600 21600 0 21600 0 0 Z N"/></draw:custom-shape><draw:line draw:style-name="gr229" draw:text-style-name="P84" svg:x1="7.544cm" svg:y1="11.938cm" svg:x2="7.545cm" svg:y2="12.825cm"><text:p/></draw:line><draw:line draw:style-name="gr230" draw:text-style-name="P84" svg:x1="12.688cm" svg:y1="8.396cm" svg:x2="10.342cm" svg:y2="9.282cm"><text:p/></draw:line><draw:custom-shape draw:style-name="gr231" draw:text-style-name="P91" svg:width="2.527cm" svg:height="0.886cm" svg:x="2.039cm" svg:y="13.361cm"><text:p text:style-name="P82"><text:span text:style-name="T29">флаг</text:span></text:p><text:p text:style-name="P82"><text:span text:style-name="T29">синхронизации</text:span></text:p><draw:enhanced-geometry svg:viewBox="0 0 21600 21600" draw:type="rectangle" draw:enhanced-path="M 0 0 L 21600 0 21600 21600 0 21600 0 0 Z N"/></draw:custom-shape><draw:line draw:style-name="gr232" draw:text-style-name="P84" svg:x1="3.844cm" svg:y1="13.36cm" svg:x2="3.844cm" svg:y2="11.943cm"><text:p/></draw:line><draw:line draw:style-name="gr233" draw:text-style-name="P84" svg:x1="3.302cm" svg:y1="11.943cm" svg:x2="3.302cm" svg:y2="13.36cm"><text:p/></draw:line><draw:custom-shape draw:style-name="gr234" draw:text-style-name="P91" svg:width="2.347cm" svg:height="0.71cm" svg:x="2.219cm" svg:y="14.866cm"><text:p text:style-name="P82"><text:span text:style-name="T29">таймер</text:span></text:p><draw:enhanced-geometry svg:viewBox="0 0 21600 21600" draw:type="rectangle" draw:enhanced-path="M 0 0 L 21600 0 21600 21600 0 21600 0 0 Z N"/></draw:custom-shape><draw:line draw:style-name="gr235" draw:text-style-name="P84" svg:x1="3.302cm" svg:y1="14.865cm" svg:x2="3.302cm" svg:y2="14.245cm"><text:p/></draw:line><draw:line draw:style-name="gr236" draw:text-style-name="P84" svg:x1="5.92cm" svg:y1="15.132cm" svg:x2="4.566cm" svg:y2="15.132cm"><text:p/></draw:line><draw:line draw:style-name="gr237" draw:text-style-name="P84" svg:x1="5.017cm" svg:y1="1.576cm" svg:x2="5.017cm" svg:y2="2.641cm"><text:p/></draw:line><draw:line draw:style-name="gr238" draw:text-style-name="P84" svg:x1="4.926cm" svg:y1="1.576cm" svg:x2="2.58cm" svg:y2="2.642cm"><text:p/></draw:line><draw:line draw:style-name="gr239" draw:text-style-name="P84" svg:x1="5.11cm" svg:y1="1.576cm" svg:x2="7.276cm" svg:y2="2.642cm"><text:p/></draw:line><draw:line draw:style-name="gr240" draw:text-style-name="P84" svg:x1="5.11cm" svg:y1="1.576cm" svg:x2="10.344cm" svg:y2="2.462cm"><text:p/></draw:line></draw:g></text:p><text:p text:style-name="P59">Рисунок <text:sequence text:ref-name="refDrawing3" text:name="Drawing" text:formula="ooow:Drawing+1" style:num-format="1">4</text:sequence>: <text:s/>Формирование сегментов на отправку</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31">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31"/>
      <text:p text:style-name="P31">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31">Номер сегмента интерпретируется по-разному. Если верхний бит номера сброшен, то это <text:span text:style-name="T2">запросный сегмент</text:span>, а <text:span text:style-name="T3">оставшиеся </text:span>15 бит содержат его номер (0..32767). Если верхний бит двухбайтового номера установлен, то это <text:span text:style-name="T2">мультимедиа сегмент</text:span>. В этом случае, следующие 5 <text:soft-page-break/>бит означают номер канала (0..31), а оставшиеся 10 бит — номер мультимедиа сегмента (0..1023).</text:p>
      <text:p text:style-name="P31">Код и параметр присутствуют только в запросных сегментах и отсутствуют в мультимедиа сегментах.</text:p>
      <text:p text:style-name="P31">Код команды (0..255) определяет суть запросного сегмента, например «инициализация».</text:p>
      <text:p text:style-name="P31">Параметр команды (0..255) расширяет код команды, например «приветствие».</text:p>
      <text:p text:style-name="P31"><draw:frame draw:style-name="fr3" draw:name="Frame6" text:anchor-type="char" svg:x="-0.041cm" svg:y="0.316cm" svg:height="12.718cm" draw:z-index="14"><draw:text-box fo:min-height="52%" fo:min-width="17.406cm"><text:p text:style-name="P63"><draw:g text:anchor-type="paragraph" draw:z-index="30" draw:style-name="gr28"><draw:custom-shape draw:style-name="gr495" draw:text-style-name="P91" svg:width="9.55cm" svg:height="3.982cm" svg:x="1.424cm" svg:y="2.166cm"><text:p text:style-name="P82"><text:span text:style-name="T29">поток приема и обработки сегментов</text:span></text:p><draw:enhanced-geometry svg:viewBox="0 0 21600 21600" draw:mirror-horizontal="false" draw:mirror-vertical="false" draw:type="rectangle" draw:enhanced-path="M 0 0 L 21600 0 21600 21600 0 21600 0 0 Z N"/></draw:custom-shape><draw:custom-shape draw:style-name="gr496" draw:text-style-name="P91" svg:width="2.389cm" svg:height="0.664cm" svg:x="0.14cm" svg:y="8.385cm"><text:p text:style-name="P82"><text:span text:style-name="T29">экран</text:span></text:p><draw:enhanced-geometry svg:viewBox="0 0 21600 21600" draw:mirror-horizontal="false" draw:mirror-vertical="false" draw:type="rectangle" draw:enhanced-path="M 0 0 L 21600 0 21600 21600 0 21600 0 0 Z N"/></draw:custom-shape><draw:custom-shape draw:style-name="gr497" draw:text-style-name="P91" svg:width="1.93cm" svg:height="0.666cm" svg:x="5.463cm" svg:y="8.218cm"><text:p text:style-name="P82"><text:span text:style-name="T29">поиск</text:span></text:p><draw:enhanced-geometry svg:viewBox="0 0 21600 21600" draw:mirror-horizontal="false" draw:mirror-vertical="false" draw:type="rectangle" draw:enhanced-path="M 0 0 L 21600 0 21600 21600 0 21600 0 0 Z N"/></draw:custom-shape><draw:custom-shape draw:style-name="gr498" draw:text-style-name="P91" svg:width="2.391cm" svg:height="0.666cm" svg:x="0.138cm" svg:y="6.558cm"><text:p text:style-name="P82"><text:span text:style-name="T29">медиа-буфер</text:span></text:p><draw:enhanced-geometry svg:viewBox="0 0 21600 21600" draw:mirror-horizontal="false" draw:mirror-vertical="false" draw:type="rectangle" draw:enhanced-path="M 0 0 L 21600 0 21600 21600 0 21600 0 0 Z N"/></draw:custom-shape><draw:custom-shape draw:style-name="gr499" draw:text-style-name="P91" svg:width="2.573cm" svg:height="0.826cm" svg:x="14.276cm" svg:y="4.489cm"><text:p text:style-name="P82"><text:span text:style-name="T29">исходящие</text:span></text:p><text:p text:style-name="P82"><text:span text:style-name="T29">запросы</text:span></text:p><draw:enhanced-geometry svg:viewBox="0 0 21600 21600" draw:mirror-horizontal="false" draw:mirror-vertical="false" draw:type="rectangle" draw:enhanced-path="M 0 0 L 21600 0 21600 21600 0 21600 0 0 Z N"/></draw:custom-shape><draw:line draw:style-name="gr500" draw:text-style-name="P84" svg:x1="7.115cm" svg:y1="2.912cm" svg:x2="9.596cm" svg:y2="1.423cm"><text:p/></draw:line><draw:line draw:style-name="gr501" draw:text-style-name="P84" svg:x1="1.333cm" svg:y1="7.225cm" svg:x2="1.333cm" svg:y2="8.385cm"><text:p/></draw:line><draw:custom-shape draw:style-name="gr502" draw:text-style-name="P91" svg:width="3.398cm" svg:height="0.664cm" svg:x="4.364cm" svg:y="0.178cm"><text:p text:style-name="P82"><text:span text:style-name="T29">прием пакетов</text:span></text:p><draw:enhanced-geometry svg:viewBox="0 0 21600 21600" draw:mirror-horizontal="false" draw:mirror-vertical="false" draw:type="rectangle" draw:enhanced-path="M 0 0 L 21600 0 21600 21600 0 21600 0 0 Z N"/></draw:custom-shape><draw:line draw:style-name="gr503" draw:text-style-name="P84" svg:x1="6.015cm" svg:y1="0.838cm" svg:x2="6.017cm" svg:y2="2.914cm"><text:p/></draw:line><draw:custom-shape draw:style-name="gr504" draw:text-style-name="P84" svg:width="1.193cm" svg:height="1.161cm" svg:x="3.26cm" svg:y="7.967cm"><text:p/><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505" draw:text-style-name="P91" svg:width="3.4cm" svg:height="0.999cm" svg:x="4.364cm" svg:y="2.91cm"><text:p text:style-name="P82"><text:span text:style-name="T29">разбор сегментов</text:span></text:p><draw:enhanced-geometry svg:viewBox="0 0 21600 21600" draw:mirror-horizontal="false" draw:mirror-vertical="false" draw:type="rectangle" draw:enhanced-path="M 0 0 L 21600 0 21600 21600 0 21600 0 0 Z N"/></draw:custom-shape><draw:line draw:style-name="gr506" draw:text-style-name="P84" svg:x1="14.736cm" svg:y1="3.491cm" svg:x2="15.562cm" svg:y2="4.486cm"><text:p/></draw:line><draw:custom-shape draw:style-name="gr507" draw:text-style-name="P91" svg:width="3.49cm" svg:height="0.913cm" svg:x="9.596cm" svg:y="0.922cm"><text:p text:style-name="P82"><text:span text:style-name="T29">соседние циклы</text:span></text:p><text:p text:style-name="P82"><text:span text:style-name="T29">рыбаков</text:span></text:p><draw:enhanced-geometry svg:viewBox="0 0 21600 21600" draw:mirror-horizontal="false" draw:mirror-vertical="false" draw:type="rectangle" draw:enhanced-path="M 0 0 L 21600 0 21600 21600 0 21600 0 0 Z N"/></draw:custom-shape><draw:custom-shape draw:style-name="gr508" draw:text-style-name="P91" svg:width="6.245cm" svg:height="0.662cm" svg:x="4.361cm" svg:y="5.068cm"><text:p text:style-name="P82"><text:span text:style-name="T29">принятые нумерованные сегменты</text:span></text:p><draw:enhanced-geometry svg:viewBox="0 0 21600 21600" draw:mirror-horizontal="false" draw:mirror-vertical="false" draw:type="rectangle" draw:enhanced-path="M 0 0 L 21600 0 21600 21600 0 21600 0 0 Z N"/></draw:custom-shape><draw:line draw:style-name="gr509" draw:text-style-name="P84" svg:x1="6.015cm" svg:y1="3.908cm" svg:x2="6.016cm" svg:y2="5.069cm"><text:p/></draw:line><draw:custom-shape draw:style-name="gr510" draw:text-style-name="P91" svg:width="2.662cm" svg:height="0.997cm" svg:x="7.763cm" svg:y="2.91cm"><text:p text:style-name="P82"><text:span text:style-name="T29">контроль</text:span></text:p><text:p text:style-name="P82"><text:span text:style-name="T29">нумерации</text:span></text:p><draw:enhanced-geometry svg:viewBox="0 0 21600 21600" draw:mirror-horizontal="false" draw:mirror-vertical="false" draw:type="rectangle" draw:enhanced-path="M 0 0 L 21600 0 21600 21600 0 21600 0 0 Z N"/></draw:custom-shape><draw:line draw:style-name="gr511" draw:text-style-name="P84" svg:x1="9.047cm" svg:y1="3.908cm" svg:x2="9.048cm" svg:y2="5.069cm"><text:p/></draw:line><draw:line draw:style-name="gr512" draw:text-style-name="P84" svg:x1="5.464cm" svg:y1="3.908cm" svg:x2="1.882cm" svg:y2="6.558cm"><text:p/></draw:line><draw:custom-shape draw:style-name="gr513" draw:text-style-name="P91" svg:width="2.662cm" svg:height="0.999cm" svg:x="1.699cm" svg:y="2.909cm"><text:p text:style-name="P82"><text:span text:style-name="T29">анализатор</text:span></text:p><text:p text:style-name="P82"><text:span text:style-name="T29">потерь</text:span></text:p><draw:enhanced-geometry svg:viewBox="0 0 21600 21600" draw:mirror-horizontal="false" draw:mirror-vertical="false" draw:type="rectangle" draw:enhanced-path="M 0 0 L 21600 0 21600 21600 0 21600 0 0 Z N"/></draw:custom-shape><draw:custom-shape draw:style-name="gr514" draw:text-style-name="P91" svg:width="2.204cm" svg:height="0.664cm" svg:x="5.186cm" svg:y="6.974cm"><text:p text:style-name="P82"><text:span text:style-name="T29">чат</text:span></text:p><draw:enhanced-geometry svg:viewBox="0 0 21600 21600" draw:mirror-horizontal="false" draw:mirror-vertical="false" draw:type="rectangle" draw:enhanced-path="M 0 0 L 21600 0 21600 21600 0 21600 0 0 Z N"/></draw:custom-shape><draw:line draw:style-name="gr515" draw:text-style-name="P84" svg:x1="6.291cm" svg:y1="5.731cm" svg:x2="6.291cm" svg:y2="6.975cm"><text:p/></draw:line><draw:custom-shape draw:style-name="gr516" draw:text-style-name="P91" svg:width="2.756cm" svg:height="1.158cm" svg:x="11.984cm" svg:y="2.75cm"><text:p text:style-name="P82"><text:span text:style-name="T29">запрос</text:span></text:p><text:p text:style-name="P82"><text:span text:style-name="T29">потерянных</text:span></text:p><text:p text:style-name="P82"><text:span text:style-name="T29">сегментов</text:span></text:p><draw:enhanced-geometry svg:viewBox="0 0 21600 21600" draw:mirror-horizontal="false" draw:mirror-vertical="false" draw:type="rectangle" draw:enhanced-path="M 0 0 L 21600 0 21600 21600 0 21600 0 0 Z N"/></draw:custom-shape><draw:line draw:style-name="gr517" draw:text-style-name="P84" svg:x1="11.981cm" svg:y1="3.408cm" svg:x2="10.422cm" svg:y2="3.411cm"><text:p/></draw:line><draw:custom-shape draw:style-name="gr518" draw:text-style-name="P91" svg:width="2.571cm" svg:height="0.83cm" svg:x="11.34cm" svg:y="8.299cm"><text:p text:style-name="P82"><text:span text:style-name="T29">принятые</text:span></text:p><text:p text:style-name="P82"><text:span text:style-name="T29">запросы</text:span></text:p><draw:enhanced-geometry svg:viewBox="0 0 21600 21600" draw:mirror-horizontal="false" draw:mirror-vertical="false" draw:type="rectangle" draw:enhanced-path="M 0 0 L 21600 0 21600 21600 0 21600 0 0 Z N"/></draw:custom-shape><draw:custom-shape draw:style-name="gr519" draw:text-style-name="P91" svg:width="2.938cm" svg:height="0.662cm" svg:x="7.668cm" svg:y="6.976cm"><text:p text:style-name="P82"><text:span text:style-name="T29">принят ответ</text:span></text:p><draw:enhanced-geometry svg:viewBox="0 0 21600 21600" draw:mirror-horizontal="false" draw:mirror-vertical="false" draw:type="rectangle" draw:enhanced-path="M 0 0 L 21600 0 21600 21600 0 21600 0 0 Z N"/></draw:custom-shape><draw:line draw:style-name="gr520" draw:text-style-name="P84" svg:x1="8.862cm" svg:y1="5.731cm" svg:x2="8.862cm" svg:y2="6.975cm"><text:p/></draw:line><draw:line draw:style-name="gr521" draw:text-style-name="P84" svg:x1="9.966cm" svg:y1="5.731cm" svg:x2="11.709cm" svg:y2="8.297cm"><text:p/></draw:line><draw:custom-shape draw:style-name="gr522" draw:text-style-name="P91" svg:width="1.93cm" svg:height="1.576cm" svg:x="8.31cm" svg:y="8.883cm"><text:p text:style-name="P82"><text:span text:style-name="T29">база</text:span></text:p><text:p text:style-name="P82"><text:span text:style-name="T29">и файл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523" draw:text-style-name="P84" svg:x1="9.229cm" svg:y1="7.636cm" svg:x2="9.229cm" svg:y2="8.88cm"><text:p/></draw:line><draw:line draw:style-name="gr524" draw:text-style-name="P84" svg:x1="10.604cm" svg:y1="5.313cm" svg:x2="11.522cm" svg:y2="5.977cm"><text:p/></draw:line><draw:line draw:style-name="gr525" draw:text-style-name="P84" svg:x1="8.314cm" svg:y1="7.636cm" svg:x2="7.396cm" svg:y2="8.549cm"><text:p/></draw:line><draw:line draw:style-name="gr221" draw:text-style-name="P84" svg:x1="1.7cm" svg:y1="3.408cm" svg:x2="0.598cm" svg:y2="3.408cm"><text:p/></draw:line><draw:line draw:style-name="gr206" draw:text-style-name="P84" svg:x1="15.562cm" svg:y1="5.313cm" svg:x2="15.562cm" svg:y2="6.059cm"><text:p/></draw:line><draw:line draw:style-name="gr214" draw:text-style-name="P84" svg:x1="12.626cm" svg:y1="9.128cm" svg:x2="12.626cm" svg:y2="9.791cm"><text:p/></draw:line><draw:custom-shape draw:style-name="gr526" draw:text-style-name="P91" svg:width="5.326cm" svg:height="0.664cm" svg:x="11.522cm" svg:y="6.973cm"><text:p text:style-name="P82"><text:span text:style-name="T29">реестр отправленных пакетов</text:span></text:p><draw:enhanced-geometry svg:viewBox="0 0 21600 21600" draw:mirror-horizontal="false" draw:mirror-vertical="false" draw:type="rectangle" draw:enhanced-path="M 0 0 L 21600 0 21600 21600 0 21600 0 0 Z N"/></draw:custom-shape><draw:custom-shape draw:style-name="gr527" draw:text-style-name="P91" svg:width="2.573cm" svg:height="0.83cm" svg:x="11.522cm" svg:y="5.729cm"><text:p text:style-name="P82"><text:span text:style-name="T29">флаг</text:span></text:p><text:p text:style-name="P82"><text:span text:style-name="T29">синхронизации</text:span></text:p><draw:enhanced-geometry svg:viewBox="0 0 21600 21600" draw:mirror-horizontal="false" draw:mirror-vertical="false" draw:type="rectangle" draw:enhanced-path="M 0 0 L 21600 0 21600 21600 0 21600 0 0 Z N"/></draw:custom-shape><draw:line draw:style-name="gr528" draw:text-style-name="P84" svg:x1="10.975cm" svg:y1="4.901cm" svg:x2="11.709cm" svg:y2="4.901cm"><text:p/></draw:line><draw:custom-shape draw:style-name="gr529" draw:text-style-name="P91" svg:width="2.022cm" svg:height="0.664cm" svg:x="11.707cm" svg:y="4.57cm"><text:p text:style-name="P82"><text:span text:style-name="T29">таймер</text:span></text:p><draw:enhanced-geometry svg:viewBox="0 0 21600 21600" draw:mirror-horizontal="false" draw:mirror-vertical="false" draw:type="rectangle" draw:enhanced-path="M 0 0 L 21600 0 21600 21600 0 21600 0 0 Z N"/></draw:custom-shape><draw:line draw:style-name="gr530" draw:text-style-name="P84" svg:x1="2.527cm" svg:y1="8.55cm" svg:x2="3.26cm" svg:y2="8.548cm"><text:p/></draw:line><draw:line draw:style-name="gr531" draw:text-style-name="P84" svg:x1="5.187cm" svg:y1="7.222cm" svg:x2="4.177cm" svg:y2="8.051cm"><text:p/></draw:line><draw:line draw:style-name="gr532" draw:text-style-name="P84" svg:x1="5.463cm" svg:y1="8.548cm" svg:x2="4.453cm" svg:y2="8.548cm"><text:p/></draw:line></draw:g></text:p><text:p text:style-name="P59">Рисунок <text:sequence text:ref-name="refDrawing4" text:name="Drawing" text:formula="ooow:Drawing+1" style:num-format="1">5</text:sequence>: <text:s/>Прием и обработка сегментов</text:p></draw:text-box><office:event-listeners><script:event-listener script:language="ooo:script" script:event-name="office:alpha-char-input" xlink:href="vnd.sun.star.script:Capitalise.py$capitalisePython?language=Python&amp;location=share" xlink:type="simple"/></office:event-listeners></draw:frame>Данные (если они есть) интерпретируются по разному для разных типов сегментов. <text:span text:style-name="T3">Мультимедиа сегменты переносят живой звук или видео поток. Запросные сегменты переносят все остальные виды данных.</text:span></text:p>
      <text:p text:style-name="P31">Запросные сегменты при приёме добавляются в очередь и обрабатываются последовательно по 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31">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35">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30">Константа</text:p>
          </table:table-cell>
          <table:table-cell table:style-name="Таблица3.A1" office:value-type="string">
            <text:p text:style-name="P30">Код</text:p>
          </table:table-cell>
          <table:table-cell table:style-name="Таблица3.C1" office:value-type="string">
            <text:p text:style-name="P30">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ext:soft-page-break/>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31"/>
      <text:p text:style-name="P31">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31">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30">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сегментов в один IP-пакет.</text:p>
      <text:p text:style-name="P28"/>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28">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28">Таким образом, обмен идёт идёт сериями сегментов с оконечным sync-сегмент, который <text:soft-page-break/>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28"/>
      <text:p text:style-name="Standard"/>
      <text:h text:style-name="Heading_20_1" text:outline-level="1">Авторизация</text:h>
      <text:p text:style-name="Standard">После соединения узлы начинают обмен сегментами проходя три этапа:</text:p>
      <text:list xml:id="list2091286514497178422" text:style-name="L273">
        <text:list-item>
          <text:p text:style-name="P67">согласование протокола</text:p>
        </text:list-item>
        <text:list-item>
          <text:p text:style-name="P67">авторизация</text:p>
        </text:list-item>
        <text:list-item>
          <text:p text:style-name="P67">обмен данными.</text:p>
        </text:list-item>
      </text:list>
      <text:p text:style-name="Standard"/>
      <text:p text:style-name="P31">Любой узел в любой момент на любой стадии может прервать сеанс, если ему что-то не понравилось, или если возникла необходимо завершить работу узла.</text:p>
      <text:list xml:id="list1031988726901" text:continue-numbering="true" text:style-name="L273">
        <text:list-header>
          <text:p text:style-name="P67"/>
        </text:list-header>
      </text:list>
      <text:p text:style-name="Standard"><draw:frame draw:style-name="fr3" draw:name="Врезка3" text:anchor-type="char" svg:x="-0.041cm" svg:y="0.316cm" svg:height="16.873cm" draw:z-index="0"><draw:text-box fo:min-height="69%" fo:min-width="17.406cm"><text:p text:style-name="Drawing"><draw:g text:anchor-type="paragraph" draw:z-index="1" draw:style-name="gr1"><draw:custom-shape draw:style-name="gr2" draw:text-style-name="P83" svg:width="5.201cm" svg:height="0.664cm" svg:x="4.177cm" svg:y="0.579cm"><text:p text:style-name="P82"><text:span text:style-name="T22">узел отключен</text:span></text:p><draw:enhanced-geometry svg:viewBox="0 0 21600 21600" draw:mirror-horizontal="false" draw:mirror-vertical="false" draw:type="rectangle" draw:enhanced-path="M 0 0 L 21600 0 21600 21600 0 21600 0 0 Z N"/></draw:custom-shape><draw:custom-shape draw:style-name="gr3" draw:text-style-name="P83" svg:width="5.201cm" svg:height="0.664cm" svg:x="4.175cm" svg:y="1.905cm"><text:p text:style-name="P82"><text:span text:style-name="T22">узел подключен</text:span></text:p><draw:enhanced-geometry svg:viewBox="0 0 21600 21600" draw:mirror-horizontal="false" draw:mirror-vertical="false" draw:type="rectangle" draw:enhanced-path="M 0 0 L 21600 0 21600 21600 0 21600 0 0 Z N"/></draw:custom-shape><draw:custom-shape draw:style-name="gr4" draw:text-style-name="P83" svg:width="5.201cm" svg:height="0.664cm" svg:x="4.177cm" svg:y="3.234cm"><text:p text:style-name="P82"><text:span text:style-name="T22">IP разрешен</text:span></text:p><draw:enhanced-geometry svg:viewBox="0 0 21600 21600" draw:mirror-horizontal="false" draw:mirror-vertical="false" draw:type="rectangle" draw:enhanced-path="M 0 0 L 21600 0 21600 21600 0 21600 0 0 Z N"/></draw:custom-shape><draw:custom-shape draw:style-name="gr5" draw:text-style-name="P83" svg:width="5.201cm" svg:height="0.666cm" svg:x="4.175cm" svg:y="4.558cm"><text:p text:style-name="P82"><text:span text:style-name="T22">протокол согласован</text:span></text:p><draw:enhanced-geometry svg:viewBox="0 0 21600 21600" draw:mirror-horizontal="false" draw:mirror-vertical="false" draw:type="rectangle" draw:enhanced-path="M 0 0 L 21600 0 21600 21600 0 21600 0 0 Z N"/></draw:custom-shape><draw:custom-shape draw:style-name="gr6" draw:text-style-name="P83" svg:width="5.201cm" svg:height="0.662cm" svg:x="4.177cm" svg:y="5.888cm"><text:p text:style-name="P82"><text:span text:style-name="T22">панхэш ключа принят</text:span></text:p><draw:enhanced-geometry svg:viewBox="0 0 21600 21600" draw:mirror-horizontal="false" draw:mirror-vertical="false" draw:type="rectangle" draw:enhanced-path="M 0 0 L 21600 0 21600 21600 0 21600 0 0 Z N"/></draw:custom-shape><draw:custom-shape draw:style-name="gr7" draw:text-style-name="P83" svg:width="5.201cm" svg:height="0.666cm" svg:x="4.177cm" svg:y="7.215cm"><text:p text:style-name="P82"><text:span text:style-name="T22">[ключ допущен/доверен]</text:span></text:p><draw:enhanced-geometry svg:viewBox="0 0 21600 21600" draw:mirror-horizontal="false" draw:mirror-vertical="false" draw:type="rectangle" draw:enhanced-path="M 0 0 L 21600 0 21600 21600 0 21600 0 0 Z N"/></draw:custom-shape><draw:custom-shape draw:style-name="gr8" draw:text-style-name="P83" svg:width="5.201cm" svg:height="0.664cm" svg:x="4.175cm" svg:y="8.541cm"><text:p text:style-name="P82"><text:span text:style-name="T22">[фраза подписана верно]</text:span></text:p><draw:enhanced-geometry svg:viewBox="0 0 21600 21600" draw:mirror-horizontal="false" draw:mirror-vertical="false" draw:type="rectangle" draw:enhanced-path="M 0 0 L 21600 0 21600 21600 0 21600 0 0 Z N"/></draw:custom-shape><draw:line draw:style-name="gr9" draw:text-style-name="P84" svg:x1="6.776cm" svg:y1="2.57cm" svg:x2="6.776cm" svg:y2="3.234cm"><text:p/></draw:line><draw:line draw:style-name="gr10" draw:text-style-name="P84" svg:x1="6.776cm" svg:y1="3.895cm" svg:x2="6.776cm" svg:y2="4.559cm"><text:p/></draw:line><draw:line draw:style-name="gr11" draw:text-style-name="P84" svg:x1="6.776cm" svg:y1="5.223cm" svg:x2="6.776cm" svg:y2="5.887cm"><text:p/></draw:line><draw:line draw:style-name="gr12" draw:text-style-name="P84" svg:x1="6.776cm" svg:y1="6.552cm" svg:x2="6.776cm" svg:y2="7.216cm"><text:p/></draw:line><draw:line draw:style-name="gr13" draw:text-style-name="P84" svg:x1="6.776cm" svg:y1="7.877cm" svg:x2="6.776cm" svg:y2="8.541cm"><text:p/></draw:line><draw:line draw:style-name="gr14" draw:text-style-name="P84" svg:x1="6.776cm" svg:y1="11.858cm" svg:x2="6.776cm" svg:y2="12.606cm"><text:p/></draw:line><draw:line draw:style-name="gr15" draw:text-style-name="P84" svg:x1="6.776cm" svg:y1="1.241cm" svg:x2="6.776cm" svg:y2="1.905cm"><text:p/></draw:line><draw:line draw:style-name="gr16" draw:text-style-name="P84" svg:x1="16.776cm" svg:y1="6.223cm" svg:x2="9.476cm" svg:y2="6.223cm"><text:p/></draw:line><draw:custom-shape draw:style-name="gr17" draw:text-style-name="P83" svg:width="5.201cm" svg:height="0.664cm" svg:x="4.175cm" svg:y="9.869cm"><text:p text:style-name="P82"><text:span text:style-name="T22">[сеансовый ключ знаком]</text:span></text:p><draw:enhanced-geometry svg:viewBox="0 0 21600 21600" draw:mirror-horizontal="false" draw:mirror-vertical="false" draw:type="rectangle" draw:enhanced-path="M 0 0 L 21600 0 21600 21600 0 21600 0 0 Z N"/></draw:custom-shape><draw:custom-shape draw:style-name="gr18" draw:text-style-name="P83" svg:width="5.201cm" svg:height="0.666cm" svg:x="4.175cm" svg:y="12.605cm"><text:p text:style-name="P82"><text:span text:style-name="T22">узел отключен</text:span></text:p><draw:enhanced-geometry svg:viewBox="0 0 21600 21600" draw:mirror-horizontal="false" draw:mirror-vertical="false" draw:type="rectangle" draw:enhanced-path="M 0 0 L 21600 0 21600 21600 0 21600 0 0 Z N"/></draw:custom-shape><draw:line draw:style-name="gr19" draw:text-style-name="P84" svg:x1="6.775cm" svg:y1="9.204cm" svg:x2="6.775cm" svg:y2="9.868cm"><text:p/></draw:line><draw:frame draw:style-name="gr20" draw:text-style-name="P84" svg:width="2.971cm" svg:height="1.227cm" svg:x="0.806cm" svg:y="6.386cm"><draw:text-box><text:p text:style-name="P82"><text:span text:style-name="T23">Синхронный</text:span></text:p><text:p text:style-name="P82"><text:span text:style-name="T23">обмен</text:span></text:p></draw:text-box></draw:frame><draw:frame draw:style-name="gr21" draw:text-style-name="P84" svg:width="3.16cm" svg:height="1.227cm" svg:x="0.815cm" svg:y="11.115cm"><draw:text-box><text:p text:style-name="P82"><text:span text:style-name="T23">Асинхронный</text:span></text:p><text:p text:style-name="P82"><text:span text:style-name="T23">обмен</text:span></text:p></draw:text-box></draw:frame><draw:line draw:style-name="gr22" draw:text-style-name="P84" svg:x1="0.976cm" svg:y1="10.201cm" svg:x2="3.676cm" svg:y2="10.201cm"><text:p/></draw:line><draw:line draw:style-name="gr22" draw:text-style-name="P84" svg:x1="0.975cm" svg:y1="2.236cm" svg:x2="3.675cm" svg:y2="2.236cm"><text:p/></draw:line><draw:line draw:style-name="gr22" draw:text-style-name="P84" svg:x1="0.975cm" svg:y1="12.94cm" svg:x2="3.675cm" svg:y2="12.94cm"><text:p/></draw:line><draw:frame draw:style-name="gr23" draw:text-style-name="P84" svg:width="6.831cm" svg:height="1.714cm" svg:x="9.745cm" svg:y="6.301cm"><draw:text-box><text:p text:style-name="P82"><text:span text:style-name="T22">разрешен прием:</text:span></text:p><text:p text:style-name="P82"><text:span text:style-name="T22">2х сообщений (после капчи),</text:span></text:p><text:p text:style-name="P82"><text:span text:style-name="T22">панхэша, ключа и фразы</text:span></text:p></draw:text-box></draw:frame><draw:line draw:style-name="gr16" draw:text-style-name="P84" svg:x1="17.176cm" svg:y1="10.201cm" svg:x2="9.476cm" svg:y2="10.201cm"><text:p/></draw:line><draw:frame draw:style-name="gr24" draw:text-style-name="P84" svg:width="7.631cm" svg:height="1.714cm" svg:x="9.576cm" svg:y="10.284cm"><draw:text-box><text:p text:style-name="P82"><text:span text:style-name="T22">разрешен прием сообщений,</text:span></text:p><text:p text:style-name="P82"><text:span text:style-name="T22">записей/патчей,</text:span></text:p><text:p text:style-name="P82"><text:span text:style-name="T22">видео и звука</text:span></text:p></draw:text-box></draw:frame><draw:frame draw:style-name="gr25" draw:text-style-name="P86" svg:width="15.063cm" svg:height="0.74cm" svg:x="1.476cm" svg:y="14.575cm"><draw:text-box><text:p text:style-name="P85"><text:span text:style-name="T24">*Желтым цветом указанны стадии, которые [могут быть пропущены]</text:span></text:p></draw:text-box></draw:frame><draw:custom-shape draw:style-name="gr26" draw:text-style-name="P83" svg:width="5.201cm" svg:height="0.666cm" svg:x="4.173cm" svg:y="11.194cm"><text:p text:style-name="P82"><text:span text:style-name="T22">обмен данными проведен</text:span></text:p><draw:enhanced-geometry svg:viewBox="0 0 21600 21600" draw:mirror-horizontal="false" draw:mirror-vertical="false" draw:type="rectangle" draw:enhanced-path="M 0 0 L 21600 0 21600 21600 0 21600 0 0 Z N"/></draw:custom-shape><draw:line draw:style-name="gr27" draw:text-style-name="P84" svg:x1="6.774cm" svg:y1="10.534cm" svg:x2="6.774cm" svg:y2="11.198cm"><text:p/></draw:line></draw:g></text:p><text:p text:style-name="P43">Рисунок <text:sequence text:ref-name="refDrawing5" text:name="Drawing" text:formula="ooow:Drawing+1" style:num-format="1">6</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шагу. <text:s/>Если требуется решить хэш-загадку, то последним байтом в фразе задается количество <text:soft-page-break/>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draw:frame draw:style-name="fr3" draw:name="Frame3" text:anchor-type="char" svg:x="-0.041cm" svg:y="0.316cm" svg:height="16.63cm" draw:z-index="9"><draw:text-box fo:min-height="68%" fo:min-width="17.406cm"><text:p text:style-name="P63"><draw:g text:anchor-type="paragraph" draw:z-index="10" draw:style-name="gr1"><draw:custom-shape draw:style-name="gr140" draw:text-style-name="P84" svg:width="4.172cm" svg:height="0.606cm" svg:x="10.64cm" svg:y="1.905cm"><text:p text:style-name="P82"><text:span text:style-name="T23">ST_IpCheck</text:span></text:p><draw:enhanced-geometry svg:viewBox="0 0 21600 21600" draw:type="rectangle" draw:enhanced-path="M 0 0 L 21600 0 21600 21600 0 21600 0 0 Z N"/></draw:custom-shape><draw:custom-shape draw:style-name="gr141" draw:text-style-name="P84" svg:width="3.964cm" svg:height="0.606cm" svg:x="1.667cm" svg:y="1.099cm"><text:p text:style-name="P82"><text:span text:style-name="T23">ST_IpCheck</text:span></text:p><draw:enhanced-geometry svg:viewBox="0 0 21600 21600" draw:type="rectangle" draw:enhanced-path="M 0 0 L 21600 0 21600 21600 0 21600 0 0 Z N"/></draw:custom-shape><draw:frame draw:style-name="gr142" draw:text-style-name="P94" svg:width="5.488cm" svg:height="0.825cm" svg:x="1.459cm" svg:y="0.157cm"><draw:text-box><text:p text:style-name="P85"><text:span text:style-name="T30">Стадии охотника</text:span></text:p></draw:text-box></draw:frame><draw:frame draw:style-name="gr143" draw:text-style-name="P94" svg:width="6.021cm" svg:height="0.825cm" svg:x="10.43cm" svg:y="0.157cm"><draw:text-box><text:p text:style-name="P85"><text:span text:style-name="T30">Стадии слушателя</text:span></text:p></draw:text-box></draw:frame><draw:custom-shape draw:style-name="gr144" draw:text-style-name="P84" svg:width="4.172cm" svg:height="0.604cm" svg:x="10.638cm" svg:y="2.715cm"><text:p text:style-name="P82"><text:span text:style-name="T23">ST_Protocol</text:span></text:p><draw:enhanced-geometry svg:viewBox="0 0 21600 21600" draw:type="rectangle" draw:enhanced-path="M 0 0 L 21600 0 21600 21600 0 21600 0 0 Z N"/></draw:custom-shape><draw:custom-shape draw:style-name="gr145" draw:text-style-name="P84" svg:width="3.962cm" svg:height="0.606cm" svg:x="1.667cm" svg:y="1.905cm"><text:p text:style-name="P82"><text:span text:style-name="T23">ST_Protocol</text:span></text:p><draw:enhanced-geometry svg:viewBox="0 0 21600 21600" draw:type="rectangle" draw:enhanced-path="M 0 0 L 21600 0 21600 21600 0 21600 0 0 Z N"/></draw:custom-shape><draw:custom-shape draw:style-name="gr146" draw:text-style-name="P95" svg:width="4.172cm" svg:height="0.604cm" svg:x="10.638cm" svg:y="3.521cm"><text:p text:style-name="P82"><text:span text:style-name="T31">ST_Puzzle</text:span></text:p><draw:enhanced-geometry svg:viewBox="0 0 21600 21600" draw:type="rectangle" draw:enhanced-path="M 0 0 L 21600 0 21600 21600 0 21600 0 0 Z N"/></draw:custom-shape><draw:custom-shape draw:style-name="gr147" draw:text-style-name="P84" svg:width="3.962cm" svg:height="0.606cm" svg:x="1.667cm" svg:y="11.793cm"><text:p text:style-name="P82"><text:span text:style-name="T23">ST_Sign</text:span></text:p><draw:enhanced-geometry svg:viewBox="0 0 21600 21600" draw:type="rectangle" draw:enhanced-path="M 0 0 L 21600 0 21600 21600 0 21600 0 0 Z N"/></draw:custom-shape><draw:frame draw:style-name="gr148" draw:text-style-name="P96" svg:width="3.931cm" svg:height="0.782cm" svg:x="6.675cm" svg:y="2.041cm"><draw:text-box><text:p text:style-name="P85"><text:span text:style-name="T23">подключение</text:span></text:p></draw:text-box></draw:frame><draw:line draw:style-name="gr149" draw:text-style-name="P84" svg:x1="6.574cm" svg:y1="2.579cm" svg:x2="10.121cm" svg:y2="2.579cm"><text:p/></draw:line><draw:frame draw:style-name="gr150" draw:text-style-name="P84" svg:width="3.234cm" svg:height="0.782cm" svg:x="6.673cm" svg:y="2.635cm"><draw:text-box><text:p text:style-name="P82"><text:span text:style-name="T23">Hello</text:span></text:p></draw:text-box></draw:frame><draw:line draw:style-name="gr151" draw:text-style-name="P84" svg:x1="6.569cm" svg:y1="3.319cm" svg:x2="10.116cm" svg:y2="3.319cm"><text:p/></draw:line><draw:frame draw:style-name="gr152" draw:text-style-name="P95" svg:width="3.234cm" svg:height="0.782cm" svg:x="6.673cm" svg:y="3.441cm"><draw:text-box><text:p text:style-name="P82"><text:span text:style-name="T31">Puzzle</text:span></text:p></draw:text-box></draw:frame><draw:line draw:style-name="gr153" draw:text-style-name="P84" svg:x1="6.568cm" svg:y1="4.126cm" svg:x2="10.115cm" svg:y2="4.126cm"><text:p/></draw:line><draw:frame draw:style-name="gr154" draw:text-style-name="P95" svg:width="3.234cm" svg:height="1.297cm" svg:x="6.673cm" svg:y="4.059cm"><draw:text-box><text:p text:style-name="P82"><text:span text:style-name="T31">Answer(Sol)</text:span></text:p></draw:text-box></draw:frame><draw:line draw:style-name="gr155" draw:text-style-name="P84" svg:x1="6.568cm" svg:y1="5cm" svg:x2="10.115cm" svg:y2="5cm"><text:p/></draw:line><draw:custom-shape draw:style-name="gr156" draw:text-style-name="P84" svg:width="4.172cm" svg:height="0.609cm" svg:x="10.64cm" svg:y="7.285cm"><text:p text:style-name="P82"><text:span text:style-name="T23">ST_Sign</text:span></text:p><draw:enhanced-geometry svg:viewBox="0 0 21600 21600" draw:type="rectangle" draw:enhanced-path="M 0 0 L 21600 0 21600 21600 0 21600 0 0 Z N"/></draw:custom-shape><draw:custom-shape draw:style-name="gr157" draw:text-style-name="P84" svg:width="4.172cm" svg:height="0.604cm" svg:x="10.638cm" svg:y="9.507cm"><text:p text:style-name="P82"><text:span text:style-name="T23">ST_Greeting</text:span></text:p><draw:enhanced-geometry svg:viewBox="0 0 21600 21600" draw:type="rectangle" draw:enhanced-path="M 0 0 L 21600 0 21600 21600 0 21600 0 0 Z N"/></draw:custom-shape><draw:custom-shape draw:style-name="gr158" draw:text-style-name="P84" svg:width="4.172cm" svg:height="0.606cm" svg:x="10.638cm" svg:y="12.534cm"><text:p text:style-name="P82"><text:span text:style-name="T23">ST_Exchange</text:span></text:p><draw:enhanced-geometry svg:viewBox="0 0 21600 21600" draw:mirror-horizontal="false" draw:mirror-vertical="false" draw:type="rectangle" draw:enhanced-path="M 0 0 L 21600 0 21600 21600 0 21600 0 0 Z N"/></draw:custom-shape><draw:frame draw:style-name="gr159" draw:text-style-name="P84" svg:width="3.234cm" svg:height="0.784cm" svg:x="6.673cm" svg:y="6.602cm"><draw:text-box><text:p text:style-name="P82"><text:span text:style-name="T23">Phrase(nil)</text:span></text:p></draw:text-box></draw:frame><draw:line draw:style-name="gr160" draw:text-style-name="P84" svg:x1="6.568cm" svg:y1="7.287cm" svg:x2="10.115cm" svg:y2="7.287cm"><text:p/></draw:line><draw:frame draw:style-name="gr161" draw:text-style-name="P84" svg:width="3.236cm" svg:height="0.782cm" svg:x="6.671cm" svg:y="7.477cm"><draw:text-box><text:p text:style-name="P82"><text:span text:style-name="T23">Sign</text:span></text:p></draw:text-box></draw:frame><draw:line draw:style-name="gr162" draw:text-style-name="P84" svg:x1="6.567cm" svg:y1="8.162cm" svg:x2="10.114cm" svg:y2="8.162cm"><text:p/></draw:line><draw:frame draw:style-name="gr163" draw:text-style-name="P84" svg:width="3.234cm" svg:height="0.784cm" svg:x="6.673cm" svg:y="9.428cm"><draw:text-box><text:p text:style-name="P82"><text:span text:style-name="T23">Hello</text:span></text:p></draw:text-box></draw:frame><draw:line draw:style-name="gr164" draw:text-style-name="P84" svg:x1="6.568cm" svg:y1="10.113cm" svg:x2="10.115cm" svg:y2="10.113cm"><text:p/></draw:line><draw:frame draw:style-name="gr165" draw:text-style-name="P84" svg:width="3.236cm" svg:height="0.782cm" svg:x="6.67cm" svg:y="11.783cm"><draw:text-box><text:p text:style-name="P82"><text:span text:style-name="T23">Phrase</text:span></text:p></draw:text-box></draw:frame><draw:line draw:style-name="gr166" draw:text-style-name="P84" svg:x1="6.566cm" svg:y1="12.467cm" svg:x2="10.113cm" svg:y2="12.467cm"><text:p/></draw:line><draw:frame draw:style-name="gr167" draw:text-style-name="P84" svg:width="3.234cm" svg:height="0.782cm" svg:x="6.673cm" svg:y="12.455cm"><draw:text-box><text:p text:style-name="P82"><text:span text:style-name="T23">Sign</text:span></text:p></draw:text-box></draw:frame><draw:line draw:style-name="gr168" draw:text-style-name="P84" svg:x1="6.568cm" svg:y1="13.14cm" svg:x2="10.115cm" svg:y2="13.14cm"><text:p/></draw:line><draw:custom-shape draw:style-name="gr169" draw:text-style-name="P95" svg:width="4.172cm" svg:height="0.608cm" svg:x="10.638cm" svg:y="8.16cm"><text:p text:style-name="P82"><text:span text:style-name="T31">ST_Captcha</text:span></text:p><draw:enhanced-geometry svg:viewBox="0 0 21600 21600" draw:type="rectangle" draw:enhanced-path="M 0 0 L 21600 0 21600 21600 0 21600 0 0 Z N"/></draw:custom-shape><draw:frame draw:style-name="gr170" draw:text-style-name="P95" svg:width="3.234cm" svg:height="0.782cm" svg:x="6.673cm" svg:y="8.082cm"><draw:text-box><text:p text:style-name="P82"><text:span text:style-name="T31">Captcha</text:span></text:p></draw:text-box></draw:frame><draw:line draw:style-name="gr171" draw:text-style-name="P84" svg:x1="6.568cm" svg:y1="8.767cm" svg:x2="10.115cm" svg:y2="8.767cm"><text:p/></draw:line><draw:frame draw:style-name="gr172" draw:text-style-name="P95" svg:width="3.236cm" svg:height="1.297cm" svg:x="6.671cm" svg:y="8.498cm"><draw:text-box><text:p text:style-name="P82"><text:span text:style-name="T31">Answer(Cap)</text:span></text:p></draw:text-box></draw:frame><draw:line draw:style-name="gr173" draw:text-style-name="P84" svg:x1="6.567cm" svg:y1="9.44cm" svg:x2="10.114cm" svg:y2="9.44cm"><text:p/></draw:line><draw:custom-shape draw:style-name="gr174" draw:text-style-name="P84" svg:width="3.962cm" svg:height="0.606cm" svg:x="1.667cm" svg:y="13.07cm"><text:p text:style-name="P82"><text:span text:style-name="T23">ST_Exchange</text:span></text:p><draw:enhanced-geometry svg:viewBox="0 0 21600 21600" draw:type="rectangle" draw:enhanced-path="M 0 0 L 21600 0 21600 21600 0 21600 0 0 Z N"/></draw:custom-shape><draw:frame draw:style-name="gr175" draw:text-style-name="P94" svg:width="2.534cm" svg:height="0.825cm" svg:x="7.197cm" svg:y="0.697cm"><draw:text-box><text:p text:style-name="P85"><text:span text:style-name="T30">Обмен</text:span></text:p></draw:text-box></draw:frame><draw:frame draw:style-name="gr176" draw:text-style-name="P96" svg:width="8.083cm" svg:height="0.782cm" svg:x="5.112cm" svg:y="14.349cm"><draw:text-box><text:p text:style-name="P85"><text:span text:style-name="T23">Асинхронный обмен данными</text:span></text:p></draw:text-box></draw:frame><draw:line draw:style-name="gr177" draw:text-style-name="P84" svg:x1="6.568cm" svg:y1="14.216cm" svg:x2="10.115cm" svg:y2="14.216cm"><text:p/></draw:line><draw:line draw:style-name="gr178" draw:text-style-name="P84" svg:x1="6.565cm" svg:y1="14.956cm" svg:x2="10.112cm" svg:y2="14.956cm"><text:p/></draw:line><draw:custom-shape draw:style-name="gr179" draw:text-style-name="P95" svg:width="4.172cm" svg:height="0.608cm" svg:x="10.638cm" svg:y="4.999cm"><text:p text:style-name="P82"><text:span text:style-name="T31">ST_KeyRequest</text:span></text:p><draw:enhanced-geometry svg:viewBox="0 0 21600 21600" draw:type="rectangle" draw:enhanced-path="M 0 0 L 21600 0 21600 21600 0 21600 0 0 Z N"/></draw:custom-shape><draw:frame draw:style-name="gr180" draw:text-style-name="P95" svg:width="3.236cm" svg:height="1.297cm" svg:x="6.671cm" svg:y="4.731cm"><draw:text-box><text:p text:style-name="P82"><text:span text:style-name="T31">Request(nil)</text:span></text:p></draw:text-box></draw:frame><draw:line draw:style-name="gr181" draw:text-style-name="P84" svg:x1="6.567cm" svg:y1="5.673cm" svg:x2="10.114cm" svg:y2="5.673cm"><text:p/></draw:line><draw:frame draw:style-name="gr182" draw:text-style-name="P95" svg:width="3.236cm" svg:height="0.782cm" svg:x="6.671cm" svg:y="5.729cm"><draw:text-box><text:p text:style-name="P82"><text:span text:style-name="T31">Record</text:span></text:p></draw:text-box></draw:frame><draw:line draw:style-name="gr183" draw:text-style-name="P84" svg:x1="6.567cm" svg:y1="6.413cm" svg:x2="10.114cm" svg:y2="6.413cm"><text:p/></draw:line><draw:custom-shape draw:style-name="gr184" draw:text-style-name="P95" svg:width="4.172cm" svg:height="0.606cm" svg:x="10.637cm" svg:y="6.412cm"><text:p text:style-name="P82"><text:span text:style-name="T31">ST_Protocol</text:span></text:p><draw:enhanced-geometry svg:viewBox="0 0 21600 21600" draw:type="rectangle" draw:enhanced-path="M 0 0 L 21600 0 21600 21600 0 21600 0 0 Z N"/></draw:custom-shape><draw:frame draw:style-name="gr185" draw:text-style-name="P95" svg:width="3.234cm" svg:height="1.297cm" svg:x="6.673cm" svg:y="9.91cm"><draw:text-box><text:p text:style-name="P82"><text:span text:style-name="T31">Request(nil)</text:span></text:p></draw:text-box></draw:frame><draw:line draw:style-name="gr186" draw:text-style-name="P84" svg:x1="6.569cm" svg:y1="10.853cm" svg:x2="10.116cm" svg:y2="10.853cm"><text:p/></draw:line><draw:frame draw:style-name="gr187" draw:text-style-name="P95" svg:width="3.234cm" svg:height="0.782cm" svg:x="6.673cm" svg:y="10.841cm"><draw:text-box><text:p text:style-name="P82"><text:span text:style-name="T31">Record</text:span></text:p></draw:text-box></draw:frame><draw:line draw:style-name="gr188" draw:text-style-name="P84" svg:x1="6.568cm" svg:y1="11.525cm" svg:x2="10.115cm" svg:y2="11.525cm"><text:p/></draw:line><draw:custom-shape draw:style-name="gr189" draw:text-style-name="P95" svg:width="3.962cm" svg:height="0.606cm" svg:x="1.667cm" svg:y="10.918cm"><text:p text:style-name="P82"><text:span text:style-name="T31">ST_KeyRequest</text:span></text:p><draw:enhanced-geometry svg:viewBox="0 0 21600 21600" draw:type="rectangle" draw:enhanced-path="M 0 0 L 21600 0 21600 21600 0 21600 0 0 Z N"/></draw:custom-shape></draw:g></text:p><text:p text:style-name="P59"/><text:p text:style-name="P59">Рисунок <text:sequence text:ref-name="refDrawing6" text:name="Drawing" text:formula="ooow:Drawing+1" style:num-format="1">7</text:sequence>: <text:s/>Стадии авторизации</text:p></draw:text-box><office:event-listeners><script:event-listener script:language="ooo:script" script:event-name="office:alpha-char-input" xlink:href="vnd.sun.star.script:Capitalise.py$capitalisePython?language=Python&amp;location=share" xlink:type="simple"/></office:event-listeners></draw:frame>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text:soft-page-break/>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
      <text:p text:style-name="Standard"/>
      <text:h text:style-name="Heading_20_1" text:outline-level="1">Сессия</text:h>
      <text:p text:style-name="P44">При необходимости обмена с определенным узлом создаётся сессия. Сессия инициирует исходящий сокет на требуемый адрес. Если соединение удалось, слушающий узел создаёт сессию на своей стороне. Если сессия уже существует, то сокет прикрепляется к ней. Не подключенные напрямую к сокету сессии возможны, либо после потери связи, при этом сессия пытается сама подключиться, либо подключенные через промежуточные узлы, это называется «рыбалка».</text:p>
      <text:p text:style-name="P45"><draw:frame draw:style-name="fr3" draw:name="Frame4" text:anchor-type="char" svg:x="-0.041cm" svg:y="0.316cm" svg:height="7.738cm" draw:z-index="11"><draw:text-box fo:min-height="31%" fo:min-width="15.367cm"><text:p text:style-name="P63"><draw:g text:anchor-type="char" draw:z-index="15" draw:style-name="gr190"><draw:custom-shape draw:style-name="gr241" draw:text-style-name="P84" svg:width="0.8cm" svg:height="1.101cm" svg:x="3.99cm" svg:y="3.038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242" draw:text-style-name="P84" svg:width="1.001cm" svg:height="1.001cm" svg:x="4.489cm" svg:y="2.5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3" draw:text-style-name="P84" svg:width="0.802cm" svg:height="0.8cm" svg:x="11.188cm" svg:y="0.339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44" draw:text-style-name="P84" svg:width="1.001cm" svg:height="0.999cm" svg:x="9.989cm" svg:y="0.3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5" draw:text-style-name="P84" svg:width="1.001cm" svg:height="1.001cm" svg:x="11.09cm" svg:y="1.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6" draw:text-style-name="P84" svg:width="0.999cm" svg:height="1.001cm" svg:x="8.89cm" svg:y="5.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7" draw:text-style-name="P84" svg:width="1.001cm" svg:height="1.001cm" svg:x="8.79cm" svg:y="2.9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8" draw:text-style-name="P84" svg:width="1.001cm" svg:height="1.001cm" svg:x="4.489cm" svg:y="3.738cm"><text:p/><draw:enhanced-geometry svg:viewBox="0 0 21600 21600" draw:glue-points="10800 0 0 10800 10800 21600 21600 10800" draw:text-areas="5400 5400 16200 16200" draw:type="diamond" draw:enhanced-path="M 10800 0 L 21600 10800 10800 21600 0 10800 10800 0 Z N"/></draw:custom-shape><draw:line draw:style-name="gr249" draw:text-style-name="P84" svg:x1="5.489cm" svg:y1="3.041cm" svg:x2="8.789cm" svg:y2="3.441cm"><text:p/></draw:line><draw:line draw:style-name="gr250" draw:text-style-name="P84" svg:x1="9.789cm" svg:y1="3.438cm" svg:x2="11.589cm" svg:y2="2.438cm"><text:p/></draw:line><draw:line draw:style-name="gr251" draw:text-style-name="P84" svg:x1="5.489cm" svg:y1="3.038cm" svg:x2="9.989cm" svg:y2="0.838cm"><text:p/></draw:line><draw:line draw:style-name="gr252" draw:text-style-name="P84" svg:x1="5.489cm" svg:y1="3.041cm" svg:x2="8.889cm" svg:y2="5.941cm"><text:p/></draw:line><draw:custom-shape draw:style-name="gr253" draw:text-style-name="P84" svg:width="0.802cm" svg:height="0.802cm" svg:x="9.2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4" draw:text-style-name="P84" svg:width="0.802cm" svg:height="0.802cm" svg:x="9.5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5" draw:text-style-name="P84" svg:width="0.8cm" svg:height="0.802cm" svg:x="4.89cm" svg:y="1.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6" draw:text-style-name="P84" svg:width="0.8cm" svg:height="0.802cm" svg:x="4.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draw:style-name="gr257" draw:text-style-name="P84" svg:x1="5.489cm" svg:y1="4.241cm" svg:x2="5.489cm" svg:y2="3.041cm"><text:p/></draw:line><draw:custom-shape draw:style-name="gr258" draw:text-style-name="P84" svg:width="0.8cm" svg:height="0.8cm" svg:x="9.5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g></text:p><text:p text:style-name="P59">Рисунок <text:sequence text:ref-name="refDrawing7" text:name="Drawing" text:formula="ooow:Drawing+1" style:num-format="1">8</text:sequence>: <text:s/>Соединение узлов, баз и ключей</text:p></draw:text-box><office:event-listeners><script:event-listener script:language="ooo:script" script:event-name="office:alpha-char-input" xlink:href="vnd.sun.star.script:Capitalise.py$capitalisePython?language=Python&amp;location=share" xlink:type="simple"/></office:event-listeners></draw:frame><text:soft-page-break/>Рыбаки используют любую возможность подключиться напрямую, или найти более короткую и производительную цепочку посредников.</text:p>
      <text:p text:style-name="P45">Все сессии регистрируются в пуле. Диспетчер пула управляет соединениями:</text:p>
      <text:p text:style-name="P45">а) регистрирует входящие соединения</text:p>
      <text:p text:style-name="P45">б) инициирует новые исходящие сокеты</text:p>
      <text:p text:style-name="P45">в) рассылает заявки на рыбалку, если не удалось создать сокет</text:p>
      <text:p text:style-name="P45">г) перебрасывает соединение сессии на другие соединения</text:p>
      <text:p text:style-name="P28"/>
      <text:p text:style-name="P28"><draw:frame draw:style-name="fr3" draw:name="Frame7" text:anchor-type="char" svg:x="-0.041cm" svg:y="0.316cm" svg:height="9.684cm" draw:z-index="16"><draw:text-box fo:min-height="39%" fo:min-width="16.108cm"><text:p text:style-name="P63"><draw:g text:anchor-type="char" draw:z-index="18" draw:style-name="gr190"><draw:custom-shape draw:style-name="gr259" draw:text-style-name="P84" svg:width="2.631cm" svg:height="2.58cm" svg:x="11.18cm" svg:y="5.648cm"><text:p/><draw:enhanced-geometry svg:viewBox="0 0 21600 21600" draw:glue-points="10800 0 0 10800 10800 21600 21600 10800" draw:text-areas="5400 5400 16200 16200" draw:type="diamond" draw:enhanced-path="M 10800 0 L 21600 10800 10800 21600 0 10800 10800 0 Z N"/></draw:custom-shape><draw:custom-shape draw:style-name="gr260" draw:text-style-name="P84" svg:width="2.631cm" svg:height="2.735cm" svg:x="6.405cm" svg:y="2.583cm"><text:p/><draw:enhanced-geometry svg:viewBox="0 0 21600 21600" draw:glue-points="10800 0 0 10800 10800 21600 21600 10800" draw:text-areas="5400 5400 16200 16200" draw:type="diamond" draw:enhanced-path="M 10800 0 L 21600 10800 10800 21600 0 10800 10800 0 Z N"/></draw:custom-shape><draw:custom-shape draw:style-name="gr261" draw:text-style-name="P84" svg:width="1.467cm" svg:height="1.412cm" svg:x="11.688cm" svg:y="0.78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262" draw:text-style-name="P84" svg:x1="8.422cm" svg:y1="4.61cm" svg:x2="11.84cm" svg:y2="6.286cm"><text:p/></draw:line><draw:line draw:style-name="gr263" draw:text-style-name="P84" svg:x1="8.422cm" svg:y1="3.286cm" svg:x2="12.015cm" svg:y2="1.875cm"><text:p/></draw:line><draw:custom-shape draw:style-name="gr264" draw:text-style-name="P84" svg:width="0.615cm" svg:height="0.62cm" svg:x="7.896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5" draw:text-style-name="P84" svg:width="0.613cm" svg:height="0.62cm" svg:x="11.84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6" draw:text-style-name="P84" svg:width="0.615cm" svg:height="0.618cm" svg:x="7.896cm" svg:y="3.1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7" draw:text-style-name="P84" svg:width="0.613cm" svg:height="0.618cm" svg:x="11.928cm" svg:y="1.3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2" draw:text-style-name="P84" svg:x1="7.195cm" svg:y1="4.61cm" svg:x2="3.865cm" svg:y2="6.286cm"><text:p/></draw:line><draw:custom-shape draw:style-name="gr268" draw:text-style-name="P84" svg:width="0.615cm" svg:height="0.618cm" svg:x="7.019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9" draw:text-style-name="P84" svg:width="2.248cm" svg:height="2.294cm" svg:x="2.191cm" svg:y="5.604cm"><text:p/><draw:enhanced-geometry svg:viewBox="0 0 21600 21600" draw:glue-points="10800 0 0 10800 10800 21600 21600 10800" draw:text-areas="5400 5400 16200 16200" draw:type="diamond" draw:enhanced-path="M 10800 0 L 21600 10800 10800 21600 0 10800 10800 0 Z N"/></draw:custom-shape><draw:custom-shape draw:style-name="gr270" draw:text-style-name="P84" svg:width="0.615cm" svg:height="0.62cm" svg:x="3.362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1" draw:text-style-name="P84" svg:x1="8.159cm" svg:y1="3.728cm" svg:x2="8.071cm" svg:y2="4.169cm"><text:p/></draw:line><draw:line draw:style-name="gr272" draw:text-style-name="P84" svg:x1="8.026cm" svg:y1="4.276cm" svg:x2="12.014cm" svg:y2="6.198cm"><text:p/></draw:line><draw:frame draw:style-name="gr273" draw:text-style-name="P97" svg:width="1.41cm" svg:height="0.74cm" svg:x="5.8cm" svg:y="1.754cm"><draw:text-box><text:p text:style-name="P85"><text:span text:style-name="T32">пруд</text:span></text:p></draw:text-box></draw:frame><draw:frame draw:style-name="gr274" draw:text-style-name="P98" svg:width="1.698cm" svg:height="1.352cm" svg:x="1.976cm" svg:y="4.936cm"><draw:text-box><text:p text:style-name="P85"><text:span text:style-name="T33">рыбак</text:span></text:p></draw:text-box></draw:frame><draw:frame draw:style-name="gr275" draw:text-style-name="P99" svg:width="1.842cm" svg:height="0.74cm" svg:x="11.665cm" svg:y="0.175cm"><draw:text-box><text:p text:style-name="P85"><text:span text:style-name="T34">клиент</text:span></text:p></draw:text-box></draw:frame><draw:frame draw:style-name="gr276" draw:text-style-name="P100" svg:width="1.717cm" svg:height="0.74cm" svg:x="11.272cm" svg:y="4.876cm"><draw:text-box><text:p text:style-name="P85"><text:span text:style-name="T35">рыбка</text:span></text:p></draw:text-box></draw:frame><draw:line draw:style-name="gr277" draw:text-style-name="P84" svg:x1="3.952cm" svg:y1="6.374cm" svg:x2="7.632cm" svg:y2="4.514cm"><text:p/></draw:line><draw:line draw:style-name="gr278" draw:text-style-name="P84" svg:x1="11.927cm" svg:y1="6.463cm" svg:x2="7.945cm" svg:y2="4.508cm"><text:p/></draw:line><draw:custom-shape draw:style-name="gr279" draw:text-style-name="P84" svg:width="0.16cm" svg:height="0.156cm" svg:x="8.257cm" svg:y="4.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0" draw:text-style-name="P84" svg:width="0.158cm" svg:height="0.156cm" svg:x="8.428cm" svg:y="4.4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1" draw:text-style-name="P84" svg:width="0.158cm" svg:height="0.154cm" svg:x="7.125cm" svg:y="4.6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2" draw:text-style-name="P84" svg:width="0.158cm" svg:height="0.156cm" svg:x="7.977cm" svg:y="4.1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83" draw:text-style-name="P84" svg:x1="11.931cm" svg:y1="6.551cm" svg:x2="11.931cm" svg:y2="6.551cm"><text:p/></draw:line><draw:custom-shape draw:style-name="gr284" draw:text-style-name="P84" svg:width="0.615cm" svg:height="0.618cm" svg:x="3.048cm" svg:y="6.9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5" draw:text-style-name="P84" svg:width="0.615cm" svg:height="0.618cm" svg:x="2.396cm" svg:y="6.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6" draw:text-style-name="P84" svg:x1="2.901cm" svg:y1="6.553cm" svg:x2="3.865cm" svg:y2="6.2cm"><text:p/></draw:line><draw:line draw:style-name="gr287" draw:text-style-name="P84" svg:x1="3.865cm" svg:y1="6.374cm" svg:x2="3.514cm" svg:y2="6.991cm"><text:p/></draw:line><draw:custom-shape draw:style-name="gr288" draw:text-style-name="P84" svg:width="0.16cm" svg:height="0.156cm" svg:x="3.844cm" svg:y="6.30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9" draw:text-style-name="P84" svg:width="0.158cm" svg:height="0.154cm" svg:x="3.318cm" svg:y="6.3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0" draw:text-style-name="P84" svg:width="0.16cm" svg:height="0.154cm" svg:x="3.609cm" svg:y="6.6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91" draw:text-style-name="P96" svg:width="0.623cm" svg:height="0.74cm" svg:x="6.677cm" svg:y="1.754cm"><draw:text-box><text:p text:style-name="P85"><text:span text:style-name="T23">/</text:span></text:p></draw:text-box></draw:frame><draw:frame draw:style-name="gr292" draw:text-style-name="P96" svg:width="1.604cm" svg:height="0.74cm" svg:x="6.837cm" svg:y="1.754cm"><draw:text-box><text:p text:style-name="P85"><text:span text:style-name="T23">шлюз</text:span></text:p></draw:text-box></draw:frame><draw:line draw:style-name="gr293" draw:text-style-name="P84" svg:x1="8.51cm" svg:y1="3.288cm" svg:x2="8.159cm" svg:y2="3.729cm"><text:p/></draw:line><draw:custom-shape draw:style-name="gr294" draw:text-style-name="P84" svg:width="0.158cm" svg:height="0.156cm" svg:x="8.088cm" svg:y="3.63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95" draw:text-style-name="P84" svg:x1="7.576cm" svg:y1="4.293cm" svg:x2="7.458cm" svg:y2="3.817cm"><text:p/></draw:line><draw:frame draw:style-name="gr296" draw:text-style-name="P101" svg:width="1.431cm" svg:height="0.74cm" svg:x="12.579cm" svg:y="4.851cm"><draw:text-box><text:p text:style-name="P85"><text:span text:style-name="T36">цель</text:span></text:p></draw:text-box></draw:frame><draw:frame draw:style-name="gr297" draw:text-style-name="P100" svg:width="1.717cm" svg:height="0.74cm" svg:x="8.088cm" svg:y="1.754cm"><draw:text-box><text:p text:style-name="P85"><text:span text:style-name="T35">рыбка</text:span></text:p></draw:text-box></draw:frame><draw:frame draw:style-name="gr298" draw:text-style-name="P96" svg:width="0.623cm" svg:height="0.74cm" svg:x="7.89cm" svg:y="1.754cm"><draw:text-box><text:p text:style-name="P85"><text:span text:style-name="T23">/</text:span></text:p></draw:text-box></draw:frame><draw:custom-shape draw:style-name="gr299" draw:text-style-name="P84" svg:width="0.613cm" svg:height="0.616cm" svg:x="11.753cm" svg:y="6.97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0" draw:text-style-name="P84" svg:x1="7.62cm" svg:y1="4.522cm" svg:x2="7.899cm" svg:y2="4.522cm"><text:p/></draw:line><draw:custom-shape draw:style-name="gr301" draw:text-style-name="P84" svg:width="0.615cm" svg:height="0.618cm" svg:x="7.019cm" svg:y="3.1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2" draw:text-style-name="P84" svg:width="0.16cm" svg:height="0.154cm" svg:x="7.37cm" svg:y="3.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3" draw:text-style-name="P84" svg:x1="3.864cm" svg:y1="6.193cm" svg:x2="7.588cm" svg:y2="4.275cm"><text:p/></draw:line><draw:custom-shape draw:style-name="gr304" draw:text-style-name="P84" svg:width="0.158cm" svg:height="0.154cm" svg:x="7.474cm" svg:y="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5" draw:text-style-name="P84" svg:width="0.158cm" svg:height="0.156cm" svg:x="7.827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6" draw:text-style-name="P84" svg:width="0.16cm" svg:height="0.156cm" svg:x="7.492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7" draw:text-style-name="P84" svg:width="0.16cm" svg:height="0.158cm" svg:x="3.433cm" svg:y="6.96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8" draw:text-style-name="P84" svg:x1="11.911cm" svg:y1="6.551cm" svg:x2="12.014cm" svg:y2="6.992cm"><text:p/></draw:line><draw:custom-shape draw:style-name="gr309" draw:text-style-name="P84" svg:width="0.16cm" svg:height="0.154cm" svg:x="11.944cm" svg:y="6.9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0" draw:text-style-name="P84" svg:width="0.158cm" svg:height="0.154cm" svg:x="11.813cm" svg:y="6.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62" draw:text-style-name="P84" svg:x1="2.45cm" svg:y1="6.919cm" svg:x2="2.115cm" svg:y2="7.168cm"><text:p/></draw:line><draw:line draw:style-name="gr311" draw:text-style-name="P84" svg:x1="2.901cm" svg:y1="6.551cm" svg:x2="2.55cm" svg:y2="6.992cm"><text:p/></draw:line><draw:line draw:style-name="gr312" draw:text-style-name="P84" svg:x1="2.533cm" svg:y1="7.031cm" svg:x2="2.182cm" svg:y2="7.296cm"><text:p/></draw:line><draw:custom-shape draw:style-name="gr313" draw:text-style-name="P84" svg:width="0.16cm" svg:height="0.156cm" svg:x="2.81cm" svg:y="6.50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4" draw:text-style-name="P84" svg:width="0.158cm" svg:height="0.154cm" svg:x="2.48cm" svg:y="6.92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15" draw:text-style-name="P97" svg:width="1.41cm" svg:height="0.74cm" svg:x="3.339cm" svg:y="4.936cm"><draw:text-box><text:p text:style-name="P85"><text:span text:style-name="T32">пруд</text:span></text:p></draw:text-box></draw:frame><draw:frame draw:style-name="gr316" draw:text-style-name="P96" svg:width="0.623cm" svg:height="0.74cm" svg:x="3.145cm" svg:y="4.936cm"><draw:text-box><text:p text:style-name="P85"><text:span text:style-name="T23">/</text:span></text:p></draw:text-box></draw:frame><draw:custom-shape draw:style-name="gr317" draw:text-style-name="P84" svg:width="0.158cm" svg:height="0.154cm" svg:x="11.87cm" svg:y="6.5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18" draw:text-style-name="P84" svg:x1="12.013cm" svg:y1="6.197cm" svg:x2="12.802cm" svg:y2="6.373cm"><text:p/></draw:line><draw:custom-shape draw:style-name="gr319" draw:text-style-name="P84" svg:width="0.158cm" svg:height="0.154cm" svg:x="12.307cm" svg:y="6.2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0" draw:text-style-name="P84" svg:width="0.158cm" svg:height="0.154cm" svg:x="6.964cm" svg:y="4.4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1" draw:text-style-name="P84" svg:width="0.158cm" svg:height="0.156cm" svg:x="3.779cm" svg:y="6.13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2" draw:text-style-name="P84" svg:width="0.615cm" svg:height="0.618cm" svg:x="12.626cm" svg:y="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3" draw:text-style-name="P84" svg:width="0.16cm" svg:height="0.154cm" svg:x="11.956cm" svg:y="6.12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4" draw:text-style-name="P84" svg:width="0.158cm" svg:height="0.156cm" svg:x="12.748cm" svg:y="6.3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25" draw:text-style-name="P96" svg:width="0.623cm" svg:height="0.74cm" svg:x="12.402cm" svg:y="4.895cm"><draw:text-box><text:p text:style-name="P85"><text:span text:style-name="T23">/</text:span></text:p></draw:text-box></draw:frame></draw:g></text:p><text:p text:style-name="P59">Рисунок <text:sequence text:ref-name="refDrawing8" text:name="Drawing" text:formula="ooow:Drawing+1" style:num-format="1">9</text:sequence>: <text:s/>Разновидности рыбалки</text:p></draw:text-box><office:event-listeners><script:event-listener script:language="ooo:script" script:event-name="office:alpha-char-input" xlink:href="vnd.sun.star.script:Capitalise.py$capitalisePython?language=Python&amp;location=share" xlink:type="simple"/></office:event-listeners></draw:frame></text:p>
      <text:p text:style-name="P28">Сессия инициируется в случаях:</text:p>
      <text:p text:style-name="P28"><text:soft-page-break/>1) открыт диалог и нажата галочка «онлайн»</text:p>
      <text:p text:style-name="P28">2) охота по запросу (например, поиск или рыбалка)</text:p>
      <text:p text:style-name="P28">3) плановая охота по шедулеру</text:p>
      <text:p text:style-name="P28"/>
      <text:p text:style-name="P28">Сессия продолжает переподключаться или рыбачить если:</text:p>
      <text:p text:style-name="P28">1) активен хотя бы один диалог на этот узел</text:p>
      <text:p text:style-name="P28">2) почемучка не закончил свою работу</text:p>
      <text:p text:style-name="P28"/>
      <text:p text:style-name="P28">Сессия держит соединение, если установлен флаг «держать» хотя бы на одной из сторон.</text:p>
      <text:p text:style-name="P28">Флаг «держать» ставится, если есть хотя бы один диалог с галочкой «онлайн».</text:p>
      <text:p text:style-name="P28">Флаг «держать» снимается, если диалоги закрыты или в них сняты галочки «онлайн».</text:p>
      <text:p text:style-name="P28">Когда снимается флаг «держать», сессия оповещает об этом другую сторону.</text:p>
      <text:p text:style-name="P28">Сессия следит за своим флагом «держать» и за таким же флагом на другой стороне.</text:p>
      <text:p text:style-name="P28">Когда оба флага сброшены, а почемучка завершил свою работу, запускается таймер 1 мин, после чего, если необходимость в обмене заново не возникла и флаг «держать» не был заново установлен, соединение разрывается.</text:p>
      <text:p text:style-name="P45"><draw:frame draw:style-name="fr3" draw:name="Frame8" text:anchor-type="char" svg:x="-0.041cm" svg:y="0.316cm" svg:height="8.322cm" draw:z-index="17"><draw:text-box fo:min-height="34%" fo:min-width="16.452cm"><text:p text:style-name="P63"><draw:g text:anchor-type="char" draw:z-index="19" draw:style-name="gr190"><draw:custom-shape draw:style-name="gr326" draw:text-style-name="P83" svg:width="3.941cm" svg:height="2.869cm" svg:x="5.031cm" svg:y="0.318cm"><text:p text:style-name="P82"><text:span text:style-name="T22">skey1/sbase1</text:span></text:p><draw:enhanced-geometry svg:viewBox="0 0 21600 21600" draw:type="rectangle" draw:enhanced-path="M 0 0 L 21600 0 21600 21600 0 21600 0 0 Z N"/></draw:custom-shape><draw:custom-shape draw:style-name="gr327" draw:text-style-name="P84" svg:width="3.943cm" svg:height="2.871cm" svg:x="5.031cm" svg:y="3.525cm"><text:p text:style-name="P82"><text:span text:style-name="T23">skey3/sbase3</text:span></text:p><draw:enhanced-geometry svg:viewBox="0 0 21600 21600" draw:type="rectangle" draw:enhanced-path="M 0 0 L 21600 0 21600 21600 0 21600 0 0 Z N"/></draw:custom-shape><draw:custom-shape draw:style-name="gr328" draw:text-style-name="P84" svg:width="1.489cm" svg:height="1.435cm" svg:x="10.137cm" svg:y="1.33cm"><text:p text:style-name="P82"><text:span text:style-name="T23">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9" draw:text-style-name="P84" svg:width="1.666cm" svg:height="1.858cm" svg:x="7.045cm" svg:y="3.779cm"><text:p/><draw:enhanced-geometry svg:viewBox="0 0 21600 21600" draw:type="rectangle" draw:enhanced-path="M 0 0 L 21600 0 21600 21600 0 21600 0 0 Z N"/></draw:custom-shape><draw:custom-shape draw:style-name="gr330" draw:text-style-name="P84" svg:width="1.666cm" svg:height="1.86cm" svg:x="7.045cm" svg:y="1.076cm"><text:p/><draw:enhanced-geometry svg:viewBox="0 0 21600 21600" draw:type="rectangle" draw:enhanced-path="M 0 0 L 21600 0 21600 21600 0 21600 0 0 Z N"/></draw:custom-shape><draw:custom-shape draw:style-name="gr331" draw:text-style-name="P84" svg:width="1.403cm" svg:height="0.727cm" svg:x="7.177cm" svg:y="1.198cm"><text:p text:style-name="P82"><text:span text:style-name="T23">send</text:span></text:p><draw:enhanced-geometry svg:viewBox="0 0 21600 21600" draw:mirror-horizontal="false" draw:mirror-vertical="false" draw:type="rectangle" draw:enhanced-path="M 0 0 L 21600 0 21600 21600 0 21600 0 0 Z N"/></draw:custom-shape><draw:custom-shape draw:style-name="gr332" draw:text-style-name="P84" svg:width="1.054cm" svg:height="1.013cm" svg:x="5.399cm" svg:y="1.02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33" draw:text-style-name="P84" svg:x1="10.269cm" svg:y1="2.429cm" svg:x2="8.604cm" svg:y2="2.429cm"><text:p/></draw:line><draw:line draw:style-name="gr334" draw:text-style-name="P84" svg:x1="8.573cm" svg:y1="1.577cm" svg:x2="10.288cm" svg:y2="1.585cm"><text:p/></draw:line><draw:line draw:style-name="gr335" draw:text-style-name="P84" svg:x1="7.22cm" svg:y1="2.512cm" svg:x2="6.256cm" svg:y2="3.739cm"><text:p/></draw:line><draw:line draw:style-name="gr336" draw:text-style-name="P84" svg:x1="7.22cm" svg:y1="5.297cm" svg:x2="6.081cm" svg:y2="2.006cm"><text:p/></draw:line><draw:line draw:style-name="gr337" draw:text-style-name="P84" svg:x1="7.133cm" svg:y1="1.415cm" svg:x2="6.432cm" svg:y2="1.415cm"><text:p/></draw:line><draw:custom-shape draw:style-name="gr338" draw:text-style-name="P84" svg:width="1.403cm" svg:height="0.726cm" svg:x="7.177cm" svg:y="3.9cm"><text:p text:style-name="P82"><text:span text:style-name="T23">send</text:span></text:p><draw:enhanced-geometry svg:viewBox="0 0 21600 21600" draw:mirror-horizontal="false" draw:mirror-vertical="false" draw:type="rectangle" draw:enhanced-path="M 0 0 L 21600 0 21600 21600 0 21600 0 0 Z N"/></draw:custom-shape><draw:custom-shape draw:style-name="gr339" draw:text-style-name="P84" svg:width="1.403cm" svg:height="0.727cm" svg:x="7.177cm" svg:y="2.087cm"><text:p text:style-name="P82"><text:span text:style-name="T23">recv</text:span></text:p><draw:enhanced-geometry svg:viewBox="0 0 21600 21600" draw:mirror-horizontal="false" draw:mirror-vertical="false" draw:type="rectangle" draw:enhanced-path="M 0 0 L 21600 0 21600 21600 0 21600 0 0 Z N"/></draw:custom-shape><draw:custom-shape draw:style-name="gr340" draw:text-style-name="P84" svg:width="1.403cm" svg:height="0.727cm" svg:x="7.177cm" svg:y="4.788cm"><text:p text:style-name="P82"><text:span text:style-name="T23">recv</text:span></text:p><draw:enhanced-geometry svg:viewBox="0 0 21600 21600" draw:mirror-horizontal="false" draw:mirror-vertical="false" draw:type="rectangle" draw:enhanced-path="M 0 0 L 21600 0 21600 21600 0 21600 0 0 Z N"/></draw:custom-shape><draw:custom-shape draw:style-name="gr341" draw:text-style-name="P84" svg:width="1.491cm" svg:height="1.435cm" svg:x="13.18cm" svg:y="1.33cm"><text:p text:style-name="P82"><text:span text:style-name="T23">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2" draw:text-style-name="P84" svg:x1="13.181cm" svg:y1="2.06cm" svg:x2="11.617cm" svg:y2="2.036cm"><text:p/></draw:line><draw:custom-shape draw:style-name="gr343" draw:text-style-name="P84" svg:width="3.684cm" svg:height="2.869cm" svg:x="0.734cm" svg:y="0.318cm"><text:p text:style-name="P82"><text:span text:style-name="T23">skey2/sbase2</text:span></text:p><draw:enhanced-geometry svg:viewBox="0 0 21600 21600" draw:mirror-horizontal="false" draw:mirror-vertical="false" draw:type="rectangle" draw:enhanced-path="M 0 0 L 21600 0 21600 21600 0 21600 0 0 Z N"/></draw:custom-shape><draw:custom-shape draw:style-name="gr344" draw:text-style-name="P84" svg:width="1.666cm" svg:height="1.858cm" svg:x="0.999cm" svg:y="0.57cm"><text:p/><draw:enhanced-geometry svg:viewBox="0 0 21600 21600" draw:type="rectangle" draw:enhanced-path="M 0 0 L 21600 0 21600 21600 0 21600 0 0 Z N"/></draw:custom-shape><draw:custom-shape draw:style-name="gr345" draw:text-style-name="P84" svg:width="1.403cm" svg:height="0.727cm" svg:x="1.129cm" svg:y="0.692cm"><text:p text:style-name="P82"><text:span text:style-name="T23">send</text:span></text:p><draw:enhanced-geometry svg:viewBox="0 0 21600 21600" draw:mirror-horizontal="false" draw:mirror-vertical="false" draw:type="rectangle" draw:enhanced-path="M 0 0 L 21600 0 21600 21600 0 21600 0 0 Z N"/></draw:custom-shape><draw:custom-shape draw:style-name="gr346" draw:text-style-name="P84" svg:width="1.403cm" svg:height="0.727cm" svg:x="1.129cm" svg:y="1.581cm"><text:p text:style-name="P82"><text:span text:style-name="T23">recv</text:span></text:p><draw:enhanced-geometry svg:viewBox="0 0 21600 21600" draw:mirror-horizontal="false" draw:mirror-vertical="false" draw:type="rectangle" draw:enhanced-path="M 0 0 L 21600 0 21600 21600 0 21600 0 0 Z N"/></draw:custom-shape><draw:custom-shape draw:style-name="gr347" draw:text-style-name="P84" svg:width="0.703cm" svg:height="0.678cm" svg:x="3.189cm" svg:y="1.667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48" draw:text-style-name="P84" svg:x1="7.188cm" svg:y1="2.513cm" svg:x2="3.891cm" svg:y2="2.092cm"><text:p/></draw:line><draw:line draw:style-name="gr349" draw:text-style-name="P84" svg:x1="2.665cm" svg:y1="1.502cm" svg:x2="5.382cm" svg:y2="1.502cm"><text:p/></draw:line><draw:line draw:style-name="gr350" draw:text-style-name="P84" svg:x1="3.19cm" svg:y1="2.006cm" svg:x2="2.577cm" svg:y2="2.006cm"><text:p/></draw:line><draw:custom-shape draw:style-name="gr351" draw:text-style-name="P84" svg:width="1.052cm" svg:height="1.013cm" svg:x="5.38cm" svg:y="3.609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52" draw:text-style-name="P84" svg:x1="7.152cm" svg:y1="4.102cm" svg:x2="6.451cm" svg:y2="4.102cm"><text:p/></draw:line><draw:custom-shape draw:style-name="gr353" draw:text-style-name="P84" svg:width="1.489cm" svg:height="1.435cm" svg:x="10.137cm" svg:y="3.946cm"><text:p text:style-name="P82"><text:span text:style-name="T23">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4" draw:text-style-name="P84" svg:x1="10.269cm" svg:y1="5.043cm" svg:x2="8.604cm" svg:y2="5.043cm"><text:p/></draw:line><draw:line draw:style-name="gr355" draw:text-style-name="P84" svg:x1="8.573cm" svg:y1="4.192cm" svg:x2="10.288cm" svg:y2="4.2cm"><text:p/></draw:line><draw:custom-shape draw:style-name="gr356" draw:text-style-name="P84" svg:width="1.491cm" svg:height="1.435cm" svg:x="13.18cm" svg:y="3.946cm"><text:p text:style-name="P82"><text:span text:style-name="T23">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7" draw:text-style-name="P84" svg:x1="13.181cm" svg:y1="4.679cm" svg:x2="11.617cm" svg:y2="4.655cm"><text:p/></draw:line></draw:g></text:p><text:p text:style-name="P59"/><text:p text:style-name="P59">Рисунок <text:sequence text:ref-name="refDrawing9" text:name="Drawing" text:formula="ooow:Drawing+1" style:num-format="1">10</text:sequence>: <text:s/>Буферы отправки и приёма</text:p></draw:text-box><office:event-listeners><script:event-listener script:language="ooo:script" script:event-name="office:alpha-char-input" xlink:href="vnd.sun.star.script:Capitalise.py$capitalisePython?language=Python&amp;location=share" xlink:type="simple"/></office:event-listeners></draw:frame>Если соединение разорвалось, а флаг «держать» установлен, сессия пытается переподключиться. Если напрямую подключиться не удалось, то сессия формирует запрос на рыбалку и передаёт диспетчеру пула. Диспетчер пула рассылает заявку по активным сессиям, и если искомый узел найден, то устанавливается рыбацкое соединие. Если в течение 20 сек активные сессии не нашли рыбку, то диспетчер начинает охоту, подключаясь к ранее не подключенным узлам.</text:p>
      <text:p text:style-name="P45">Если рыбаки установили соединение через промежуточный узел, то они первым делом обмениваются срочными данными (сообщениями, уведомлениями), а после этого, не останавливая обмен данными, пробуют пробиться друг к другу напрямую. Для этого используется несколько методик:</text:p>
      <text:p text:style-name="P28">1) встречный прострел на заданные порты tcp и udp</text:p>
      <text:p text:style-name="P28">2) прострел с помощью SYN-пакета tcp</text:p>
      <text:p text:style-name="P28">3) протокол NAT-PMP</text:p>
      <text:p text:style-name="P28">4) перебор udp-портов в попытке «поймать» нужный</text:p>
      <text:p text:style-name="P28">5) выход «наружу» роутера используя UPnP</text:p>
      <text:p text:style-name="P28"><text:soft-page-break/></text:p>
      <text:p text:style-name="P28">Обмен данными происходит по приоритету:</text:p>
      <text:p text:style-name="P28">1) отсылка сообщений</text:p>
      <text:p text:style-name="P28">2) запросы почемучки</text:p>
      <text:p text:style-name="P28">3) приём медиа потоков</text:p>
      <text:p text:style-name="P28">4) отсылка медиа потоков</text:p>
      <text:p text:style-name="P28"/>
      <text:p text:style-name="P44">Рассмотрим сессии, сокеты, циклы обработки, циклические буферы.</text:p>
      <text:p text:style-name="P45"/>
      <text:p text:style-name="P45"/>
      <text:h text:style-name="P71" text:outline-level="1">Почемучка и ответчик</text:h>
      <text:p text:style-name="P31">Почемучка формирует запросы и отправляет их узлу собеседника.</text:p>
      <text:p text:style-name="P31">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31">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31">При этом нагрузка распределяется с огладкой на пропускную способность каналов.</text:p>
      <text:p text:style-name="P31">Если какой-то узел долго не отдаёт кусок, то кусок запрашивается у другого узла. Если приходит кусок, который уже есть, то он игнорируется.</text:p>
      <text:p text:style-name="P31">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31">Матрица панхэшей содержит:</text:p>
      <text:list xml:id="list2440747128549300640" text:style-name="L274">
        <text:list-item>
          <text:p text:style-name="P76">панхэш;</text:p>
        </text:list-item>
        <text:list-item>
          <text:p text:style-name="P76">публичность записи;</text:p>
        </text:list-item>
        <text:list-item>
          <text:p text:style-name="P76">доверие к записи;</text:p>
        </text:list-item>
        <text:list-item>
          <text:p text:style-name="P76">дату создания/модификации записи;</text:p>
        </text:list-item>
        <text:list-item>
          <text:p text:style-name="P76">связь с другими записями (для связей).</text:p>
        </text:list-item>
      </text:list>
      <text:p text:style-name="P31">Также кэшируются последние запросы к базе данных. Размер кэша задан 100 Мб.</text:p>
      <text:p text:style-name="P31"/>
      <text:p text:style-name="P31"/>
      <text:h text:style-name="P71" text:outline-level="1"><text:soft-page-break/>Рыбалка</text:h>
      <text:p text:style-name="P31">Рыбалка – это механизм запроса охотником у слушателя соединения с третьим узлом в случае, когда охотник не может соединиться с запрашиваем напрямую, например, в случае нахождения третьего узла за NAT. </text:p>
      <text:p text:style-name="P31">В зависимости от того, находятся третий узел на связи, или нет, является сам охотник публичным слушателем или нет, рыбалка выглядит следующим образом. </text:p>
      <text:p text:style-name="P31">Например, A запрашивает у слушателя B проброс на узел C. </text:p>
      <text:p text:style-name="P31">- A запрашивает у B рыбалку узла C </text:p>
      <text:p text:style-name="P31">- если C подключен к B, узел B сообщает узлу C что его ищет A </text:p>
      <text:p text:style-name="P31">- если C отключен, но слушает, к нему подключается узел B </text:p>
      <text:p text:style-name="P31">- если C отключен и не слушает, то B запрашивает A: будет ждать (10 мин макс) или периодически подключаться (каждую 1 мин)? </text:p>
      <text:p text:style-name="P31">- если A ждет - он висячий рыбак </text:p>
      <text:p text:style-name="P31">- если A периодически опрашивает - он прыгающий рыбак </text:p>
      <text:p text:style-name="P31">- если C подключился к B, то B сообщает C, что на него идет рыбалка от A, далее одно из трёх: </text:p>
      <text:p text:style-name="P31">- C подключается к узлу A напрямую </text:p>
      <text:p text:style-name="P31">- начинается разговор между A и C через B, если еще A висит на B </text:p>
      <text:p text:style-name="P31">- узел B даёт узлу C время на встречную висячую рыбалку узла A (10 минут), если A прыгающий </text:p>
      <text:p text:style-name="P31">- если прыгающий A появился за это время, их соединяют, если нет - оба рыбака снимаются с рыбалки </text:p>
      <text:p text:style-name="P31">- рыбаки снимаются с рыбалки также по таймауту (10 мин) </text:p>
      <text:p text:style-name="P31"/>
      <text:p text:style-name="P31">Дополнительно: </text:p>
      <text:p text:style-name="P31">- на узле (B) задается максимальное число заявок на рыбалку, например 500 </text:p>
      <text:p text:style-name="P31">- кроме того задается максимальное число подключенных рыбаков, например 20 </text:p>
      <text:p text:style-name="P31">- в заявке на рыбалку может фигурировать не только узел, но и панхеш человека или ключа </text:p>
      <text:p text:style-name="P31">- узел B может задавать ограничения на объем трафика в ед. времени или запретить медиа-обмен. </text:p>
      <text:p text:style-name="P31"/>
      <text:p text:style-name="P28">NATы преодолеваются с использованием технологий : UPnP (IGD?) - for local, NAT-PMP, STUN, SOCKS, NAT-T (in IKE), TURN, RSIP, MIDCOM, ICE, Teredo(miredo), SBC, SYN-TCP, UDP-pounching, ALG.</text:p>
      <text:p text:style-name="P28"/>
      <text:p text:style-name="P28"/>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24">№</text:p>
          </table:table-cell>
          <table:table-cell table:style-name="Table3.A1" office:value-type="string">
            <text:p text:style-name="P25">Hook</text:p>
          </table:table-cell>
          <table:table-cell table:style-name="Table3.A1" office:value-type="string">
            <text:p text:style-name="P69"><text:span text:style-name="T21">Neighbor</text:span>S<text:span text:style-name="T20">ession</text:span></text:p>
          </table:table-cell>
          <table:table-cell table:style-name="Table3.A1" office:value-type="string">
            <text:p text:style-name="P69"><text:span text:style-name="T21">Neighbor</text:span>Hook</text:p>
          </table:table-cell>
          <table:table-cell table:style-name="Table3.A1" office:value-type="string">
            <text:p text:style-name="P26">SocketHook</text:p>
          </table:table-cell>
          <table:table-cell table:style-name="Table3.F1" office:value-type="string">
            <text:p text:style-name="P70">FromKeyBase/ToKeyBase</text:p>
          </table:table-cell>
        </table:table-row>
        <table:table-row>
          <table:table-cell table:style-name="Table3.A2" office:value-type="string">
            <text:p text:style-name="P24">1</text:p>
          </table:table-cell>
          <table:table-cell table:style-name="Table3.A2" office:value-type="string">
            <text:p text:style-name="P25">1</text:p>
          </table:table-cell>
          <table:table-cell table:style-name="Table3.A2" office:value-type="string">
            <text:p text:style-name="P25">0x0000005</text:p>
          </table:table-cell>
          <table:table-cell table:style-name="Table3.A2" office:value-type="string">
            <text:p text:style-name="P25">2</text:p>
          </table:table-cell>
          <table:table-cell table:style-name="Table3.A2" office:value-type="string">
            <text:p text:style-name="P26">4</text:p>
          </table:table-cell>
          <table:table-cell table:style-name="Table3.F2" office:value-type="string">
            <text:p text:style-name="Table_20_Contents"/>
          </table:table-cell>
        </table:table-row>
        <table:table-row>
          <table:table-cell table:style-name="Table3.A2" office:value-type="string">
            <text:p text:style-name="P24">2</text:p>
          </table:table-cell>
          <table:table-cell table:style-name="Table3.A2" office:value-type="string">
            <text:p text:style-name="P25">3</text:p>
          </table:table-cell>
          <table:table-cell table:style-name="Table3.A2" office:value-type="string">
            <text:p text:style-name="P25">0x0000007</text:p>
          </table:table-cell>
          <table:table-cell table:style-name="Table3.A2" office:value-type="string">
            <text:p text:style-name="P25">8</text:p>
          </table:table-cell>
          <table:table-cell table:style-name="Table3.A2" office:value-type="string">
            <text:p text:style-name="P26">5</text:p>
          </table:table-cell>
          <table:table-cell table:style-name="Table3.F2" office:value-type="string">
            <text:p text:style-name="Table_20_Contents"/>
          </table:table-cell>
        </table:table-row>
      </table:table>
      <text:p text:style-name="P28"><text:soft-page-break/></text:p>
      <text:h text:style-name="Heading_20_1" text:outline-level="1">Мультимедиа и GStreamer</text:h>
      <text:p text:style-name="Standard">конвейеры, кодеки, захват звука и видео, отображение и звучание.</text:p>
      <text:p text:style-name="P31"/>
      <text:p text:style-name="P31"><draw:frame draw:style-name="fr3" draw:name="Frame9" text:anchor-type="char" svg:x="-0.041cm" svg:y="0.316cm" svg:height="12.395cm" draw:z-index="20"><draw:text-box fo:min-height="50%" fo:min-width="16.452cm"><text:p text:style-name="P63"><draw:g text:anchor-type="paragraph" draw:z-index="21" draw:style-name="gr28"><draw:custom-shape draw:style-name="gr358" draw:text-style-name="P84" svg:width="5.882cm" svg:height="3.619cm" svg:x="9.22cm" svg:y="6.156cm"><text:p text:style-name="P82"><text:span text:style-name="T23">skey3/sbaseC</text:span></text:p><draw:enhanced-geometry svg:viewBox="0 0 21600 21600" draw:type="rectangle" draw:enhanced-path="M 0 0 L 21600 0 21600 21600 0 21600 0 0 Z N"/></draw:custom-shape><draw:custom-shape draw:style-name="gr359" draw:text-style-name="P84" svg:width="5.88cm" svg:height="1.736cm" svg:x="9.222cm" svg:y="4.346cm"><text:p text:style-name="P82"><text:span text:style-name="T23">skey1/sbaseB</text:span></text:p><draw:enhanced-geometry svg:viewBox="0 0 21600 21600" draw:type="rectangle" draw:enhanced-path="M 0 0 L 21600 0 21600 21600 0 21600 0 0 Z N"/></draw:custom-shape><draw:custom-shape draw:style-name="gr360" draw:text-style-name="P84" svg:width="5.88cm" svg:height="2.035cm" svg:x="9.222cm" svg:y="2.237cm"><text:p text:style-name="P82"><text:span text:style-name="T23">skey2/sbaseA</text:span></text:p><draw:enhanced-geometry svg:viewBox="0 0 21600 21600" draw:type="rectangle" draw:enhanced-path="M 0 0 L 21600 0 21600 21600 0 21600 0 0 Z N"/></draw:custom-shape><draw:custom-shape draw:style-name="gr361" draw:text-style-name="P84" svg:width="5.88cm" svg:height="1.96cm" svg:x="9.222cm" svg:y="0.201cm"><text:p text:style-name="P82"><text:span text:style-name="T23">skey1/sbaseA</text:span></text:p><draw:enhanced-geometry svg:viewBox="0 0 21600 21600" draw:type="rectangle" draw:enhanced-path="M 0 0 L 21600 0 21600 21600 0 21600 0 0 Z N"/></draw:custom-shape><draw:custom-shape draw:style-name="gr362" draw:text-style-name="P84" svg:width="6.181cm" svg:height="10.78cm" svg:x="0.78cm" svg:y="0.201cm"><text:p text:style-name="P82"><text:span text:style-name="T23">skey0/sbaseZ</text:span></text:p><draw:enhanced-geometry svg:viewBox="0 0 21600 21600" draw:type="rectangle" draw:enhanced-path="M 0 0 L 21600 0 21600 21600 0 21600 0 0 Z N"/></draw:custom-shape><draw:custom-shape draw:style-name="gr363" draw:text-style-name="P84" svg:width="2.34cm" svg:height="0.981cm" svg:x="3.417cm" svg:y="0.751cm"><text:p text:style-name="P82"><text:span text:style-name="T23">skey1/sbaseA</text:span></text:p><draw:enhanced-geometry svg:viewBox="0 0 21600 21600" draw:type="rectangle" draw:enhanced-path="M 0 0 L 21600 0 21600 21600 0 21600 0 0 Z N"/></draw:custom-shape><draw:custom-shape draw:style-name="gr364" draw:text-style-name="P84" svg:width="2.34cm" svg:height="0.981cm" svg:x="3.417cm" svg:y="2.461cm"><text:p text:style-name="P82"><text:span text:style-name="T23">skey1/sbaseB</text:span></text:p><draw:enhanced-geometry svg:viewBox="0 0 21600 21600" draw:type="rectangle" draw:enhanced-path="M 0 0 L 21600 0 21600 21600 0 21600 0 0 Z N"/></draw:custom-shape><draw:custom-shape draw:style-name="gr365" draw:text-style-name="P84" svg:width="2.34cm" svg:height="0.981cm" svg:x="3.417cm" svg:y="4.422cm"><text:p text:style-name="P82"><text:span text:style-name="T23">skey2/sbaseA</text:span></text:p><draw:enhanced-geometry svg:viewBox="0 0 21600 21600" draw:type="rectangle" draw:enhanced-path="M 0 0 L 21600 0 21600 21600 0 21600 0 0 Z N"/></draw:custom-shape><draw:custom-shape draw:style-name="gr366" draw:text-style-name="P84" svg:width="2.336cm" svg:height="0.98cm" svg:x="10.58cm" svg:y="0.727cm"><text:p text:style-name="P82"><text:span text:style-name="T23">skey0/sbaseZ</text:span></text:p><draw:enhanced-geometry svg:viewBox="0 0 21600 21600" draw:type="rectangle" draw:enhanced-path="M 0 0 L 21600 0 21600 21600 0 21600 0 0 Z N"/></draw:custom-shape><draw:custom-shape draw:style-name="gr367" draw:text-style-name="P84" svg:width="2.336cm" svg:height="0.981cm" svg:x="10.58cm" svg:y="2.461cm"><text:p text:style-name="P82"><text:span text:style-name="T23">skey0/sbaseZ</text:span></text:p><draw:enhanced-geometry svg:viewBox="0 0 21600 21600" draw:type="rectangle" draw:enhanced-path="M 0 0 L 21600 0 21600 21600 0 21600 0 0 Z N"/></draw:custom-shape><draw:custom-shape draw:style-name="gr368" draw:text-style-name="P84" svg:width="2.34cm" svg:height="0.98cm" svg:x="3.417cm" svg:y="6.382cm"><text:p text:style-name="P82"><text:span text:style-name="T23">skey3/sbaseC</text:span></text:p><draw:enhanced-geometry svg:viewBox="0 0 21600 21600" draw:type="rectangle" draw:enhanced-path="M 0 0 L 21600 0 21600 21600 0 21600 0 0 Z N"/></draw:custom-shape><draw:custom-shape draw:style-name="gr369" draw:text-style-name="P84" svg:width="2.338cm" svg:height="0.981cm" svg:x="10.578cm" svg:y="4.422cm"><text:p text:style-name="P82"><text:span text:style-name="T23">skey0/sbaseZ</text:span></text:p><draw:enhanced-geometry svg:viewBox="0 0 21600 21600" draw:type="rectangle" draw:enhanced-path="M 0 0 L 21600 0 21600 21600 0 21600 0 0 Z N"/></draw:custom-shape><draw:custom-shape draw:style-name="gr370" draw:text-style-name="P84" svg:width="2.338cm" svg:height="0.981cm" svg:x="10.578cm" svg:y="6.306cm"><text:p text:style-name="P82"><text:span text:style-name="T23">skey0/sbaseZ</text:span></text:p><draw:enhanced-geometry svg:viewBox="0 0 21600 21600" draw:type="rectangle" draw:enhanced-path="M 0 0 L 21600 0 21600 21600 0 21600 0 0 Z N"/></draw:custom-shape><draw:line draw:style-name="gr371" draw:text-style-name="P84" svg:x1="5.754cm" svg:y1="1.255cm" svg:x2="10.579cm" svg:y2="1.255cm"><text:p/></draw:line><draw:line draw:style-name="gr372" draw:text-style-name="P84" svg:x1="5.754cm" svg:y1="4.874cm" svg:x2="10.579cm" svg:y2="2.989cm"><text:p/></draw:line><draw:line draw:style-name="gr373" draw:text-style-name="P84" svg:x1="5.754cm" svg:y1="2.989cm" svg:x2="10.579cm" svg:y2="4.949cm"><text:p/></draw:line><draw:line draw:style-name="gr374" draw:text-style-name="P84" svg:x1="5.754cm" svg:y1="6.909cm" svg:x2="10.579cm" svg:y2="6.909cm"><text:p/></draw:line><draw:custom-shape draw:style-name="gr375" draw:text-style-name="P84" svg:width="0.907cm" svg:height="1.056cm" svg:x="5.83cm" svg:y="3.392cm"><text:p text:style-name="P82"><text:span text:style-name="T23">Z</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6" draw:text-style-name="P84" svg:width="0.904cm" svg:height="1.056cm" svg:x="9.525cm" svg:y="1.557cm"><text:p text:style-name="P82"><text:span text:style-name="T23">A</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7" draw:text-style-name="P84" svg:width="0.904cm" svg:height="1.056cm" svg:x="9.525cm" svg:y="4.949cm"><text:p text:style-name="P82"><text:span text:style-name="T23">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8" draw:text-style-name="P84" svg:width="0.904cm" svg:height="1.054cm" svg:x="9.525cm" svg:y="7.063cm"><text:p text:style-name="P82"><text:span text:style-name="T23">C</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9" draw:text-style-name="P84" svg:width="1.433cm" svg:height="1.735cm" svg:x="1.006cm" svg:y="1.33cm"><text:p text:style-name="P82"><text:span text:style-name="T23">room I</text:span></text:p><text:p text:style-name="P82"><text:span text:style-name="T23">person1</text:span></text:p><text:p text:style-name="P82"><text:span text:style-name="T23">person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0" draw:text-style-name="P84" svg:x1="2.438cm" svg:y1="1.707cm" svg:x2="3.418cm" svg:y2="1.255cm"><text:p/></draw:line><draw:line draw:style-name="gr381" draw:text-style-name="P84" svg:x1="2.438cm" svg:y1="1.934cm" svg:x2="3.418cm" svg:y2="2.989cm"><text:p/></draw:line><draw:line draw:style-name="gr382" draw:text-style-name="P84" svg:x1="2.438cm" svg:y1="2.16cm" svg:x2="3.418cm" svg:y2="5.025cm"><text:p/></draw:line><draw:custom-shape draw:style-name="gr383" draw:text-style-name="P84" svg:width="1.433cm" svg:height="1.46cm" svg:x="1.004cm" svg:y="6.279cm"><text:p text:style-name="P82"><text:span text:style-name="T23">room II</text:span></text:p><text:p text:style-name="P82"><text:span text:style-name="T23">person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4" draw:text-style-name="P84" svg:width="1.431cm" svg:height="1.131cm" svg:x="13.521cm" svg:y="0.653cm"><text:p text:style-name="P82"><text:span text:style-name="T23">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5" draw:text-style-name="P84" svg:x1="3.418cm" svg:y1="6.834cm" svg:x2="2.438cm" svg:y2="6.834cm"><text:p/></draw:line><draw:line draw:style-name="gr386" draw:text-style-name="P84" svg:x1="12.917cm" svg:y1="1.029cm" svg:x2="13.52cm" svg:y2="1.029cm"><text:p/></draw:line><draw:line draw:style-name="gr387" draw:text-style-name="P84" svg:x1="14.65cm" svg:y1="1.783cm" svg:x2="14.65cm" svg:y2="2.085cm"><text:p/></draw:line><draw:line draw:style-name="gr388" draw:text-style-name="P84" svg:x1="13.971cm" svg:y1="1.783cm" svg:x2="13.971cm" svg:y2="2.085cm"><text:p/></draw:line><draw:custom-shape draw:style-name="gr389" draw:text-style-name="P84" svg:width="1.431cm" svg:height="1.133cm" svg:x="13.521cm" svg:y="6.308cm"><text:p text:style-name="P82"><text:span text:style-name="T23">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0" draw:text-style-name="P84" svg:x1="12.917cm" svg:y1="6.759cm" svg:x2="13.52cm" svg:y2="6.759cm"><text:p/></draw:line><draw:custom-shape draw:style-name="gr391" draw:text-style-name="P84" svg:width="1.431cm" svg:height="1.133cm" svg:x="13.519cm" svg:y="4.422cm"><text:p text:style-name="P82"><text:span text:style-name="T23">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2" draw:text-style-name="P84" svg:x1="12.917cm" svg:y1="4.873cm" svg:x2="13.52cm" svg:y2="4.873cm"><text:p/></draw:line><draw:custom-shape draw:style-name="gr393" draw:text-style-name="P84" svg:width="1.431cm" svg:height="1.13cm" svg:x="13.519cm" svg:y="2.461cm"><text:p text:style-name="P82"><text:span text:style-name="T23">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4" draw:text-style-name="P84" svg:x1="12.917cm" svg:y1="2.989cm" svg:x2="13.52cm" svg:y2="2.989cm"><text:p/></draw:line><draw:custom-shape draw:style-name="gr395" draw:text-style-name="P102" svg:width="0.602cm" svg:height="0.604cm" svg:x="14.198cm" svg:y="3.291cm"><text:p text:style-name="P82"><text:span text:style-name="T3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96" draw:text-style-name="P103" svg:width="0.906cm" svg:height="0.604cm" svg:x="0.916cm" svg:y="4.447cm"><text:p text:style-name="P82"><text:span text:style-name="T38">cam</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line draw:style-name="gr16" draw:text-style-name="P84" svg:x1="1.382cm" svg:y1="3.065cm" svg:x2="1.382cm" svg:y2="4.573cm"><text:p/></draw:line><draw:line draw:style-name="gr16" draw:text-style-name="P84" svg:x1="1.382cm" svg:y1="4.874cm" svg:x2="1.382cm" svg:y2="6.306cm"><text:p/></draw:line><draw:line draw:style-name="gr397" draw:text-style-name="P84" svg:x1="3.116cm" svg:y1="5.628cm" svg:x2="3.418cm" svg:y2="5.176cm"><text:p/></draw:line><draw:line draw:style-name="gr398" draw:text-style-name="P84" svg:x1="3.041cm" svg:y1="6.231cm" svg:x2="3.418cm" svg:y2="6.759cm"><text:p/></draw:line><draw:line draw:style-name="gr399" draw:text-style-name="P84" svg:x1="11.864cm" svg:y1="3.442cm" svg:x2="12.467cm" svg:y2="3.744cm"><text:p/></draw:line><draw:line draw:style-name="gr400" draw:text-style-name="P84" svg:x1="11.938cm" svg:y1="7.286cm" svg:x2="12.466cm" svg:y2="7.588cm"><text:p/></draw:line><draw:line draw:style-name="gr401" draw:text-style-name="P84" svg:x1="13.067cm" svg:y1="3.894cm" svg:x2="14.198cm" svg:y2="3.743cm"><text:p/></draw:line><draw:line draw:style-name="gr402" draw:text-style-name="P84" svg:x1="13.067cm" svg:y1="7.739cm" svg:x2="14.198cm" svg:y2="7.588cm"><text:p/></draw:line><draw:custom-shape draw:style-name="gr403" draw:text-style-name="P91" svg:width="0.68cm" svg:height="0.678cm" svg:x="12.388cm" svg:y="3.517cm"><text:p text:style-name="P82"><text:span text:style-name="T29">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04" draw:text-style-name="P84" svg:x1="14.649cm" svg:y1="5.552cm" svg:x2="14.649cm" svg:y2="5.854cm"><text:p/></draw:line><draw:custom-shape draw:style-name="gr405" draw:text-style-name="P84" svg:width="0.68cm" svg:height="0.452cm" draw:transform="rotate (-1.5707963267949) translate (14.4991666666667cm 8.34143055555555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06" draw:text-style-name="P84" svg:x1="11.559cm" svg:y1="7.286cm" svg:x2="12.765cm" svg:y2="8.341cm"><text:p/></draw:line><draw:line draw:style-name="gr407" draw:text-style-name="P84" svg:x1="13.142cm" svg:y1="8.719cm" svg:x2="14.047cm" svg:y2="8.719cm"><text:p/></draw:line><draw:custom-shape draw:style-name="gr408" draw:text-style-name="P91" svg:width="0.83cm" svg:height="0.602cm" svg:x="11.032cm" svg:y="7.966cm"><text:p text:style-name="P82"><text:span text:style-name="T29">ogg</text:span></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line draw:style-name="gr409" draw:text-style-name="P84" svg:x1="12.467cm" svg:y1="7.739cm" svg:x2="11.864cm" svg:y2="8.191cm"><text:p/></draw:line><draw:line draw:style-name="gr410" draw:text-style-name="P84" svg:x1="12.467cm" svg:y1="8.719cm" svg:x2="11.864cm" svg:y2="8.342cm"><text:p/></draw:line><draw:custom-shape draw:style-name="gr411" draw:text-style-name="P91" svg:width="0.682cm" svg:height="0.678cm" svg:x="12.462cm" svg:y="8.341cm"><text:p text:style-name="P82"><text:span text:style-name="T29">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12" draw:text-style-name="P91" svg:width="0.68cm" svg:height="0.682cm" svg:x="12.464cm" svg:y="7.361cm"><text:p text:style-name="P82"><text:span text:style-name="T29">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13" draw:text-style-name="P84" svg:x1="10.428cm" svg:y1="7.814cm" svg:x2="11.031cm" svg:y2="8.266cm"><text:p/></draw:line><draw:custom-shape draw:style-name="gr414" draw:text-style-name="P84" svg:width="0.602cm" svg:height="0.606cm" svg:x="14.198cm" svg:y="7.212cm"><text:p text:style-name="P82"><text:span text:style-name="T3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15" draw:text-style-name="P84" svg:x1="2.161cm" svg:y1="5.075cm" svg:x2="2.086cm" svg:y2="5.678cm"><text:p/></draw:line><draw:line draw:style-name="gr416" draw:text-style-name="P84" svg:x1="2.362cm" svg:y1="5.627cm" svg:x2="2.739cm" svg:y2="5.778cm"><text:p/></draw:line><draw:custom-shape draw:style-name="gr417" draw:text-style-name="P91" svg:width="0.678cm" svg:height="0.68cm" svg:x="1.761cm" svg:y="5.325cm"><text:p text:style-name="P82"><text:span text:style-name="T29">vp8</text:span></text:p><draw:enhanced-geometry svg:viewBox="0 0 21600 21600" draw:glue-points="10800 0 0 10800 10800 21600 21600 10800" draw:text-areas="5400 5400 16200 16200" draw:type="diamond" draw:enhanced-path="M 10800 0 L 21600 10800 10800 21600 0 10800 10800 0 Z N"/></draw:custom-shape><draw:line draw:style-name="gr418" draw:text-style-name="P84" svg:x1="2.137cm" svg:y1="4.422cm" svg:x2="2.062cm" svg:y2="3.894cm"><text:p/></draw:line><draw:custom-shape draw:style-name="gr419" draw:text-style-name="P91" svg:width="0.68cm" svg:height="0.678cm" svg:x="1.835cm" svg:y="4.396cm"><text:p text:style-name="P82"><text:span text:style-name="T29">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0" draw:text-style-name="P104" svg:width="0.678cm" svg:height="0.68cm" svg:x="1.761cm" svg:y="3.365cm"><text:p text:style-name="P82"><text:span text:style-name="T39">h264</text:span></text:p><draw:enhanced-geometry svg:viewBox="0 0 21600 21600" draw:glue-points="10800 0 0 10800 10800 21600 21600 10800" draw:text-areas="5400 5400 16200 16200" draw:type="diamond" draw:enhanced-path="M 10800 0 L 21600 10800 10800 21600 0 10800 10800 0 Z N"/></draw:custom-shape><draw:line draw:style-name="gr16" draw:text-style-name="P84" svg:x1="1.381cm" svg:y1="7.738cm" svg:x2="1.382cm" svg:y2="9.322cm"><text:p/></draw:line><draw:line draw:style-name="gr421" draw:text-style-name="P84" svg:x1="2.16cm" svg:y1="9.748cm" svg:x2="2.085cm" svg:y2="10.351cm"><text:p/></draw:line><draw:custom-shape draw:style-name="gr422" draw:text-style-name="P103" svg:width="0.678cm" svg:height="0.678cm" svg:x="1.759cm" svg:y="9.999cm"><text:p text:style-name="P82"><text:span text:style-name="T38">opus</text:span></text:p><draw:enhanced-geometry svg:viewBox="0 0 21600 21600" draw:glue-points="10800 0 0 10800 10800 21600 21600 10800" draw:text-areas="5400 5400 16200 16200" draw:type="diamond" draw:enhanced-path="M 10800 0 L 21600 10800 10800 21600 0 10800 10800 0 Z N"/></draw:custom-shape><draw:line draw:style-name="gr423" draw:text-style-name="P84" svg:x1="2.137cm" svg:y1="9.095cm" svg:x2="2.062cm" svg:y2="8.567cm"><text:p/></draw:line><draw:custom-shape draw:style-name="gr424" draw:text-style-name="P91" svg:width="0.678cm" svg:height="0.682cm" svg:x="1.835cm" svg:y="9.068cm"><text:p text:style-name="P82"><text:span text:style-name="T29">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5" draw:text-style-name="P104" svg:width="0.678cm" svg:height="0.678cm" svg:x="1.759cm" svg:y="8.04cm"><text:p text:style-name="P82"><text:span text:style-name="T39">vorbis</text:span></text:p><draw:enhanced-geometry svg:viewBox="0 0 21600 21600" draw:glue-points="10800 0 0 10800 10800 21600 21600 10800" draw:text-areas="5400 5400 16200 16200" draw:type="diamond" draw:enhanced-path="M 10800 0 L 21600 10800 10800 21600 0 10800 10800 0 Z N"/></draw:custom-shape><draw:line draw:style-name="gr426" draw:text-style-name="P84" svg:x1="3.418cm" svg:y1="7.136cm" svg:x2="3.041cm" svg:y2="7.739cm"><text:p/></draw:line><draw:line draw:style-name="gr427" draw:text-style-name="P84" svg:x1="2.317cm" svg:y1="8.259cm" svg:x2="2.694cm" svg:y2="8.108cm"><text:p/></draw:line><draw:custom-shape draw:style-name="gr428" draw:text-style-name="P91" svg:width="0.68cm" svg:height="0.678cm" svg:x="2.664cm" svg:y="5.554cm"><text:p text:style-name="P82"><text:span text:style-name="T29">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style-name="gr429" draw:text-style-name="P103" svg:width="0.906cm" svg:height="0.606cm" svg:x="0.918cm" svg:y="9.119cm"><text:p text:style-name="P82"><text:span text:style-name="T38">mic</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draw:style-name="gr430" draw:text-style-name="P91" svg:width="0.68cm" svg:height="0.678cm" svg:x="2.664cm" svg:y="7.664cm"><text:p text:style-name="P82"><text:span text:style-name="T29">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text:p><text:p text:style-name="P59">Рисунок <text:sequence text:ref-name="refDrawing10" text:name="Drawing" text:formula="ooow:Drawing+1" style:num-format="1">11</text:sequence>: <text:s/>Обмен между сеансами, комнатам, буферами и базами</text:p></draw:text-box><office:event-listeners><script:event-listener script:language="ooo:script" script:event-name="office:alpha-char-input" xlink:href="vnd.sun.star.script:Capitalise.py$capitalisePython?language=Python&amp;location=share" xlink:type="simple"/></office:event-listeners></draw:frame></text:p>
      <text:p text:style-name="P31">GStreamer позволяет:</text:p>
      <text:p text:style-name="P31">- захватывать видео и аудио потоки с камеры и микрофона,</text:p>
      <text:p text:style-name="P31">- выводить их в окно или на звуковое устройство,</text:p>
      <text:p text:style-name="P31">- запаковывать медиа поток нужными кодеками в нужный контейнер,</text:p>
      <text:p text:style-name="P31">- сохранять медиа поток в файл.</text:p>
      <text:p text:style-name="P31">Хотя возможностей у GStreamer больше, для Пандоры перечисленных достаточно.</text:p>
      <text:p text:style-name="P31"/>
      <text:p text:style-name="Standard"><draw:frame draw:style-name="fr3" draw:name="Frame10" text:anchor-type="char" svg:x="-0.041cm" svg:y="0.316cm" svg:height="4.713cm" draw:z-index="22"><draw:text-box fo:min-height="19%" fo:min-width="16.452cm"><text:p text:style-name="P63"><draw:g text:anchor-type="paragraph" draw:z-index="23" draw:style-name="gr28"><draw:custom-shape draw:style-name="gr431" draw:text-style-name="P84" svg:width="2.114cm" svg:height="0.683cm" svg:x="1.085cm" svg:y="0.335cm"><text:p text:style-name="P82"><text:span text:style-name="T23">video-src</text:span></text:p><draw:enhanced-geometry svg:viewBox="0 0 21600 21600" draw:type="rectangle" draw:enhanced-path="M 0 0 L 21600 0 21600 21600 0 21600 0 0 Z N"/></draw:custom-shape><draw:custom-shape draw:style-name="gr432" draw:text-style-name="P84" svg:width="1.587cm" svg:height="0.683cm" svg:x="3.904cm" svg:y="0.335cm"><text:p text:style-name="P82"><text:span text:style-name="T23">caps</text:span></text:p><draw:enhanced-geometry svg:viewBox="0 0 21600 21600" draw:type="rectangle" draw:enhanced-path="M 0 0 L 21600 0 21600 21600 0 21600 0 0 Z N"/></draw:custom-shape><draw:custom-shape draw:style-name="gr433" draw:text-style-name="P105" svg:width="2.996cm" svg:height="0.683cm" svg:x="6.193cm" svg:y="0.335cm"><text:p text:style-name="P82"><text:span text:style-name="T40">video-send-tee</text:span></text:p><draw:enhanced-geometry svg:viewBox="0 0 21600 21600" draw:type="rectangle" draw:enhanced-path="M 0 0 L 21600 0 21600 21600 0 21600 0 0 Z N"/></draw:custom-shape><draw:custom-shape draw:style-name="gr434" draw:text-style-name="P84" svg:width="2.73cm" svg:height="0.682cm" svg:x="7.781cm" svg:y="1.547cm"><text:p text:style-name="P82"><text:span text:style-name="T23">video-view1</text:span></text:p><draw:enhanced-geometry svg:viewBox="0 0 21600 21600" draw:type="rectangle" draw:enhanced-path="M 0 0 L 21600 0 21600 21600 0 21600 0 0 Z N"/></draw:custom-shape><draw:custom-shape draw:style-name="gr435" draw:text-style-name="P84" svg:width="3.525cm" svg:height="0.683cm" svg:x="7.779cm" svg:y="2.757cm"><text:p text:style-name="P82"><text:span text:style-name="T23">video-can-encoder</text:span></text:p><draw:enhanced-geometry svg:viewBox="0 0 21600 21600" draw:type="rectangle" draw:enhanced-path="M 0 0 L 21600 0 21600 21600 0 21600 0 0 Z N"/></draw:custom-shape><draw:custom-shape draw:style-name="gr436" draw:text-style-name="P106" svg:width="2.996cm" svg:height="0.683cm" svg:x="11.921cm" svg:y="2.759cm"><text:p text:style-name="P82"><text:span text:style-name="T24">video-can-sink</text:span></text:p><draw:enhanced-geometry svg:viewBox="0 0 21600 21600" draw:type="rectangle" draw:enhanced-path="M 0 0 L 21600 0 21600 21600 0 21600 0 0 Z N"/></draw:custom-shape><draw:line draw:style-name="gr437" draw:text-style-name="P84" svg:x1="7.074cm" svg:y1="1.016cm" svg:x2="7.074cm" svg:y2="3.137cm"><text:p/></draw:line><draw:line draw:style-name="gr438" draw:text-style-name="P84" svg:x1="7.074cm" svg:y1="3.137cm" svg:x2="7.779cm" svg:y2="3.137cm"><text:p/></draw:line><draw:line draw:style-name="gr439" draw:text-style-name="P84" svg:x1="7.074cm" svg:y1="1.847cm" svg:x2="7.779cm" svg:y2="1.847cm"><text:p/></draw:line><draw:line draw:style-name="gr440" draw:text-style-name="P84" svg:x1="3.198cm" svg:y1="0.637cm" svg:x2="3.903cm" svg:y2="0.637cm"><text:p/></draw:line><draw:line draw:style-name="gr441" draw:text-style-name="P84" svg:x1="5.489cm" svg:y1="0.637cm" svg:x2="6.194cm" svg:y2="0.637cm"><text:p/></draw:line><draw:line draw:style-name="gr442" draw:text-style-name="P84" svg:x1="11.303cm" svg:y1="3.137cm" svg:x2="11.92cm" svg:y2="3.137cm"><text:p/></draw:line></draw:g></text:p><text:p text:style-name="P59">Рисунок <text:sequence text:ref-name="refDrawing11" text:name="Drawing" text:formula="ooow:Drawing+1" style:num-format="1">12</text:sequence>: <text:s/>Видео-конвейеры</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draw:frame draw:style-name="fr3" draw:name="Frame11" text:anchor-type="char" svg:x="-0.041cm" svg:y="0.316cm" svg:height="4.302cm" draw:z-index="24"><draw:text-box fo:min-height="17%" fo:min-width="16.452cm"><text:p text:style-name="P63"><draw:g text:anchor-type="paragraph" draw:z-index="25" draw:style-name="gr28"><draw:custom-shape draw:style-name="gr443" draw:text-style-name="P84" svg:width="2.183cm" svg:height="0.772cm" svg:x="0.727cm" svg:y="0.228cm"><text:p text:style-name="P82"><text:span text:style-name="T23">audio-src</text:span></text:p><draw:enhanced-geometry svg:viewBox="0 0 21600 21600" draw:type="rectangle" draw:enhanced-path="M 0 0 L 21600 0 21600 21600 0 21600 0 0 Z N"/></draw:custom-shape><draw:custom-shape draw:style-name="gr444" draw:text-style-name="P84" svg:width="1.634cm" svg:height="0.772cm" svg:x="3.636cm" svg:y="0.228cm"><text:p text:style-name="P82"><text:span text:style-name="T23">caps</text:span></text:p><draw:enhanced-geometry svg:viewBox="0 0 21600 21600" draw:type="rectangle" draw:enhanced-path="M 0 0 L 21600 0 21600 21600 0 21600 0 0 Z N"/></draw:custom-shape><draw:custom-shape draw:style-name="gr445" draw:text-style-name="P105" svg:width="3.089cm" svg:height="0.772cm" svg:x="5.998cm" svg:y="0.228cm"><text:p text:style-name="P82"><text:span text:style-name="T40">audio-send-tee</text:span></text:p><draw:enhanced-geometry svg:viewBox="0 0 21600 21600" draw:type="rectangle" draw:enhanced-path="M 0 0 L 21600 0 21600 21600 0 21600 0 0 Z N"/></draw:custom-shape><draw:custom-shape draw:style-name="gr446" draw:text-style-name="P84" svg:width="3.638cm" svg:height="0.772cm" svg:x="7.631cm" svg:y="1.86cm"><text:p text:style-name="P82"><text:span text:style-name="T23">audio-can-encoder</text:span></text:p><draw:enhanced-geometry svg:viewBox="0 0 21600 21600" draw:type="rectangle" draw:enhanced-path="M 0 0 L 21600 0 21600 21600 0 21600 0 0 Z N"/></draw:custom-shape><draw:custom-shape draw:style-name="gr447" draw:text-style-name="P106" svg:width="3.089cm" svg:height="0.773cm" svg:x="11.907cm" svg:y="1.861cm"><text:p text:style-name="P82"><text:span text:style-name="T24">audio-can-sink</text:span></text:p><draw:enhanced-geometry svg:viewBox="0 0 21600 21600" draw:type="rectangle" draw:enhanced-path="M 0 0 L 21600 0 21600 21600 0 21600 0 0 Z N"/></draw:custom-shape><draw:line draw:style-name="gr448" draw:text-style-name="P84" svg:x1="6.815cm" svg:y1="1.002cm" svg:x2="6.815cm" svg:y2="2.205cm"><text:p/></draw:line><draw:line draw:style-name="gr449" draw:text-style-name="P84" svg:x1="7.633cm" svg:y1="2.204cm" svg:x2="6.815cm" svg:y2="2.204cm"><text:p/></draw:line><draw:line draw:style-name="gr450" draw:text-style-name="P84" svg:x1="2.907cm" svg:y1="0.658cm" svg:x2="3.634cm" svg:y2="0.658cm"><text:p/></draw:line><draw:line draw:style-name="gr451" draw:text-style-name="P84" svg:x1="5.27cm" svg:y1="0.658cm" svg:x2="5.997cm" svg:y2="0.658cm"><text:p/></draw:line><draw:line draw:style-name="gr452" draw:text-style-name="P84" svg:x1="11.268cm" svg:y1="2.204cm" svg:x2="11.904cm" svg:y2="2.204cm"><text:p/></draw:line></draw:g></text:p><text:p text:style-name="P59">Рисунок <text:sequence text:ref-name="refDrawing12" text:name="Drawing" text:formula="ooow:Drawing+1" style:num-format="1">13</text:sequence>: <text:s/>Аудио-конвейеры</text:p></draw:text-box><office:event-listeners><script:event-listener script:language="ooo:script" script:event-name="office:alpha-char-input" xlink:href="vnd.sun.star.script:Capitalise.py$capitalisePython?language=Python&amp;location=share" xlink:type="simple"/></office:event-listeners></draw:frame></text:p>
      <text:p text:style-name="Standard"/>
      <text:p text:style-name="Standard"/>
      <text:h text:style-name="Heading_20_1" text:outline-level="1">Передача блобов</text:h>
      <text:p text:style-name="P31">Если блоб меньше 20Кб, то он передаётся напрямую от одного узла.</text:p>
      <text:p text:style-name="P31">Если размер больше, то организуется закачка с нескольких узлов наподобе торрента.</text:p>
      <text:p text:style-name="P31"/>
      <text:p text:style-name="Standard"/>
      <text:h text:style-name="Heading_20_1" text:outline-level="1">Доверие и рейтинг</text:h>
      <text:p text:style-name="Standard"/>
      <text:p text:style-name="Standard">Алгоритмы расчёта, настройка доступа.</text:p>
      <text:p text:style-name="Standard">Расчёт рейтинга записи возможен после авторизации. При каждом запросе, рейтинг высчитывается и сохраняется в таблице в памяти. При поступлении очередной подписи: а) человека – рейтинги пересчитываются по веткам доверия, б) другой записи – рейтинг только самой записи.</text:p>
      <text:p text:style-name="Standard"/>
      <text:p text:style-name="Standard"/>
      <text:p text:style-name="Standard"><draw:frame draw:style-name="fr3" draw:name="Frame12" text:anchor-type="char" svg:x="-0.041cm" svg:y="0.316cm" svg:height="8.317cm" draw:z-index="26"><draw:text-box fo:min-height="34%" fo:min-width="16.452cm"><text:p text:style-name="P63"><draw:g text:anchor-type="paragraph" draw:z-index="27" draw:style-name="gr28"><draw:custom-shape draw:style-name="gr453" draw:text-style-name="P84" svg:width="0.802cm" svg:height="0.8cm" svg:x="5.82cm" svg:y="2.306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4" draw:text-style-name="P91" svg:width="0.802cm" svg:height="0.802cm" svg:x="5.82cm" svg:y="0.7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5" draw:text-style-name="P84" svg:width="0.802cm" svg:height="0.802cm" svg:x="5.82cm" svg:y="4.10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6" draw:text-style-name="P84" svg:width="0.802cm" svg:height="0.802cm" svg:x="5.82cm" svg:y="5.9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7" draw:text-style-name="P84" svg:width="0.701cm" svg:height="0.701cm" svg:x="7.12cm" svg:y="1.505cm"><text:p/><draw:enhanced-geometry svg:viewBox="0 0 21600 21600" draw:glue-points="10800 0 0 10800 10800 21600 21600 10800" draw:text-areas="5400 5400 16200 16200" draw:type="diamond" draw:enhanced-path="M 10800 0 L 21600 10800 10800 21600 0 10800 10800 0 Z N"/></draw:custom-shape><draw:custom-shape draw:style-name="gr458" draw:text-style-name="P84" svg:width="0.701cm" svg:height="0.701cm" svg:x="7.12cm" svg:y="3.304cm"><text:p/><draw:enhanced-geometry svg:viewBox="0 0 21600 21600" draw:glue-points="10800 0 0 10800 10800 21600 21600 10800" draw:text-areas="5400 5400 16200 16200" draw:type="diamond" draw:enhanced-path="M 10800 0 L 21600 10800 10800 21600 0 10800 10800 0 Z N"/></draw:custom-shape><draw:custom-shape draw:style-name="gr459" draw:text-style-name="P84" svg:width="0.701cm" svg:height="0.701cm" svg:x="7.12cm" svg:y="5.105cm"><text:p/><draw:enhanced-geometry svg:viewBox="0 0 21600 21600" draw:glue-points="10800 0 0 10800 10800 21600 21600 10800" draw:text-areas="5400 5400 16200 16200" draw:type="diamond" draw:enhanced-path="M 10800 0 L 21600 10800 10800 21600 0 10800 10800 0 Z N"/></draw:custom-shape><draw:line draw:style-name="gr460" draw:text-style-name="P84" svg:x1="7.318cm" svg:y1="2.005cm" svg:x2="6.618cm" svg:y2="2.605cm"><text:p text:style-name="P82"><text:span text:style-name="T23">0,7</text:span></text:p></draw:line><draw:line draw:style-name="gr461" draw:text-style-name="P84" svg:x1="7.318cm" svg:y1="3.805cm" svg:x2="6.618cm" svg:y2="4.405cm"><text:p text:style-name="P82"><text:span text:style-name="T23">0,9</text:span></text:p></draw:line><draw:line draw:style-name="gr462" draw:text-style-name="P84" svg:x1="7.318cm" svg:y1="5.605cm" svg:x2="6.618cm" svg:y2="6.205cm"><text:p text:style-name="P82"><text:span text:style-name="T23">-0,3</text:span></text:p></draw:line><draw:line draw:style-name="gr463" draw:text-style-name="P84" svg:x1="6.618cm" svg:y1="1.205cm" svg:x2="7.318cm" svg:y2="1.705cm"><text:p/></draw:line><draw:line draw:style-name="gr464" draw:text-style-name="P84" svg:x1="6.521cm" svg:y1="3.005cm" svg:x2="7.221cm" svg:y2="3.505cm"><text:p/></draw:line><draw:line draw:style-name="gr465" draw:text-style-name="P84" svg:x1="6.521cm" svg:y1="4.805cm" svg:x2="7.221cm" svg:y2="5.305cm"><text:p/></draw:line><draw:frame draw:style-name="gr466" draw:text-style-name="P96" svg:width="2.823cm" svg:height="0.74cm" svg:x="8.493cm" svg:y="1.38cm"><draw:text-box><text:p text:style-name="P85"><text:span text:style-name="T23">1-й уровень</text:span></text:p></draw:text-box></draw:frame><draw:frame draw:style-name="gr467" draw:text-style-name="P96" svg:width="2.823cm" svg:height="0.74cm" svg:x="8.493cm" svg:y="3.181cm"><draw:text-box><text:p text:style-name="P85"><text:span text:style-name="T23">2-й уровень</text:span></text:p></draw:text-box></draw:frame><draw:frame draw:style-name="gr468" draw:text-style-name="P96" svg:width="2.823cm" svg:height="0.74cm" svg:x="8.42cm" svg:y="5.08cm"><draw:text-box><text:p text:style-name="P85"><text:span text:style-name="T23">3-й уровень</text:span></text:p></draw:text-box></draw:frame><draw:frame draw:style-name="gr469" draw:text-style-name="P96" svg:width="0.786cm" svg:height="0.74cm" svg:x="5.321cm" svg:y="0.205cm"><draw:text-box><text:p text:style-name="P85"><text:span text:style-name="T23">А</text:span></text:p></draw:text-box></draw:frame><draw:frame draw:style-name="gr470" draw:text-style-name="P96" svg:width="0.787cm" svg:height="0.74cm" svg:x="5.235cm" svg:y="1.905cm"><draw:text-box><text:p text:style-name="P85"><text:span text:style-name="T23">B</text:span></text:p></draw:text-box></draw:frame><draw:frame draw:style-name="gr471" draw:text-style-name="P96" svg:width="0.786cm" svg:height="0.74cm" svg:x="5.147cm" svg:y="3.805cm"><draw:text-box><text:p text:style-name="P85"><text:span text:style-name="T23">C</text:span></text:p></draw:text-box></draw:frame><draw:frame draw:style-name="gr472" draw:text-style-name="P96" svg:width="0.787cm" svg:height="0.74cm" svg:x="5.11cm" svg:y="5.604cm"><draw:text-box><text:p text:style-name="P85"><text:span text:style-name="T23">D</text:span></text:p></draw:text-box></draw:frame><draw:custom-shape draw:style-name="gr473" draw:text-style-name="P84" svg:width="0.701cm" svg:height="0.701cm" svg:x="4.221cm" svg:y="1.505cm"><text:p/><draw:enhanced-geometry svg:viewBox="0 0 21600 21600" draw:glue-points="10800 0 0 10800 10800 21600 21600 10800" draw:text-areas="5400 5400 16200 16200" draw:type="diamond" draw:enhanced-path="M 10800 0 L 21600 10800 10800 21600 0 10800 10800 0 Z N"/></draw:custom-shape><draw:line draw:style-name="gr474" draw:text-style-name="P84" svg:x1="5.821cm" svg:y1="1.106cm" svg:x2="4.721cm" svg:y2="1.706cm"><text:p/></draw:line><draw:line draw:style-name="gr475" draw:text-style-name="P84" svg:x1="4.721cm" svg:y1="2.005cm" svg:x2="6.021cm" svg:y2="4.205cm"><text:p text:style-name="P82"><text:span text:style-name="T23">0,8</text:span></text:p></draw:line><draw:custom-shape draw:style-name="gr476" draw:text-style-name="P84" svg:width="0.701cm" svg:height="0.701cm" svg:x="4.221cm" svg:y="3.505cm"><text:p/><draw:enhanced-geometry svg:viewBox="0 0 21600 21600" draw:glue-points="10800 0 0 10800 10800 21600 21600 10800" draw:text-areas="5400 5400 16200 16200" draw:type="diamond" draw:enhanced-path="M 10800 0 L 21600 10800 10800 21600 0 10800 10800 0 Z N"/></draw:custom-shape><draw:line draw:style-name="gr477" draw:text-style-name="P84" svg:x1="5.919cm" svg:y1="2.907cm" svg:x2="4.819cm" svg:y2="3.707cm"><text:p/></draw:line><draw:line draw:style-name="gr478" draw:text-style-name="P84" svg:x1="4.721cm" svg:y1="4.005cm" svg:x2="6.021cm" svg:y2="6.005cm"><text:p text:style-name="P82"><text:span text:style-name="T23">0,4</text:span></text:p></draw:line><draw:line draw:style-name="gr16" draw:text-style-name="P84" svg:x1="4.121cm" svg:y1="3.205cm" svg:x2="8.121cm" svg:y2="3.205cm"><text:p/></draw:line></draw:g></text:p><text:p text:style-name="P59">Рисунок <text:sequence text:ref-name="refDrawing13" text:name="Drawing" text:formula="ooow:Drawing+1" style:num-format="1">14</text:sequence>: <text:s/>Ветки доверия</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
      <text:p text:style-name="P28"/>
      <text:h text:style-name="Heading_20_1" text:outline-level="1">Графический интерфейс Gtk2</text:h>
      <text:p text:style-name="P28"><text:span text:style-name="T2">Форма ввода записи FieldsDialog</text:span> заполняется полями разного вида, в зависимости от типа полей. Размер формы и разбиение полей на строки происходит автоматически. Для этого создаётся матрица field_matrix, которая при событии on_resize_window перестраивается таким образом, чтобы на экране уместилось максимальное число полей.</text:p>
      <text:p text:style-name="P28"/>
      <text:p text:style-name="P28">баги и хаки.</text:p>
      <text:p text:style-name="P28">к чему надо стремиться.</text:p>
      <text:p text:style-name="P31"/>
      <text:p text:style-name="P31"/>
      <text:h text:style-name="Heading_20_1" text:outline-level="1">Формы отчётов</text:h>
      <text:p text:style-name="P31">Формы отчетов составляются в формате *.odt или *.ods.</text:p>
      <text:p text:style-name="P31"/>
      <text:p text:style-name="P31"/>
      <text:h text:style-name="Heading_20_1" text:outline-level="1">Криптогрфия через OpenSSL</text:h>
      <text:p text:style-name="P31">Генерация ключей</text:p>
      <text:p text:style-name="P31">Ключ — это случайная последовательность байт определенной длинны.</text:p>
      <text:p text:style-name="P31"><text:soft-page-break/>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31">Симметричное шифрование — это преобразование данных с помощью заданного алгоритма и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данные, изменяя их.</text:p>
      <text:p text:style-name="P31">Асимметричное шифрование — это преобразование данных с помощью заданного алгоритма и двух пар ключей (т. е. четырёх ключей вместо одного). Каждый участник генерирует пару: открытый и закрытый ключ. Второй узел генерирует свою пару. Затем они обмениваются открытыми ключами. При этом каждый узел оставляет у себя свой закрытый ключ.</text:p>
      <text:p text:style-name="P31">Пара ключей связанны между собой математической зависимостью, заложенной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Вторая особенность ассимитричного алгоритма заключается в двух видах шифрования.</text:p>
      <text:p text:style-name="P31">В первом случае шифрование происходит на открытом ключе получателя, и расшифровать сообщение может только владелец закрытого ключа. Это шифрование шифрование широко используется, в том числе для скрытой передачи симметричных ключей.</text:p>
      <text:p text:style-name="P31">Во втором случае шифрование происходит на закрытом ключе отправителя, а расшифровать сообщение может любой обладатель открытого ключа. Такое шифрование используется для создания электронной подписи (ЭЦП), и последующей её проверки любым обладателем открытого ключа.</text:p>
      <text:p text:style-name="P31">Безопасность асимметричного шифрования выше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в начале обмена между узлами при обмене открытыми ключами, ключи перехватываются и подменяются. Далее обмен идет на фиктивных ключах злоумышленника.</text:p>
      <text:p text:style-name="P31">Для защиты узлу необходимо проверить, что он получил именно тот открытый ключ, который ему изначально высылали. Для этого существует два способа: 1) дублирование отправки ключа по другому каналу; 2) сверка хэша ключей по надёжному каналу; 3) проверка цифровой подписи ключа, сделанной третьим узлом с гарантированным доверием.</text:p>
      <text:p text:style-name="P31">Важно заметить, что при одинаковых уровнях криптостойкости, скорость работы асимметричных алгоритмов в среднем в 1000 раз медленее, чем у симметричных, и требует ключи в 10 раз длинее, чем у симметричных. Поэтому в Пандоре, как и в других системах, используется комбинированное шифрование: в начале соединения асимметричное шифрование используется для авторизации и передачи симметричного ключа (так называемого «сеансового»), а далее обмен проходит на этом симметричном ключе.</text:p>
      <text:p text:style-name="P31">Для генерации служит метод:</text:p>
      <text:p text:style-name="P31">generate_key(type_klen = KT_Rsa | KL_bit2048, cipher_hash=nil, cipherkey=nil)</text:p>
      <text:p text:style-name="P31">Результат: один или пара ключей, в зависимости от заданного алгоритма.</text:p>
      <text:p text:style-name="P31">Хранение ключей</text:p>
      <text:p text:style-name="P31"><text:soft-page-break/>При этом Пандора хранит пары ключей разрознено: открытые отдельно от закрытых. Каждый ключ в Пандоре имеет свой панхэш.</text:p>
      <text:p text:style-name="P31">Открытые ключи хранятся в базе в открытом виде.</text:p>
      <text:p text:style-name="P31">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которому служит некоторый пароль, обработанный функциями хеширования и «засолки». Закрытые ключи, которые имеют пару имеют ссылку на открытый ключ.</text:p>
      <text:p text:style-name="P31"/>
      <text:p text:style-name="P31">Активация ключей</text:p>
      <text:p text:style-name="P31">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требуется вычислить 7 параметров) и создания криптографического объекта. Используется метод:</text:p>
      <text:p text:style-name="P31">init_key(key_vec)</text:p>
      <text:p text:style-name="P31">Результат: криптографический объект или Integer при ошибке с кодом ошибки.</text:p>
      <text:p text:style-name="P31">Шифрование/дешифрование</text:p>
      <text:p text:style-name="P31">Генерация подписей</text:p>
      <text:p text:style-name="P31">Проверка подписей</text:p>
      <text:p text:style-name="P31"/>
      <text:p text:style-name="Standard">4. Асимметричное (rsa) и симметричное (aes, bf) шифрование, эл. подпись, хэши</text:p>
      <text:p text:style-name="P28"/>
      <text:p text:style-name="P31"/>
      <text:p text:style-name="P31"/>
      <text:h text:style-name="Heading_20_1" text:outline-level="1">Мусорщик</text:h>
      <text:p text:style-name="P31">Сборщик мусора работает в фоне шагами по таймеру с заданным временным интервалом.</text:p>
      <text:p text:style-name="P31">Функции мусорщика:</text:p>
      <text:list xml:id="list9157274487185605993" text:style-name="L275">
        <text:list-item>
          <text:p text:style-name="P77">сокрытие, а затем удаление, старых записей без поддержки и доверия</text:p>
        </text:list-item>
        <text:list-item>
          <text:p text:style-name="P77">рассылка синхропакетов в активных сессиях, отключение замерших соединений</text:p>
        </text:list-item>
        <text:list-item>
          <text:p text:style-name="P77">очистка списков в памяти от устаревших записей</text:p>
        </text:list-item>
        <text:list-item>
          <text:p text:style-name="P77">активация заданий, у которых подошло время</text:p>
        </text:list-item>
      </text:list>
      <text:p text:style-name="P31"/>
      <text:p text:style-name="P31"/>
      <text:h text:style-name="Heading_20_1" text:outline-level="1">Ленточная координата</text:h>
      <text:p text:style-name="P31">Под географическую координату в Пандоре отводится 4 байта.</text:p>
      <text:p text:style-name="P31">Широта имеет диапазон 180 градусов, а долгота – 360. Если отводить по 2 байта на каждую координату, то погрешности распределяются ассиметрично: 0,0014 и 0,0027 градусов, <text:soft-page-break/>соответственно.</text:p>
      <text:p text:style-name="P31">Чтобы выровнять погрешность, в Пандоре используется «ленточная координата», при которой 4-байтовое число показывает порядное смещение точки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31">Матрице в градусах 360*180=64800 соответствует матрица значений 92681*46340=4294837540.</text:p>
      <text:p text:style-name="P31"><draw:frame draw:style-name="fr4" draw:name="Врезка5" text:anchor-type="paragraph" svg:x="5.45cm" svg:y="0.026cm" draw:z-index="3"><draw:text-box fo:min-height="4.187cm" fo:min-width="5.457cm"><text:p text:style-name="Frame_20_contents"><draw:frame draw:style-name="fr6" draw:name="Графический объект2" text:anchor-type="paragraph" svg:x="0.552cm" svg:y="0.009cm" svg:width="5.302cm" svg:height="3.173cm" draw:z-index="4"><draw:image xlink:href="Pictures/10000000000000B800000071829544B3.png" xlink:type="simple" xlink:show="embed" xlink:actuate="onLoad"/></draw:frame></text:p><text:p text:style-name="P60">Рисунок <text:sequence text:ref-name="refDrawing14" text:name="Drawing" text:formula="ooow:Drawing+1" style:num-format="1">15</text:sequence>: <text:s/>Ленточная координата</text:p></draw:text-box></draw:frame>Если широта равна W, а долгота L, то</text:p>
      <text:p text:style-name="P31">ленточная координата вычисляется по формуле:</text:p>
      <text:p text:style-name="P31">K = 92681*(ROUND(W/180*46340)-1)+ROUND(L/360*92681)</text:p>
      <text:p text:style-name="P31">Обратное преобразование происходит по формулам:</text:p>
      <text:p text:style-name="P31">L = (K-TRUNK(K/92681))*92681)/92681*360</text:p>
      <text:p text:style-name="P31">W = (TRUNK(K/92681) + 1)/46340*180</text:p>
      <text:p text:style-name="P31">при этом погрешность для каждой координаты становится одинаковой и составляет 0,0019 градуса.</text:p>
      <text:p text:style-name="P31">Хотя обеспечивается достаточно большая точность, Пандора округляет координату до сотой доли градуса 0,01 (погрешность 0,5 км), а при вычислении признака координаты в панхэше координата округляется до десятой доли градуса 0,1 (погрешность 5,5 км), это позволяет нивелировать разброс незначительно различающихся координат для одного и того же насёленного пункта, если пользователи берут координаты из разных справочников.</text:p>
      <text:p text:style-name="P31">При вычислении признака координаты в панхэше населённые пункты, удалённые на 5,5 км и ближе, «сливаются». Это с одной стороны компенсирует разброс при вводе координат, но с другой даёт достаточную географическую идентификацию объекта в его панхэше.</text:p>
      <text:p text:style-name="P31"/>
      <text:p text:style-name="P31"/>
      <text:h text:style-name="Heading_20_1" text:outline-level="1">Параметры</text:h>
      <text:p text:style-name="P52">Параметр служит для долгосрочного хранения некоего значения в базе. Значение параметра пользователь может в любое время изменять. Параметр создаётся в таблице «parameters» при первом обращении к нему функцией get_param(). Параметры описываются в файле /model/01-base.xls в разделе «Defaults». Описание выглядит примерно так:</text:p>
      <text:p text:style-name="P56">&lt;base_id desc="Base ID" type="String" section="common" setting="[create_base_id],hex" /&gt;</text:p>
      <text:p text:style-name="P52">1) имя параметра (в примере выше «base_id»)</text:p>
      <text:p text:style-name="P52"><text:soft-page-break/>2) desc – описание</text:p>
      <text:p text:style-name="P52">3) type – тип (String, Integer, Word, Byte, Boolean, Time)</text:p>
      <text:p text:style-name="P52">4) section – секция (common, view, update, network, crypto, media), может задаваться числом</text:p>
      <text:p text:style-name="P52">5) setting – может содержать два значения, разделенных запятой: значение по умолчанию (или функция инициализации в квадратных скобках), вид отображения (hex, base64 и т.д.).</text:p>
      <text:p text:style-name="P52"/>
      <text:p text:style-name="P53">Секция «Главное» (Common)</text:p>
      <text:p text:style-name="P52">Главные параметры определяют общую работу Пандоры.</text:p>
      <text:p text:style-name="P52">base_id – Идентификатор базы [вдобавок к ключу] служит для идентификации узла. Генерируется функцией create_base_id при первом запросе его значения, содержит 16 байт. Первые 4 байта – время генерации, остальные 12 – случайные байты. Таким образом идентификатор уникален для каждого узла. Если вы переустановили Пандору после сбоя, то можете восстановить старый идентификатор вручную. В остальных случаях параметр генерируется автоматически.</text:p>
      <text:p text:style-name="P52"/>
      <text:p text:style-name="P53">Секция «Вид» (View)</text:p>
      <text:p text:style-name="P52">Параметры определяют визуальное поведение Пандоры.</text:p>
      <text:p text:style-name="P52">do_on_show – Делать при показе главного окна (Do on show main window). 0 – ничего, 1 – инициализировать ключ, 2 – и запустить слушателя.</text:p>
      <text:p text:style-name="P52">hide_on_minimize – Скрывать главное окно при минимизации, иначе сворачивать.</text:p>
      <text:p text:style-name="P52">status_update_win_icon – Менять иконку главного окна при поступлении сообщения.</text:p>
      <text:p text:style-name="P52">status_flash_on_new – Моргать иконкой в трее при поступлении нового сообщения.</text:p>
      <text:p text:style-name="P52">status_flash_interval – Интервал моргания иконкой в секундах.</text:p>
      <text:p text:style-name="P52">play_sounds – Проигрывать звуки при событиях (например, получении сообщения).</text:p>
      <text:p text:style-name="P52">linux_mp3_player – Задаёт утилиту для Linux, с помощью которой будут проигрываться звуки.</text:p>
      <text:p text:style-name="P52">win_mp3_player – Задаёт утилиту для Windows, с помощью которой будут проигрываться звуки.</text:p>
      <text:p text:style-name="P52">load_history_count – Число сообщений из истории подгружаемых в окно диалога при его открытии.</text:p>
      <text:p text:style-name="P52">sort_history_mode – Сортировать сообщения по: 0 – времени получения получателем, 1 – времени создания отправителем.</text:p>
      <text:p text:style-name="P52"/>
      <text:p text:style-name="P53">Секция «Обновление» (Update)</text:p>
      <text:p text:style-name="P52">Параметры регулируют обновление Пандоры.</text:p>
      <text:p text:style-name="P52">check_update – Проверять обновления.</text:p>
      <text:p text:style-name="P52">check_interval – Интервал проверки в днях, если истёк update_period.</text:p>
      <text:p text:style-name="P52">update_period – Интервал в днях, меньше которого обновления не проверяются.</text:p>
      <text:p text:style-name="P52">last_check – Время последней успешной проверки.</text:p>
      <text:p text:style-name="P52">last_update – Время последнего успешного обновления.</text:p>
      <text:p text:style-name="P52"/>
      <text:p text:style-name="P53"><text:soft-page-break/>Секция «Сеть» (Net)</text:p>
      <text:p text:style-name="P52">Параметры определяют сетевое поведение Пандоры.</text:p>
      <text:p text:style-name="P52">tcp_port, udp_port – Порты слушателя. По умолчанию 5577.</text:p>
      <text:p text:style-name="P52">listen_host – Хост слушателя. Обычно это локальный адрес.</text:p>
      <text:p text:style-name="P52">callback_addr – Домен и порт, который сообщается удаленному узлу для обратной связи. Может использоваться в случаях, когда входящий и исходящий адреса различаются. Или когда используется шлюз для сбора внешних соединений.</text:p>
      <text:p text:style-name="P52">puzzle_bit_length – Длина хэш-загадки в битах (0 – отключено).</text:p>
      <text:p text:style-name="P52">puzzle_sec_delay – Требовать ожидание на шаге хэш-загадки (в секундах).</text:p>
      <text:p text:style-name="P52">captcha_length – Длина капчи в символах (0 – отключено).</text:p>
      <text:p text:style-name="P52">captcha_attempts – Число допустимых попыток ввода капчи.</text:p>
      <text:p text:style-name="P52">trust_for_captchaed – Оказывать малое (равное 0.01) доверие узлам, прошедшим капчу.</text:p>
      <text:p text:style-name="P52">trust_for_listener – Доверять (с доверием 0.01) слушателю (т. е. к кому подключаешься)</text:p>
      <text:p text:style-name="P52">low_conn_trust – Минимально допустимый уровень доверия для подключаемых. По умолчанию 0.</text:p>
      <text:p text:style-name="P52"/>
      <text:p text:style-name="P53">Секция «Крипто» (Crypto)</text:p>
      <text:p text:style-name="P52">Параметры задают работу с ключами.</text:p>
      <text:p text:style-name="P52">last_auth_key – Последний авторизованный ключ.</text:p>
      <text:p text:style-name="P52"/>
      <text:p text:style-name="P53">Секция «Медиа» (Media)</text:p>
      <text:p text:style-name="P52">Параметры задают работу с мультимедия через библиотеку GStreamer.</text:p>
      <text:p text:style-name="P52">video_src_v4l2 – источник изображения в Linux, как привило устройство для веб-камеры.</text:p>
      <text:p text:style-name="P52">video_src_win – источник изображения в Windows.</text:p>
      <text:p text:style-name="P52">video_src_auto – Источник звука для автоматического режима.</text:p>
      <text:p text:style-name="P52">video_src – Ссылается на параметр с источником звука (по умолчанию на video_src_auto).</text:p>
      <text:p text:style-name="P52">video_send_caps_raw_320x240 – Задаёт фильтр для видео потока raw 320x240.</text:p>
      <text:p text:style-name="P52">video_send_caps_raw_640x480</text:p>
      <text:p text:style-name="P52">video_send_caps_yuv_320x240</text:p>
      <text:p text:style-name="P52">video_send_caps_yuv_640x480</text:p>
      <text:p text:style-name="P52">video_send_caps – Ссылается на параметр с нужным фильтром (по умолчанию на <text:s/>raw 320x240)</text:p>
      <text:p text:style-name="P52">video_send_tee_def – Разветвитель для отправки видео.</text:p>
      <text:p text:style-name="P52">video_view1_auto – Элемент авто захвата видео потока .</text:p>
      <text:p text:style-name="P52">video_view1_x – Элемент для нерастягивающегося экрана.</text:p>
      <text:p text:style-name="P52">video_view1_xv – Элемент для растягивающегося экрана.</text:p>
      <text:p text:style-name="P52">video_view1_win – Элемент для вывода в Windows.</text:p>
      <text:p text:style-name="P52">video_view1 – Ссылка на параметр для экрана с видео на отправку.</text:p>
      <text:p text:style-name="P52">video_can_encoder_vp8 – Цепочка для кодирования vp8.</text:p>
      <text:p text:style-name="P52">video_can_encoder_jpeg – ** jpeg</text:p>
      <text:p text:style-name="P52"><text:soft-page-break/>video_can_encoder_smoke – **smoke</text:p>
      <text:p text:style-name="P52">video_can_encoder_theora – ** theora</text:p>
      <text:p text:style-name="P52">video_can_encoder_x264 – ** x264</text:p>
      <text:p text:style-name="P52">video_can_encoder_h264 – ** h264</text:p>
      <text:p text:style-name="P52">video_can_encoder – Ссылка на параметр кодировщика (по умолчанию vp8).</text:p>
      <text:p text:style-name="P52">video_can_sink_app – Цепочка для извлечения сырого видео на отправку.</text:p>
      <text:p text:style-name="P52">video_can_src_app – Цепочка для заполнения сырого видео при получении.</text:p>
      <text:p text:style-name="P52">video_can_decoder_vp8 – Цепочка декодирования vp8</text:p>
      <text:p text:style-name="P52">video_can_decoder_jpeg – ** </text:p>
      <text:p text:style-name="P52">video_can_decoder_smoke – ** </text:p>
      <text:p text:style-name="P52">video_can_decoder_theora – ** </text:p>
      <text:p text:style-name="P52">video_can_decoder_x264 – ** </text:p>
      <text:p text:style-name="P52">video_can_decoder_h263 – ** </text:p>
      <text:p text:style-name="P52">video_can_decoder – Ссылка на параметр декодера (по умолчанию vp8)</text:p>
      <text:p text:style-name="P52">video_recv_tee_def – Разветвитель на получении видео.</text:p>
      <text:p text:style-name="P52">video_view2_auto – Авто <text:s/></text:p>
      <text:p text:style-name="P52">video_view2_x </text:p>
      <text:p text:style-name="P52">video_view2_xv </text:p>
      <text:p text:style-name="P52">video_view2_win </text:p>
      <text:p text:style-name="P52">video_view2 </text:p>
      <text:p text:style-name="P52">audio_src_alsa – Цепочка захвата звука с ALSA</text:p>
      <text:p text:style-name="P52">audio_src_pulse </text:p>
      <text:p text:style-name="P52">audio_src_auto </text:p>
      <text:p text:style-name="P52">audio_src_win </text:p>
      <text:p text:style-name="P52">audio_src_test </text:p>
      <text:p text:style-name="P52">audio_src </text:p>
      <text:p text:style-name="P52">audio_send_caps_8000 – </text:p>
      <text:p text:style-name="P52">audio_send_caps – </text:p>
      <text:p text:style-name="P52">audio_send_tee_def – </text:p>
      <text:p text:style-name="P52">audio_can_encoder_vorbis – </text:p>
      <text:p text:style-name="P52">audio_can_encoder_speex – </text:p>
      <text:p text:style-name="P52">audio_can_encoder_opus – </text:p>
      <text:p text:style-name="P52">audio_can_encoder_a52 – </text:p>
      <text:p text:style-name="P52">audio_can_encoder_flac – </text:p>
      <text:p text:style-name="P52">audio_can_encoder_mulaw – </text:p>
      <text:p text:style-name="P52">audio_can_encoder_mp3 – </text:p>
      <text:p text:style-name="P52">audio_can_encoder_voaac – </text:p>
      <text:p text:style-name="P52">audio_can_encoder_faac – </text:p>
      <text:p text:style-name="P52"><text:soft-page-break/>audio_can_encoder_voamrwb – </text:p>
      <text:p text:style-name="P52">audio_can_encoder_adpcm – </text:p>
      <text:p text:style-name="P52">audio_can_encoder_amrnb – </text:p>
      <text:p text:style-name="P52">audio_can_encoder_nelly – </text:p>
      <text:p text:style-name="P52">audio_can_encoder – </text:p>
      <text:p text:style-name="P52">audio_can_sink_app – </text:p>
      <text:p text:style-name="P52">audio_can_src_app – </text:p>
      <text:p text:style-name="P52">audio_can_decoder_vorbis – </text:p>
      <text:p text:style-name="P52">audio_can_decoder_speex – </text:p>
      <text:p text:style-name="P52">audio_can_decoder_mulaw – </text:p>
      <text:p text:style-name="P52">audio_can_decoder_mp3 – </text:p>
      <text:p text:style-name="P52">audio_can_decoder_amrwb – </text:p>
      <text:p text:style-name="P52">audio_can_decoder_adpcm – </text:p>
      <text:p text:style-name="P52">audio_can_decoder_amrnb – </text:p>
      <text:p text:style-name="P52">audio_can_decoder_voaac – </text:p>
      <text:p text:style-name="P52">audio_can_decoder_a52 – </text:p>
      <text:p text:style-name="P52">audio_can_decoder_faad – </text:p>
      <text:p text:style-name="P52">audio_can_decoder_nelly – </text:p>
      <text:p text:style-name="P52">audio_can_decoder_flac – </text:p>
      <text:p text:style-name="P52">audio_can_decoder_opus – </text:p>
      <text:p text:style-name="P52">audio_can_decoder – </text:p>
      <text:p text:style-name="P52">audio_recv_tee_def – </text:p>
      <text:p text:style-name="P52">audio_phones_auto – </text:p>
      <text:p text:style-name="P52">audio_phones_alsa – </text:p>
      <text:p text:style-name="P52">audio_phones_pulse – </text:p>
      <text:p text:style-name="P52">audio_phones_win – </text:p>
      <text:p text:style-name="P52">audio_phones – </text:p>
      <text:p text:style-name="P31"/>
      <text:h text:style-name="Heading_20_1" text:outline-level="1">Функции и их описание</text:h>
      <text:p text:style-name="P55">I. Модуль PandoraUtils – служебные функции</text:p>
      <text:p text:style-name="P55"/>
      <text:p text:style-name="P54">1. Общие функции</text:p>
      <text:p text:style-name="P51">os_family – возвращает тип операционной системы: unix, windows или other</text:p>
      <text:p text:style-name="P51">level_to_str(level) – преобразует уровень логирования в строку: Error, Warning, Info, Trace</text:p>
      <text:p text:style-name="P51">log_message(level, mes) – добавляет сообщение в список событий внизу главного окна [и в лог-файл]</text:p>
      <text:p text:style-name="P54">2. Языковые функции</text:p>
      <text:p text:style-name="P51"><text:soft-page-break/>load_language(lang='ru') – загружает переведенные фразы из языковового файла в память</text:p>
      <text:p text:style-name="P51">unslash_quotes(str) – разэкранирует кавычки</text:p>
      <text:p text:style-name="P51">addline(str, line) – добавляет строку к другим</text:p>
      <text:p text:style-name="P51">spaces_after?(line, pos) – есть ли пробелы после позиции?</text:p>
      <text:p text:style-name="P51">save_as_language(lang='ru') – сохраняет переводы из памяти в файл</text:p>
      <text:p text:style-name="P51">slash_quotes(str) – экранирует кавычки слэшем</text:p>
      <text:p text:style-name="P51">there_are_end_space?(str) – есть конечный пробел или табуляция?</text:p>
      <text:p text:style-name="P51">get_name_or_names(mes, plural=false) – из перевода берет слово в нужном числе</text:p>
      <text:p text:style-name="P54">3. Операции с панхэшем</text:p>
      <text:p text:style-name="P51">panhash_nil?(panhash) – панхэш не нулевой?</text:p>
      <text:p text:style-name="P51">kind_from_panhash(panhash) – берет код типа из панхэша</text:p>
      <text:p text:style-name="P51">lang_from_panhash(panhash) – берет код языка из панхэша</text:p>
      <text:p text:style-name="P54">4. Преобразования типов</text:p>
      <text:p text:style-name="P51">bytes_to_hex(bytes) – преобразует блок данных в 16-ричную строку</text:p>
      <text:p text:style-name="P51">hex_to_bytes(hexstr) – преобразует 16-ричную строку в блок</text:p>
      <text:p text:style-name="P51">bytes_to_bigint(bytes) – преобразует строку байт в большое целое</text:p>
      <text:p text:style-name="P51">bytes_to_int(bytes) – преобрзует строку байт в целое</text:p>
      <text:p text:style-name="P51">date_to_str(date) – дату в строку</text:p>
      <text:p text:style-name="P51">str_to_date(str) – стоку в дату</text:p>
      <text:p text:style-name="P51">fill_zeros_from_left(data, size) – заполняет строку нулями слева до нужного размера</text:p>
      <text:p text:style-name="P48">fill_by_zeros(str) – перебивает строку нулями</text:p>
      <text:p text:style-name="P48">string_to_pantype(type) – преобразует тип в код</text:p>
      <text:p text:style-name="P48">pantype_to_view(type) – код типа в метод отображение</text:p>
      <text:p text:style-name="P48">any_value_to_boolean(val) – любое значение в логическое</text:p>
      <text:p text:style-name="P48">calc_midnight(time) – округлить время к полуночи</text:p>
      <text:p text:style-name="P48">time_to_str(val, time_now=nil) – время в человеческий вид</text:p>
      <text:p text:style-name="P48">time_to_dialog_str(time, time_now) – преобразует время в строку для диалога</text:p>
      <text:p text:style-name="P48">val_to_view(val, type, view, can_edit=true) – значение для отображения</text:p>
      <text:p text:style-name="P48">view_to_val(val, type, view) – преобразовать значение в согласованный вид</text:p>
      <text:p text:style-name="P48">text_coord_to_float(text) – координата как текст в число</text:p>
      <text:p text:style-name="P48">coord_to_int(y, x) – координату в 4-байтовое целое</text:p>
      <text:p text:style-name="P48">int_to_coord(int) – целое в координату</text:p>
      <text:p text:style-name="P48">simplify_coord(val) – упростить координату</text:p>
      <text:p text:style-name="P48">encode_pson_type(basetype, int) – кодирует тип данных и размер в тип PSON и число байт размера</text:p>
      <text:p text:style-name="P48">decode_pson_type(type) – раскодирует тип PSON в тип данных и число байт размера</text:p>
      <text:p text:style-name="P48">rubyobj_to_pson_elem(rubyobj) – конвертирует объект руби в PSON ("простая нотация объектов в Пандоре")</text:p>
      <text:p text:style-name="P48">pson_elem_to_rubyobj(data) – конвертирует PSON в объект руби</text:p>
      <text:p text:style-name="P48"><text:soft-page-break/>value_is_empty?(val) – значение пустое?</text:p>
      <text:p text:style-name="P48">namehash_to_pson(fldvalues, pack_empty=false) – пакует поля панобъекта в бинарный формат PSON</text:p>
      <text:p text:style-name="P48">pson_to_namehash(pson) – преобразует PSON блок в поля панобъекта</text:p>
      <text:p text:style-name="P49">1) Класс DatabaseSession – абстрактный класс адаптера</text:p>
      <text:p text:style-name="P49">2) Класс SQLiteDbSession – адаптер для работы с SQLite</text:p>
      <text:p text:style-name="P51">pan_type_to_sqlite_type(rt, size) – преобразует пандорский тип в тип записи sqlite</text:p>
      <text:p text:style-name="P51">ruby_val_to_sqlite_val(v) – преобразует значения ruby в значения sqlite</text:p>
      <text:p text:style-name="P51">panobj_fld_to_sqlite_tab(panobj_flds) – по матрице описания полей строит описание вновь создаваемой таблицы sqlite</text:p>
      <text:p text:style-name="P51">connect – подключается к базе</text:p>
      <text:p text:style-name="P51">create_table(table_name, recreate=false, arch_table=nil, arch_fields=nil, new_fields=nil) – создаёт таблицу в базе</text:p>
      <text:p text:style-name="P51">fields_table(table_name) – возвращает список полей таблицы в виде [имя, тип]</text:p>
      <text:p text:style-name="P48">escape_like_mask(mask) – экранирует спецсимволы маски для LIKE символом $</text:p>
      <text:p text:style-name="P48">select_table(table_name, filter=nil, fields=nil, sort=nil, limit=nil, like_filter=nil) – делает выборку из таблицы</text:p>
      <text:p text:style-name="P48">update_table(table_name, values, names=nil, filter=nil) – записывает данные в таблицу</text:p>
      <text:p text:style-name="P49">3) Класс RepositoryManager – менеджер хранилищ</text:p>
      <text:p text:style-name="P48">get_adapter(panobj, table_ptr, recreate=false) – инициировать адаптер к базе</text:p>
      <text:p text:style-name="P48">def get_tab_update(panobj, table_ptr, values, names, filter='') – записать данные в таблицу</text:p>
      <text:p text:style-name="P48">get_tab_fields(panobj, table_ptr) – взять список полей</text:p>
      <text:p text:style-name="P49">4) Класс BasePanobject – базовый объект Пандоры</text:p>
      <text:p text:style-name="P48">ider – идентификатор класса (название типа записи, например «Person»)</text:p>
      <text:p text:style-name="P48">kind – номер класса (для Person равно 1)</text:p>
      <text:p text:style-name="P48">sort – сортировка таблицы по умолчанию, передаётся в sql-запрос после «ORDER BY»</text:p>
      <text:p text:style-name="P48">def_fields – массив с описанием полей таблицы</text:p>
      <text:p text:style-name="P48">get_parent – находит родительский класс объекта Пандоры</text:p>
      <text:p text:style-name="P48">field_des(fld_name) – возвращает описание поля в виде строки из массива def_fields</text:p>
      <text:p text:style-name="P48">field_title(fd) – название поля на текущем языке, заголовок колонки</text:p>
      <text:p text:style-name="P48">set_if_nil(f, fi, pfd) – установливает описание поля из родителя, если своё пустое</text:p>
      <text:p text:style-name="P48">decode_pos(pos=nil) – разгадывает позицию метки по отношению к полю ввода</text:p>
      <text:p text:style-name="P48">set_view_and_len(fd) – определяет способ отображения и размер ввода для поля</text:p>
      <text:p text:style-name="P48">tab_fields(reinit=false) – берет описание полей из sql-таблицы</text:p>
      <text:p text:style-name="P48">expand_def_fields_to_parent(reinit=false) – расширяет описание полей, беря недостающие значения от родителя</text:p>
      <text:p text:style-name="P48">def_hash(fd) – формула для компонента панхэша по его типу</text:p>
      <text:p text:style-name="P48">panhash_pattern(auto_calc=true) – шаблон для вычиисления панхэша</text:p>
      <text:p text:style-name="P48">select(afilter=nil, set_namesvalues=false, fields=nil, sort=nil, limit=nil, like_filter=nil) – делает выборку из таблицы</text:p>
      <text:p text:style-name="P48"><text:soft-page-break/>update(values, names=nil, filter='', set_namesvalues=false) – записывает данные в таблицу</text:p>
      <text:p text:style-name="P48">field_val(fld_name, values) – выбирает значение по имени поля</text:p>
      <text:p text:style-name="P48">field_des(fld_name) – возвращает описание поля в виде строки из массива def_fields</text:p>
      <text:p text:style-name="P48">lang_to_str(lang) – краткое обозначение языка по его коду</text:p>
      <text:p text:style-name="P48">panhash_formula – формула панхэша для показа</text:p>
      <text:p text:style-name="P48">calc_hash(hfor, hlen, fval) – рассчитывает компоненту панхэша</text:p>
      <text:p text:style-name="P48">show_panhash(val, prefix=true) – панхэш для показа</text:p>
      <text:p text:style-name="P48">panhash(values, lang=0, prefix=true, hexview=false) – рассчитывает панхэш</text:p>
      <text:p text:style-name="P48">matter_fields – сущностные поля (входящие в панхэш)</text:p>
      <text:p text:style-name="P48">clear_excess_fields(row) – удалить избыточные поля</text:p>
      <text:p text:style-name="P49">5. Работа с параметрами</text:p>
      <text:p text:style-name="P48">create_base_id – создаёт новый идентификатор базы</text:p>
      <text:p text:style-name="P48">decode_param_setting(setting) – распознаёт атрибуты параметра</text:p>
      <text:p text:style-name="P48">normalize_param_value(val, type) – нормализует значение параметра</text:p>
      <text:p text:style-name="P48">calc_default_param_val(type, setting) – вычисляет значение по умолчанию параметра</text:p>
      <text:p text:style-name="P48">get_model(ider, models=nil) – возвращает экземпляр модели</text:p>
      <text:p text:style-name="P48">get_param(name, get_id=false) –возвращает значение параметра</text:p>
      <text:p text:style-name="P48">set_param(name, value, definition=nil) – задаёт значение параметра</text:p>
      <text:p text:style-name="P49">5) Класс RoundQueue – циклический буфер</text:p>
      <text:p text:style-name="P48">add_block_to_queue(block, max=MaxQueue) – добавить блок в очередь</text:p>
      <text:p text:style-name="P48">single_read_state(max=MaxQueue) – состояние одиночной очереди</text:p>
      <text:p text:style-name="P48">get_block_from_queue(max=MaxQueue, ptrind=nil) – взять блок из очереди</text:p>
      <text:p text:style-name="P49">6. Работа с капчой</text:p>
      <text:p text:style-name="P48">generate_captcha(drawing=nil, length=6, height=70, circles=5, curves=0) – сгенерировать капчу</text:p>
      <text:p text:style-name="P49">7. Мультимедиа функции</text:p>
      <text:p text:style-name="P48">is_64bit_os? – ОС является 64-битной?</text:p>
      <text:p text:style-name="P48">win_exec(cmd) – запустить в Винде</text:p>
      <text:p text:style-name="P48">play_mp3(filename, path=nil) – проиграть mp3</text:p>
      <text:p text:style-name="P48">elem_stopped?(elem) – элемент остановлен</text:p>
      <text:p text:style-name="P48">elem_playing?(elem) – элемент проигрывается</text:p>
      <text:p text:style-name="P48"/>
      <text:p text:style-name="P49">II. Модуль PandoraModel – логическая модель</text:p>
      <text:p text:style-name="P49"/>
      <text:p text:style-name="P49">1) Класс Panobject – корневой класс объектов Пандоры</text:p>
      <text:p text:style-name="P49">1. Управление моделью</text:p>
      <text:p text:style-name="P48">load_model_from_xml(lang='ru') – сформировать описание модели по XML-файлу</text:p>
      <text:p text:style-name="P48">panobjectclass_by_kind(kind) – класс панобъекта по коду типа</text:p>
      <text:p text:style-name="P48">normalize_trust(trust, to_int=nil) – нормализовать и преобразовать доверие</text:p>
      <text:p text:style-name="P48"><text:soft-page-break/>get_record_by_panhash(kind, panhash, pson_with_kind=nil, models=nil, getfields=nil) – читает запись по панхэшу</text:p>
      <text:p text:style-name="P48">save_record(kind, lang, values, models=nil, require_panhash=nil) – сохранить запись</text:p>
      <text:p text:style-name="P48">relation_is_symmetric?(relation) – связь симметрична</text:p>
      <text:p text:style-name="P48">act_relation(panhash1, panhash2, rel_kind=RK_Unknown, act=:check, creator=true, init=false, models=nil) – проверяет, создаёт или удаляет связь между двумя объектами</text:p>
      <text:p text:style-name="P48"/>
      <text:p text:style-name="P49">III. Модуль PandoraCrypto – криптографический модуль Пандоры</text:p>
      <text:p text:style-name="P49"/>
      <text:p text:style-name="P49">1. Битовые преобразование</text:p>
      <text:p text:style-name="P48">klen_to_bitlen(len) – код длины ключа в байтовую длину ключа</text:p>
      <text:p text:style-name="P48">bitlen_to_klen(len) – байтовая длина ключа в код длины</text:p>
      <text:p text:style-name="P48">divide_type_and_klen(tnl) – разделить тип и код длины</text:p>
      <text:p text:style-name="P49">2. Ключи, шифрование и подпись</text:p>
      <text:p text:style-name="P48">encode_cipher_and_hash(cipher, hash) – упаковать коды методов шифровки и хэширования</text:p>
      <text:p text:style-name="P48">decode_cipher_and_hash(cnh) – распаковать коды методов шифровки и хэширования</text:p>
      <text:p text:style-name="P48">pan_kh_to_openssl_hash(hash_len) – получает объект OpenSSL по коду хэша Пандоры</text:p>
      <text:p text:style-name="P48">pankt_to_openssl(type) – преобразует тип хэша Пандоры в имя OpenSSL</text:p>
      <text:p text:style-name="P48">pankt_len_to_full_openssl(type, len) – преобразует тип хэша Пандоры в строку OpenSSL</text:p>
      <text:p text:style-name="P48">key_recrypt(data, encode=true, cipher_hash=nil, cipherkey=nil) – зашифровать или расшифровать ключ</text:p>
      <text:p text:style-name="P48">generate_key(type_klen = KT_Rsa | KL_bit2048, cipher_hash=nil, cipherkey=nil) – генерирует ключ или ключевую пару</text:p>
      <text:p text:style-name="P48">init_key(key_vec) – инициализирует ключ или ключевую пару</text:p>
      <text:p text:style-name="P48">make_sign(key, data, hash_len=KH_Sha2 | KL_bit256) – создает подпись</text:p>
      <text:p text:style-name="P48">verify_sign(key, data, sign, hash_len=KH_Sha2 | KL_bit256) – проверяет подпись</text:p>
      <text:p text:style-name="P48">recrypt(key_vec, data, encrypt=true, private=false) – зашифровывает или расшифровывает данные</text:p>
      <text:p text:style-name="P49">3. Высокоуровневая криптография</text:p>
      <text:p text:style-name="P48">deactivate_key(key_vec) – деактивирует текущий или указанный ключ</text:p>
      <text:p text:style-name="P48">reset_current_key – деактивирует текущий ключ</text:p>
      <text:p text:style-name="P48">current_key(switch_key=false, need_init=true) – возвращает текущий ключ или позволяет выбрать и активировать ключ</text:p>
      <text:p text:style-name="P48">read_key(panhash, passwd, key_model) – считывает ключ из базы</text:p>
      <text:p text:style-name="P48">recrypt_key(key_model, key_vec, cipher, panhash, passwd, newpasswd) – перекодирует ключ</text:p>
      <text:p text:style-name="P48">current_user_or_key(user=true, init=true) – возвращает панхэш текущего пользователя или ключа</text:p>
      <text:p text:style-name="P48">sign_panobject(panobject, trust=0, models=nil) – подписывает PSON ПанОбъекта и сохраняет подпись как запись</text:p>
      <text:p text:style-name="P48">unsign_panobject(obj_hash, delete_all=false, models=nil) – удаляет подписи по заданному панхэшу</text:p>
      <text:p text:style-name="P48">trust_of_panobject(panhash, models=nil) – возвращает доверие к панобъекту по его панхэшу</text:p>
      <text:p text:style-name="P48"><text:soft-page-break/>rate_of_panobj(panhash, depth=$query_depth, querist=nil, models=nil) – вычислить рейтинг панобъекта</text:p>
      <text:p text:style-name="P48">open_key(panhash, models=nil, init=true) – активировать ключ по заданному панхэшу</text:p>
      <text:p text:style-name="P48">name_and_family_of_person(key, person=nil) – возвращает имя и фамилию человека</text:p>
      <text:p text:style-name="P48">short_name_of_person(key, person=nil, view_kind=0, othername=nil) – возвращает короткое имя человека</text:p>
      <text:p text:style-name="P48">find_sha1_solution(phrase) – находит sha1-загадку</text:p>
      <text:p text:style-name="P48">check_sha1_solution(phrase, add) – проверяет sha1-загадку</text:p>
      <text:p text:style-name="P48"/>
      <text:p text:style-name="P49">IV. Модуль PandoraNet – сетевые классы Пандоры</text:p>
      <text:p text:style-name="P48"/>
      <text:p text:style-name="P49">1) Класс Pool – пул</text:p>
      <text:p text:style-name="P48">add_to_white(ip) – </text:p>
      <text:p text:style-name="P48">is_white?(ip) – ip в белом списке?</text:p>
      <text:p text:style-name="P48">is_black?(ip) – ip в черном списке?</text:p>
      <text:p text:style-name="P48">add_session(conn) – добавляет сессию в список</text:p>
      <text:p text:style-name="P48">del_session(conn) – удаляет сессию из списка</text:p>
      <text:p text:style-name="P48">session_of_node(node) – возвращает сессию для узла</text:p>
      <text:p text:style-name="P48">session_of_keybase(keybase) – возвращает сессию по ключу и идентификатору базы</text:p>
      <text:p text:style-name="P48">session_of_key(key) – возвращает сессию по панхэшу ключа</text:p>
      <text:p text:style-name="P48">session_of_person(person) – возвращает сессию по панхэшу человека</text:p>
      <text:p text:style-name="P48">sessions_on_dialog(dialog) – возвращает сессию по диалогу</text:p>
      <text:p text:style-name="P48">init_session(node=nil, keybase=nil, send_state_add=nil, dialog=nil, node_id=nil) – находит или создает соединение с нужным узлом</text:p>
      <text:p text:style-name="P48">stop_session(node=nil, keybase=nil, disconnect=true) <text:s/>#, wait_disconnect=true) – останавливает соединение с заданным узлом</text:p>
      <text:p text:style-name="P48">encode_node(host, port, proto) – формирует маркер узла</text:p>
      <text:p text:style-name="P48">decode_node(node) – распаковывает маркер узла</text:p>
      <text:p text:style-name="P48">check_callback_addr(addr, host_ip) – стукануться по обратному адресу</text:p>
      <text:p text:style-name="P48">init_fish_for_fisher(fisher, in_lure, aim_keyhash=nil, baseid=nil) – инициализирует рыбку для заданного рыбака</text:p>
      <text:p text:style-name="P48"/>
      <text:p text:style-name="P49">2) Класс Session – сессия</text:p>
      <text:p text:style-name="P48">set_keepalive(client) – установить опции сокета</text:p>
      <text:p text:style-name="P48">pool – ссылка на пул</text:p>
      <text:p text:style-name="P48">get_type – тип сессии</text:p>
      <text:p text:style-name="P48">unpack_comm(comm) – распаковать команду</text:p>
      <text:p text:style-name="P48">unpack_comm_ext(comm) – распаковать расширение команды</text:p>
      <text:p text:style-name="P48">send_comm_and_data(index, cmd, code, data=nil) – отправляет команду, код и данные (если есть)</text:p>
      <text:p text:style-name="P48"><text:soft-page-break/>err_scmd(mes=nil, code=nil, buf=nil) – компонует команду ошибки и логирует сообщение</text:p>
      <text:p text:style-name="P48">add_send_segment(ex_comm, last_seg=true, param=nil, ascode=nil) – добавляет сегмент в пакет и отправляет если пора</text:p>
      <text:p text:style-name="P48">set_request(panhashes, send_now=false) – компонует команду запроса записи/записей</text:p>
      <text:p text:style-name="P48">set_query(list, time, send_now=false) – компонует команду запроса сорта/сортов</text:p>
      <text:p text:style-name="P48">accept_segment – принять полученный сегмент</text:p>
      <text:p text:style-name="P48">recognize_params – распознает данные приветствия</text:p>
      <text:p text:style-name="P48">set_max_pack_size(stage) – ставит лимит на допустимый размер пакета</text:p>
      <text:p text:style-name="P48">init_skey_or_error(first=true) – отреагировать на приветствие</text:p>
      <text:p text:style-name="P48">get_sphrase(init=false) – сгенерировать случайную фразу</text:p>
      <text:p text:style-name="P48">send_captcha – компоновать команду с капчой</text:p>
      <text:p text:style-name="P48">update_node(skey_panhash=nil, sbase_id=nil, trust=nil, session_key=nil) – обновить запись об узле</text:p>
      <text:p text:style-name="P48">process_media_segment(cannel, mediabuf) – обработать медиа сегмент</text:p>
      <text:p text:style-name="P48">get_simple_answer_to_node – взять пароль для упрощенной авторизации</text:p>
      <text:p text:style-name="P48">take_out_lure_for_fisher(fisher, in_lure) – взять исходящую наживку по входящей наживке для заданного рыбака</text:p>
      <text:p text:style-name="P48">get_out_lure_for_fisher(fisher, in_lure) – проверить исходящую наживку по входящей наживке и рыбаку</text:p>
      <text:p text:style-name="P48">get_fisher_for_out_lure(out_lure) – определить рыбака по исходящей наживке</text:p>
      <text:p text:style-name="P48">free_out_lure_of_fisher(fisher, in_lure) – очистить исходящие наживки для рыбака и входящей наживки</text:p>
      <text:p text:style-name="P48">set_fish_of_in_lure(in_lure, fish) – поставить рыбку на входящую наживку</text:p>
      <text:p text:style-name="P48">get_fish_for_in_lure(in_lure) – взять рыбку по входящей наживке</text:p>
      <text:p text:style-name="P48">free_fish_of_in_lure(in_lure) – очистить рыбку для входящей наживки</text:p>
      <text:p text:style-name="P48">send_segment_to_fish(in_lure, segment) – отправляет сегмент от текущей рыбацкой сессии к сессии рыбки</text:p>
      <text:p text:style-name="P48">send_segment_to_fisher(out_lure, segment) – отправляет сегмент от текущей сессии к сессии рыбака</text:p>
      <text:p text:style-name="P48">socket_recv(maxsize) – прочитать следующие данные из сокета, или вернуть nil, если сокет закрылся</text:p>
      <text:p text:style-name="P48">initialize(asocket, ahost_name, ahost_ip, aport, aproto, aconn_state, anode_id, a_dialog, tokey, send_state_add) – запускает три цикла сессии: чтение из очереди, чтение из сокета, отправка (общий)</text:p>
      <text:p text:style-name="P49">1. Функции слушания и охоты</text:p>
      <text:p text:style-name="P48">get_listener_client_or_nil(server) – взять следующий сокет клиента со слушателя, или вернуть nil</text:p>
      <text:p text:style-name="P48">get_exchage_params – взять параметры обмена</text:p>
      <text:p text:style-name="P48">start_or_stop_listen – открывает серверный сокет и начинает слушать</text:p>
      <text:p text:style-name="P48">hunt_nodes(round_count=1) – начать охоту</text:p>
      <text:p text:style-name="P48"/>
      <text:p text:style-name="P49"><text:soft-page-break/>V. Модуль PandoraGtk – графический интерфейс Пандоры</text:p>
      <text:p text:style-name="P49"/>
      <text:p text:style-name="P49">1) Класс AdvancedDialog – продвинутое окно диалога</text:p>
      <text:p text:style-name="P48">initialize(*args) – метод создания</text:p>
      <text:p text:style-name="P48">run2 – показать диалог в модальном режиме</text:p>
      <text:p text:style-name="P49">2) Класс SafeToggleToolButton – ToggleToolButton с безопасным переключением "active"</text:p>
      <text:p text:style-name="P48">safe_signal_clicked – запомнить обработчик сигнала</text:p>
      <text:p text:style-name="P48">safe_set_active(an_active) – безопасно установить свойство "active"</text:p>
      <text:p text:style-name="P49">3) Класс SafeCheckButton – CheckButton с безопасным переключением "active"</text:p>
      <text:p text:style-name="P48">safe_signal_clicked – запомнить обработчик сигнала</text:p>
      <text:p text:style-name="P48">safe_set_active(an_active) – безопасно установить свойство "active"</text:p>
      <text:p text:style-name="P49">4) Класс MaskEntry – поле ввода с допустимыми символами в маске</text:p>
      <text:p text:style-name="P49">5) Класс IntegerEntry – поле ввода целых чисел</text:p>
      <text:p text:style-name="P49">6) Класс FloatEntry – поле ввода дробных чисел</text:p>
      <text:p text:style-name="P49">7) Класс HexEntry – поле ввода шестнадцатеричных чисел</text:p>
      <text:p text:style-name="P49">8) Класс Base64Entry – поле ввода Base64</text:p>
      <text:p text:style-name="P49">9) Класс DateEntrySimple – поле ввода даты (простое)</text:p>
      <text:p text:style-name="P49">10) Класс TimeEntry – поле ввода даты и времени</text:p>
      <text:p text:style-name="P49">11) Класс DateEntry – поле ввода даты</text:p>
      <text:p text:style-name="P49">12) Класс PanhashBox – поле ввода панхэша</text:p>
      <text:p text:style-name="P48">set_classes – определить допустимые классы Пандоры</text:p>
      <text:p text:style-name="P49">13) Класс CoordEntry – поле ввода координаты</text:p>
      <text:p text:style-name="P49">14) Класс CoordBox – поле ввода координат</text:p>
      <text:p text:style-name="P49">15) Класс ExtTextView – расширенный TextView</text:p>
      <text:p text:style-name="P50">before_addition(cur_time=nil, vadj_value=nil) – выполнить перед добавлением</text:p>
      <text:p text:style-name="P50">after_addition(go_to_end=nil) – выполнить после добавления</text:p>
      <text:p text:style-name="P49">16) Класс SubjTreeView – таблица для объектов Пандоры</text:p>
      <text:p text:style-name="P49">17) Класс SubjTreeViewColumn – колонка для SubjTreeView</text:p>
      <text:p text:style-name="P49">18) Класс PanobjScrollWin – ScrolledWindow для объектов Пандоры</text:p>
      <text:p text:style-name="P49">19) Класс FieldsDialog – диалог с полями ввода</text:p>
      <text:p text:style-name="P50">add_menu_item(label, menu, text) – добавляет пункт в меню</text:p>
      <text:p text:style-name="P48">set_view_buffer(format, view_buffer, raw_buffer) – задает тестовый буфер для просмотра</text:p>
      <text:p text:style-name="P48">set_raw_buffer(format, raw_buffer, view_buffer) – задает сырой тестовый буфер</text:p>
      <text:p text:style-name="P48">set_buffers(init=false) – задать буферы</text:p>
      <text:p text:style-name="P48">set_tag(tag) – задать тэг для выделенного</text:p>
      <text:p text:style-name="P48">initialize(apanobject, afields=[], *args) – создать форму с полями</text:p>
      <text:p text:style-name="P48">calc_field_size(field) – вычислить размер поля</text:p>
      <text:p text:style-name="P48">calc_row_size(row) – вычислить размер ряда</text:p>
      <text:p text:style-name="P48"><text:soft-page-break/>on_resize_window(window, event) – событие при изменении размеров окна</text:p>
      <text:p text:style-name="P49">20) Класс TabLabelBox – бокс закладки для блокнота с картинкой и кнопкой</text:p>
      <text:p text:style-name="P49">21) Класс ViewDrawingArea – DrawingArea для вывода видео</text:p>
      <text:p text:style-name="P50">set_expose_event(value) – устанавливает обработчик события expose</text:p>
      <text:p text:style-name="P49">22) Класс DialogScrollWin – диалог разговора</text:p>
      <text:p text:style-name="P50">initialize(known_node, a_room_id, a_targets) – показать диалог общения</text:p>
      <text:p text:style-name="P48">add_mes_to_view(mes, key_or_panhash=nil, myname=nil, modified=nil, created=nil, to_end=nil) – добавляет сообщение в диалог</text:p>
      <text:p text:style-name="P48">load_history(max_message=6, sort_mode=0) – подгрузить историю сообщений</text:p>
      <text:p text:style-name="P48">get_name_and_family(i) – определить имя и фамилию</text:p>
      <text:p text:style-name="P48">set_session(session, online=true) – задать сессию</text:p>
      <text:p text:style-name="P48">add_and_send_mes(text) – отправляет сообщение на узел</text:p>
      <text:p text:style-name="P48">update_state(received=true, curpage=nil) – обновляет цвет закладки при получении новых данных</text:p>
      <text:p text:style-name="P48">parse_gst_string(text) – распознаёт строку Gstreamer</text:p>
      <text:p text:style-name="P48">append_elems_to_pipe(elements, pipeline, prev_elem=nil, prev_pad=nil, name_suff=nil) – добавляет элементы в конвейер</text:p>
      <text:p text:style-name="P48">add_elem_to_pipe(str, pipeline, prev_elem=nil, prev_pad=nil, name_suff=nil) – добавляет элемент в конвейер</text:p>
      <text:p text:style-name="P48">link_sink_to_area(sink, area, pipeline=nil) – прицепляет сливной элемент к области виджета</text:p>
      <text:p text:style-name="P48">set_xid(area, sink) – устанавливает дескриптор окна</text:p>
      <text:p text:style-name="P48">get_video_sender_params(*) – берёт параметры отправителя видео</text:p>
      <text:p text:style-name="P48">init_video_sender(start=true, just_upd_area=false) – инициализирует отправщика видео</text:p>
      <text:p text:style-name="P48">get_video_receiver_params(*) – берёт параметры приёмщика видео</text:p>
      <text:p text:style-name="P48">init_video_receiver(start=true, can_play=true, init=true) – инициализирует приёмщика видео</text:p>
      <text:p text:style-name="P48">get_audio_sender_params(*) – берёт параметры отправителя аудио</text:p>
      <text:p text:style-name="P48">init_audio_sender(start=true, just_upd_area=false) – инициализирует отправителя аудио</text:p>
      <text:p text:style-name="P48">get_audio_receiver_params(*) – берёт параметры приёмщика аудио</text:p>
      <text:p text:style-name="P48">init_audio_receiver(start=true, can_play=true, init=true) – инициализирует приёмщика аудио</text:p>
      <text:p text:style-name="P49">23) Класс SearchScrollWin – панель поиска</text:p>
      <text:p text:style-name="P48">search_in_bases(text, th, bases='auto') – поиск в базах</text:p>
      <text:p text:style-name="P48">initialize(text=nil) – показать окно поиска</text:p>
      <text:p text:style-name="P49">24) Класс ProfileScrollWin – панель профиля</text:p>
      <text:p text:style-name="P48">initialize(a_person=nil) – показать окно профиля</text:p>
      <text:p text:style-name="P49">25) Класс SessionScrollWin – список сеансов</text:p>
      <text:p text:style-name="P48">initialize(session=nil) – показать окно сессий</text:p>
      <text:p text:style-name="P49">1. Работа с элементами</text:p>
      <text:p text:style-name="P48">set_readonly(widget, value=true, sensitive=true) – установить виджету режим только для чтения</text:p>
      <text:p text:style-name="P50">hack_enter_bug(enterbox) – исправляет баг с исчезновением нажатия Enter</text:p>
      <text:p text:style-name="P50"><text:soft-page-break/>hack_grab_focus(widget_to_focus) – исправляет баг с неработающей постановкой фокуса</text:p>
      <text:p text:style-name="P50">create_menu_item(mi, treeview=nil) – создание пункта меню по его описанию</text:p>
      <text:p text:style-name="P48">set_statusbar_text(statusbar, text) – задает текст статусной строки</text:p>
      <text:p text:style-name="P48">add_tool_btn(toolbar, stock, title, toggle=nil) – добавить кнопку на панель инструментов</text:p>
      <text:p text:style-name="P49">2. Обновление</text:p>
      <text:p text:style-name="P50">start_updating(all_step=true) – проверить обновления и скачать их</text:p>
      <text:p text:style-name="P50">update_file(http, tail, pfn) – обновить файл</text:p>
      <text:p text:style-name="P49">3. Работа с записями</text:p>
      <text:p text:style-name="P50">act_panobject(tree_view, action) – выполнить действие над выделенной записью</text:p>
      <text:p text:style-name="P50">get_panobject_icon(panobj) – взять иконку ассоциированную с панобъектом</text:p>
      <text:p text:style-name="P50">show_panobject_list(panobject_class, widget=nil, sw=nil, auto_create=false) – показ списка панобъектов</text:p>
      <text:p text:style-name="P49">4. Работа с комнатами</text:p>
      <text:p text:style-name="P50">set_send_ptrind_by_room(room_id) – взять индекс указателя для отправки по id комнаты</text:p>
      <text:p text:style-name="P50">get_send_ptrind_by_room(room_id) – проверить индекс указателя для отправки по id комнаты</text:p>
      <text:p text:style-name="P50">nil_send_ptrind_by_room(room_id) – сбросить индекс указателя для отправки для комнаты</text:p>
      <text:p text:style-name="P50">extract_targets_from_panhash(targets, panhashes) – получить панхэш персоны по произвольному панхэшу</text:p>
      <text:p text:style-name="P50">extend_targets_by_relations(targets) – расширить списки персон, узлов и ключей пройдясь по связям</text:p>
      <text:p text:style-name="P50">start_extending_targets_by_hunt(targets) – запуск потока, которые ищет дополнительные узлы и ключи</text:p>
      <text:p text:style-name="P50">construct_room_id(persons) – создать идентификатор комнаты</text:p>
      <text:p text:style-name="P50">find_active_sender(not_this=nil) – найти активного отправителя</text:p>
      <text:p text:style-name="P49">5. Общие методы</text:p>
      <text:p text:style-name="P50">get_view_params – взять параметры вида</text:p>
      <text:p text:style-name="P50">get_main_params – взять основные параметры</text:p>
      <text:p text:style-name="P48">show_about – показ окна "О программе"</text:p>
      <text:p text:style-name="P48">show_talk_dialog(panhashes, known_node=nil) – показать диалог общения</text:p>
      <text:p text:style-name="P48">show_search_panel(text=nil) – показать панель поиска</text:p>
      <text:p text:style-name="P48">show_profile_panel(a_person=nil) – показать панель профиля</text:p>
      <text:p text:style-name="P50">show_session_panel(session=nil) – показать список сеансов</text:p>
      <text:p text:style-name="P49">26) Класс PandoraStatusIcon – иконка в трее</text:p>
      <text:p text:style-name="P50">initialize(a_update_win_icon=false, a_flash_on_new=true, a_flash_interval=0, a_play_sounds=true, a_hide_on_minimize=true) – создает иконку в трее</text:p>
      <text:p text:style-name="P50">create_menu – создает и показывает всплывающее меню</text:p>
      <text:p text:style-name="P50">set_online(state=nil) – задаёт статус «онлайн»</text:p>
      <text:p text:style-name="P50">set_message(message=nil) – задаёт статус "есть сообщение"</text:p>
      <text:p text:style-name="P50">set_flash(flash=true) – задаёт мигание</text:p>
      <text:p text:style-name="P50"><text:soft-page-break/>update_icon – обновляет иконку</text:p>
      <text:p text:style-name="P50">timeout_func – ставит таймер на шаг мигания</text:p>
      <text:p text:style-name="P50">icon_activated(top_sens=true, force_show=false) – действия при нажатии на иконку</text:p>
      <text:p text:style-name="P49">27) Класс CaptchaHPaned – панель с капчой</text:p>
      <text:p text:style-name="P50">initialize(first_child) – показать панель</text:p>
      <text:p text:style-name="P50">show_captcha(srckey, captcha_buf=nil, clue_text=nil, node=nil) – показать капчу</text:p>
      <text:p text:style-name="P49">29) Класс MainWindow – главное окно</text:p>
      <text:p text:style-name="P50">update_conn_status(conn, session_type, diff_count) – обновить состояние подключений</text:p>
      <text:p text:style-name="P50">correct_lis_btn_state – изменить состояние кнопки слушателя</text:p>
      <text:p text:style-name="P50">correct_hunt_btn_state – изменить состояние кнопки охотника</text:p>
      <text:p text:style-name="P50">add_status_field(index, text) – добавляет поле в статусбар</text:p>
      <text:p text:style-name="P50">set_status_field(index, text, enabled=nil, toggle=nil) – задаёт свойства поля в статусбаре</text:p>
      <text:p text:style-name="P50">get_status_field(index) – возвращает поле статусбара</text:p>
      <text:p text:style-name="P50">construct_room_title(dialog, check_all=true) – задаёт осмысленный заголовок окна</text:p>
      <text:p text:style-name="P50">do_menu_act(command, treeview=nil) – обработчик события меню</text:p>
      <text:p text:style-name="P50">fill_menubar(menubar) – заполнить главное меню</text:p>
      <text:p text:style-name="P50">fill_toolbar(toolbar) – заполнить панель инструментов</text:p>
      <text:p text:style-name="P50">init_scheduler(interval=nil) – инициировать планировщик</text:p>
      <text:p text:style-name="P50">initialize(*args) – показать главное окно Gtk</text:p>
      <text:p text:style-name="P49">Функции и классы вне модулей</text:p>
      <text:p text:style-name="P50">delete_psocket – удаляет unix-сокет Пандоры</text:p>
      <text:p text:style-name="P50">init_win32api – инициализирует модуль win32</text:p>
      <text:p text:style-name="P50">AsciiString – класс строки в виде Ascii</text:p>
      <text:p text:style-name="P50">Utf8String – класс строки в виде Utf8</text:p>
      <text:p text:style-name="P50"/>
      <text:p text:style-name="P50"/>
      <text:p text:style-name="P50"/>
      <text:p text:style-name="P50"/>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Courier, monospace"/>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Arrowhead_20_1" draw:display-name="Arrowhead 1" svg:viewBox="0 0 1131 902" svg:d="M564 0l-564 902h1131z"/>
    <draw:marker draw:name="Arrowhead_20_10" draw:display-name="Arrowhead 10"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06cm" draw:dots2="1" draw:dots2-length="0.006cm" draw:distance="0.006cm"/>
    <draw:stroke-dash draw:name="Dashed_20__28_var_29__20_129" draw:display-name="Dashed (var) 129" draw:style="rect" draw:dots1="1" draw:dots1-length="0.006cm" draw:dots2="1" draw:dots2-length="0.006cm" draw:distance="0.006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06cm" draw:dots2="1" draw:dots2-length="0.006cm" draw:distance="0.006cm"/>
    <draw:stroke-dash draw:name="Dashed_20__28_var_29__20_131" draw:display-name="Dashed (var) 131" draw:style="rect" draw:dots1="1" draw:dots1-length="0.006cm" draw:dots2="1" draw:dots2-length="0.006cm" draw:distance="0.006cm"/>
    <draw:stroke-dash draw:name="Dashed_20__28_var_29__20_132" draw:display-name="Dashed (var) 132" draw:style="rect" draw:dots1="1" draw:dots1-length="0.006cm" draw:dots2="1" draw:dots2-length="0.006cm" draw:distance="0.006cm"/>
    <draw:stroke-dash draw:name="Dashed_20__28_var_29__20_133" draw:display-name="Dashed (var) 133" draw:style="rect" draw:dots1="1" draw:dots1-length="0.006cm" draw:dots2="1" draw:dots2-length="0.006cm" draw:distance="0.006cm"/>
    <draw:stroke-dash draw:name="Dashed_20__28_var_29__20_134" draw:display-name="Dashed (var) 134" draw:style="rect" draw:dots1="1" draw:dots1-length="0.006cm" draw:dots2="1" draw:dots2-length="0.006cm" draw:distance="0.006cm"/>
    <draw:stroke-dash draw:name="Dashed_20__28_var_29__20_135" draw:display-name="Dashed (var) 135" draw:style="rect" draw:dots1="1" draw:dots1-length="0.006cm" draw:dots2="1" draw:dots2-length="0.006cm" draw:distance="0.006cm"/>
    <draw:stroke-dash draw:name="Dashed_20__28_var_29__20_136" draw:display-name="Dashed (var) 136" draw:style="rect" draw:dots1="1" draw:dots1-length="0.006cm" draw:dots2="1" draw:dots2-length="0.006cm" draw:distance="0.006cm"/>
    <draw:stroke-dash draw:name="Dashed_20__28_var_29__20_137" draw:display-name="Dashed (var) 137" draw:style="rect" draw:dots1="1" draw:dots1-length="0.006cm" draw:dots2="1" draw:dots2-length="0.006cm" draw:distance="0.006cm"/>
    <draw:stroke-dash draw:name="Dashed_20__28_var_29__20_138" draw:display-name="Dashed (var) 138" draw:style="rect" draw:dots1="1" draw:dots1-length="0.006cm" draw:dots2="1" draw:dots2-length="0.006cm" draw:distance="0.006cm"/>
    <draw:stroke-dash draw:name="Dashed_20__28_var_29__20_139" draw:display-name="Dashed (var) 139" draw:style="rect" draw:dots1="1" draw:dots1-length="0.006cm" draw:dots2="1" draw:dots2-length="0.006cm" draw:distance="0.006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06cm" draw:dots2="1" draw:dots2-length="0.006cm" draw:distance="0.006cm"/>
    <draw:stroke-dash draw:name="Dashed_20__28_var_29__20_141" draw:display-name="Dashed (var) 141" draw:style="rect" draw:dots1="1" draw:dots1-length="0.006cm" draw:dots2="1" draw:dots2-length="0.006cm" draw:distance="0.006cm"/>
    <draw:stroke-dash draw:name="Dashed_20__28_var_29__20_142" draw:display-name="Dashed (var) 142" draw:style="rect" draw:dots1="1" draw:dots1-length="0.006cm" draw:dots2="1" draw:dots2-length="0.006cm" draw:distance="0.006cm"/>
    <draw:stroke-dash draw:name="Dashed_20__28_var_29__20_143" draw:display-name="Dashed (var) 143" draw:style="rect" draw:dots1="1" draw:dots1-length="0.006cm" draw:dots2="1" draw:dots2-length="0.006cm" draw:distance="0.006cm"/>
    <draw:stroke-dash draw:name="Dashed_20__28_var_29__20_144" draw:display-name="Dashed (var) 144" draw:style="rect" draw:dots1="1" draw:dots1-length="0.006cm" draw:dots2="1" draw:dots2-length="0.006cm" draw:distance="0.006cm"/>
    <draw:stroke-dash draw:name="Dashed_20__28_var_29__20_145" draw:display-name="Dashed (var) 145" draw:style="rect" draw:dots1="1" draw:dots1-length="0.006cm" draw:dots2="1" draw:dots2-length="0.006cm" draw:distance="0.006cm"/>
    <draw:stroke-dash draw:name="Dashed_20__28_var_29__20_146" draw:display-name="Dashed (var) 146" draw:style="rect" draw:dots1="1" draw:dots1-length="0.006cm" draw:dots2="1" draw:dots2-length="0.006cm" draw:distance="0.006cm"/>
    <draw:stroke-dash draw:name="Dashed_20__28_var_29__20_147" draw:display-name="Dashed (var) 147" draw:style="rect" draw:dots1="1" draw:dots1-length="0.006cm" draw:dots2="1" draw:dots2-length="0.006cm" draw:distance="0.006cm"/>
    <draw:stroke-dash draw:name="Dashed_20__28_var_29__20_148" draw:display-name="Dashed (var) 148" draw:style="rect" draw:dots1="1" draw:dots1-length="0.006cm" draw:dots2="1" draw:dots2-length="0.006cm" draw:distance="0.006cm"/>
    <draw:stroke-dash draw:name="Dashed_20__28_var_29__20_149" draw:display-name="Dashed (var) 149" draw:style="rect" draw:dots1="1" draw:dots1-length="0.006cm" draw:dots2="1" draw:dots2-length="0.006cm" draw:distance="0.006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06cm" draw:dots2="1" draw:dots2-length="0.006cm" draw:distance="0.006cm"/>
    <draw:stroke-dash draw:name="Dashed_20__28_var_29__20_151" draw:display-name="Dashed (var) 151" draw:style="rect" draw:dots1="1" draw:dots1-length="0.006cm" draw:dots2="1" draw:dots2-length="0.006cm" draw:distance="0.006cm"/>
    <draw:stroke-dash draw:name="Dashed_20__28_var_29__20_152" draw:display-name="Dashed (var) 152" draw:style="rect" draw:dots1="1" draw:dots1-length="0.006cm" draw:dots2="1" draw:dots2-length="0.006cm" draw:distance="0.006cm"/>
    <draw:stroke-dash draw:name="Dashed_20__28_var_29__20_153" draw:display-name="Dashed (var) 153" draw:style="rect" draw:dots1="1" draw:dots1-length="0.006cm" draw:dots2="1" draw:dots2-length="0.006cm" draw:distance="0.006cm"/>
    <draw:stroke-dash draw:name="Dashed_20__28_var_29__20_154" draw:display-name="Dashed (var) 154" draw:style="rect" draw:dots1="1" draw:dots1-length="0.006cm" draw:dots2="1" draw:dots2-length="0.006cm" draw:distance="0.006cm"/>
    <draw:stroke-dash draw:name="Dashed_20__28_var_29__20_155" draw:display-name="Dashed (var) 155" draw:style="rect" draw:dots1="1" draw:dots1-length="0.006cm" draw:dots2="1" draw:dots2-length="0.006cm" draw:distance="0.006cm"/>
    <draw:stroke-dash draw:name="Dashed_20__28_var_29__20_156" draw:display-name="Dashed (var) 156" draw:style="rect" draw:dots1="1" draw:dots1-length="0.006cm" draw:dots2="1" draw:dots2-length="0.006cm" draw:distance="0.006cm"/>
    <draw:stroke-dash draw:name="Dashed_20__28_var_29__20_157" draw:display-name="Dashed (var) 157" draw:style="rect" draw:dots1="1" draw:dots1-length="0.006cm" draw:dots2="1" draw:dots2-length="0.006cm" draw:distance="0.006cm"/>
    <draw:stroke-dash draw:name="Dashed_20__28_var_29__20_158" draw:display-name="Dashed (var) 158" draw:style="rect" draw:dots1="1" draw:dots1-length="0.006cm" draw:dots2="1" draw:dots2-length="0.006cm" draw:distance="0.006cm"/>
    <draw:stroke-dash draw:name="Dashed_20__28_var_29__20_159" draw:display-name="Dashed (var) 159" draw:style="rect" draw:dots1="1" draw:dots1-length="0.006cm" draw:dots2="1" draw:dots2-length="0.006cm" draw:distance="0.006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06cm" draw:dots2="1" draw:dots2-length="0.006cm" draw:distance="0.00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6cm" draw:dots2="1" draw:dots2-length="0.006cm" draw:distance="0.006cm"/>
    <draw:stroke-dash draw:name="Dashed_20__28_var_29__20_175" draw:display-name="Dashed (var) 175" draw:style="rect" draw:dots1="1" draw:dots1-length="0.006cm" draw:dots2="1" draw:dots2-length="0.006cm" draw:distance="0.006cm"/>
    <draw:stroke-dash draw:name="Dashed_20__28_var_29__20_176" draw:display-name="Dashed (var) 176" draw:style="rect" draw:dots1="1" draw:dots1-length="0.006cm" draw:dots2="1" draw:dots2-length="0.006cm" draw:distance="0.006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06cm" draw:dots2="1" draw:dots2-length="0.006cm" draw:distance="0.006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06cm" draw:dots2="1" draw:dots2-length="0.006cm" draw:distance="0.006cm"/>
    <draw:stroke-dash draw:name="Dashed_20__28_var_29__20_181" draw:display-name="Dashed (var) 181" draw:style="rect" draw:dots1="1" draw:dots1-length="0.006cm" draw:dots2="1" draw:dots2-length="0.006cm" draw:distance="0.006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Dashed_20__28_var_29__20_435" draw:display-name="Dashed (var) 435" draw:style="rect" draw:dots1="1" draw:dots1-length="0.011cm" draw:dots2="1" draw:dots2-length="0.011cm" draw:distance="0.011cm"/>
    <draw:stroke-dash draw:name="Dashed_20__28_var_29__20_436" draw:display-name="Dashed (var) 436" draw:style="rect" draw:dots1="1" draw:dots1-length="0.011cm" draw:dots2="1" draw:dots2-length="0.011cm" draw:distance="0.011cm"/>
    <draw:stroke-dash draw:name="Dashed_20__28_var_29__20_437" draw:display-name="Dashed (var) 437" draw:style="rect" draw:dots1="1" draw:dots1-length="0.011cm" draw:dots2="1" draw:dots2-length="0.011cm" draw:distance="0.011cm"/>
    <draw:stroke-dash draw:name="Dashed_20__28_var_29__20_438" draw:display-name="Dashed (var) 438" draw:style="rect" draw:dots1="1" draw:dots1-length="0.011cm" draw:dots2="1" draw:dots2-length="0.011cm" draw:distance="0.011cm"/>
    <draw:stroke-dash draw:name="Dashed_20__28_var_29__20_439" draw:display-name="Dashed (var) 439"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11cm" draw:dots2="1" draw:dots2-length="0.011cm" draw:distance="0.011cm"/>
    <draw:stroke-dash draw:name="Dashed_20__28_var_29__20_441" draw:display-name="Dashed (var) 441" draw:style="rect" draw:dots1="1" draw:dots1-length="0.011cm" draw:dots2="1" draw:dots2-length="0.011cm" draw:distance="0.011cm"/>
    <draw:stroke-dash draw:name="Dashed_20__28_var_29__20_442" draw:display-name="Dashed (var) 442" draw:style="rect" draw:dots1="1" draw:dots1-length="0.011cm" draw:dots2="1" draw:dots2-length="0.011cm" draw:distance="0.011cm"/>
    <draw:stroke-dash draw:name="Dashed_20__28_var_29__20_443" draw:display-name="Dashed (var) 443" draw:style="rect" draw:dots1="1" draw:dots1-length="0.011cm" draw:dots2="1" draw:dots2-length="0.011cm" draw:distance="0.011cm"/>
    <draw:stroke-dash draw:name="Dashed_20__28_var_29__20_444" draw:display-name="Dashed (var) 444" draw:style="rect" draw:dots1="1" draw:dots1-length="0.011cm" draw:dots2="1" draw:dots2-length="0.011cm" draw:distance="0.011cm"/>
    <draw:stroke-dash draw:name="Dashed_20__28_var_29__20_445" draw:display-name="Dashed (var) 445" draw:style="rect" draw:dots1="1" draw:dots1-length="0.011cm" draw:dots2="1" draw:dots2-length="0.011cm" draw:distance="0.011cm"/>
    <draw:stroke-dash draw:name="Dashed_20__28_var_29__20_446" draw:display-name="Dashed (var) 446" draw:style="rect" draw:dots1="1" draw:dots1-length="0.011cm" draw:dots2="1" draw:dots2-length="0.011cm" draw:distance="0.011cm"/>
    <draw:stroke-dash draw:name="Dashed_20__28_var_29__20_447" draw:display-name="Dashed (var) 447" draw:style="rect" draw:dots1="1" draw:dots1-length="0.011cm" draw:dots2="1" draw:dots2-length="0.011cm" draw:distance="0.011cm"/>
    <draw:stroke-dash draw:name="Dashed_20__28_var_29__20_448" draw:display-name="Dashed (var) 448" draw:style="rect" draw:dots1="1" draw:dots1-length="0.011cm" draw:dots2="1" draw:dots2-length="0.011cm" draw:distance="0.011cm"/>
    <draw:stroke-dash draw:name="Dashed_20__28_var_29__20_449" draw:display-name="Dashed (var) 449"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11cm" draw:dots2="1" draw:dots2-length="0.011cm" draw:distance="0.011cm"/>
    <draw:stroke-dash draw:name="Dashed_20__28_var_29__20_451" draw:display-name="Dashed (var) 451" draw:style="rect" draw:dots1="1" draw:dots1-length="0.011cm" draw:dots2="1" draw:dots2-length="0.011cm" draw:distance="0.011cm"/>
    <draw:stroke-dash draw:name="Dashed_20__28_var_29__20_452" draw:display-name="Dashed (var) 452" draw:style="rect" draw:dots1="1" draw:dots1-length="0.011cm" draw:dots2="1" draw:dots2-length="0.011cm" draw:distance="0.011cm"/>
    <draw:stroke-dash draw:name="Dashed_20__28_var_29__20_453" draw:display-name="Dashed (var) 453" draw:style="rect" draw:dots1="1" draw:dots1-length="0.011cm" draw:dots2="1" draw:dots2-length="0.011cm" draw:distance="0.011cm"/>
    <draw:stroke-dash draw:name="Dashed_20__28_var_29__20_454" draw:display-name="Dashed (var) 454" draw:style="rect" draw:dots1="1" draw:dots1-length="0.011cm" draw:dots2="1" draw:dots2-length="0.011cm" draw:distance="0.011cm"/>
    <draw:stroke-dash draw:name="Dashed_20__28_var_29__20_455" draw:display-name="Dashed (var) 455" draw:style="rect" draw:dots1="1" draw:dots1-length="0.011cm" draw:dots2="1" draw:dots2-length="0.011cm" draw:distance="0.011cm"/>
    <draw:stroke-dash draw:name="Dashed_20__28_var_29__20_456" draw:display-name="Dashed (var) 456" draw:style="rect" draw:dots1="1" draw:dots1-length="0.011cm" draw:dots2="1" draw:dots2-length="0.011cm" draw:distance="0.011cm"/>
    <draw:stroke-dash draw:name="Dashed_20__28_var_29__20_457" draw:display-name="Dashed (var) 457" draw:style="rect" draw:dots1="1" draw:dots1-length="0.011cm" draw:dots2="1" draw:dots2-length="0.011cm" draw:distance="0.011cm"/>
    <draw:stroke-dash draw:name="Dashed_20__28_var_29__20_458" draw:display-name="Dashed (var) 458"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ect" draw:dots1="1" draw:dots1-length="0.011cm" draw:dots2="1" draw:dots2-length="0.011cm" draw:distance="0.011cm"/>
    <draw:stroke-dash draw:name="Dashed_20__28_var_29__20_461" draw:display-name="Dashed (var) 461"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11cm" draw:dots2="1" draw:dots2-length="0.011cm" draw:distance="0.011cm"/>
    <draw:stroke-dash draw:name="Dashed_20__28_var_29__20_465" draw:display-name="Dashed (var) 465" draw:style="rect" draw:dots1="1" draw:dots1-length="0.011cm" draw:dots2="1" draw:dots2-length="0.011cm" draw:distance="0.011cm"/>
    <draw:stroke-dash draw:name="Dashed_20__28_var_29__20_466" draw:display-name="Dashed (var) 466" draw:style="rect" draw:dots1="1" draw:dots1-length="0.011cm" draw:dots2="1" draw:dots2-length="0.011cm" draw:distance="0.011cm"/>
    <draw:stroke-dash draw:name="Dashed_20__28_var_29__20_467" draw:display-name="Dashed (var) 467" draw:style="rect" draw:dots1="1" draw:dots1-length="0.011cm" draw:dots2="1" draw:dots2-length="0.011cm" draw:distance="0.011cm"/>
    <draw:stroke-dash draw:name="Dashed_20__28_var_29__20_468" draw:display-name="Dashed (var) 468" draw:style="rect" draw:dots1="1" draw:dots1-length="0.011cm" draw:dots2="1" draw:dots2-length="0.011cm" draw:distance="0.011cm"/>
    <draw:stroke-dash draw:name="Dashed_20__28_var_29__20_469" draw:display-name="Dashed (var) 469"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11cm" draw:dots2="1" draw:dots2-length="0.011cm" draw:distance="0.011cm"/>
    <draw:stroke-dash draw:name="Dashed_20__28_var_29__20_471" draw:display-name="Dashed (var) 471" draw:style="rect" draw:dots1="1" draw:dots1-length="0.011cm" draw:dots2="1" draw:dots2-length="0.011cm" draw:distance="0.011cm"/>
    <draw:stroke-dash draw:name="Dashed_20__28_var_29__20_472" draw:display-name="Dashed (var) 472" draw:style="rect" draw:dots1="1" draw:dots1-length="0.011cm" draw:dots2="1" draw:dots2-length="0.011cm" draw:distance="0.011cm"/>
    <draw:stroke-dash draw:name="Dashed_20__28_var_29__20_473" draw:display-name="Dashed (var) 473" draw:style="rect" draw:dots1="1" draw:dots1-length="0.011cm" draw:dots2="1" draw:dots2-length="0.011cm" draw:distance="0.011cm"/>
    <draw:stroke-dash draw:name="Dashed_20__28_var_29__20_474" draw:display-name="Dashed (var) 474" draw:style="rect" draw:dots1="1" draw:dots1-length="0.011cm" draw:dots2="1" draw:dots2-length="0.011cm" draw:distance="0.011cm"/>
    <draw:stroke-dash draw:name="Dashed_20__28_var_29__20_475" draw:display-name="Dashed (var) 475" draw:style="rect" draw:dots1="1" draw:dots1-length="0.011cm" draw:dots2="1" draw:dots2-length="0.011cm" draw:distance="0.011cm"/>
    <draw:stroke-dash draw:name="Dashed_20__28_var_29__20_476" draw:display-name="Dashed (var) 476" draw:style="rect" draw:dots1="1" draw:dots1-length="0.011cm" draw:dots2="1" draw:dots2-length="0.011cm" draw:distance="0.011cm"/>
    <draw:stroke-dash draw:name="Dashed_20__28_var_29__20_477" draw:display-name="Dashed (var) 477" draw:style="rect" draw:dots1="1" draw:dots1-length="0.011cm" draw:dots2="1" draw:dots2-length="0.011cm" draw:distance="0.011cm"/>
    <draw:stroke-dash draw:name="Dashed_20__28_var_29__20_478" draw:display-name="Dashed (var) 478" draw:style="rect" draw:dots1="1" draw:dots1-length="0.011cm" draw:dots2="1" draw:dots2-length="0.011cm" draw:distance="0.011cm"/>
    <draw:stroke-dash draw:name="Dashed_20__28_var_29__20_479" draw:display-name="Dashed (var) 479"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11cm" draw:dots2="1" draw:dots2-length="0.011cm" draw:distance="0.011cm"/>
    <draw:stroke-dash draw:name="Dashed_20__28_var_29__20_481" draw:display-name="Dashed (var) 481" draw:style="rect" draw:dots1="1" draw:dots1-length="0.011cm" draw:dots2="1" draw:dots2-length="0.011cm" draw:distance="0.011cm"/>
    <draw:stroke-dash draw:name="Dashed_20__28_var_29__20_482" draw:display-name="Dashed (var) 482" draw:style="rect" draw:dots1="1" draw:dots1-length="0.011cm" draw:dots2="1" draw:dots2-length="0.011cm" draw:distance="0.011cm"/>
    <draw:stroke-dash draw:name="Dashed_20__28_var_29__20_483" draw:display-name="Dashed (var) 483" draw:style="rect" draw:dots1="1" draw:dots1-length="0.011cm" draw:dots2="1" draw:dots2-length="0.011cm" draw:distance="0.011cm"/>
    <draw:stroke-dash draw:name="Dashed_20__28_var_29__20_484" draw:display-name="Dashed (var) 484" draw:style="rect" draw:dots1="1" draw:dots1-length="0.011cm" draw:dots2="1" draw:dots2-length="0.011cm" draw:distance="0.011cm"/>
    <draw:stroke-dash draw:name="Dashed_20__28_var_29__20_485" draw:display-name="Dashed (var) 485" draw:style="rect" draw:dots1="1" draw:dots1-length="0.011cm" draw:dots2="1" draw:dots2-length="0.011cm" draw:distance="0.011cm"/>
    <draw:stroke-dash draw:name="Dashed_20__28_var_29__20_486" draw:display-name="Dashed (var) 486" draw:style="rect" draw:dots1="1" draw:dots1-length="0.011cm" draw:dots2="1" draw:dots2-length="0.011cm" draw:distance="0.011cm"/>
    <draw:stroke-dash draw:name="Dashed_20__28_var_29__20_487" draw:display-name="Dashed (var) 487" draw:style="rect" draw:dots1="1" draw:dots1-length="0.011cm" draw:dots2="1" draw:dots2-length="0.011cm" draw:distance="0.011cm"/>
    <draw:stroke-dash draw:name="Dashed_20__28_var_29__20_488" draw:display-name="Dashed (var) 488" draw:style="rect" draw:dots1="1" draw:dots1-length="0.011cm" draw:dots2="1" draw:dots2-length="0.011cm" draw:distance="0.011cm"/>
    <draw:stroke-dash draw:name="Dashed_20__28_var_29__20_489" draw:display-name="Dashed (var) 489"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11cm" draw:dots2="1" draw:dots2-length="0.011cm" draw:distance="0.011cm"/>
    <draw:stroke-dash draw:name="Dashed_20__28_var_29__20_491" draw:display-name="Dashed (var) 491" draw:style="rect" draw:dots1="1" draw:dots1-length="0.011cm" draw:dots2="1" draw:dots2-length="0.011cm" draw:distance="0.011cm"/>
    <draw:stroke-dash draw:name="Dashed_20__28_var_29__20_492" draw:display-name="Dashed (var) 492" draw:style="rect" draw:dots1="1" draw:dots1-length="0.011cm" draw:dots2="1" draw:dots2-length="0.011cm" draw:distance="0.011cm"/>
    <draw:stroke-dash draw:name="Dashed_20__28_var_29__20_493" draw:display-name="Dashed (var) 493" draw:style="rect" draw:dots1="1" draw:dots1-length="0.011cm" draw:dots2="1" draw:dots2-length="0.011cm" draw:distance="0.011cm"/>
    <draw:stroke-dash draw:name="Dashed_20__28_var_29__20_494" draw:display-name="Dashed (var) 494" draw:style="rect" draw:dots1="1" draw:dots1-length="0.011cm" draw:dots2="1" draw:dots2-length="0.011cm" draw:distance="0.011cm"/>
    <draw:stroke-dash draw:name="Dashed_20__28_var_29__20_495" draw:display-name="Dashed (var) 495" draw:style="rect" draw:dots1="1" draw:dots1-length="0.011cm" draw:dots2="1" draw:dots2-length="0.011cm" draw:distance="0.011cm"/>
    <draw:stroke-dash draw:name="Dashed_20__28_var_29__20_496" draw:display-name="Dashed (var) 496" draw:style="rect" draw:dots1="1" draw:dots1-length="0.011cm" draw:dots2="1" draw:dots2-length="0.011cm" draw:distance="0.011cm"/>
    <draw:stroke-dash draw:name="Dashed_20__28_var_29__20_497" draw:display-name="Dashed (var) 497" draw:style="rect" draw:dots1="1" draw:dots1-length="0.011cm" draw:dots2="1" draw:dots2-length="0.011cm" draw:distance="0.011cm"/>
    <draw:stroke-dash draw:name="Dashed_20__28_var_29__20_498" draw:display-name="Dashed (var) 498" draw:style="rect" draw:dots1="1" draw:dots1-length="0.011cm" draw:dots2="1" draw:dots2-length="0.011cm" draw:distance="0.011cm"/>
    <draw:stroke-dash draw:name="Dashed_20__28_var_29__20_499" draw:display-name="Dashed (var) 49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11cm" draw:dots2="1" draw:dots2-length="0.011cm" draw:distance="0.011cm"/>
    <draw:stroke-dash draw:name="Dashed_20__28_var_29__20_501" draw:display-name="Dashed (var) 501" draw:style="rect" draw:dots1="1" draw:dots1-length="0.011cm" draw:dots2="1" draw:dots2-length="0.011cm" draw:distance="0.011cm"/>
    <draw:stroke-dash draw:name="Dashed_20__28_var_29__20_502" draw:display-name="Dashed (var) 502" draw:style="rect" draw:dots1="1" draw:dots1-length="0.011cm" draw:dots2="1" draw:dots2-length="0.011cm" draw:distance="0.011cm"/>
    <draw:stroke-dash draw:name="Dashed_20__28_var_29__20_503" draw:display-name="Dashed (var) 503" draw:style="rect" draw:dots1="1" draw:dots1-length="0.011cm" draw:dots2="1" draw:dots2-length="0.011cm" draw:distance="0.011cm"/>
    <draw:stroke-dash draw:name="Dashed_20__28_var_29__20_504" draw:display-name="Dashed (var) 504" draw:style="rect" draw:dots1="1" draw:dots1-length="0.011cm" draw:dots2="1" draw:dots2-length="0.011cm" draw:distance="0.011cm"/>
    <draw:stroke-dash draw:name="Dashed_20__28_var_29__20_505" draw:display-name="Dashed (var) 505" draw:style="rect" draw:dots1="1" draw:dots1-length="0.011cm" draw:dots2="1" draw:dots2-length="0.011cm" draw:distance="0.011cm"/>
    <draw:stroke-dash draw:name="Dashed_20__28_var_29__20_506" draw:display-name="Dashed (var) 506" draw:style="rect" draw:dots1="1" draw:dots1-length="0.011cm" draw:dots2="1" draw:dots2-length="0.011cm" draw:distance="0.011cm"/>
    <draw:stroke-dash draw:name="Dashed_20__28_var_29__20_507" draw:display-name="Dashed (var) 507" draw:style="rect" draw:dots1="1" draw:dots1-length="0.011cm" draw:dots2="1" draw:dots2-length="0.011cm" draw:distance="0.011cm"/>
    <draw:stroke-dash draw:name="Dashed_20__28_var_29__20_508" draw:display-name="Dashed (var) 508" draw:style="rect" draw:dots1="1" draw:dots1-length="0.011cm" draw:dots2="1" draw:dots2-length="0.011cm" draw:distance="0.011cm"/>
    <draw:stroke-dash draw:name="Dashed_20__28_var_29__20_509" draw:display-name="Dashed (var) 509"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11cm" draw:dots2="1" draw:dots2-length="0.011cm" draw:distance="0.011cm"/>
    <draw:stroke-dash draw:name="Dashed_20__28_var_29__20_513" draw:display-name="Dashed (var) 513" draw:style="rect" draw:dots1="1" draw:dots1-length="0.011cm" draw:dots2="1" draw:dots2-length="0.011cm" draw:distance="0.011cm"/>
    <draw:stroke-dash draw:name="Dashed_20__28_var_29__20_514" draw:display-name="Dashed (var) 514" draw:style="rect" draw:dots1="1" draw:dots1-length="0.011cm" draw:dots2="1" draw:dots2-length="0.011cm" draw:distance="0.011cm"/>
    <draw:stroke-dash draw:name="Dashed_20__28_var_29__20_515" draw:display-name="Dashed (var) 515" draw:style="rect" draw:dots1="1" draw:dots1-length="0.011cm" draw:dots2="1" draw:dots2-length="0.011cm" draw:distance="0.011cm"/>
    <draw:stroke-dash draw:name="Dashed_20__28_var_29__20_516" draw:display-name="Dashed (var) 516" draw:style="rect" draw:dots1="1" draw:dots1-length="0.011cm" draw:dots2="1" draw:dots2-length="0.011cm" draw:distance="0.011cm"/>
    <draw:stroke-dash draw:name="Dashed_20__28_var_29__20_517" draw:display-name="Dashed (var) 517" draw:style="rect" draw:dots1="1" draw:dots1-length="0.011cm" draw:dots2="1" draw:dots2-length="0.011cm" draw:distance="0.011cm"/>
    <draw:stroke-dash draw:name="Dashed_20__28_var_29__20_518" draw:display-name="Dashed (var) 518" draw:style="rect" draw:dots1="1" draw:dots1-length="0.011cm" draw:dots2="1" draw:dots2-length="0.011cm" draw:distance="0.011cm"/>
    <draw:stroke-dash draw:name="Dashed_20__28_var_29__20_519" draw:display-name="Dashed (var) 519"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11cm" draw:dots2="1" draw:dots2-length="0.011cm" draw:distance="0.011cm"/>
    <draw:stroke-dash draw:name="Dashed_20__28_var_29__20_521" draw:display-name="Dashed (var) 521" draw:style="rect" draw:dots1="1" draw:dots1-length="0.011cm" draw:dots2="1" draw:dots2-length="0.011cm" draw:distance="0.011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11cm" draw:dots2="1" draw:dots2-length="0.011cm" draw:distance="0.011cm"/>
    <draw:stroke-dash draw:name="Dashed_20__28_var_29__20_524" draw:display-name="Dashed (var) 524" draw:style="rect" draw:dots1="1" draw:dots1-length="0.011cm" draw:dots2="1" draw:dots2-length="0.011cm" draw:distance="0.011cm"/>
    <draw:stroke-dash draw:name="Dashed_20__28_var_29__20_525" draw:display-name="Dashed (var) 525" draw:style="rect" draw:dots1="1" draw:dots1-length="0.011cm" draw:dots2="1" draw:dots2-length="0.011cm" draw:distance="0.011cm"/>
    <draw:stroke-dash draw:name="Dashed_20__28_var_29__20_526" draw:display-name="Dashed (var) 526" draw:style="rect" draw:dots1="1" draw:dots1-length="0.011cm" draw:dots2="1" draw:dots2-length="0.011cm" draw:distance="0.011cm"/>
    <draw:stroke-dash draw:name="Dashed_20__28_var_29__20_527" draw:display-name="Dashed (var) 527" draw:style="rect" draw:dots1="1" draw:dots1-length="0.011cm" draw:dots2="1" draw:dots2-length="0.011cm" draw:distance="0.011cm"/>
    <draw:stroke-dash draw:name="Dashed_20__28_var_29__20_528" draw:display-name="Dashed (var) 528" draw:style="rect" draw:dots1="1" draw:dots1-length="0.011cm" draw:dots2="1" draw:dots2-length="0.011cm" draw:distance="0.011cm"/>
    <draw:stroke-dash draw:name="Dashed_20__28_var_29__20_529" draw:display-name="Dashed (var) 52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1" draw:display-name="Dashed (var) 531" draw:style="rect" draw:dots1="1" draw:dots1-length="0.011cm" draw:dots2="1" draw:dots2-length="0.011cm" draw:distance="0.011cm"/>
    <draw:stroke-dash draw:name="Dashed_20__28_var_29__20_532" draw:display-name="Dashed (var) 532" draw:style="rect" draw:dots1="1" draw:dots1-length="0.011cm" draw:dots2="1" draw:dots2-length="0.011cm" draw:distance="0.011cm"/>
    <draw:stroke-dash draw:name="Dashed_20__28_var_29__20_533" draw:display-name="Dashed (var) 533" draw:style="rect" draw:dots1="1" draw:dots1-length="0.011cm" draw:dots2="1" draw:dots2-length="0.011cm" draw:distance="0.011cm"/>
    <draw:stroke-dash draw:name="Dashed_20__28_var_29__20_534" draw:display-name="Dashed (var) 534" draw:style="rect" draw:dots1="1" draw:dots1-length="0.011cm" draw:dots2="1" draw:dots2-length="0.011cm" draw:distance="0.011cm"/>
    <draw:stroke-dash draw:name="Dashed_20__28_var_29__20_535" draw:display-name="Dashed (var) 535" draw:style="rect" draw:dots1="1" draw:dots1-length="0.011cm" draw:dots2="1" draw:dots2-length="0.011cm" draw:distance="0.011cm"/>
    <draw:stroke-dash draw:name="Dashed_20__28_var_29__20_536" draw:display-name="Dashed (var) 536" draw:style="rect" draw:dots1="1" draw:dots1-length="0.011cm" draw:dots2="1" draw:dots2-length="0.011cm" draw:distance="0.011cm"/>
    <draw:stroke-dash draw:name="Dashed_20__28_var_29__20_537" draw:display-name="Dashed (var) 537" draw:style="rect" draw:dots1="1" draw:dots1-length="0.011cm" draw:dots2="1" draw:dots2-length="0.011cm" draw:distance="0.011cm"/>
    <draw:stroke-dash draw:name="Dashed_20__28_var_29__20_538" draw:display-name="Dashed (var) 538" draw:style="rect" draw:dots1="1" draw:dots1-length="0.011cm" draw:dots2="1" draw:dots2-length="0.011cm" draw:distance="0.011cm"/>
    <draw:stroke-dash draw:name="Dashed_20__28_var_29__20_539" draw:display-name="Dashed (var) 539"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40" draw:display-name="Dashed (var) 540" draw:style="rect" draw:dots1="1" draw:dots1-length="0.011cm" draw:dots2="1" draw:dots2-length="0.011cm" draw:distance="0.011cm"/>
    <draw:stroke-dash draw:name="Dashed_20__28_var_29__20_541" draw:display-name="Dashed (var) 541" draw:style="rect" draw:dots1="1" draw:dots1-length="0.011cm" draw:dots2="1" draw:dots2-length="0.011cm" draw:distance="0.011cm"/>
    <draw:stroke-dash draw:name="Dashed_20__28_var_29__20_542" draw:display-name="Dashed (var) 542" draw:style="rect" draw:dots1="1" draw:dots1-length="0.011cm" draw:dots2="1" draw:dots2-length="0.011cm" draw:distance="0.011cm"/>
    <draw:stroke-dash draw:name="Dashed_20__28_var_29__20_543" draw:display-name="Dashed (var) 543" draw:style="rect" draw:dots1="1" draw:dots1-length="0.011cm" draw:dots2="1" draw:dots2-length="0.011cm" draw:distance="0.011cm"/>
    <draw:stroke-dash draw:name="Dashed_20__28_var_29__20_544" draw:display-name="Dashed (var) 544"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6" draw:display-name="Dashed (var) 546"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8" draw:display-name="Dashed (var) 548"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50" draw:display-name="Dashed (var) 550"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4" draw:display-name="Dashed (var) 554"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6" draw:display-name="Dashed (var) 556"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8" draw:display-name="Dashed (var) 558" draw:style="rect" draw:dots1="1" draw:dots1-length="0.011cm" draw:dots2="1" draw:dots2-length="0.011cm" draw:distance="0.011cm"/>
    <draw:stroke-dash draw:name="Dashed_20__28_var_29__20_559" draw:display-name="Dashed (var) 559"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60" draw:display-name="Dashed (var) 560" draw:style="rect" draw:dots1="1" draw:dots1-length="0.011cm" draw:dots2="1" draw:dots2-length="0.011cm" draw:distance="0.011cm"/>
    <draw:stroke-dash draw:name="Dashed_20__28_var_29__20_561" draw:display-name="Dashed (var) 561" draw:style="rect" draw:dots1="1" draw:dots1-length="0.011cm" draw:dots2="1" draw:dots2-length="0.011cm" draw:distance="0.011cm"/>
    <draw:stroke-dash draw:name="Dashed_20__28_var_29__20_562" draw:display-name="Dashed (var) 562" draw:style="rect" draw:dots1="1" draw:dots1-length="0.011cm" draw:dots2="1" draw:dots2-length="0.011cm" draw:distance="0.011cm"/>
    <draw:stroke-dash draw:name="Dashed_20__28_var_29__20_563" draw:display-name="Dashed (var) 563" draw:style="rect" draw:dots1="1" draw:dots1-length="0.011cm" draw:dots2="1" draw:dots2-length="0.011cm" draw:distance="0.011cm"/>
    <draw:stroke-dash draw:name="Dashed_20__28_var_29__20_564" draw:display-name="Dashed (var) 564" draw:style="rect" draw:dots1="1" draw:dots1-length="0.011cm" draw:dots2="1" draw:dots2-length="0.011cm" draw:distance="0.011cm"/>
    <draw:stroke-dash draw:name="Dashed_20__28_var_29__20_565" draw:display-name="Dashed (var) 565" draw:style="rect" draw:dots1="1" draw:dots1-length="0.011cm" draw:dots2="1" draw:dots2-length="0.011cm" draw:distance="0.011cm"/>
    <draw:stroke-dash draw:name="Dashed_20__28_var_29__20_566" draw:display-name="Dashed (var) 566" draw:style="rect" draw:dots1="1" draw:dots1-length="0.011cm" draw:dots2="1" draw:dots2-length="0.011cm" draw:distance="0.011cm"/>
    <draw:stroke-dash draw:name="Dashed_20__28_var_29__20_567" draw:display-name="Dashed (var) 567" draw:style="rect" draw:dots1="1" draw:dots1-length="0.011cm" draw:dots2="1" draw:dots2-length="0.011cm" draw:distance="0.011cm"/>
    <draw:stroke-dash draw:name="Dashed_20__28_var_29__20_568" draw:display-name="Dashed (var) 568" draw:style="rect" draw:dots1="1" draw:dots1-length="0.011cm" draw:dots2="1" draw:dots2-length="0.011cm" draw:distance="0.011cm"/>
    <draw:stroke-dash draw:name="Dashed_20__28_var_29__20_569" draw:display-name="Dashed (var) 569"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70" draw:display-name="Dashed (var) 570" draw:style="rect" draw:dots1="1" draw:dots1-length="0.011cm" draw:dots2="1" draw:dots2-length="0.011cm" draw:distance="0.011cm"/>
    <draw:stroke-dash draw:name="Dashed_20__28_var_29__20_571" draw:display-name="Dashed (var) 571" draw:style="rect" draw:dots1="1" draw:dots1-length="0.011cm" draw:dots2="1" draw:dots2-length="0.011cm" draw:distance="0.011cm"/>
    <draw:stroke-dash draw:name="Dashed_20__28_var_29__20_572" draw:display-name="Dashed (var) 572" draw:style="rect" draw:dots1="1" draw:dots1-length="0.011cm" draw:dots2="1" draw:dots2-length="0.011cm" draw:distance="0.011cm"/>
    <draw:stroke-dash draw:name="Dashed_20__28_var_29__20_573" draw:display-name="Dashed (var) 573" draw:style="rect" draw:dots1="1" draw:dots1-length="0.011cm" draw:dots2="1" draw:dots2-length="0.011cm" draw:distance="0.011cm"/>
    <draw:stroke-dash draw:name="Dashed_20__28_var_29__20_574" draw:display-name="Dashed (var) 574" draw:style="rect" draw:dots1="1" draw:dots1-length="0.011cm" draw:dots2="1" draw:dots2-length="0.011cm" draw:distance="0.011cm"/>
    <draw:stroke-dash draw:name="Dashed_20__28_var_29__20_575" draw:display-name="Dashed (var) 575" draw:style="rect" draw:dots1="1" draw:dots1-length="0.011cm" draw:dots2="1" draw:dots2-length="0.011cm" draw:distance="0.011cm"/>
    <draw:stroke-dash draw:name="Dashed_20__28_var_29__20_576" draw:display-name="Dashed (var) 576" draw:style="rect" draw:dots1="1" draw:dots1-length="0.011cm" draw:dots2="1" draw:dots2-length="0.011cm" draw:distance="0.011cm"/>
    <draw:stroke-dash draw:name="Dashed_20__28_var_29__20_577" draw:display-name="Dashed (var) 577" draw:style="rect" draw:dots1="1" draw:dots1-length="0.011cm" draw:dots2="1" draw:dots2-length="0.011cm" draw:distance="0.011cm"/>
    <draw:stroke-dash draw:name="Dashed_20__28_var_29__20_578" draw:display-name="Dashed (var) 578" draw:style="rect" draw:dots1="1" draw:dots1-length="0.011cm" draw:dots2="1" draw:dots2-length="0.011cm" draw:distance="0.011cm"/>
    <draw:stroke-dash draw:name="Dashed_20__28_var_29__20_579" draw:display-name="Dashed (var) 579"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80" draw:display-name="Dashed (var) 580" draw:style="rect" draw:dots1="1" draw:dots1-length="0.011cm" draw:dots2="1" draw:dots2-length="0.011cm" draw:distance="0.011cm"/>
    <draw:stroke-dash draw:name="Dashed_20__28_var_29__20_581" draw:display-name="Dashed (var) 581" draw:style="rect" draw:dots1="1" draw:dots1-length="0.011cm" draw:dots2="1" draw:dots2-length="0.011cm" draw:distance="0.011cm"/>
    <draw:stroke-dash draw:name="Dashed_20__28_var_29__20_582" draw:display-name="Dashed (var) 582" draw:style="rect" draw:dots1="1" draw:dots1-length="0.011cm" draw:dots2="1" draw:dots2-length="0.011cm" draw:distance="0.011cm"/>
    <draw:stroke-dash draw:name="Dashed_20__28_var_29__20_583" draw:display-name="Dashed (var) 583" draw:style="rect" draw:dots1="1" draw:dots1-length="0.011cm" draw:dots2="1" draw:dots2-length="0.011cm" draw:distance="0.011cm"/>
    <draw:stroke-dash draw:name="Dashed_20__28_var_29__20_584" draw:display-name="Dashed (var) 584" draw:style="rect" draw:dots1="1" draw:dots1-length="0.011cm" draw:dots2="1" draw:dots2-length="0.011cm" draw:distance="0.011cm"/>
    <draw:stroke-dash draw:name="Dashed_20__28_var_29__20_585" draw:display-name="Dashed (var) 585" draw:style="rect" draw:dots1="1" draw:dots1-length="0.011cm" draw:dots2="1" draw:dots2-length="0.011cm" draw:distance="0.011cm"/>
    <draw:stroke-dash draw:name="Dashed_20__28_var_29__20_586" draw:display-name="Dashed (var) 586"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5" draw:display-name="Dashed (var) 645"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7" draw:display-name="Dashed (var) 647" draw:style="rect" draw:dots1="1" draw:dots1-length="0.011cm" draw:dots2="1" draw:dots2-length="0.011cm" draw:distance="0.011cm"/>
    <draw:stroke-dash draw:name="Dashed_20__28_var_29__20_648" draw:display-name="Dashed (var) 648" draw:style="rect" draw:dots1="1" draw:dots1-length="0.011cm" draw:dots2="1" draw:dots2-length="0.011cm" draw:distance="0.011cm"/>
    <draw:stroke-dash draw:name="Dashed_20__28_var_29__20_649" draw:display-name="Dashed (var) 649"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50" draw:display-name="Dashed (var) 650" draw:style="rect" draw:dots1="1" draw:dots1-length="0.011cm" draw:dots2="1" draw:dots2-length="0.011cm" draw:distance="0.011cm"/>
    <draw:stroke-dash draw:name="Dashed_20__28_var_29__20_651" draw:display-name="Dashed (var) 651" draw:style="rect" draw:dots1="1" draw:dots1-length="0.011cm" draw:dots2="1" draw:dots2-length="0.011cm" draw:distance="0.011cm"/>
    <draw:stroke-dash draw:name="Dashed_20__28_var_29__20_652" draw:display-name="Dashed (var) 652" draw:style="rect" draw:dots1="1" draw:dots1-length="0.011cm" draw:dots2="1" draw:dots2-length="0.011cm" draw:distance="0.011cm"/>
    <draw:stroke-dash draw:name="Dashed_20__28_var_29__20_653" draw:display-name="Dashed (var) 653" draw:style="rect" draw:dots1="1" draw:dots1-length="0.011cm" draw:dots2="1" draw:dots2-length="0.011cm" draw:distance="0.011cm"/>
    <draw:stroke-dash draw:name="Dashed_20__28_var_29__20_654" draw:display-name="Dashed (var) 654" draw:style="rect" draw:dots1="1" draw:dots1-length="0.011cm" draw:dots2="1" draw:dots2-length="0.011cm" draw:distance="0.011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4" draw:display-name="Dashed (var) 664"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6" draw:display-name="Dashed (var) 666"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8" draw:display-name="Dashed (var) 668" draw:style="rect" draw:dots1="1" draw:dots1-length="0.011cm" draw:dots2="1" draw:dots2-length="0.011cm" draw:distance="0.011cm"/>
    <draw:stroke-dash draw:name="Dashed_20__28_var_29__20_669" draw:display-name="Dashed (var) 669"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70" draw:display-name="Dashed (var) 670" draw:style="rect" draw:dots1="1" draw:dots1-length="0.011cm" draw:dots2="1" draw:dots2-length="0.011cm" draw:distance="0.011cm"/>
    <draw:stroke-dash draw:name="Dashed_20__28_var_29__20_671" draw:display-name="Dashed (var) 671" draw:style="rect" draw:dots1="1" draw:dots1-length="0.011cm" draw:dots2="1" draw:dots2-length="0.011cm" draw:distance="0.011cm"/>
    <draw:stroke-dash draw:name="Dashed_20__28_var_29__20_672" draw:display-name="Dashed (var) 672" draw:style="rect" draw:dots1="1" draw:dots1-length="0.011cm" draw:dots2="1" draw:dots2-length="0.011cm" draw:distance="0.011cm"/>
    <draw:stroke-dash draw:name="Dashed_20__28_var_29__20_673" draw:display-name="Dashed (var) 673" draw:style="rect" draw:dots1="1" draw:dots1-length="0.011cm" draw:dots2="1" draw:dots2-length="0.011cm" draw:distance="0.011cm"/>
    <draw:stroke-dash draw:name="Dashed_20__28_var_29__20_674" draw:display-name="Dashed (var) 674" draw:style="rect" draw:dots1="1" draw:dots1-length="0.011cm" draw:dots2="1" draw:dots2-length="0.011cm" draw:distance="0.011cm"/>
    <draw:stroke-dash draw:name="Dashed_20__28_var_29__20_675" draw:display-name="Dashed (var) 675" draw:style="rect" draw:dots1="1" draw:dots1-length="0.011cm" draw:dots2="1" draw:dots2-length="0.011cm" draw:distance="0.011cm"/>
    <draw:stroke-dash draw:name="Dashed_20__28_var_29__20_676" draw:display-name="Dashed (var) 676" draw:style="rect" draw:dots1="1" draw:dots1-length="0.011cm" draw:dots2="1" draw:dots2-length="0.011cm" draw:distance="0.011cm"/>
    <draw:stroke-dash draw:name="Dashed_20__28_var_29__20_677" draw:display-name="Dashed (var) 677" draw:style="rect" draw:dots1="1" draw:dots1-length="0.011cm" draw:dots2="1" draw:dots2-length="0.011cm" draw:distance="0.011cm"/>
    <draw:stroke-dash draw:name="Dashed_20__28_var_29__20_678" draw:display-name="Dashed (var) 678" draw:style="rect" draw:dots1="1" draw:dots1-length="0.011cm" draw:dots2="1" draw:dots2-length="0.011cm" draw:distance="0.011cm"/>
    <draw:stroke-dash draw:name="Dashed_20__28_var_29__20_679" draw:display-name="Dashed (var) 679"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1" draw:dots1-length="0.011cm" draw:dots2="1" draw:dots2-length="0.011cm" draw:distance="0.011cm"/>
    <draw:stroke-dash draw:name="Dashed_20__28_var_29__20_681" draw:display-name="Dashed (var) 681" draw:style="rect" draw:dots1="1" draw:dots1-length="0.011cm" draw:dots2="1" draw:dots2-length="0.011cm" draw:distance="0.011cm"/>
    <draw:stroke-dash draw:name="Dashed_20__28_var_29__20_682" draw:display-name="Dashed (var) 682" draw:style="rect" draw:dots1="1" draw:dots1-length="0.011cm" draw:dots2="1" draw:dots2-length="0.011cm" draw:distance="0.011cm"/>
    <draw:stroke-dash draw:name="Dashed_20__28_var_29__20_683" draw:display-name="Dashed (var) 683" draw:style="rect" draw:dots1="1" draw:dots1-length="0.011cm" draw:dots2="1" draw:dots2-length="0.011cm" draw:distance="0.011cm"/>
    <draw:stroke-dash draw:name="Dashed_20__28_var_29__20_684" draw:display-name="Dashed (var) 684" draw:style="rect" draw:dots1="1" draw:dots1-length="0.011cm" draw:dots2="1" draw:dots2-length="0.011cm" draw:distance="0.011cm"/>
    <draw:stroke-dash draw:name="Dashed_20__28_var_29__20_685" draw:display-name="Dashed (var) 685"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7" draw:display-name="Dashed (var) 687"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89" draw:display-name="Dashed (var) 689"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690" draw:display-name="Dashed (var) 690" draw:style="rect" draw:dots1="1" draw:dots1-length="0.011cm" draw:dots2="1" draw:dots2-length="0.011cm" draw:distance="0.011cm"/>
    <draw:stroke-dash draw:name="Dashed_20__28_var_29__20_691" draw:display-name="Dashed (var) 691"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3" draw:display-name="Dashed (var) 693" draw:style="rect" draw:dots1="1" draw:dots1-length="0.011cm" draw:dots2="1" draw:dots2-length="0.011cm" draw:distance="0.011cm"/>
    <draw:stroke-dash draw:name="Dashed_20__28_var_29__20_694" draw:display-name="Dashed (var) 694" draw:style="rect" draw:dots1="1" draw:dots1-length="0.011cm" draw:dots2="1" draw:dots2-length="0.011cm" draw:distance="0.011cm"/>
    <draw:stroke-dash draw:name="Dashed_20__28_var_29__20_695" draw:display-name="Dashed (var) 695" draw:style="rect" draw:dots1="1" draw:dots1-length="0.011cm" draw:dots2="1" draw:dots2-length="0.011cm" draw:distance="0.011cm"/>
    <draw:stroke-dash draw:name="Dashed_20__28_var_29__20_696" draw:display-name="Dashed (var) 696" draw:style="rect" draw:dots1="1" draw:dots1-length="0.011cm" draw:dots2="1" draw:dots2-length="0.011cm" draw:distance="0.011cm"/>
    <draw:stroke-dash draw:name="Dashed_20__28_var_29__20_697" draw:display-name="Dashed (var) 697"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699" draw:display-name="Dashed (var) 69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00" draw:display-name="Dashed (var) 700" draw:style="rect" draw:dots1="1" draw:dots1-length="0.011cm" draw:dots2="1" draw:dots2-length="0.011cm" draw:distance="0.011cm"/>
    <draw:stroke-dash draw:name="Dashed_20__28_var_29__20_701" draw:display-name="Dashed (var) 701" draw:style="rect" draw:dots1="1" draw:dots1-length="0.011cm" draw:dots2="1" draw:dots2-length="0.011cm" draw:distance="0.011cm"/>
    <draw:stroke-dash draw:name="Dashed_20__28_var_29__20_702" draw:display-name="Dashed (var) 702" draw:style="rect" draw:dots1="1" draw:dots1-length="0.011cm" draw:dots2="1" draw:dots2-length="0.011cm" draw:distance="0.011cm"/>
    <draw:stroke-dash draw:name="Dashed_20__28_var_29__20_703" draw:display-name="Dashed (var) 703" draw:style="rect" draw:dots1="1" draw:dots1-length="0.011cm" draw:dots2="1" draw:dots2-length="0.011cm" draw:distance="0.011cm"/>
    <draw:stroke-dash draw:name="Dashed_20__28_var_29__20_704" draw:display-name="Dashed (var) 704" draw:style="rect" draw:dots1="1" draw:dots1-length="0.011cm" draw:dots2="1" draw:dots2-length="0.011cm" draw:distance="0.011cm"/>
    <draw:stroke-dash draw:name="Dashed_20__28_var_29__20_705" draw:display-name="Dashed (var) 705" draw:style="rect" draw:dots1="1" draw:dots1-length="0.011cm" draw:dots2="1" draw:dots2-length="0.011cm" draw:distance="0.011cm"/>
    <draw:stroke-dash draw:name="Dashed_20__28_var_29__20_706" draw:display-name="Dashed (var) 706" draw:style="rect" draw:dots1="1" draw:dots1-length="0.011cm" draw:dots2="1" draw:dots2-length="0.011cm" draw:distance="0.011cm"/>
    <draw:stroke-dash draw:name="Dashed_20__28_var_29__20_707" draw:display-name="Dashed (var) 707" draw:style="rect" draw:dots1="1" draw:dots1-length="0.011cm" draw:dots2="1" draw:dots2-length="0.011cm" draw:distance="0.011cm"/>
    <draw:stroke-dash draw:name="Dashed_20__28_var_29__20_708" draw:display-name="Dashed (var) 708" draw:style="rect" draw:dots1="1" draw:dots1-length="0.011cm" draw:dots2="1" draw:dots2-length="0.011cm" draw:distance="0.011cm"/>
    <draw:stroke-dash draw:name="Dashed_20__28_var_29__20_709" draw:display-name="Dashed (var) 709"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10" draw:display-name="Dashed (var) 710" draw:style="rect" draw:dots1="1" draw:dots1-length="0.011cm" draw:dots2="1" draw:dots2-length="0.011cm" draw:distance="0.011cm"/>
    <draw:stroke-dash draw:name="Dashed_20__28_var_29__20_711" draw:display-name="Dashed (var) 711" draw:style="rect" draw:dots1="1" draw:dots1-length="0.011cm" draw:dots2="1" draw:dots2-length="0.011cm" draw:distance="0.011cm"/>
    <draw:stroke-dash draw:name="Dashed_20__28_var_29__20_712" draw:display-name="Dashed (var) 712" draw:style="rect" draw:dots1="1" draw:dots1-length="0.011cm" draw:dots2="1" draw:dots2-length="0.011cm" draw:distance="0.011cm"/>
    <draw:stroke-dash draw:name="Dashed_20__28_var_29__20_713" draw:display-name="Dashed (var) 713" draw:style="rect" draw:dots1="1" draw:dots1-length="0.011cm" draw:dots2="1" draw:dots2-length="0.011cm" draw:distance="0.011cm"/>
    <draw:stroke-dash draw:name="Dashed_20__28_var_29__20_714" draw:display-name="Dashed (var) 714" draw:style="rect" draw:dots1="1" draw:dots1-length="0.011cm" draw:dots2="1" draw:dots2-length="0.011cm" draw:distance="0.011cm"/>
    <draw:stroke-dash draw:name="Dashed_20__28_var_29__20_715" draw:display-name="Dashed (var) 715" draw:style="rect" draw:dots1="1" draw:dots1-length="0.011cm" draw:dots2="1" draw:dots2-length="0.011cm" draw:distance="0.011cm"/>
    <draw:stroke-dash draw:name="Dashed_20__28_var_29__20_716" draw:display-name="Dashed (var) 716" draw:style="rect" draw:dots1="1" draw:dots1-length="0.011cm" draw:dots2="1" draw:dots2-length="0.011cm" draw:distance="0.011cm"/>
    <draw:stroke-dash draw:name="Dashed_20__28_var_29__20_717" draw:display-name="Dashed (var) 717" draw:style="rect" draw:dots1="1" draw:dots1-length="0.011cm" draw:dots2="1" draw:dots2-length="0.011cm" draw:distance="0.011cm"/>
    <draw:stroke-dash draw:name="Dashed_20__28_var_29__20_718" draw:display-name="Dashed (var) 718" draw:style="rect" draw:dots1="1" draw:dots1-length="0.011cm" draw:dots2="1" draw:dots2-length="0.011cm" draw:distance="0.011cm"/>
    <draw:stroke-dash draw:name="Dashed_20__28_var_29__20_719" draw:display-name="Dashed (var) 719"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1" draw:dots1-length="0.011cm" draw:dots2="1" draw:dots2-length="0.011cm" draw:distance="0.011cm"/>
    <draw:stroke-dash draw:name="Dashed_20__28_var_29__20_721" draw:display-name="Dashed (var) 721" draw:style="rect" draw:dots1="1" draw:dots1-length="0.011cm" draw:dots2="1" draw:dots2-length="0.011cm" draw:distance="0.011cm"/>
    <draw:stroke-dash draw:name="Dashed_20__28_var_29__20_722" draw:display-name="Dashed (var) 722" draw:style="rect" draw:dots1="1" draw:dots1-length="0.011cm" draw:dots2="1" draw:dots2-length="0.011cm" draw:distance="0.011cm"/>
    <draw:stroke-dash draw:name="Dashed_20__28_var_29__20_723" draw:display-name="Dashed (var) 723" draw:style="rect" draw:dots1="1" draw:dots1-length="0.011cm" draw:dots2="1" draw:dots2-length="0.011cm" draw:distance="0.011cm"/>
    <draw:stroke-dash draw:name="Dashed_20__28_var_29__20_724" draw:display-name="Dashed (var) 724" draw:style="rect" draw:dots1="1" draw:dots1-length="0.011cm" draw:dots2="1" draw:dots2-length="0.011cm" draw:distance="0.011cm"/>
    <draw:stroke-dash draw:name="Dashed_20__28_var_29__20_725" draw:display-name="Dashed (var) 725" draw:style="rect" draw:dots1="1" draw:dots1-length="0.011cm" draw:dots2="1" draw:dots2-length="0.011cm" draw:distance="0.011cm"/>
    <draw:stroke-dash draw:name="Dashed_20__28_var_29__20_726" draw:display-name="Dashed (var) 726" draw:style="rect" draw:dots1="1" draw:dots1-length="0.011cm" draw:dots2="1" draw:dots2-length="0.011cm" draw:distance="0.011cm"/>
    <draw:stroke-dash draw:name="Dashed_20__28_var_29__20_727" draw:display-name="Dashed (var) 727" draw:style="rect" draw:dots1="1" draw:dots1-length="0.011cm" draw:dots2="1" draw:dots2-length="0.011cm" draw:distance="0.011cm"/>
    <draw:stroke-dash draw:name="Dashed_20__28_var_29__20_728" draw:display-name="Dashed (var) 728" draw:style="rect" draw:dots1="1" draw:dots1-length="0.011cm" draw:dots2="1" draw:dots2-length="0.011cm" draw:distance="0.011cm"/>
    <draw:stroke-dash draw:name="Dashed_20__28_var_29__20_729" draw:display-name="Dashed (var) 72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11cm" draw:dots2="1" draw:dots2-length="0.011cm" draw:distance="0.011cm"/>
    <draw:stroke-dash draw:name="Dashed_20__28_var_29__20_731" draw:display-name="Dashed (var) 731" draw:style="rect" draw:dots1="1" draw:dots1-length="0.011cm" draw:dots2="1" draw:dots2-length="0.011cm" draw:distance="0.011cm"/>
    <draw:stroke-dash draw:name="Dashed_20__28_var_29__20_732" draw:display-name="Dashed (var) 732" draw:style="rect" draw:dots1="1" draw:dots1-length="0.011cm" draw:dots2="1" draw:dots2-length="0.011cm" draw:distance="0.011cm"/>
    <draw:stroke-dash draw:name="Dashed_20__28_var_29__20_733" draw:display-name="Dashed (var) 733" draw:style="rect" draw:dots1="1" draw:dots1-length="0.011cm" draw:dots2="1" draw:dots2-length="0.011cm" draw:distance="0.011cm"/>
    <draw:stroke-dash draw:name="Dashed_20__28_var_29__20_734" draw:display-name="Dashed (var) 734" draw:style="rect" draw:dots1="1" draw:dots1-length="0.011cm" draw:dots2="1" draw:dots2-length="0.011cm" draw:distance="0.011cm"/>
    <draw:stroke-dash draw:name="Dashed_20__28_var_29__20_735" draw:display-name="Dashed (var) 735" draw:style="rect" draw:dots1="1" draw:dots1-length="0.011cm" draw:dots2="1" draw:dots2-length="0.011cm" draw:distance="0.011cm"/>
    <draw:stroke-dash draw:name="Dashed_20__28_var_29__20_736" draw:display-name="Dashed (var) 736" draw:style="rect" draw:dots1="1" draw:dots1-length="0.011cm" draw:dots2="1" draw:dots2-length="0.011cm" draw:distance="0.011cm"/>
    <draw:stroke-dash draw:name="Dashed_20__28_var_29__20_737" draw:display-name="Dashed (var) 737" draw:style="rect" draw:dots1="1" draw:dots1-length="0.011cm" draw:dots2="1" draw:dots2-length="0.011cm" draw:distance="0.011cm"/>
    <draw:stroke-dash draw:name="Dashed_20__28_var_29__20_738" draw:display-name="Dashed (var) 738" draw:style="rect" draw:dots1="1" draw:dots1-length="0.011cm" draw:dots2="1" draw:dots2-length="0.011cm" draw:distance="0.011cm"/>
    <draw:stroke-dash draw:name="Dashed_20__28_var_29__20_739" draw:display-name="Dashed (var) 73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11cm" draw:dots2="1" draw:dots2-length="0.011cm" draw:distance="0.011cm"/>
    <draw:stroke-dash draw:name="Dashed_20__28_var_29__20_741" draw:display-name="Dashed (var) 741" draw:style="rect" draw:dots1="1" draw:dots1-length="0.011cm" draw:dots2="1" draw:dots2-length="0.011cm" draw:distance="0.011cm"/>
    <draw:stroke-dash draw:name="Dashed_20__28_var_29__20_742" draw:display-name="Dashed (var) 742" draw:style="rect" draw:dots1="1" draw:dots1-length="0.011cm" draw:dots2="1" draw:dots2-length="0.011cm" draw:distance="0.011cm"/>
    <draw:stroke-dash draw:name="Dashed_20__28_var_29__20_743" draw:display-name="Dashed (var) 743" draw:style="rect" draw:dots1="1" draw:dots1-length="0.011cm" draw:dots2="1" draw:dots2-length="0.011cm" draw:distance="0.011cm"/>
    <draw:stroke-dash draw:name="Dashed_20__28_var_29__20_744" draw:display-name="Dashed (var) 744" draw:style="rect" draw:dots1="1" draw:dots1-length="0.011cm" draw:dots2="1" draw:dots2-length="0.011cm" draw:distance="0.011cm"/>
    <draw:stroke-dash draw:name="Dashed_20__28_var_29__20_745" draw:display-name="Dashed (var) 745" draw:style="rect" draw:dots1="1" draw:dots1-length="0.011cm" draw:dots2="1" draw:dots2-length="0.011cm" draw:distance="0.011cm"/>
    <draw:stroke-dash draw:name="Dashed_20__28_var_29__20_746" draw:display-name="Dashed (var) 746" draw:style="rect" draw:dots1="1" draw:dots1-length="0.011cm" draw:dots2="1" draw:dots2-length="0.011cm" draw:distance="0.011cm"/>
    <draw:stroke-dash draw:name="Dashed_20__28_var_29__20_747" draw:display-name="Dashed (var) 747" draw:style="rect" draw:dots1="1" draw:dots1-length="0.011cm" draw:dots2="1" draw:dots2-length="0.011cm" draw:distance="0.011cm"/>
    <draw:stroke-dash draw:name="Dashed_20__28_var_29__20_748" draw:display-name="Dashed (var) 748" draw:style="rect" draw:dots1="1" draw:dots1-length="0.011cm" draw:dots2="1" draw:dots2-length="0.011cm" draw:distance="0.011cm"/>
    <draw:stroke-dash draw:name="Dashed_20__28_var_29__20_749" draw:display-name="Dashed (var) 749"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50" draw:display-name="Dashed (var) 750" draw:style="rect" draw:dots1="1" draw:dots1-length="0.011cm" draw:dots2="1" draw:dots2-length="0.011cm" draw:distance="0.011cm"/>
    <draw:stroke-dash draw:name="Dashed_20__28_var_29__20_751" draw:display-name="Dashed (var) 751" draw:style="rect" draw:dots1="1" draw:dots1-length="0.011cm" draw:dots2="1" draw:dots2-length="0.011cm" draw:distance="0.011cm"/>
    <draw:stroke-dash draw:name="Dashed_20__28_var_29__20_752" draw:display-name="Dashed (var) 752" draw:style="rect" draw:dots1="1" draw:dots1-length="0.011cm" draw:dots2="1" draw:dots2-length="0.011cm" draw:distance="0.011cm"/>
    <draw:stroke-dash draw:name="Dashed_20__28_var_29__20_753" draw:display-name="Dashed (var) 753" draw:style="rect" draw:dots1="1" draw:dots1-length="0.011cm" draw:dots2="1" draw:dots2-length="0.011cm" draw:distance="0.011cm"/>
    <draw:stroke-dash draw:name="Dashed_20__28_var_29__20_754" draw:display-name="Dashed (var) 754" draw:style="rect" draw:dots1="1" draw:dots1-length="0.011cm" draw:dots2="1" draw:dots2-length="0.011cm" draw:distance="0.011cm"/>
    <draw:stroke-dash draw:name="Dashed_20__28_var_29__20_755" draw:display-name="Dashed (var) 755" draw:style="rect" draw:dots1="1" draw:dots1-length="0.011cm" draw:dots2="1" draw:dots2-length="0.011cm" draw:distance="0.011cm"/>
    <draw:stroke-dash draw:name="Dashed_20__28_var_29__20_756" draw:display-name="Dashed (var) 756"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621cm" fo:margin-bottom="0.51cm" style:contextual-spacing="false" fo:text-indent="0cm" style:auto-text-indent="false" style:page-number="auto" fo:background-color="transparent" style:shadow="none" text:number-lines="false" text:line-number="0">
        <style:tab-stops/>
        <style:drop-cap/>
        <style:background-image/>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Illustration" style:family="paragraph" style:parent-style-name="Caption" style:class="extra"/>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indent="0cm" style:auto-text-indent="false"/>
      <style:text-properties fo:color="#ffffff"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style: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margin-top="0cm" fo:margin-bottom="0cm" style:contextual-spacing="false"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ffffff"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ffffff"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margin-top="0cm" fo:margin-bottom="0cm" style:contextual-spacing="false" fo:text-align="start" style:justify-single-word="false" fo:orphans="2" fo:widows="2" fo:text-indent="-0.6cm" style:auto-text-indent="false" style:writing-mode="lr-tb"/>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fo:color="#ffffff"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fo:color="#ffffff"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fo:color="#ffffff"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3" style:display-name="????????? 3" style:family="paragraph" style:default-outline-level="">
      <style:paragraph-properties fo:margin-top="0.746cm" fo:margin-bottom="0.374cm" style:contextual-spacing="false" fo:text-align="start" style:justify-single-word="false" fo:orphans="2" fo:widows="2" style:writing-mode="lr-tb"/>
      <style:text-properties style:font-name="Arial1" fo:font-family="Arial" style:font-family-generic="roman"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7" style:family="table">
      <style:table-properties style:width="17.302cm" table:align="margins"/>
    </style:style>
    <style:style style:name="Таблица7.A" style:family="table-column">
      <style:table-column-properties style:column-width="10.735cm" style:rel-column-width="40658*"/>
    </style:style>
    <style:style style:name="Таблица7.B" style:family="table-column">
      <style:table-column-properties style:column-width="6.567cm" style:rel-column-width="24877*"/>
    </style:style>
    <style:style style:name="Таблица7.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style style:name="MT1" style:family="text">
      <style:text-properties officeooo:rsid="000f1160"/>
    </style:style>
    <style:page-layout style:name="Mpm1">
      <style:page-layout-properties fo:page-width="21.001cm" fo:page-height="29.7cm" style:num-format="1" style:print-orientation="portrait" fo:margin-top="1.499cm" fo:margin-bottom="1.499cm" fo:margin-left="2.2cm" fo:margin-right="1.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1.259cm" fo:margin-left="0cm" fo:margin-right="0cm" fo:margin-top="0.499cm" fo:border-top="0.51pt solid #000000" fo:border-bottom="none" fo:border-left="none" fo:border-right="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1.48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Таблица7" table:style-name="Таблица7">
          <table:table-column table:style-name="Таблица7.A"/>
          <table:table-column table:style-name="Таблица7.B"/>
          <table:table-row>
            <table:table-cell table:style-name="Таблица7.A1" office:value-type="string">
              <text:p text:style-name="MP1">Pandora 0.<text:span text:style-name="MT1">3</text:span> мир в твоих руках</text:p>
            </table:table-cell>
            <table:table-cell table:style-name="Таблица7.A1" office:value-type="string">
              <text:p text:style-name="MP2">Страница <text:page-number text:select-page="current">59</text:page-number> из <text:page-count>59</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 LibreOffice_project/882f8a0a489bc99a9e60c7905a60226254cb6ff0</meta:generator>
    <dc:title>Pandora</dc:title>
    <dc:subject>User manual</dc:subject>
    <meta:initial-creator>iron</meta:initial-creator>
    <meta:creation-date>2009-04-16T13:41:44</meta:creation-date>
    <dc:date>2015-01-15T00:10:10.118968906</dc:date>
    <meta:editing-cycles>703</meta:editing-cycles>
    <meta:editing-duration>P20DT20H27M51S</meta:editing-duration>
    <meta:document-statistic meta:table-count="9" meta:image-count="2" meta:object-count="0" meta:page-count="59" meta:paragraph-count="1406" meta:word-count="13101" meta:character-count="102893" meta:non-whitespace-character-count="90616"/>
    <meta:user-defined meta:name="Поле 1">Michael Galyuk</meta:user-defined>
    <meta:user-defined meta:name="Поле 2"/>
    <meta:user-defined meta:name="Поле 3"/>
    <meta:user-defined meta:name="Поле 4"/>
  </office:meta>
</office:document-meta>
</file>